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5.85pt"/>
    </style:style>
    <style:style style:name="co2" style:family="table-column">
      <style:table-column-properties fo:break-before="auto" style:column-width="55.0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453.51pt" svg:height="255.09pt" svg:x="68.71pt" svg:y="2.83pt">
            <draw:object draw:notify-on-update-of-ranges="data.B1:data.B100 data.C1:data.C10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2.037949" calcext:value-type="float">
            <text:p>2.037949</text:p>
          </table:table-cell>
          <table:table-cell office:value-type="float" office:value="0.4906894" calcext:value-type="float">
            <text:p>0.4906894</text:p>
          </table:table-cell>
          <table:table-cell table:formula="of:=[.B1]" office:value-type="float" office:value="0.4906894" calcext:value-type="float">
            <text:p>0.4906894</text:p>
          </table:table-cell>
        </table:table-row>
        <table:table-row table:style-name="ro1">
          <table:table-cell office:value-type="float" office:value="0.7803006" calcext:value-type="float">
            <text:p>0.7803006</text:p>
          </table:table-cell>
          <table:table-cell office:value-type="float" office:value="1.2815573" calcext:value-type="float">
            <text:p>1.2815573</text:p>
          </table:table-cell>
          <table:table-cell table:formula="of:=[.C1]+[.A2]" office:value-type="float" office:value="1.27099" calcext:value-type="float">
            <text:p>1.27099</text:p>
          </table:table-cell>
        </table:table-row>
        <table:table-row table:style-name="ro1">
          <table:table-cell office:value-type="float" office:value="0.294255" calcext:value-type="float">
            <text:p>0.294255</text:p>
          </table:table-cell>
          <table:table-cell office:value-type="float" office:value="3.3984132" calcext:value-type="float">
            <text:p>3.3984132</text:p>
          </table:table-cell>
          <table:table-cell table:formula="of:=[.C2]+[.A3]" office:value-type="float" office:value="1.565245" calcext:value-type="float">
            <text:p>1.565245</text:p>
          </table:table-cell>
        </table:table-row>
        <table:table-row table:style-name="ro1">
          <table:table-cell office:value-type="float" office:value="0.19131762" calcext:value-type="float">
            <text:p>0.19131762</text:p>
          </table:table-cell>
          <table:table-cell office:value-type="float" office:value="5.22691" calcext:value-type="float">
            <text:p>5.22691</text:p>
          </table:table-cell>
          <table:table-cell table:formula="of:=[.C3]+[.A4]" office:value-type="float" office:value="1.75656262" calcext:value-type="float">
            <text:p>1.75656262</text:p>
          </table:table-cell>
        </table:table-row>
        <table:table-row table:style-name="ro1">
          <table:table-cell office:value-type="float" office:value="0.14581521" calcext:value-type="float">
            <text:p>0.14581521</text:p>
          </table:table-cell>
          <table:table-cell office:value-type="float" office:value="6.857995" calcext:value-type="float">
            <text:p>6.857995</text:p>
          </table:table-cell>
          <table:table-cell table:formula="of:=[.C4]+[.A5]" office:value-type="float" office:value="1.90237783" calcext:value-type="float">
            <text:p>1.90237783</text:p>
          </table:table-cell>
        </table:table-row>
        <table:table-row table:style-name="ro1">
          <table:table-cell office:value-type="float" office:value="0.122896165" calcext:value-type="float">
            <text:p>0.122896165</text:p>
          </table:table-cell>
          <table:table-cell office:value-type="float" office:value="8.1369505" calcext:value-type="float">
            <text:p>8.1369505</text:p>
          </table:table-cell>
          <table:table-cell table:formula="of:=[.C5]+[.A6]" office:value-type="float" office:value="2.025273995" calcext:value-type="float">
            <text:p>2.025273995</text:p>
          </table:table-cell>
        </table:table-row>
        <table:table-row table:style-name="ro1">
          <table:table-cell office:value-type="float" office:value="0.116273746" calcext:value-type="float">
            <text:p>0.116273746</text:p>
          </table:table-cell>
          <table:table-cell office:value-type="float" office:value="8.600394" calcext:value-type="float">
            <text:p>8.600394</text:p>
          </table:table-cell>
          <table:table-cell table:formula="of:=[.C6]+[.A7]" office:value-type="float" office:value="2.141547741" calcext:value-type="float">
            <text:p>2.141547741</text:p>
          </table:table-cell>
        </table:table-row>
        <table:table-row table:style-name="ro1">
          <table:table-cell office:value-type="float" office:value="0.11790646" calcext:value-type="float">
            <text:p>0.11790646</text:p>
          </table:table-cell>
          <table:table-cell office:value-type="float" office:value="8.481299" calcext:value-type="float">
            <text:p>8.481299</text:p>
          </table:table-cell>
          <table:table-cell table:formula="of:=[.C7]+[.A8]" office:value-type="float" office:value="2.259454201" calcext:value-type="float">
            <text:p>2.259454201</text:p>
          </table:table-cell>
        </table:table-row>
        <table:table-row table:style-name="ro1">
          <table:table-cell office:value-type="float" office:value="0.119707026" calcext:value-type="float">
            <text:p>0.119707026</text:p>
          </table:table-cell>
          <table:table-cell office:value-type="float" office:value="8.353728" calcext:value-type="float">
            <text:p>8.353728</text:p>
          </table:table-cell>
          <table:table-cell table:formula="of:=[.C8]+[.A9]" office:value-type="float" office:value="2.379161227" calcext:value-type="float">
            <text:p>2.379161227</text:p>
          </table:table-cell>
        </table:table-row>
        <table:table-row table:style-name="ro1">
          <table:table-cell office:value-type="float" office:value="0.12144656" calcext:value-type="float">
            <text:p>0.12144656</text:p>
          </table:table-cell>
          <table:table-cell office:value-type="float" office:value="8.234075" calcext:value-type="float">
            <text:p>8.234075</text:p>
          </table:table-cell>
          <table:table-cell table:formula="of:=[.C9]+[.A10]" office:value-type="float" office:value="2.500607787" calcext:value-type="float">
            <text:p>2.500607787</text:p>
          </table:table-cell>
        </table:table-row>
        <table:table-row table:style-name="ro1">
          <table:table-cell office:value-type="float" office:value="0.123262376" calcext:value-type="float">
            <text:p>0.123262376</text:p>
          </table:table-cell>
          <table:table-cell office:value-type="float" office:value="8.112776" calcext:value-type="float">
            <text:p>8.112776</text:p>
          </table:table-cell>
          <table:table-cell table:formula="of:=[.C10]+[.A11]" office:value-type="float" office:value="2.623870163" calcext:value-type="float">
            <text:p>2.623870163</text:p>
          </table:table-cell>
        </table:table-row>
        <table:table-row table:style-name="ro1">
          <table:table-cell office:value-type="float" office:value="0.12492561" calcext:value-type="float">
            <text:p>0.12492561</text:p>
          </table:table-cell>
          <table:table-cell office:value-type="float" office:value="8.004764" calcext:value-type="float">
            <text:p>8.004764</text:p>
          </table:table-cell>
          <table:table-cell table:formula="of:=[.C11]+[.A12]" office:value-type="float" office:value="2.748795773" calcext:value-type="float">
            <text:p>2.748795773</text:p>
          </table:table-cell>
        </table:table-row>
        <table:table-row table:style-name="ro1">
          <table:table-cell office:value-type="float" office:value="0.12591745" calcext:value-type="float">
            <text:p>0.12591745</text:p>
          </table:table-cell>
          <table:table-cell office:value-type="float" office:value="7.941711" calcext:value-type="float">
            <text:p>7.941711</text:p>
          </table:table-cell>
          <table:table-cell table:formula="of:=[.C12]+[.A13]" office:value-type="float" office:value="2.874713223" calcext:value-type="float">
            <text:p>2.874713223</text:p>
          </table:table-cell>
        </table:table-row>
        <table:table-row table:style-name="ro1">
          <table:table-cell office:value-type="float" office:value="0.12465095" calcext:value-type="float">
            <text:p>0.12465095</text:p>
          </table:table-cell>
          <table:table-cell office:value-type="float" office:value="8.022402" calcext:value-type="float">
            <text:p>8.022402</text:p>
          </table:table-cell>
          <table:table-cell table:formula="of:=[.C13]+[.A14]" office:value-type="float" office:value="2.999364173" calcext:value-type="float">
            <text:p>2.999364173</text:p>
          </table:table-cell>
        </table:table-row>
        <table:table-row table:style-name="ro1">
          <table:table-cell office:value-type="float" office:value="0.12002747" calcext:value-type="float">
            <text:p>0.12002747</text:p>
          </table:table-cell>
          <table:table-cell office:value-type="float" office:value="8.331427" calcext:value-type="float">
            <text:p>8.331427</text:p>
          </table:table-cell>
          <table:table-cell table:formula="of:=[.C14]+[.A15]" office:value-type="float" office:value="3.119391643" calcext:value-type="float">
            <text:p>3.119391643</text:p>
          </table:table-cell>
        </table:table-row>
        <table:table-row table:style-name="ro1">
          <table:table-cell office:value-type="float" office:value="0.11407645" calcext:value-type="float">
            <text:p>0.11407645</text:p>
          </table:table-cell>
          <table:table-cell office:value-type="float" office:value="8.76605" calcext:value-type="float">
            <text:p>8.76605</text:p>
          </table:table-cell>
          <table:table-cell table:formula="of:=[.C15]+[.A16]" office:value-type="float" office:value="3.233468093" calcext:value-type="float">
            <text:p>3.233468093</text:p>
          </table:table-cell>
        </table:table-row>
        <table:table-row table:style-name="ro1">
          <table:table-cell office:value-type="float" office:value="0.111436635" calcext:value-type="float">
            <text:p>0.111436635</text:p>
          </table:table-cell>
          <table:table-cell office:value-type="float" office:value="8.973709" calcext:value-type="float">
            <text:p>8.973709</text:p>
          </table:table-cell>
          <table:table-cell table:formula="of:=[.C16]+[.A17]" office:value-type="float" office:value="3.344904728" calcext:value-type="float">
            <text:p>3.344904728</text:p>
          </table:table-cell>
        </table:table-row>
        <table:table-row table:style-name="ro1">
          <table:table-cell office:value-type="float" office:value="0.11148241" calcext:value-type="float">
            <text:p>0.11148241</text:p>
          </table:table-cell>
          <table:table-cell office:value-type="float" office:value="8.970025" calcext:value-type="float">
            <text:p>8.970025</text:p>
          </table:table-cell>
          <table:table-cell table:formula="of:=[.C17]+[.A18]" office:value-type="float" office:value="3.456387138" calcext:value-type="float">
            <text:p>3.456387138</text:p>
          </table:table-cell>
        </table:table-row>
        <table:table-row table:style-name="ro1">
          <table:table-cell office:value-type="float" office:value="0.112245366" calcext:value-type="float">
            <text:p>0.112245366</text:p>
          </table:table-cell>
          <table:table-cell office:value-type="float" office:value="8.909054" calcext:value-type="float">
            <text:p>8.909054</text:p>
          </table:table-cell>
          <table:table-cell table:formula="of:=[.C18]+[.A19]" office:value-type="float" office:value="3.568632504" calcext:value-type="float">
            <text:p>3.568632504</text:p>
          </table:table-cell>
        </table:table-row>
        <table:table-row table:style-name="ro1">
          <table:table-cell office:value-type="float" office:value="0.11274891" calcext:value-type="float">
            <text:p>0.11274891</text:p>
          </table:table-cell>
          <table:table-cell office:value-type="float" office:value="8.869266" calcext:value-type="float">
            <text:p>8.869266</text:p>
          </table:table-cell>
          <table:table-cell table:formula="of:=[.C19]+[.A20]" office:value-type="float" office:value="3.681381414" calcext:value-type="float">
            <text:p>3.681381414</text:p>
          </table:table-cell>
        </table:table-row>
        <table:table-row table:style-name="ro1">
          <table:table-cell office:value-type="float" office:value="0.112260625" calcext:value-type="float">
            <text:p>0.112260625</text:p>
          </table:table-cell>
          <table:table-cell office:value-type="float" office:value="8.907844" calcext:value-type="float">
            <text:p>8.907844</text:p>
          </table:table-cell>
          <table:table-cell table:formula="of:=[.C20]+[.A21]" office:value-type="float" office:value="3.793642039" calcext:value-type="float">
            <text:p>3.793642039</text:p>
          </table:table-cell>
        </table:table-row>
        <table:table-row table:style-name="ro1">
          <table:table-cell office:value-type="float" office:value="0.11154345" calcext:value-type="float">
            <text:p>0.11154345</text:p>
          </table:table-cell>
          <table:table-cell office:value-type="float" office:value="8.9651165" calcext:value-type="float">
            <text:p>8.9651165</text:p>
          </table:table-cell>
          <table:table-cell table:formula="of:=[.C21]+[.A22]" office:value-type="float" office:value="3.905185489" calcext:value-type="float">
            <text:p>3.905185489</text:p>
          </table:table-cell>
        </table:table-row>
        <table:table-row table:style-name="ro1">
          <table:table-cell office:value-type="float" office:value="0.11174182" calcext:value-type="float">
            <text:p>0.11174182</text:p>
          </table:table-cell>
          <table:table-cell office:value-type="float" office:value="8.949201" calcext:value-type="float">
            <text:p>8.949201</text:p>
          </table:table-cell>
          <table:table-cell table:formula="of:=[.C22]+[.A23]" office:value-type="float" office:value="4.016927309" calcext:value-type="float">
            <text:p>4.016927309</text:p>
          </table:table-cell>
        </table:table-row>
        <table:table-row table:style-name="ro1">
          <table:table-cell office:value-type="float" office:value="0.11187915" calcext:value-type="float">
            <text:p>0.11187915</text:p>
          </table:table-cell>
          <table:table-cell office:value-type="float" office:value="8.938216" calcext:value-type="float">
            <text:p>8.938216</text:p>
          </table:table-cell>
          <table:table-cell table:formula="of:=[.C23]+[.A24]" office:value-type="float" office:value="4.128806459" calcext:value-type="float">
            <text:p>4.128806459</text:p>
          </table:table-cell>
        </table:table-row>
        <table:table-row table:style-name="ro1">
          <table:table-cell office:value-type="float" office:value="0.11149767" calcext:value-type="float">
            <text:p>0.11149767</text:p>
          </table:table-cell>
          <table:table-cell office:value-type="float" office:value="8.968798" calcext:value-type="float">
            <text:p>8.968798</text:p>
          </table:table-cell>
          <table:table-cell table:formula="of:=[.C24]+[.A25]" office:value-type="float" office:value="4.240304129" calcext:value-type="float">
            <text:p>4.240304129</text:p>
          </table:table-cell>
        </table:table-row>
        <table:table-row table:style-name="ro1">
          <table:table-cell office:value-type="float" office:value="0.1110399" calcext:value-type="float">
            <text:p>0.1110399</text:p>
          </table:table-cell>
          <table:table-cell office:value-type="float" office:value="9.005772" calcext:value-type="float">
            <text:p>9.005772</text:p>
          </table:table-cell>
          <table:table-cell table:formula="of:=[.C25]+[.A26]" office:value-type="float" office:value="4.351344029" calcext:value-type="float">
            <text:p>4.351344029</text:p>
          </table:table-cell>
        </table:table-row>
        <table:table-row table:style-name="ro1">
          <table:table-cell office:value-type="float" office:value="0.11081102" calcext:value-type="float">
            <text:p>0.11081102</text:p>
          </table:table-cell>
          <table:table-cell office:value-type="float" office:value="9.024374" calcext:value-type="float">
            <text:p>9.024374</text:p>
          </table:table-cell>
          <table:table-cell table:formula="of:=[.C26]+[.A27]" office:value-type="float" office:value="4.462155049" calcext:value-type="float">
            <text:p>4.462155049</text:p>
          </table:table-cell>
        </table:table-row>
        <table:table-row table:style-name="ro1">
          <table:table-cell office:value-type="float" office:value="0.11087205" calcext:value-type="float">
            <text:p>0.11087205</text:p>
          </table:table-cell>
          <table:table-cell office:value-type="float" office:value="9.019405" calcext:value-type="float">
            <text:p>9.019405</text:p>
          </table:table-cell>
          <table:table-cell table:formula="of:=[.C27]+[.A28]" office:value-type="float" office:value="4.573027099" calcext:value-type="float">
            <text:p>4.573027099</text:p>
          </table:table-cell>
        </table:table-row>
        <table:table-row table:style-name="ro1">
          <table:table-cell office:value-type="float" office:value="0.1107805" calcext:value-type="float">
            <text:p>0.1107805</text:p>
          </table:table-cell>
          <table:table-cell office:value-type="float" office:value="9.026859" calcext:value-type="float">
            <text:p>9.026859</text:p>
          </table:table-cell>
          <table:table-cell table:formula="of:=[.C28]+[.A29]" office:value-type="float" office:value="4.683807599" calcext:value-type="float">
            <text:p>4.683807599</text:p>
          </table:table-cell>
        </table:table-row>
        <table:table-row table:style-name="ro1">
          <table:table-cell office:value-type="float" office:value="0.11056687" calcext:value-type="float">
            <text:p>0.11056687</text:p>
          </table:table-cell>
          <table:table-cell office:value-type="float" office:value="9.0443" calcext:value-type="float">
            <text:p>9.0443</text:p>
          </table:table-cell>
          <table:table-cell table:formula="of:=[.C29]+[.A30]" office:value-type="float" office:value="4.794374469" calcext:value-type="float">
            <text:p>4.794374469</text:p>
          </table:table-cell>
        </table:table-row>
        <table:table-row table:style-name="ro1">
          <table:table-cell office:value-type="float" office:value="0.11067369" calcext:value-type="float">
            <text:p>0.11067369</text:p>
          </table:table-cell>
          <table:table-cell office:value-type="float" office:value="9.035571" calcext:value-type="float">
            <text:p>9.035571</text:p>
          </table:table-cell>
          <table:table-cell table:formula="of:=[.C30]+[.A31]" office:value-type="float" office:value="4.905048159" calcext:value-type="float">
            <text:p>4.905048159</text:p>
          </table:table-cell>
        </table:table-row>
        <table:table-row table:style-name="ro1">
          <table:table-cell office:value-type="float" office:value="0.11081102" calcext:value-type="float">
            <text:p>0.11081102</text:p>
          </table:table-cell>
          <table:table-cell office:value-type="float" office:value="9.024374" calcext:value-type="float">
            <text:p>9.024374</text:p>
          </table:table-cell>
          <table:table-cell table:formula="of:=[.C31]+[.A32]" office:value-type="float" office:value="5.015859179" calcext:value-type="float">
            <text:p>5.015859179</text:p>
          </table:table-cell>
        </table:table-row>
        <table:table-row table:style-name="ro1">
          <table:table-cell office:value-type="float" office:value="0.11081102" calcext:value-type="float">
            <text:p>0.11081102</text:p>
          </table:table-cell>
          <table:table-cell office:value-type="float" office:value="9.024374" calcext:value-type="float">
            <text:p>9.024374</text:p>
          </table:table-cell>
          <table:table-cell table:formula="of:=[.C32]+[.A33]" office:value-type="float" office:value="5.126670199" calcext:value-type="float">
            <text:p>5.126670199</text:p>
          </table:table-cell>
        </table:table-row>
        <table:table-row table:style-name="ro1">
          <table:table-cell office:value-type="float" office:value="0.110368505" calcext:value-type="float">
            <text:p>0.110368505</text:p>
          </table:table-cell>
          <table:table-cell office:value-type="float" office:value="9.060555" calcext:value-type="float">
            <text:p>9.060555</text:p>
          </table:table-cell>
          <table:table-cell table:formula="of:=[.C33]+[.A34]" office:value-type="float" office:value="5.237038704" calcext:value-type="float">
            <text:p>5.237038704</text:p>
          </table:table-cell>
        </table:table-row>
        <table:table-row table:style-name="ro1">
          <table:table-cell office:value-type="float" office:value="0.11004806" calcext:value-type="float">
            <text:p>0.11004806</text:p>
          </table:table-cell>
          <table:table-cell office:value-type="float" office:value="9.086939" calcext:value-type="float">
            <text:p>9.086939</text:p>
          </table:table-cell>
          <table:table-cell table:formula="of:=[.C34]+[.A35]" office:value-type="float" office:value="5.347086764" calcext:value-type="float">
            <text:p>5.347086764</text:p>
          </table:table-cell>
        </table:table-row>
        <table:table-row table:style-name="ro1">
          <table:table-cell office:value-type="float" office:value="0.11013962" calcext:value-type="float">
            <text:p>0.11013962</text:p>
          </table:table-cell>
          <table:table-cell office:value-type="float" office:value="9.079384" calcext:value-type="float">
            <text:p>9.079384</text:p>
          </table:table-cell>
          <table:table-cell table:formula="of:=[.C35]+[.A36]" office:value-type="float" office:value="5.457226384" calcext:value-type="float">
            <text:p>5.457226384</text:p>
          </table:table-cell>
        </table:table-row>
        <table:table-row table:style-name="ro1">
          <table:table-cell office:value-type="float" office:value="0.10978866" calcext:value-type="float">
            <text:p>0.10978866</text:p>
          </table:table-cell>
          <table:table-cell office:value-type="float" office:value="9.108408" calcext:value-type="float">
            <text:p>9.108408</text:p>
          </table:table-cell>
          <table:table-cell table:formula="of:=[.C36]+[.A37]" office:value-type="float" office:value="5.567015044" calcext:value-type="float">
            <text:p>5.567015044</text:p>
          </table:table-cell>
        </table:table-row>
        <table:table-row table:style-name="ro1">
          <table:table-cell office:value-type="float" office:value="0.10948348" calcext:value-type="float">
            <text:p>0.10948348</text:p>
          </table:table-cell>
          <table:table-cell office:value-type="float" office:value="9.133798" calcext:value-type="float">
            <text:p>9.133798</text:p>
          </table:table-cell>
          <table:table-cell table:formula="of:=[.C37]+[.A38]" office:value-type="float" office:value="5.676498524" calcext:value-type="float">
            <text:p>5.676498524</text:p>
          </table:table-cell>
        </table:table-row>
        <table:table-row table:style-name="ro1">
          <table:table-cell office:value-type="float" office:value="0.109559774" calcext:value-type="float">
            <text:p>0.109559774</text:p>
          </table:table-cell>
          <table:table-cell office:value-type="float" office:value="9.127438" calcext:value-type="float">
            <text:p>9.127438</text:p>
          </table:table-cell>
          <table:table-cell table:formula="of:=[.C38]+[.A39]" office:value-type="float" office:value="5.786058298" calcext:value-type="float">
            <text:p>5.786058298</text:p>
          </table:table-cell>
        </table:table-row>
        <table:table-row table:style-name="ro1">
          <table:table-cell office:value-type="float" office:value="0.10974289" calcext:value-type="float">
            <text:p>0.10974289</text:p>
          </table:table-cell>
          <table:table-cell office:value-type="float" office:value="9.112207" calcext:value-type="float">
            <text:p>9.112207</text:p>
          </table:table-cell>
          <table:table-cell table:formula="of:=[.C39]+[.A40]" office:value-type="float" office:value="5.895801188" calcext:value-type="float">
            <text:p>5.895801188</text:p>
          </table:table-cell>
        </table:table-row>
        <table:table-row table:style-name="ro1">
          <table:table-cell office:value-type="float" office:value="0.10981918" calcext:value-type="float">
            <text:p>0.10981918</text:p>
          </table:table-cell>
          <table:table-cell office:value-type="float" office:value="9.105877" calcext:value-type="float">
            <text:p>9.105877</text:p>
          </table:table-cell>
          <table:table-cell table:formula="of:=[.C40]+[.A41]" office:value-type="float" office:value="6.005620368" calcext:value-type="float">
            <text:p>6.005620368</text:p>
          </table:table-cell>
        </table:table-row>
        <table:table-row table:style-name="ro1">
          <table:table-cell office:value-type="float" office:value="0.110032804" calcext:value-type="float">
            <text:p>0.110032804</text:p>
          </table:table-cell>
          <table:table-cell office:value-type="float" office:value="9.088199" calcext:value-type="float">
            <text:p>9.088199</text:p>
          </table:table-cell>
          <table:table-cell table:formula="of:=[.C41]+[.A42]" office:value-type="float" office:value="6.115653172" calcext:value-type="float">
            <text:p>6.115653172</text:p>
          </table:table-cell>
        </table:table-row>
        <table:table-row table:style-name="ro1">
          <table:table-cell office:value-type="float" office:value="0.11030747" calcext:value-type="float">
            <text:p>0.11030747</text:p>
          </table:table-cell>
          <table:table-cell office:value-type="float" office:value="9.065569" calcext:value-type="float">
            <text:p>9.065569</text:p>
          </table:table-cell>
          <table:table-cell table:formula="of:=[.C42]+[.A43]" office:value-type="float" office:value="6.225960642" calcext:value-type="float">
            <text:p>6.225960642</text:p>
          </table:table-cell>
        </table:table-row>
        <table:table-row table:style-name="ro1">
          <table:table-cell office:value-type="float" office:value="0.11052109" calcext:value-type="float">
            <text:p>0.11052109</text:p>
          </table:table-cell>
          <table:table-cell office:value-type="float" office:value="9.048046" calcext:value-type="float">
            <text:p>9.048046</text:p>
          </table:table-cell>
          <table:table-cell table:formula="of:=[.C43]+[.A44]" office:value-type="float" office:value="6.336481732" calcext:value-type="float">
            <text:p>6.336481732</text:p>
          </table:table-cell>
        </table:table-row>
        <table:table-row table:style-name="ro1">
          <table:table-cell office:value-type="float" office:value="0.11102464" calcext:value-type="float">
            <text:p>0.11102464</text:p>
          </table:table-cell>
          <table:table-cell office:value-type="float" office:value="9.0070095" calcext:value-type="float">
            <text:p>9.0070095</text:p>
          </table:table-cell>
          <table:table-cell table:formula="of:=[.C44]+[.A45]" office:value-type="float" office:value="6.447506372" calcext:value-type="float">
            <text:p>6.447506372</text:p>
          </table:table-cell>
        </table:table-row>
        <table:table-row table:style-name="ro1">
          <table:table-cell office:value-type="float" office:value="0.11172656" calcext:value-type="float">
            <text:p>0.11172656</text:p>
          </table:table-cell>
          <table:table-cell office:value-type="float" office:value="8.950423" calcext:value-type="float">
            <text:p>8.950423</text:p>
          </table:table-cell>
          <table:table-cell table:formula="of:=[.C45]+[.A46]" office:value-type="float" office:value="6.559232932" calcext:value-type="float">
            <text:p>6.559232932</text:p>
          </table:table-cell>
        </table:table-row>
        <table:table-row table:style-name="ro1">
          <table:table-cell office:value-type="float" office:value="0.112382695" calcext:value-type="float">
            <text:p>0.112382695</text:p>
          </table:table-cell>
          <table:table-cell office:value-type="float" office:value="8.898168" calcext:value-type="float">
            <text:p>8.898168</text:p>
          </table:table-cell>
          <table:table-cell table:formula="of:=[.C46]+[.A47]" office:value-type="float" office:value="6.671615627" calcext:value-type="float">
            <text:p>6.671615627</text:p>
          </table:table-cell>
        </table:table-row>
        <table:table-row table:style-name="ro1">
          <table:table-cell office:value-type="float" office:value="0.112611584" calcext:value-type="float">
            <text:p>0.112611584</text:p>
          </table:table-cell>
          <table:table-cell office:value-type="float" office:value="8.880081" calcext:value-type="float">
            <text:p>8.880081</text:p>
          </table:table-cell>
          <table:table-cell table:formula="of:=[.C47]+[.A48]" office:value-type="float" office:value="6.784227211" calcext:value-type="float">
            <text:p>6.784227211</text:p>
          </table:table-cell>
        </table:table-row>
        <table:table-row table:style-name="ro1">
          <table:table-cell office:value-type="float" office:value="0.112382695" calcext:value-type="float">
            <text:p>0.112382695</text:p>
          </table:table-cell>
          <table:table-cell office:value-type="float" office:value="8.898168" calcext:value-type="float">
            <text:p>8.898168</text:p>
          </table:table-cell>
          <table:table-cell table:formula="of:=[.C48]+[.A49]" office:value-type="float" office:value="6.896609906" calcext:value-type="float">
            <text:p>6.896609906</text:p>
          </table:table-cell>
        </table:table-row>
        <table:table-row table:style-name="ro1">
          <table:table-cell office:value-type="float" office:value="0.11255055" calcext:value-type="float">
            <text:p>0.11255055</text:p>
          </table:table-cell>
          <table:table-cell office:value-type="float" office:value="8.884897" calcext:value-type="float">
            <text:p>8.884897</text:p>
          </table:table-cell>
          <table:table-cell table:formula="of:=[.C49]+[.A50]" office:value-type="float" office:value="7.009160456" calcext:value-type="float">
            <text:p>7.009160456</text:p>
          </table:table-cell>
        </table:table-row>
        <table:table-row table:style-name="ro1">
          <table:table-cell office:value-type="float" office:value="0.11311513" calcext:value-type="float">
            <text:p>0.11311513</text:p>
          </table:table-cell>
          <table:table-cell office:value-type="float" office:value="8.84055" calcext:value-type="float">
            <text:p>8.84055</text:p>
          </table:table-cell>
          <table:table-cell table:formula="of:=[.C50]+[.A51]" office:value-type="float" office:value="7.122275586" calcext:value-type="float">
            <text:p>7.122275586</text:p>
          </table:table-cell>
        </table:table-row>
        <table:table-row table:style-name="ro1">
          <table:table-cell office:value-type="float" office:value="0.11342031" calcext:value-type="float">
            <text:p>0.11342031</text:p>
          </table:table-cell>
          <table:table-cell office:value-type="float" office:value="8.816763" calcext:value-type="float">
            <text:p>8.816763</text:p>
          </table:table-cell>
          <table:table-cell table:formula="of:=[.C51]+[.A52]" office:value-type="float" office:value="7.235695896" calcext:value-type="float">
            <text:p>7.235695896</text:p>
          </table:table-cell>
        </table:table-row>
        <table:table-row table:style-name="ro1">
          <table:table-cell office:value-type="float" office:value="0.11325246" calcext:value-type="float">
            <text:p>0.11325246</text:p>
          </table:table-cell>
          <table:table-cell office:value-type="float" office:value="8.82983" calcext:value-type="float">
            <text:p>8.82983</text:p>
          </table:table-cell>
          <table:table-cell table:formula="of:=[.C52]+[.A53]" office:value-type="float" office:value="7.348948356" calcext:value-type="float">
            <text:p>7.348948356</text:p>
          </table:table-cell>
        </table:table-row>
        <table:table-row table:style-name="ro1">
          <table:table-cell office:value-type="float" office:value="0.11316091" calcext:value-type="float">
            <text:p>0.11316091</text:p>
          </table:table-cell>
          <table:table-cell office:value-type="float" office:value="8.836974" calcext:value-type="float">
            <text:p>8.836974</text:p>
          </table:table-cell>
          <table:table-cell table:formula="of:=[.C53]+[.A54]" office:value-type="float" office:value="7.462109266" calcext:value-type="float">
            <text:p>7.462109266</text:p>
          </table:table-cell>
        </table:table-row>
        <table:table-row table:style-name="ro1">
          <table:table-cell office:value-type="float" office:value="0.113450825" calcext:value-type="float">
            <text:p>0.113450825</text:p>
          </table:table-cell>
          <table:table-cell office:value-type="float" office:value="8.814391" calcext:value-type="float">
            <text:p>8.814391</text:p>
          </table:table-cell>
          <table:table-cell table:formula="of:=[.C54]+[.A55]" office:value-type="float" office:value="7.575560091" calcext:value-type="float">
            <text:p>7.575560091</text:p>
          </table:table-cell>
        </table:table-row>
        <table:table-row table:style-name="ro1">
          <table:table-cell office:value-type="float" office:value="0.11340505" calcext:value-type="float">
            <text:p>0.11340505</text:p>
          </table:table-cell>
          <table:table-cell office:value-type="float" office:value="8.817949" calcext:value-type="float">
            <text:p>8.817949</text:p>
          </table:table-cell>
          <table:table-cell table:formula="of:=[.C55]+[.A56]" office:value-type="float" office:value="7.688965141" calcext:value-type="float">
            <text:p>7.688965141</text:p>
          </table:table-cell>
        </table:table-row>
        <table:table-row table:style-name="ro1">
          <table:table-cell office:value-type="float" office:value="0.1123064" calcext:value-type="float">
            <text:p>0.1123064</text:p>
          </table:table-cell>
          <table:table-cell office:value-type="float" office:value="8.904212" calcext:value-type="float">
            <text:p>8.904212</text:p>
          </table:table-cell>
          <table:table-cell table:formula="of:=[.C56]+[.A57]" office:value-type="float" office:value="7.801271541" calcext:value-type="float">
            <text:p>7.801271541</text:p>
          </table:table-cell>
        </table:table-row>
        <table:table-row table:style-name="ro1">
          <table:table-cell office:value-type="float" office:value="0.11136034" calcext:value-type="float">
            <text:p>0.11136034</text:p>
          </table:table-cell>
          <table:table-cell office:value-type="float" office:value="8.979857" calcext:value-type="float">
            <text:p>8.979857</text:p>
          </table:table-cell>
          <table:table-cell table:formula="of:=[.C57]+[.A58]" office:value-type="float" office:value="7.912631881" calcext:value-type="float">
            <text:p>7.912631881</text:p>
          </table:table-cell>
        </table:table-row>
        <table:table-row table:style-name="ro1">
          <table:table-cell office:value-type="float" office:value="0.11154345" calcext:value-type="float">
            <text:p>0.11154345</text:p>
          </table:table-cell>
          <table:table-cell office:value-type="float" office:value="8.9651165" calcext:value-type="float">
            <text:p>8.9651165</text:p>
          </table:table-cell>
          <table:table-cell table:formula="of:=[.C58]+[.A59]" office:value-type="float" office:value="8.024175331" calcext:value-type="float">
            <text:p>8.024175331</text:p>
          </table:table-cell>
        </table:table-row>
        <table:table-row table:style-name="ro1">
          <table:table-cell office:value-type="float" office:value="0.11209278" calcext:value-type="float">
            <text:p>0.11209278</text:p>
          </table:table-cell>
          <table:table-cell office:value-type="float" office:value="8.921182" calcext:value-type="float">
            <text:p>8.921182</text:p>
          </table:table-cell>
          <table:table-cell table:formula="of:=[.C59]+[.A60]" office:value-type="float" office:value="8.136268111" calcext:value-type="float">
            <text:p>8.136268111</text:p>
          </table:table-cell>
        </table:table-row>
        <table:table-row table:style-name="ro1">
          <table:table-cell office:value-type="float" office:value="0.111329824" calcext:value-type="float">
            <text:p>0.111329824</text:p>
          </table:table-cell>
          <table:table-cell office:value-type="float" office:value="8.982319" calcext:value-type="float">
            <text:p>8.982319</text:p>
          </table:table-cell>
          <table:table-cell table:formula="of:=[.C60]+[.A61]" office:value-type="float" office:value="8.247597935" calcext:value-type="float">
            <text:p>8.247597935</text:p>
          </table:table-cell>
        </table:table-row>
        <table:table-row table:style-name="ro1">
          <table:table-cell office:value-type="float" office:value="0.109559774" calcext:value-type="float">
            <text:p>0.109559774</text:p>
          </table:table-cell>
          <table:table-cell office:value-type="float" office:value="9.127438" calcext:value-type="float">
            <text:p>9.127438</text:p>
          </table:table-cell>
          <table:table-cell table:formula="of:=[.C61]+[.A62]" office:value-type="float" office:value="8.357157709" calcext:value-type="float">
            <text:p>8.357157709</text:p>
          </table:table-cell>
        </table:table-row>
        <table:table-row table:style-name="ro1">
          <table:table-cell office:value-type="float" office:value="0.10934615" calcext:value-type="float">
            <text:p>0.10934615</text:p>
          </table:table-cell>
          <table:table-cell office:value-type="float" office:value="9.145269" calcext:value-type="float">
            <text:p>9.145269</text:p>
          </table:table-cell>
          <table:table-cell table:formula="of:=[.C62]+[.A63]" office:value-type="float" office:value="8.466503859" calcext:value-type="float">
            <text:p>8.466503859</text:p>
          </table:table-cell>
        </table:table-row>
        <table:table-row table:style-name="ro1">
          <table:table-cell office:value-type="float" office:value="0.1098497" calcext:value-type="float">
            <text:p>0.1098497</text:p>
          </table:table-cell>
          <table:table-cell office:value-type="float" office:value="9.103348" calcext:value-type="float">
            <text:p>9.103348</text:p>
          </table:table-cell>
          <table:table-cell table:formula="of:=[.C63]+[.A64]" office:value-type="float" office:value="8.576353559" calcext:value-type="float">
            <text:p>8.576353559</text:p>
          </table:table-cell>
        </table:table-row>
        <table:table-row table:style-name="ro1">
          <table:table-cell office:value-type="float" office:value="0.1101854" calcext:value-type="float">
            <text:p>0.1101854</text:p>
          </table:table-cell>
          <table:table-cell office:value-type="float" office:value="9.075612" calcext:value-type="float">
            <text:p>9.075612</text:p>
          </table:table-cell>
          <table:table-cell table:formula="of:=[.C64]+[.A65]" office:value-type="float" office:value="8.686538959" calcext:value-type="float">
            <text:p>8.686538959</text:p>
          </table:table-cell>
        </table:table-row>
        <table:table-row table:style-name="ro1">
          <table:table-cell office:value-type="float" office:value="0.11032273" calcext:value-type="float">
            <text:p>0.11032273</text:p>
          </table:table-cell>
          <table:table-cell office:value-type="float" office:value="9.064315" calcext:value-type="float">
            <text:p>9.064315</text:p>
          </table:table-cell>
          <table:table-cell table:formula="of:=[.C65]+[.A66]" office:value-type="float" office:value="8.796861689" calcext:value-type="float">
            <text:p>8.796861689</text:p>
          </table:table-cell>
        </table:table-row>
        <table:table-row table:style-name="ro1">
          <table:table-cell office:value-type="float" office:value="0.11055161" calcext:value-type="float">
            <text:p>0.11055161</text:p>
          </table:table-cell>
          <table:table-cell office:value-type="float" office:value="9.045548" calcext:value-type="float">
            <text:p>9.045548</text:p>
          </table:table-cell>
          <table:table-cell table:formula="of:=[.C66]+[.A67]" office:value-type="float" office:value="8.907413299" calcext:value-type="float">
            <text:p>8.907413299</text:p>
          </table:table-cell>
        </table:table-row>
        <table:table-row table:style-name="ro1">
          <table:table-cell office:value-type="float" office:value="0.11105516" calcext:value-type="float">
            <text:p>0.11105516</text:p>
          </table:table-cell>
          <table:table-cell office:value-type="float" office:value="9.004535" calcext:value-type="float">
            <text:p>9.004535</text:p>
          </table:table-cell>
          <table:table-cell table:formula="of:=[.C67]+[.A68]" office:value-type="float" office:value="9.018468459" calcext:value-type="float">
            <text:p>9.018468459</text:p>
          </table:table-cell>
        </table:table-row>
        <table:table-row table:style-name="ro1">
          <table:table-cell office:value-type="float" office:value="0.11175708" calcext:value-type="float">
            <text:p>0.11175708</text:p>
          </table:table-cell>
          <table:table-cell office:value-type="float" office:value="8.947979" calcext:value-type="float">
            <text:p>8.947979</text:p>
          </table:table-cell>
          <table:table-cell table:formula="of:=[.C68]+[.A69]" office:value-type="float" office:value="9.130225539" calcext:value-type="float">
            <text:p>9.130225539</text:p>
          </table:table-cell>
        </table:table-row>
        <table:table-row table:style-name="ro1">
          <table:table-cell office:value-type="float" office:value="0.112382695" calcext:value-type="float">
            <text:p>0.112382695</text:p>
          </table:table-cell>
          <table:table-cell office:value-type="float" office:value="8.898168" calcext:value-type="float">
            <text:p>8.898168</text:p>
          </table:table-cell>
          <table:table-cell table:formula="of:=[.C69]+[.A70]" office:value-type="float" office:value="9.242608234" calcext:value-type="float">
            <text:p>9.242608234</text:p>
          </table:table-cell>
        </table:table-row>
        <table:table-row table:style-name="ro1">
          <table:table-cell office:value-type="float" office:value="0.11293202" calcext:value-type="float">
            <text:p>0.11293202</text:p>
          </table:table-cell>
          <table:table-cell office:value-type="float" office:value="8.854885" calcext:value-type="float">
            <text:p>8.854885</text:p>
          </table:table-cell>
          <table:table-cell table:formula="of:=[.C70]+[.A71]" office:value-type="float" office:value="9.355540254" calcext:value-type="float">
            <text:p>9.355540254</text:p>
          </table:table-cell>
        </table:table-row>
        <table:table-row table:style-name="ro1">
          <table:table-cell office:value-type="float" office:value="0.11360342" calcext:value-type="float">
            <text:p>0.11360342</text:p>
          </table:table-cell>
          <table:table-cell office:value-type="float" office:value="8.802551" calcext:value-type="float">
            <text:p>8.802551</text:p>
          </table:table-cell>
          <table:table-cell table:formula="of:=[.C71]+[.A72]" office:value-type="float" office:value="9.469143674" calcext:value-type="float">
            <text:p>9.469143674</text:p>
          </table:table-cell>
        </table:table-row>
        <table:table-row table:style-name="ro1">
          <table:table-cell office:value-type="float" office:value="0.114168" calcext:value-type="float">
            <text:p>0.114168</text:p>
          </table:table-cell>
          <table:table-cell office:value-type="float" office:value="8.759021" calcext:value-type="float">
            <text:p>8.759021</text:p>
          </table:table-cell>
          <table:table-cell table:formula="of:=[.C72]+[.A73]" office:value-type="float" office:value="9.583311674" calcext:value-type="float">
            <text:p>9.583311674</text:p>
          </table:table-cell>
        </table:table-row>
        <table:table-row table:style-name="ro1">
          <table:table-cell office:value-type="float" office:value="0.11447318" calcext:value-type="float">
            <text:p>0.11447318</text:p>
          </table:table-cell>
          <table:table-cell office:value-type="float" office:value="8.73567" calcext:value-type="float">
            <text:p>8.73567</text:p>
          </table:table-cell>
          <table:table-cell table:formula="of:=[.C73]+[.A74]" office:value-type="float" office:value="9.697784854" calcext:value-type="float">
            <text:p>9.697784854</text:p>
          </table:table-cell>
        </table:table-row>
        <table:table-row table:style-name="ro1">
          <table:table-cell office:value-type="float" office:value="0.11468681" calcext:value-type="float">
            <text:p>0.11468681</text:p>
          </table:table-cell>
          <table:table-cell office:value-type="float" office:value="8.7193985" calcext:value-type="float">
            <text:p>8.7193985</text:p>
          </table:table-cell>
          <table:table-cell table:formula="of:=[.C74]+[.A75]" office:value-type="float" office:value="9.812471664" calcext:value-type="float">
            <text:p>9.812471664</text:p>
          </table:table-cell>
        </table:table-row>
        <table:table-row table:style-name="ro1">
          <table:table-cell office:value-type="float" office:value="0.11515984" calcext:value-type="float">
            <text:p>0.11515984</text:p>
          </table:table-cell>
          <table:table-cell office:value-type="float" office:value="8.683583" calcext:value-type="float">
            <text:p>8.683583</text:p>
          </table:table-cell>
          <table:table-cell table:formula="of:=[.C75]+[.A76]" office:value-type="float" office:value="9.927631504" calcext:value-type="float">
            <text:p>9.927631504</text:p>
          </table:table-cell>
        </table:table-row>
        <table:table-row table:style-name="ro1">
          <table:table-cell office:value-type="float" office:value="0.11549554" calcext:value-type="float">
            <text:p>0.11549554</text:p>
          </table:table-cell>
          <table:table-cell office:value-type="float" office:value="8.658342" calcext:value-type="float">
            <text:p>8.658342</text:p>
          </table:table-cell>
          <table:table-cell table:formula="of:=[.C76]+[.A77]" office:value-type="float" office:value="10.043127044" calcext:value-type="float">
            <text:p>10.043127044</text:p>
          </table:table-cell>
        </table:table-row>
        <table:table-row table:style-name="ro1">
          <table:table-cell office:value-type="float" office:value="0.11563287" calcext:value-type="float">
            <text:p>0.11563287</text:p>
          </table:table-cell>
          <table:table-cell office:value-type="float" office:value="8.64806" calcext:value-type="float">
            <text:p>8.64806</text:p>
          </table:table-cell>
          <table:table-cell table:formula="of:=[.C77]+[.A78]" office:value-type="float" office:value="10.158759914" calcext:value-type="float">
            <text:p>10.158759914</text:p>
          </table:table-cell>
        </table:table-row>
        <table:table-row table:style-name="ro1">
          <table:table-cell office:value-type="float" office:value="0.11554132" calcext:value-type="float">
            <text:p>0.11554132</text:p>
          </table:table-cell>
          <table:table-cell office:value-type="float" office:value="8.654912" calcext:value-type="float">
            <text:p>8.654912</text:p>
          </table:table-cell>
          <table:table-cell table:formula="of:=[.C78]+[.A79]" office:value-type="float" office:value="10.274301234" calcext:value-type="float">
            <text:p>10.274301234</text:p>
          </table:table-cell>
        </table:table-row>
        <table:table-row table:style-name="ro1">
          <table:table-cell office:value-type="float" office:value="0.11558709" calcext:value-type="float">
            <text:p>0.11558709</text:p>
          </table:table-cell>
          <table:table-cell office:value-type="float" office:value="8.6514845" calcext:value-type="float">
            <text:p>8.6514845</text:p>
          </table:table-cell>
          <table:table-cell table:formula="of:=[.C79]+[.A80]" office:value-type="float" office:value="10.389888324" calcext:value-type="float">
            <text:p>10.389888324</text:p>
          </table:table-cell>
        </table:table-row>
        <table:table-row table:style-name="ro1">
          <table:table-cell office:value-type="float" office:value="0.11584649" calcext:value-type="float">
            <text:p>0.11584649</text:p>
          </table:table-cell>
          <table:table-cell office:value-type="float" office:value="8.6321125" calcext:value-type="float">
            <text:p>8.6321125</text:p>
          </table:table-cell>
          <table:table-cell table:formula="of:=[.C80]+[.A81]" office:value-type="float" office:value="10.505734814" calcext:value-type="float">
            <text:p>10.505734814</text:p>
          </table:table-cell>
        </table:table-row>
        <table:table-row table:style-name="ro1">
          <table:table-cell office:value-type="float" office:value="0.11589227" calcext:value-type="float">
            <text:p>0.11589227</text:p>
          </table:table-cell>
          <table:table-cell office:value-type="float" office:value="8.628703" calcext:value-type="float">
            <text:p>8.628703</text:p>
          </table:table-cell>
          <table:table-cell table:formula="of:=[.C81]+[.A82]" office:value-type="float" office:value="10.621627084" calcext:value-type="float">
            <text:p>10.621627084</text:p>
          </table:table-cell>
        </table:table-row>
        <table:table-row table:style-name="ro1">
          <table:table-cell office:value-type="float" office:value="0.115693904" calcext:value-type="float">
            <text:p>0.115693904</text:p>
          </table:table-cell>
          <table:table-cell office:value-type="float" office:value="8.643497" calcext:value-type="float">
            <text:p>8.643497</text:p>
          </table:table-cell>
          <table:table-cell table:formula="of:=[.C82]+[.A83]" office:value-type="float" office:value="10.737320988" calcext:value-type="float">
            <text:p>10.737320988</text:p>
          </table:table-cell>
        </table:table-row>
        <table:table-row table:style-name="ro1">
          <table:table-cell office:value-type="float" office:value="0.11578546" calcext:value-type="float">
            <text:p>0.11578546</text:p>
          </table:table-cell>
          <table:table-cell office:value-type="float" office:value="8.636663" calcext:value-type="float">
            <text:p>8.636663</text:p>
          </table:table-cell>
          <table:table-cell table:formula="of:=[.C83]+[.A84]" office:value-type="float" office:value="10.853106448" calcext:value-type="float">
            <text:p>10.853106448</text:p>
          </table:table-cell>
        </table:table-row>
        <table:table-row table:style-name="ro1">
          <table:table-cell office:value-type="float" office:value="0.115938045" calcext:value-type="float">
            <text:p>0.115938045</text:p>
          </table:table-cell>
          <table:table-cell office:value-type="float" office:value="8.625297" calcext:value-type="float">
            <text:p>8.625297</text:p>
          </table:table-cell>
          <table:table-cell table:formula="of:=[.C84]+[.A85]" office:value-type="float" office:value="10.969044493" calcext:value-type="float">
            <text:p>10.969044493</text:p>
          </table:table-cell>
        </table:table-row>
        <table:table-row table:style-name="ro1">
          <table:table-cell office:value-type="float" office:value="0.115465015" calcext:value-type="float">
            <text:p>0.115465015</text:p>
          </table:table-cell>
          <table:table-cell office:value-type="float" office:value="8.660632" calcext:value-type="float">
            <text:p>8.660632</text:p>
          </table:table-cell>
          <table:table-cell table:formula="of:=[.C85]+[.A86]" office:value-type="float" office:value="11.084509508" calcext:value-type="float">
            <text:p>11.084509508</text:p>
          </table:table-cell>
        </table:table-row>
        <table:table-row table:style-name="ro1">
          <table:table-cell office:value-type="float" office:value="0.11529717" calcext:value-type="float">
            <text:p>0.11529717</text:p>
          </table:table-cell>
          <table:table-cell office:value-type="float" office:value="8.67324" calcext:value-type="float">
            <text:p>8.67324</text:p>
          </table:table-cell>
          <table:table-cell table:formula="of:=[.C86]+[.A87]" office:value-type="float" office:value="11.199806678" calcext:value-type="float">
            <text:p>11.199806678</text:p>
          </table:table-cell>
        </table:table-row>
        <table:table-row table:style-name="ro1">
          <table:table-cell office:value-type="float" office:value="0.115800716" calcext:value-type="float">
            <text:p>0.115800716</text:p>
          </table:table-cell>
          <table:table-cell office:value-type="float" office:value="8.635525" calcext:value-type="float">
            <text:p>8.635525</text:p>
          </table:table-cell>
          <table:table-cell table:formula="of:=[.C87]+[.A88]" office:value-type="float" office:value="11.315607394" calcext:value-type="float">
            <text:p>11.315607394</text:p>
          </table:table-cell>
        </table:table-row>
        <table:table-row table:style-name="ro1">
          <table:table-cell office:value-type="float" office:value="0.11601435" calcext:value-type="float">
            <text:p>0.11601435</text:p>
          </table:table-cell>
          <table:table-cell office:value-type="float" office:value="8.619624" calcext:value-type="float">
            <text:p>8.619624</text:p>
          </table:table-cell>
          <table:table-cell table:formula="of:=[.C88]+[.A89]" office:value-type="float" office:value="11.431621744" calcext:value-type="float">
            <text:p>11.431621744</text:p>
          </table:table-cell>
        </table:table-row>
        <table:table-row table:style-name="ro1">
          <table:table-cell office:value-type="float" office:value="0.11541924" calcext:value-type="float">
            <text:p>0.11541924</text:p>
          </table:table-cell>
          <table:table-cell office:value-type="float" office:value="8.664067" calcext:value-type="float">
            <text:p>8.664067</text:p>
          </table:table-cell>
          <table:table-cell table:formula="of:=[.C89]+[.A90]" office:value-type="float" office:value="11.547040984" calcext:value-type="float">
            <text:p>11.547040984</text:p>
          </table:table-cell>
        </table:table-row>
        <table:table-row table:style-name="ro1">
          <table:table-cell office:value-type="float" office:value="0.115083545" calcext:value-type="float">
            <text:p>0.115083545</text:p>
          </table:table-cell>
          <table:table-cell office:value-type="float" office:value="8.68934" calcext:value-type="float">
            <text:p>8.68934</text:p>
          </table:table-cell>
          <table:table-cell table:formula="of:=[.C90]+[.A91]" office:value-type="float" office:value="11.662124529" calcext:value-type="float">
            <text:p>11.662124529</text:p>
          </table:table-cell>
        </table:table-row>
        <table:table-row table:style-name="ro1">
          <table:table-cell office:value-type="float" office:value="0.11544976" calcext:value-type="float">
            <text:p>0.11544976</text:p>
          </table:table-cell>
          <table:table-cell office:value-type="float" office:value="8.661777" calcext:value-type="float">
            <text:p>8.661777</text:p>
          </table:table-cell>
          <table:table-cell table:formula="of:=[.C91]+[.A92]" office:value-type="float" office:value="11.777574289" calcext:value-type="float">
            <text:p>11.777574289</text:p>
          </table:table-cell>
        </table:table-row>
        <table:table-row table:style-name="ro1">
          <table:table-cell office:value-type="float" office:value="0.11587701" calcext:value-type="float">
            <text:p>0.11587701</text:p>
          </table:table-cell>
          <table:table-cell office:value-type="float" office:value="8.629839" calcext:value-type="float">
            <text:p>8.629839</text:p>
          </table:table-cell>
          <table:table-cell table:formula="of:=[.C92]+[.A93]" office:value-type="float" office:value="11.893451299" calcext:value-type="float">
            <text:p>11.893451299</text:p>
          </table:table-cell>
        </table:table-row>
        <table:table-row table:style-name="ro1">
          <table:table-cell office:value-type="float" office:value="0.115205616" calcext:value-type="float">
            <text:p>0.115205616</text:p>
          </table:table-cell>
          <table:table-cell office:value-type="float" office:value="8.680133" calcext:value-type="float">
            <text:p>8.680133</text:p>
          </table:table-cell>
          <table:table-cell table:formula="of:=[.C93]+[.A94]" office:value-type="float" office:value="12.008656915" calcext:value-type="float">
            <text:p>12.008656915</text:p>
          </table:table-cell>
        </table:table-row>
        <table:table-row table:style-name="ro1">
          <table:table-cell office:value-type="float" office:value="0.114274815" calcext:value-type="float">
            <text:p>0.114274815</text:p>
          </table:table-cell>
          <table:table-cell office:value-type="float" office:value="8.750834" calcext:value-type="float">
            <text:p>8.750834</text:p>
          </table:table-cell>
          <table:table-cell table:formula="of:=[.C94]+[.A95]" office:value-type="float" office:value="12.12293173" calcext:value-type="float">
            <text:p>12.12293173</text:p>
          </table:table-cell>
        </table:table-row>
        <table:table-row table:style-name="ro1">
          <table:table-cell office:value-type="float" office:value="0.1147631" calcext:value-type="float">
            <text:p>0.1147631</text:p>
          </table:table-cell>
          <table:table-cell office:value-type="float" office:value="8.713602" calcext:value-type="float">
            <text:p>8.713602</text:p>
          </table:table-cell>
          <table:table-cell table:formula="of:=[.C95]+[.A96]" office:value-type="float" office:value="12.23769483" calcext:value-type="float">
            <text:p>12.23769483</text:p>
          </table:table-cell>
        </table:table-row>
        <table:table-row table:style-name="ro1">
          <table:table-cell office:value-type="float" office:value="0.11560235" calcext:value-type="float">
            <text:p>0.11560235</text:p>
          </table:table-cell>
          <table:table-cell office:value-type="float" office:value="8.650343" calcext:value-type="float">
            <text:p>8.650343</text:p>
          </table:table-cell>
          <table:table-cell table:formula="of:=[.C96]+[.A97]" office:value-type="float" office:value="12.35329718" calcext:value-type="float">
            <text:p>12.35329718</text:p>
          </table:table-cell>
        </table:table-row>
        <table:table-row table:style-name="ro1">
          <table:table-cell office:value-type="float" office:value="0.115342945" calcext:value-type="float">
            <text:p>0.115342945</text:p>
          </table:table-cell>
          <table:table-cell office:value-type="float" office:value="8.669798" calcext:value-type="float">
            <text:p>8.669798</text:p>
          </table:table-cell>
          <table:table-cell table:formula="of:=[.C97]+[.A98]" office:value-type="float" office:value="12.468640125" calcext:value-type="float">
            <text:p>12.468640125</text:p>
          </table:table-cell>
        </table:table-row>
        <table:table-row table:style-name="ro1">
          <table:table-cell office:value-type="float" office:value="0.11384756" calcext:value-type="float">
            <text:p>0.11384756</text:p>
          </table:table-cell>
          <table:table-cell office:value-type="float" office:value="8.783675" calcext:value-type="float">
            <text:p>8.783675</text:p>
          </table:table-cell>
          <table:table-cell table:formula="of:=[.C98]+[.A99]" office:value-type="float" office:value="12.582487685" calcext:value-type="float">
            <text:p>12.582487685</text:p>
          </table:table-cell>
        </table:table-row>
        <table:table-row table:style-name="ro1">
          <table:table-cell office:value-type="float" office:value="0.11374075" calcext:value-type="float">
            <text:p>0.11374075</text:p>
          </table:table-cell>
          <table:table-cell office:value-type="float" office:value="8.7919235" calcext:value-type="float">
            <text:p>8.7919235</text:p>
          </table:table-cell>
          <table:table-cell table:formula="of:=[.C99]+[.A100]" office:value-type="float" office:value="12.696228435" calcext:value-type="float">
            <text:p>12.696228435</text:p>
          </table:table-cell>
        </table:table-row>
        <table:table-row table:style-name="ro1">
          <table:table-cell office:value-type="float" office:value="0.11451896" calcext:value-type="float">
            <text:p>0.11451896</text:p>
          </table:table-cell>
          <table:table-cell office:value-type="float" office:value="8.732179" calcext:value-type="float">
            <text:p>8.732179</text:p>
          </table:table-cell>
          <table:table-cell table:formula="of:=[.C100]+[.A101]" office:value-type="float" office:value="12.810747395" calcext:value-type="float">
            <text:p>12.810747395</text:p>
          </table:table-cell>
        </table:table-row>
        <table:table-row table:style-name="ro1">
          <table:table-cell office:value-type="float" office:value="0.11493095" calcext:value-type="float">
            <text:p>0.11493095</text:p>
          </table:table-cell>
          <table:table-cell office:value-type="float" office:value="8.700876" calcext:value-type="float">
            <text:p>8.700876</text:p>
          </table:table-cell>
          <table:table-cell table:formula="of:=[.C101]+[.A102]" office:value-type="float" office:value="12.925678345" calcext:value-type="float">
            <text:p>12.925678345</text:p>
          </table:table-cell>
        </table:table-row>
        <table:table-row table:style-name="ro1">
          <table:table-cell office:value-type="float" office:value="0.11389334" calcext:value-type="float">
            <text:p>0.11389334</text:p>
          </table:table-cell>
          <table:table-cell office:value-type="float" office:value="8.780145" calcext:value-type="float">
            <text:p>8.780145</text:p>
          </table:table-cell>
          <table:table-cell table:formula="of:=[.C102]+[.A103]" office:value-type="float" office:value="13.039571685" calcext:value-type="float">
            <text:p>13.039571685</text:p>
          </table:table-cell>
        </table:table-row>
        <table:table-row table:style-name="ro1">
          <table:table-cell office:value-type="float" office:value="0.112397954" calcext:value-type="float">
            <text:p>0.112397954</text:p>
          </table:table-cell>
          <table:table-cell office:value-type="float" office:value="8.896959" calcext:value-type="float">
            <text:p>8.896959</text:p>
          </table:table-cell>
          <table:table-cell table:formula="of:=[.C103]+[.A104]" office:value-type="float" office:value="13.151969639" calcext:value-type="float">
            <text:p>13.151969639</text:p>
          </table:table-cell>
        </table:table-row>
        <table:table-row table:style-name="ro1">
          <table:table-cell office:value-type="float" office:value="0.11248951" calcext:value-type="float">
            <text:p>0.11248951</text:p>
          </table:table-cell>
          <table:table-cell office:value-type="float" office:value="8.889718" calcext:value-type="float">
            <text:p>8.889718</text:p>
          </table:table-cell>
          <table:table-cell table:formula="of:=[.C104]+[.A105]" office:value-type="float" office:value="13.264459149" calcext:value-type="float">
            <text:p>13.264459149</text:p>
          </table:table-cell>
        </table:table-row>
        <table:table-row table:style-name="ro1">
          <table:table-cell office:value-type="float" office:value="0.113191426" calcext:value-type="float">
            <text:p>0.113191426</text:p>
          </table:table-cell>
          <table:table-cell office:value-type="float" office:value="8.834592" calcext:value-type="float">
            <text:p>8.834592</text:p>
          </table:table-cell>
          <table:table-cell table:formula="of:=[.C105]+[.A106]" office:value-type="float" office:value="13.377650575" calcext:value-type="float">
            <text:p>13.377650575</text:p>
          </table:table-cell>
        </table:table-row>
        <table:table-row table:style-name="ro1">
          <table:table-cell office:value-type="float" office:value="0.11317617" calcext:value-type="float">
            <text:p>0.11317617</text:p>
          </table:table-cell>
          <table:table-cell office:value-type="float" office:value="8.835783" calcext:value-type="float">
            <text:p>8.835783</text:p>
          </table:table-cell>
          <table:table-cell table:formula="of:=[.C106]+[.A107]" office:value-type="float" office:value="13.490826745" calcext:value-type="float">
            <text:p>13.490826745</text:p>
          </table:table-cell>
        </table:table-row>
        <table:table-row table:style-name="ro1">
          <table:table-cell office:value-type="float" office:value="0.112138554" calcext:value-type="float">
            <text:p>0.112138554</text:p>
          </table:table-cell>
          <table:table-cell office:value-type="float" office:value="8.91754" calcext:value-type="float">
            <text:p>8.91754</text:p>
          </table:table-cell>
          <table:table-cell table:formula="of:=[.C107]+[.A108]" office:value-type="float" office:value="13.602965299" calcext:value-type="float">
            <text:p>13.602965299</text:p>
          </table:table-cell>
        </table:table-row>
        <table:table-row table:style-name="ro1">
          <table:table-cell office:value-type="float" office:value="0.11187915" calcext:value-type="float">
            <text:p>0.11187915</text:p>
          </table:table-cell>
          <table:table-cell office:value-type="float" office:value="8.938216" calcext:value-type="float">
            <text:p>8.938216</text:p>
          </table:table-cell>
          <table:table-cell table:formula="of:=[.C108]+[.A109]" office:value-type="float" office:value="13.714844449" calcext:value-type="float">
            <text:p>13.714844449</text:p>
          </table:table-cell>
        </table:table-row>
        <table:table-row table:style-name="ro1">
          <table:table-cell office:value-type="float" office:value="0.112260625" calcext:value-type="float">
            <text:p>0.112260625</text:p>
          </table:table-cell>
          <table:table-cell office:value-type="float" office:value="8.907844" calcext:value-type="float">
            <text:p>8.907844</text:p>
          </table:table-cell>
          <table:table-cell table:formula="of:=[.C109]+[.A110]" office:value-type="float" office:value="13.827105074" calcext:value-type="float">
            <text:p>13.827105074</text:p>
          </table:table-cell>
        </table:table-row>
        <table:table-row table:style-name="ro1">
          <table:table-cell office:value-type="float" office:value="0.11201648" calcext:value-type="float">
            <text:p>0.11201648</text:p>
          </table:table-cell>
          <table:table-cell office:value-type="float" office:value="8.927258" calcext:value-type="float">
            <text:p>8.927258</text:p>
          </table:table-cell>
          <table:table-cell table:formula="of:=[.C110]+[.A111]" office:value-type="float" office:value="13.939121554" calcext:value-type="float">
            <text:p>13.939121554</text:p>
          </table:table-cell>
        </table:table-row>
        <table:table-row table:style-name="ro1">
          <table:table-cell office:value-type="float" office:value="0.110826276" calcext:value-type="float">
            <text:p>0.110826276</text:p>
          </table:table-cell>
          <table:table-cell office:value-type="float" office:value="9.023131" calcext:value-type="float">
            <text:p>9.023131</text:p>
          </table:table-cell>
          <table:table-cell table:formula="of:=[.C111]+[.A112]" office:value-type="float" office:value="14.04994783" calcext:value-type="float">
            <text:p>14.04994783</text:p>
          </table:table-cell>
        </table:table-row>
        <table:table-row table:style-name="ro1">
          <table:table-cell office:value-type="float" office:value="0.11015488" calcext:value-type="float">
            <text:p>0.11015488</text:p>
          </table:table-cell>
          <table:table-cell office:value-type="float" office:value="9.078127" calcext:value-type="float">
            <text:p>9.078127</text:p>
          </table:table-cell>
          <table:table-cell table:formula="of:=[.C112]+[.A113]" office:value-type="float" office:value="14.16010271" calcext:value-type="float">
            <text:p>14.16010271</text:p>
          </table:table-cell>
        </table:table-row>
        <table:table-row table:style-name="ro1">
          <table:table-cell office:value-type="float" office:value="0.11030747" calcext:value-type="float">
            <text:p>0.11030747</text:p>
          </table:table-cell>
          <table:table-cell office:value-type="float" office:value="9.065569" calcext:value-type="float">
            <text:p>9.065569</text:p>
          </table:table-cell>
          <table:table-cell table:formula="of:=[.C113]+[.A114]" office:value-type="float" office:value="14.27041018" calcext:value-type="float">
            <text:p>14.27041018</text:p>
          </table:table-cell>
        </table:table-row>
        <table:table-row table:style-name="ro1">
          <table:table-cell office:value-type="float" office:value="0.11020066" calcext:value-type="float">
            <text:p>0.11020066</text:p>
          </table:table-cell>
          <table:table-cell office:value-type="float" office:value="9.074355" calcext:value-type="float">
            <text:p>9.074355</text:p>
          </table:table-cell>
          <table:table-cell table:formula="of:=[.C114]+[.A115]" office:value-type="float" office:value="14.38061084" calcext:value-type="float">
            <text:p>14.38061084</text:p>
          </table:table-cell>
        </table:table-row>
        <table:table-row table:style-name="ro1">
          <table:table-cell office:value-type="float" office:value="0.11020066" calcext:value-type="float">
            <text:p>0.11020066</text:p>
          </table:table-cell>
          <table:table-cell office:value-type="float" office:value="9.074355" calcext:value-type="float">
            <text:p>9.074355</text:p>
          </table:table-cell>
          <table:table-cell table:formula="of:=[.C115]+[.A116]" office:value-type="float" office:value="14.4908115" calcext:value-type="float">
            <text:p>14.4908115</text:p>
          </table:table-cell>
        </table:table-row>
        <table:table-row table:style-name="ro1">
          <table:table-cell office:value-type="float" office:value="0.11067369" calcext:value-type="float">
            <text:p>0.11067369</text:p>
          </table:table-cell>
          <table:table-cell office:value-type="float" office:value="9.035571" calcext:value-type="float">
            <text:p>9.035571</text:p>
          </table:table-cell>
          <table:table-cell table:formula="of:=[.C116]+[.A117]" office:value-type="float" office:value="14.60148519" calcext:value-type="float">
            <text:p>14.60148519</text:p>
          </table:table-cell>
        </table:table-row>
        <table:table-row table:style-name="ro1">
          <table:table-cell office:value-type="float" office:value="0.11110094" calcext:value-type="float">
            <text:p>0.11110094</text:p>
          </table:table-cell>
          <table:table-cell office:value-type="float" office:value="9.000824" calcext:value-type="float">
            <text:p>9.000824</text:p>
          </table:table-cell>
          <table:table-cell table:formula="of:=[.C117]+[.A118]" office:value-type="float" office:value="14.71258613" calcext:value-type="float">
            <text:p>14.71258613</text:p>
          </table:table-cell>
        </table:table-row>
        <table:table-row table:style-name="ro1">
          <table:table-cell office:value-type="float" office:value="0.11161975" calcext:value-type="float">
            <text:p>0.11161975</text:p>
          </table:table-cell>
          <table:table-cell office:value-type="float" office:value="8.958988" calcext:value-type="float">
            <text:p>8.958988</text:p>
          </table:table-cell>
          <table:table-cell table:formula="of:=[.C118]+[.A119]" office:value-type="float" office:value="14.82420588" calcext:value-type="float">
            <text:p>14.82420588</text:p>
          </table:table-cell>
        </table:table-row>
        <table:table-row table:style-name="ro1">
          <table:table-cell office:value-type="float" office:value="0.11223011" calcext:value-type="float">
            <text:p>0.11223011</text:p>
          </table:table-cell>
          <table:table-cell office:value-type="float" office:value="8.910265" calcext:value-type="float">
            <text:p>8.910265</text:p>
          </table:table-cell>
          <table:table-cell table:formula="of:=[.C119]+[.A120]" office:value-type="float" office:value="14.93643599" calcext:value-type="float">
            <text:p>14.93643599</text:p>
          </table:table-cell>
        </table:table-row>
        <table:table-row table:style-name="ro1">
          <table:table-cell office:value-type="float" office:value="0.11267262" calcext:value-type="float">
            <text:p>0.11267262</text:p>
          </table:table-cell>
          <table:table-cell office:value-type="float" office:value="8.875271" calcext:value-type="float">
            <text:p>8.875271</text:p>
          </table:table-cell>
          <table:table-cell table:formula="of:=[.C120]+[.A121]" office:value-type="float" office:value="15.04910861" calcext:value-type="float">
            <text:p>15.04910861</text:p>
          </table:table-cell>
        </table:table-row>
        <table:table-row table:style-name="ro1">
          <table:table-cell office:value-type="float" office:value="0.11340505" calcext:value-type="float">
            <text:p>0.11340505</text:p>
          </table:table-cell>
          <table:table-cell office:value-type="float" office:value="8.817949" calcext:value-type="float">
            <text:p>8.817949</text:p>
          </table:table-cell>
          <table:table-cell table:formula="of:=[.C121]+[.A122]" office:value-type="float" office:value="15.16251366" calcext:value-type="float">
            <text:p>15.16251366</text:p>
          </table:table-cell>
        </table:table-row>
        <table:table-row table:style-name="ro1">
          <table:table-cell office:value-type="float" office:value="0.11418326" calcext:value-type="float">
            <text:p>0.11418326</text:p>
          </table:table-cell>
          <table:table-cell office:value-type="float" office:value="8.757851" calcext:value-type="float">
            <text:p>8.757851</text:p>
          </table:table-cell>
          <table:table-cell table:formula="of:=[.C122]+[.A123]" office:value-type="float" office:value="15.27669692" calcext:value-type="float">
            <text:p>15.27669692</text:p>
          </table:table-cell>
        </table:table-row>
        <table:table-row table:style-name="ro1">
          <table:table-cell office:value-type="float" office:value="0.11482414" calcext:value-type="float">
            <text:p>0.11482414</text:p>
          </table:table-cell>
          <table:table-cell office:value-type="float" office:value="8.70897" calcext:value-type="float">
            <text:p>8.70897</text:p>
          </table:table-cell>
          <table:table-cell table:formula="of:=[.C123]+[.A124]" office:value-type="float" office:value="15.39152106" calcext:value-type="float">
            <text:p>15.39152106</text:p>
          </table:table-cell>
        </table:table-row>
        <table:table-row table:style-name="ro1">
          <table:table-cell office:value-type="float" office:value="0.1151751" calcext:value-type="float">
            <text:p>0.1151751</text:p>
          </table:table-cell>
          <table:table-cell office:value-type="float" office:value="8.682432" calcext:value-type="float">
            <text:p>8.682432</text:p>
          </table:table-cell>
          <table:table-cell table:formula="of:=[.C124]+[.A125]" office:value-type="float" office:value="15.50669616" calcext:value-type="float">
            <text:p>15.50669616</text:p>
          </table:table-cell>
        </table:table-row>
        <table:table-row table:style-name="ro1">
          <table:table-cell office:value-type="float" office:value="0.11541924" calcext:value-type="float">
            <text:p>0.11541924</text:p>
          </table:table-cell>
          <table:table-cell office:value-type="float" office:value="8.664067" calcext:value-type="float">
            <text:p>8.664067</text:p>
          </table:table-cell>
          <table:table-cell table:formula="of:=[.C125]+[.A126]" office:value-type="float" office:value="15.6221154" calcext:value-type="float">
            <text:p>15.6221154</text:p>
          </table:table-cell>
        </table:table-row>
        <table:table-row table:style-name="ro1">
          <table:table-cell office:value-type="float" office:value="0.115556575" calcext:value-type="float">
            <text:p>0.115556575</text:p>
          </table:table-cell>
          <table:table-cell office:value-type="float" office:value="8.6537695" calcext:value-type="float">
            <text:p>8.6537695</text:p>
          </table:table-cell>
          <table:table-cell table:formula="of:=[.C126]+[.A127]" office:value-type="float" office:value="15.737671975" calcext:value-type="float">
            <text:p>15.737671975</text:p>
          </table:table-cell>
        </table:table-row>
        <table:table-row table:style-name="ro1">
          <table:table-cell office:value-type="float" office:value="0.11572442" calcext:value-type="float">
            <text:p>0.11572442</text:p>
          </table:table-cell>
          <table:table-cell office:value-type="float" office:value="8.641218" calcext:value-type="float">
            <text:p>8.641218</text:p>
          </table:table-cell>
          <table:table-cell table:formula="of:=[.C127]+[.A128]" office:value-type="float" office:value="15.853396395" calcext:value-type="float">
            <text:p>15.853396395</text:p>
          </table:table-cell>
        </table:table-row>
        <table:table-row table:style-name="ro1">
          <table:table-cell office:value-type="float" office:value="0.11573968" calcext:value-type="float">
            <text:p>0.11573968</text:p>
          </table:table-cell>
          <table:table-cell office:value-type="float" office:value="8.640079" calcext:value-type="float">
            <text:p>8.640079</text:p>
          </table:table-cell>
          <table:table-cell table:formula="of:=[.C128]+[.A129]" office:value-type="float" office:value="15.969136075" calcext:value-type="float">
            <text:p>15.969136075</text:p>
          </table:table-cell>
        </table:table-row>
        <table:table-row table:style-name="ro1">
          <table:table-cell office:value-type="float" office:value="0.11570916" calcext:value-type="float">
            <text:p>0.11570916</text:p>
          </table:table-cell>
          <table:table-cell office:value-type="float" office:value="8.642358" calcext:value-type="float">
            <text:p>8.642358</text:p>
          </table:table-cell>
          <table:table-cell table:formula="of:=[.C129]+[.A130]" office:value-type="float" office:value="16.084845235" calcext:value-type="float">
            <text:p>16.084845235</text:p>
          </table:table-cell>
        </table:table-row>
        <table:table-row table:style-name="ro1">
          <table:table-cell office:value-type="float" office:value="0.11590753" calcext:value-type="float">
            <text:p>0.11590753</text:p>
          </table:table-cell>
          <table:table-cell office:value-type="float" office:value="8.627567" calcext:value-type="float">
            <text:p>8.627567</text:p>
          </table:table-cell>
          <table:table-cell table:formula="of:=[.C130]+[.A131]" office:value-type="float" office:value="16.200752765" calcext:value-type="float">
            <text:p>16.200752765</text:p>
          </table:table-cell>
        </table:table-row>
        <table:table-row table:style-name="ro1">
          <table:table-cell office:value-type="float" office:value="0.115815975" calcext:value-type="float">
            <text:p>0.115815975</text:p>
          </table:table-cell>
          <table:table-cell office:value-type="float" office:value="8.634387" calcext:value-type="float">
            <text:p>8.634387</text:p>
          </table:table-cell>
          <table:table-cell table:formula="of:=[.C131]+[.A132]" office:value-type="float" office:value="16.31656874" calcext:value-type="float">
            <text:p>16.31656874</text:p>
          </table:table-cell>
        </table:table-row>
        <table:table-row table:style-name="ro1">
          <table:table-cell office:value-type="float" office:value="0.11566339" calcext:value-type="float">
            <text:p>0.11566339</text:p>
          </table:table-cell>
          <table:table-cell office:value-type="float" office:value="8.645778" calcext:value-type="float">
            <text:p>8.645778</text:p>
          </table:table-cell>
          <table:table-cell table:formula="of:=[.C132]+[.A133]" office:value-type="float" office:value="16.43223213" calcext:value-type="float">
            <text:p>16.43223213</text:p>
          </table:table-cell>
        </table:table-row>
        <table:table-row table:style-name="ro1">
          <table:table-cell office:value-type="float" office:value="0.115678646" calcext:value-type="float">
            <text:p>0.115678646</text:p>
          </table:table-cell>
          <table:table-cell office:value-type="float" office:value="8.644638" calcext:value-type="float">
            <text:p>8.644638</text:p>
          </table:table-cell>
          <table:table-cell table:formula="of:=[.C133]+[.A134]" office:value-type="float" office:value="16.547910776" calcext:value-type="float">
            <text:p>16.547910776</text:p>
          </table:table-cell>
        </table:table-row>
        <table:table-row table:style-name="ro1">
          <table:table-cell office:value-type="float" office:value="0.11584649" calcext:value-type="float">
            <text:p>0.11584649</text:p>
          </table:table-cell>
          <table:table-cell office:value-type="float" office:value="8.6321125" calcext:value-type="float">
            <text:p>8.6321125</text:p>
          </table:table-cell>
          <table:table-cell table:formula="of:=[.C134]+[.A135]" office:value-type="float" office:value="16.663757266" calcext:value-type="float">
            <text:p>16.663757266</text:p>
          </table:table-cell>
        </table:table-row>
        <table:table-row table:style-name="ro1">
          <table:table-cell office:value-type="float" office:value="0.11570916" calcext:value-type="float">
            <text:p>0.11570916</text:p>
          </table:table-cell>
          <table:table-cell office:value-type="float" office:value="8.642358" calcext:value-type="float">
            <text:p>8.642358</text:p>
          </table:table-cell>
          <table:table-cell table:formula="of:=[.C135]+[.A136]" office:value-type="float" office:value="16.779466426" calcext:value-type="float">
            <text:p>16.779466426</text:p>
          </table:table-cell>
        </table:table-row>
        <table:table-row table:style-name="ro1">
          <table:table-cell office:value-type="float" office:value="0.11552606" calcext:value-type="float">
            <text:p>0.11552606</text:p>
          </table:table-cell>
          <table:table-cell office:value-type="float" office:value="8.656055" calcext:value-type="float">
            <text:p>8.656055</text:p>
          </table:table-cell>
          <table:table-cell table:formula="of:=[.C136]+[.A137]" office:value-type="float" office:value="16.894992486" calcext:value-type="float">
            <text:p>16.894992486</text:p>
          </table:table-cell>
        </table:table-row>
        <table:table-row table:style-name="ro1">
          <table:table-cell office:value-type="float" office:value="0.11564813" calcext:value-type="float">
            <text:p>0.11564813</text:p>
          </table:table-cell>
          <table:table-cell office:value-type="float" office:value="8.646919" calcext:value-type="float">
            <text:p>8.646919</text:p>
          </table:table-cell>
          <table:table-cell table:formula="of:=[.C137]+[.A138]" office:value-type="float" office:value="17.010640616" calcext:value-type="float">
            <text:p>17.010640616</text:p>
          </table:table-cell>
        </table:table-row>
        <table:table-row table:style-name="ro1">
          <table:table-cell office:value-type="float" office:value="0.11548028" calcext:value-type="float">
            <text:p>0.11548028</text:p>
          </table:table-cell>
          <table:table-cell office:value-type="float" office:value="8.659487" calcext:value-type="float">
            <text:p>8.659487</text:p>
          </table:table-cell>
          <table:table-cell table:formula="of:=[.C138]+[.A139]" office:value-type="float" office:value="17.126120896" calcext:value-type="float">
            <text:p>17.126120896</text:p>
          </table:table-cell>
        </table:table-row>
        <table:table-row table:style-name="ro1">
          <table:table-cell office:value-type="float" office:value="0.11491569" calcext:value-type="float">
            <text:p>0.11491569</text:p>
          </table:table-cell>
          <table:table-cell office:value-type="float" office:value="8.702032" calcext:value-type="float">
            <text:p>8.702032</text:p>
          </table:table-cell>
          <table:table-cell table:formula="of:=[.C139]+[.A140]" office:value-type="float" office:value="17.241036586" calcext:value-type="float">
            <text:p>17.241036586</text:p>
          </table:table-cell>
        </table:table-row>
        <table:table-row table:style-name="ro1">
          <table:table-cell office:value-type="float" office:value="0.11491569" calcext:value-type="float">
            <text:p>0.11491569</text:p>
          </table:table-cell>
          <table:table-cell office:value-type="float" office:value="8.702032" calcext:value-type="float">
            <text:p>8.702032</text:p>
          </table:table-cell>
          <table:table-cell table:formula="of:=[.C140]+[.A141]" office:value-type="float" office:value="17.355952276" calcext:value-type="float">
            <text:p>17.355952276</text:p>
          </table:table-cell>
        </table:table-row>
        <table:table-row table:style-name="ro1">
          <table:table-cell office:value-type="float" office:value="0.1151751" calcext:value-type="float">
            <text:p>0.1151751</text:p>
          </table:table-cell>
          <table:table-cell office:value-type="float" office:value="8.682432" calcext:value-type="float">
            <text:p>8.682432</text:p>
          </table:table-cell>
          <table:table-cell table:formula="of:=[.C141]+[.A142]" office:value-type="float" office:value="17.471127376" calcext:value-type="float">
            <text:p>17.471127376</text:p>
          </table:table-cell>
        </table:table-row>
        <table:table-row table:style-name="ro1">
          <table:table-cell office:value-type="float" office:value="0.11482414" calcext:value-type="float">
            <text:p>0.11482414</text:p>
          </table:table-cell>
          <table:table-cell office:value-type="float" office:value="8.70897" calcext:value-type="float">
            <text:p>8.70897</text:p>
          </table:table-cell>
          <table:table-cell table:formula="of:=[.C142]+[.A143]" office:value-type="float" office:value="17.585951516" calcext:value-type="float">
            <text:p>17.585951516</text:p>
          </table:table-cell>
        </table:table-row>
        <table:table-row table:style-name="ro1">
          <table:table-cell office:value-type="float" office:value="0.11386282" calcext:value-type="float">
            <text:p>0.11386282</text:p>
          </table:table-cell>
          <table:table-cell office:value-type="float" office:value="8.782498" calcext:value-type="float">
            <text:p>8.782498</text:p>
          </table:table-cell>
          <table:table-cell table:formula="of:=[.C143]+[.A144]" office:value-type="float" office:value="17.699814336" calcext:value-type="float">
            <text:p>17.699814336</text:p>
          </table:table-cell>
        </table:table-row>
        <table:table-row table:style-name="ro1">
          <table:table-cell office:value-type="float" office:value="0.11389334" calcext:value-type="float">
            <text:p>0.11389334</text:p>
          </table:table-cell>
          <table:table-cell office:value-type="float" office:value="8.780145" calcext:value-type="float">
            <text:p>8.780145</text:p>
          </table:table-cell>
          <table:table-cell table:formula="of:=[.C144]+[.A145]" office:value-type="float" office:value="17.813707676" calcext:value-type="float">
            <text:p>17.813707676</text:p>
          </table:table-cell>
        </table:table-row>
        <table:table-row table:style-name="ro1">
          <table:table-cell office:value-type="float" office:value="0.11451896" calcext:value-type="float">
            <text:p>0.11451896</text:p>
          </table:table-cell>
          <table:table-cell office:value-type="float" office:value="8.732179" calcext:value-type="float">
            <text:p>8.732179</text:p>
          </table:table-cell>
          <table:table-cell table:formula="of:=[.C145]+[.A146]" office:value-type="float" office:value="17.928226636" calcext:value-type="float">
            <text:p>17.928226636</text:p>
          </table:table-cell>
        </table:table-row>
        <table:table-row table:style-name="ro1">
          <table:table-cell office:value-type="float" office:value="0.114152744" calcext:value-type="float">
            <text:p>0.114152744</text:p>
          </table:table-cell>
          <table:table-cell office:value-type="float" office:value="8.760192" calcext:value-type="float">
            <text:p>8.760192</text:p>
          </table:table-cell>
          <table:table-cell table:formula="of:=[.C146]+[.A147]" office:value-type="float" office:value="18.04237938" calcext:value-type="float">
            <text:p>18.04237938</text:p>
          </table:table-cell>
        </table:table-row>
        <table:table-row table:style-name="ro1">
          <table:table-cell office:value-type="float" office:value="0.11247425" calcext:value-type="float">
            <text:p>0.11247425</text:p>
          </table:table-cell>
          <table:table-cell office:value-type="float" office:value="8.890924" calcext:value-type="float">
            <text:p>8.890924</text:p>
          </table:table-cell>
          <table:table-cell table:formula="of:=[.C147]+[.A148]" office:value-type="float" office:value="18.15485363" calcext:value-type="float">
            <text:p>18.15485363</text:p>
          </table:table-cell>
        </table:table-row>
        <table:table-row table:style-name="ro1">
          <table:table-cell office:value-type="float" office:value="0.11163501" calcext:value-type="float">
            <text:p>0.11163501</text:p>
          </table:table-cell>
          <table:table-cell office:value-type="float" office:value="8.957764" calcext:value-type="float">
            <text:p>8.957764</text:p>
          </table:table-cell>
          <table:table-cell table:formula="of:=[.C148]+[.A149]" office:value-type="float" office:value="18.26648864" calcext:value-type="float">
            <text:p>18.26648864</text:p>
          </table:table-cell>
        </table:table-row>
        <table:table-row table:style-name="ro1">
          <table:table-cell office:value-type="float" office:value="0.111924924" calcext:value-type="float">
            <text:p>0.111924924</text:p>
          </table:table-cell>
          <table:table-cell office:value-type="float" office:value="8.93456" calcext:value-type="float">
            <text:p>8.93456</text:p>
          </table:table-cell>
          <table:table-cell table:formula="of:=[.C149]+[.A150]" office:value-type="float" office:value="18.378413564" calcext:value-type="float">
            <text:p>18.378413564</text:p>
          </table:table-cell>
        </table:table-row>
        <table:table-row table:style-name="ro1">
          <table:table-cell office:value-type="float" office:value="0.11195544" calcext:value-type="float">
            <text:p>0.11195544</text:p>
          </table:table-cell>
          <table:table-cell office:value-type="float" office:value="8.932125" calcext:value-type="float">
            <text:p>8.932125</text:p>
          </table:table-cell>
          <table:table-cell table:formula="of:=[.C150]+[.A151]" office:value-type="float" office:value="18.490369004" calcext:value-type="float">
            <text:p>18.490369004</text:p>
          </table:table-cell>
        </table:table-row>
        <table:table-row table:style-name="ro1">
          <table:table-cell office:value-type="float" office:value="0.11110094" calcext:value-type="float">
            <text:p>0.11110094</text:p>
          </table:table-cell>
          <table:table-cell office:value-type="float" office:value="9.000824" calcext:value-type="float">
            <text:p>9.000824</text:p>
          </table:table-cell>
          <table:table-cell table:formula="of:=[.C151]+[.A152]" office:value-type="float" office:value="18.601469944" calcext:value-type="float">
            <text:p>18.601469944</text:p>
          </table:table-cell>
        </table:table-row>
        <table:table-row table:style-name="ro1">
          <table:table-cell office:value-type="float" office:value="0.110704206" calcext:value-type="float">
            <text:p>0.110704206</text:p>
          </table:table-cell>
          <table:table-cell office:value-type="float" office:value="9.033081" calcext:value-type="float">
            <text:p>9.033081</text:p>
          </table:table-cell>
          <table:table-cell table:formula="of:=[.C152]+[.A153]" office:value-type="float" office:value="18.71217415" calcext:value-type="float">
            <text:p>18.71217415</text:p>
          </table:table-cell>
        </table:table-row>
        <table:table-row table:style-name="ro1">
          <table:table-cell office:value-type="float" office:value="0.110826276" calcext:value-type="float">
            <text:p>0.110826276</text:p>
          </table:table-cell>
          <table:table-cell office:value-type="float" office:value="9.023131" calcext:value-type="float">
            <text:p>9.023131</text:p>
          </table:table-cell>
          <table:table-cell table:formula="of:=[.C153]+[.A154]" office:value-type="float" office:value="18.823000426" calcext:value-type="float">
            <text:p>18.823000426</text:p>
          </table:table-cell>
        </table:table-row>
        <table:table-row table:style-name="ro1">
          <table:table-cell office:value-type="float" office:value="0.11076524" calcext:value-type="float">
            <text:p>0.11076524</text:p>
          </table:table-cell>
          <table:table-cell office:value-type="float" office:value="9.028103" calcext:value-type="float">
            <text:p>9.028103</text:p>
          </table:table-cell>
          <table:table-cell table:formula="of:=[.C154]+[.A155]" office:value-type="float" office:value="18.933765666" calcext:value-type="float">
            <text:p>18.933765666</text:p>
          </table:table-cell>
        </table:table-row>
        <table:table-row table:style-name="ro1">
          <table:table-cell office:value-type="float" office:value="0.10980392" calcext:value-type="float">
            <text:p>0.10980392</text:p>
          </table:table-cell>
          <table:table-cell office:value-type="float" office:value="9.107142" calcext:value-type="float">
            <text:p>9.107142</text:p>
          </table:table-cell>
          <table:table-cell table:formula="of:=[.C155]+[.A156]" office:value-type="float" office:value="19.043569586" calcext:value-type="float">
            <text:p>19.043569586</text:p>
          </table:table-cell>
        </table:table-row>
        <table:table-row table:style-name="ro1">
          <table:table-cell office:value-type="float" office:value="0.10923934" calcext:value-type="float">
            <text:p>0.10923934</text:p>
          </table:table-cell>
          <table:table-cell office:value-type="float" office:value="9.154211" calcext:value-type="float">
            <text:p>9.154211</text:p>
          </table:table-cell>
          <table:table-cell table:formula="of:=[.C156]+[.A157]" office:value-type="float" office:value="19.152808926" calcext:value-type="float">
            <text:p>19.152808926</text:p>
          </table:table-cell>
        </table:table-row>
        <table:table-row table:style-name="ro1">
          <table:table-cell office:value-type="float" office:value="0.109636076" calcext:value-type="float">
            <text:p>0.109636076</text:p>
          </table:table-cell>
          <table:table-cell office:value-type="float" office:value="9.121085" calcext:value-type="float">
            <text:p>9.121085</text:p>
          </table:table-cell>
          <table:table-cell table:formula="of:=[.C157]+[.A158]" office:value-type="float" office:value="19.262445002" calcext:value-type="float">
            <text:p>19.262445002</text:p>
          </table:table-cell>
        </table:table-row>
        <table:table-row table:style-name="ro1">
          <table:table-cell office:value-type="float" office:value="0.11020066" calcext:value-type="float">
            <text:p>0.11020066</text:p>
          </table:table-cell>
          <table:table-cell office:value-type="float" office:value="9.074355" calcext:value-type="float">
            <text:p>9.074355</text:p>
          </table:table-cell>
          <table:table-cell table:formula="of:=[.C158]+[.A159]" office:value-type="float" office:value="19.372645662" calcext:value-type="float">
            <text:p>19.372645662</text:p>
          </table:table-cell>
        </table:table-row>
        <table:table-row table:style-name="ro1">
          <table:table-cell office:value-type="float" office:value="0.11047532" calcext:value-type="float">
            <text:p>0.11047532</text:p>
          </table:table-cell>
          <table:table-cell office:value-type="float" office:value="9.051795" calcext:value-type="float">
            <text:p>9.051795</text:p>
          </table:table-cell>
          <table:table-cell table:formula="of:=[.C159]+[.A160]" office:value-type="float" office:value="19.483120982" calcext:value-type="float">
            <text:p>19.483120982</text:p>
          </table:table-cell>
        </table:table-row>
        <table:table-row table:style-name="ro1">
          <table:table-cell office:value-type="float" office:value="0.110841535" calcext:value-type="float">
            <text:p>0.110841535</text:p>
          </table:table-cell>
          <table:table-cell office:value-type="float" office:value="9.021889" calcext:value-type="float">
            <text:p>9.021889</text:p>
          </table:table-cell>
          <table:table-cell table:formula="of:=[.C160]+[.A161]" office:value-type="float" office:value="19.593962517" calcext:value-type="float">
            <text:p>19.593962517</text:p>
          </table:table-cell>
        </table:table-row>
        <table:table-row table:style-name="ro1">
          <table:table-cell office:value-type="float" office:value="0.11120775" calcext:value-type="float">
            <text:p>0.11120775</text:p>
          </table:table-cell>
          <table:table-cell office:value-type="float" office:value="8.992179" calcext:value-type="float">
            <text:p>8.992179</text:p>
          </table:table-cell>
          <table:table-cell table:formula="of:=[.C161]+[.A162]" office:value-type="float" office:value="19.705170267" calcext:value-type="float">
            <text:p>19.705170267</text:p>
          </table:table-cell>
        </table:table-row>
        <table:table-row table:style-name="ro1">
          <table:table-cell office:value-type="float" office:value="0.111772336" calcext:value-type="float">
            <text:p>0.111772336</text:p>
          </table:table-cell>
          <table:table-cell office:value-type="float" office:value="8.946757" calcext:value-type="float">
            <text:p>8.946757</text:p>
          </table:table-cell>
          <table:table-cell table:formula="of:=[.C162]+[.A163]" office:value-type="float" office:value="19.816942603" calcext:value-type="float">
            <text:p>19.816942603</text:p>
          </table:table-cell>
        </table:table-row>
        <table:table-row table:style-name="ro1">
          <table:table-cell office:value-type="float" office:value="0.11201648" calcext:value-type="float">
            <text:p>0.11201648</text:p>
          </table:table-cell>
          <table:table-cell office:value-type="float" office:value="8.927258" calcext:value-type="float">
            <text:p>8.927258</text:p>
          </table:table-cell>
          <table:table-cell table:formula="of:=[.C163]+[.A164]" office:value-type="float" office:value="19.928959083" calcext:value-type="float">
            <text:p>19.928959083</text:p>
          </table:table-cell>
        </table:table-row>
        <table:table-row table:style-name="ro1">
          <table:table-cell office:value-type="float" office:value="0.11232166" calcext:value-type="float">
            <text:p>0.11232166</text:p>
          </table:table-cell>
          <table:table-cell office:value-type="float" office:value="8.903003" calcext:value-type="float">
            <text:p>8.903003</text:p>
          </table:table-cell>
          <table:table-cell table:formula="of:=[.C164]+[.A165]" office:value-type="float" office:value="20.041280743" calcext:value-type="float">
            <text:p>20.041280743</text:p>
          </table:table-cell>
        </table:table-row>
        <table:table-row table:style-name="ro1">
          <table:table-cell office:value-type="float" office:value="0.11262684" calcext:value-type="float">
            <text:p>0.11262684</text:p>
          </table:table-cell>
          <table:table-cell office:value-type="float" office:value="8.878879" calcext:value-type="float">
            <text:p>8.878879</text:p>
          </table:table-cell>
          <table:table-cell table:formula="of:=[.C165]+[.A166]" office:value-type="float" office:value="20.153907583" calcext:value-type="float">
            <text:p>20.153907583</text:p>
          </table:table-cell>
        </table:table-row>
        <table:table-row table:style-name="ro1">
          <table:table-cell office:value-type="float" office:value="0.11293202" calcext:value-type="float">
            <text:p>0.11293202</text:p>
          </table:table-cell>
          <table:table-cell office:value-type="float" office:value="8.854885" calcext:value-type="float">
            <text:p>8.854885</text:p>
          </table:table-cell>
          <table:table-cell table:formula="of:=[.C166]+[.A167]" office:value-type="float" office:value="20.266839603" calcext:value-type="float">
            <text:p>20.266839603</text:p>
          </table:table-cell>
        </table:table-row>
        <table:table-row table:style-name="ro1">
          <table:table-cell office:value-type="float" office:value="0.1132372" calcext:value-type="float">
            <text:p>0.1132372</text:p>
          </table:table-cell>
          <table:table-cell office:value-type="float" office:value="8.83102" calcext:value-type="float">
            <text:p>8.83102</text:p>
          </table:table-cell>
          <table:table-cell table:formula="of:=[.C167]+[.A168]" office:value-type="float" office:value="20.380076803" calcext:value-type="float">
            <text:p>20.380076803</text:p>
          </table:table-cell>
        </table:table-row>
        <table:table-row table:style-name="ro1">
          <table:table-cell office:value-type="float" office:value="0.113450825" calcext:value-type="float">
            <text:p>0.113450825</text:p>
          </table:table-cell>
          <table:table-cell office:value-type="float" office:value="8.814391" calcext:value-type="float">
            <text:p>8.814391</text:p>
          </table:table-cell>
          <table:table-cell table:formula="of:=[.C168]+[.A169]" office:value-type="float" office:value="20.493527628" calcext:value-type="float">
            <text:p>20.493527628</text:p>
          </table:table-cell>
        </table:table-row>
        <table:table-row table:style-name="ro1">
          <table:table-cell office:value-type="float" office:value="0.113557644" calcext:value-type="float">
            <text:p>0.113557644</text:p>
          </table:table-cell>
          <table:table-cell office:value-type="float" office:value="8.8061" calcext:value-type="float">
            <text:p>8.8061</text:p>
          </table:table-cell>
          <table:table-cell table:formula="of:=[.C169]+[.A170]" office:value-type="float" office:value="20.607085272" calcext:value-type="float">
            <text:p>20.607085272</text:p>
          </table:table-cell>
        </table:table-row>
        <table:table-row table:style-name="ro1">
          <table:table-cell office:value-type="float" office:value="0.113557644" calcext:value-type="float">
            <text:p>0.113557644</text:p>
          </table:table-cell>
          <table:table-cell office:value-type="float" office:value="8.8061" calcext:value-type="float">
            <text:p>8.8061</text:p>
          </table:table-cell>
          <table:table-cell table:formula="of:=[.C170]+[.A171]" office:value-type="float" office:value="20.720642916" calcext:value-type="float">
            <text:p>20.720642916</text:p>
          </table:table-cell>
        </table:table-row>
        <table:table-row table:style-name="ro1">
          <table:table-cell office:value-type="float" office:value="0.11337453" calcext:value-type="float">
            <text:p>0.11337453</text:p>
          </table:table-cell>
          <table:table-cell office:value-type="float" office:value="8.820323" calcext:value-type="float">
            <text:p>8.820323</text:p>
          </table:table-cell>
          <table:table-cell table:formula="of:=[.C171]+[.A172]" office:value-type="float" office:value="20.834017446" calcext:value-type="float">
            <text:p>20.834017446</text:p>
          </table:table-cell>
        </table:table-row>
        <table:table-row table:style-name="ro1">
          <table:table-cell office:value-type="float" office:value="0.113084614" calcext:value-type="float">
            <text:p>0.113084614</text:p>
          </table:table-cell>
          <table:table-cell office:value-type="float" office:value="8.842936" calcext:value-type="float">
            <text:p>8.842936</text:p>
          </table:table-cell>
          <table:table-cell table:formula="of:=[.C172]+[.A173]" office:value-type="float" office:value="20.94710206" calcext:value-type="float">
            <text:p>20.94710206</text:p>
          </table:table-cell>
        </table:table-row>
        <table:table-row table:style-name="ro1">
          <table:table-cell office:value-type="float" office:value="0.112718396" calcext:value-type="float">
            <text:p>0.112718396</text:p>
          </table:table-cell>
          <table:table-cell office:value-type="float" office:value="8.871667" calcext:value-type="float">
            <text:p>8.871667</text:p>
          </table:table-cell>
          <table:table-cell table:formula="of:=[.C173]+[.A174]" office:value-type="float" office:value="21.059820456" calcext:value-type="float">
            <text:p>21.059820456</text:p>
          </table:table-cell>
        </table:table-row>
        <table:table-row table:style-name="ro1">
          <table:table-cell office:value-type="float" office:value="0.112520024" calcext:value-type="float">
            <text:p>0.112520024</text:p>
          </table:table-cell>
          <table:table-cell office:value-type="float" office:value="8.887307" calcext:value-type="float">
            <text:p>8.887307</text:p>
          </table:table-cell>
          <table:table-cell table:formula="of:=[.C174]+[.A175]" office:value-type="float" office:value="21.17234048" calcext:value-type="float">
            <text:p>21.17234048</text:p>
          </table:table-cell>
        </table:table-row>
        <table:table-row table:style-name="ro1">
          <table:table-cell office:value-type="float" office:value="0.11244373" calcext:value-type="float">
            <text:p>0.11244373</text:p>
          </table:table-cell>
          <table:table-cell office:value-type="float" office:value="8.893337" calcext:value-type="float">
            <text:p>8.893337</text:p>
          </table:table-cell>
          <table:table-cell table:formula="of:=[.C175]+[.A176]" office:value-type="float" office:value="21.28478421" calcext:value-type="float">
            <text:p>21.28478421</text:p>
          </table:table-cell>
        </table:table-row>
        <table:table-row table:style-name="ro1">
          <table:table-cell office:value-type="float" office:value="0.112138554" calcext:value-type="float">
            <text:p>0.112138554</text:p>
          </table:table-cell>
          <table:table-cell office:value-type="float" office:value="8.91754" calcext:value-type="float">
            <text:p>8.91754</text:p>
          </table:table-cell>
          <table:table-cell table:formula="of:=[.C176]+[.A177]" office:value-type="float" office:value="21.396922764" calcext:value-type="float">
            <text:p>21.396922764</text:p>
          </table:table-cell>
        </table:table-row>
        <table:table-row table:style-name="ro1">
          <table:table-cell office:value-type="float" office:value="0.11189441" calcext:value-type="float">
            <text:p>0.11189441</text:p>
          </table:table-cell>
          <table:table-cell office:value-type="float" office:value="8.936997" calcext:value-type="float">
            <text:p>8.936997</text:p>
          </table:table-cell>
          <table:table-cell table:formula="of:=[.C177]+[.A178]" office:value-type="float" office:value="21.508817174" calcext:value-type="float">
            <text:p>21.508817174</text:p>
          </table:table-cell>
        </table:table-row>
        <table:table-row table:style-name="ro1">
          <table:table-cell office:value-type="float" office:value="0.11198596" calcext:value-type="float">
            <text:p>0.11198596</text:p>
          </table:table-cell>
          <table:table-cell office:value-type="float" office:value="8.92969" calcext:value-type="float">
            <text:p>8.92969</text:p>
          </table:table-cell>
          <table:table-cell table:formula="of:=[.C178]+[.A179]" office:value-type="float" office:value="21.620803134" calcext:value-type="float">
            <text:p>21.620803134</text:p>
          </table:table-cell>
        </table:table-row>
        <table:table-row table:style-name="ro1">
          <table:table-cell office:value-type="float" office:value="0.11175708" calcext:value-type="float">
            <text:p>0.11175708</text:p>
          </table:table-cell>
          <table:table-cell office:value-type="float" office:value="8.947979" calcext:value-type="float">
            <text:p>8.947979</text:p>
          </table:table-cell>
          <table:table-cell table:formula="of:=[.C179]+[.A180]" office:value-type="float" office:value="21.732560214" calcext:value-type="float">
            <text:p>21.732560214</text:p>
          </table:table-cell>
        </table:table-row>
        <table:table-row table:style-name="ro1">
          <table:table-cell office:value-type="float" office:value="0.11088731" calcext:value-type="float">
            <text:p>0.11088731</text:p>
          </table:table-cell>
          <table:table-cell office:value-type="float" office:value="9.018165" calcext:value-type="float">
            <text:p>9.018165</text:p>
          </table:table-cell>
          <table:table-cell table:formula="of:=[.C180]+[.A181]" office:value-type="float" office:value="21.843447524" calcext:value-type="float">
            <text:p>21.843447524</text:p>
          </table:table-cell>
        </table:table-row>
        <table:table-row table:style-name="ro1">
          <table:table-cell office:value-type="float" office:value="0.110246435" calcext:value-type="float">
            <text:p>0.110246435</text:p>
          </table:table-cell>
          <table:table-cell office:value-type="float" office:value="9.070588" calcext:value-type="float">
            <text:p>9.070588</text:p>
          </table:table-cell>
          <table:table-cell table:formula="of:=[.C181]+[.A182]" office:value-type="float" office:value="21.953693959" calcext:value-type="float">
            <text:p>21.953693959</text:p>
          </table:table-cell>
        </table:table-row>
        <table:table-row table:style-name="ro1">
          <table:table-cell office:value-type="float" office:value="0.11047532" calcext:value-type="float">
            <text:p>0.11047532</text:p>
          </table:table-cell>
          <table:table-cell office:value-type="float" office:value="9.051795" calcext:value-type="float">
            <text:p>9.051795</text:p>
          </table:table-cell>
          <table:table-cell table:formula="of:=[.C182]+[.A183]" office:value-type="float" office:value="22.064169279" calcext:value-type="float">
            <text:p>22.064169279</text:p>
          </table:table-cell>
        </table:table-row>
        <table:table-row table:style-name="ro1">
          <table:table-cell office:value-type="float" office:value="0.11087205" calcext:value-type="float">
            <text:p>0.11087205</text:p>
          </table:table-cell>
          <table:table-cell office:value-type="float" office:value="9.019405" calcext:value-type="float">
            <text:p>9.019405</text:p>
          </table:table-cell>
          <table:table-cell table:formula="of:=[.C183]+[.A184]" office:value-type="float" office:value="22.175041329" calcext:value-type="float">
            <text:p>22.175041329</text:p>
          </table:table-cell>
        </table:table-row>
        <table:table-row table:style-name="ro1">
          <table:table-cell office:value-type="float" office:value="0.110719465" calcext:value-type="float">
            <text:p>0.110719465</text:p>
          </table:table-cell>
          <table:table-cell office:value-type="float" office:value="9.031836" calcext:value-type="float">
            <text:p>9.031836</text:p>
          </table:table-cell>
          <table:table-cell table:formula="of:=[.C184]+[.A185]" office:value-type="float" office:value="22.285760794" calcext:value-type="float">
            <text:p>22.285760794</text:p>
          </table:table-cell>
        </table:table-row>
        <table:table-row table:style-name="ro1">
          <table:table-cell office:value-type="float" office:value="0.11030747" calcext:value-type="float">
            <text:p>0.11030747</text:p>
          </table:table-cell>
          <table:table-cell office:value-type="float" office:value="9.065569" calcext:value-type="float">
            <text:p>9.065569</text:p>
          </table:table-cell>
          <table:table-cell table:formula="of:=[.C185]+[.A186]" office:value-type="float" office:value="22.396068264" calcext:value-type="float">
            <text:p>22.396068264</text:p>
          </table:table-cell>
        </table:table-row>
        <table:table-row table:style-name="ro1">
          <table:table-cell office:value-type="float" office:value="0.110383764" calcext:value-type="float">
            <text:p>0.110383764</text:p>
          </table:table-cell>
          <table:table-cell office:value-type="float" office:value="9.059303" calcext:value-type="float">
            <text:p>9.059303</text:p>
          </table:table-cell>
          <table:table-cell table:formula="of:=[.C186]+[.A187]" office:value-type="float" office:value="22.506452028" calcext:value-type="float">
            <text:p>22.506452028</text:p>
          </table:table-cell>
        </table:table-row>
        <table:table-row table:style-name="ro1">
          <table:table-cell office:value-type="float" office:value="0.11064317" calcext:value-type="float">
            <text:p>0.11064317</text:p>
          </table:table-cell>
          <table:table-cell office:value-type="float" office:value="9.038064" calcext:value-type="float">
            <text:p>9.038064</text:p>
          </table:table-cell>
          <table:table-cell table:formula="of:=[.C187]+[.A188]" office:value-type="float" office:value="22.617095198" calcext:value-type="float">
            <text:p>22.617095198</text:p>
          </table:table-cell>
        </table:table-row>
        <table:table-row table:style-name="ro1">
          <table:table-cell office:value-type="float" office:value="0.110841535" calcext:value-type="float">
            <text:p>0.110841535</text:p>
          </table:table-cell>
          <table:table-cell office:value-type="float" office:value="9.021889" calcext:value-type="float">
            <text:p>9.021889</text:p>
          </table:table-cell>
          <table:table-cell table:formula="of:=[.C188]+[.A189]" office:value-type="float" office:value="22.727936733" calcext:value-type="float">
            <text:p>22.727936733</text:p>
          </table:table-cell>
        </table:table-row>
        <table:table-row table:style-name="ro1">
          <table:table-cell office:value-type="float" office:value="0.11079576" calcext:value-type="float">
            <text:p>0.11079576</text:p>
          </table:table-cell>
          <table:table-cell office:value-type="float" office:value="9.025617" calcext:value-type="float">
            <text:p>9.025617</text:p>
          </table:table-cell>
          <table:table-cell table:formula="of:=[.C189]+[.A190]" office:value-type="float" office:value="22.838732493" calcext:value-type="float">
            <text:p>22.838732493</text:p>
          </table:table-cell>
        </table:table-row>
        <table:table-row table:style-name="ro1">
          <table:table-cell office:value-type="float" office:value="0.11087205" calcext:value-type="float">
            <text:p>0.11087205</text:p>
          </table:table-cell>
          <table:table-cell office:value-type="float" office:value="9.019405" calcext:value-type="float">
            <text:p>9.019405</text:p>
          </table:table-cell>
          <table:table-cell table:formula="of:=[.C190]+[.A191]" office:value-type="float" office:value="22.949604543" calcext:value-type="float">
            <text:p>22.949604543</text:p>
          </table:table-cell>
        </table:table-row>
        <table:table-row table:style-name="ro1">
          <table:table-cell office:value-type="float" office:value="0.110963605" calcext:value-type="float">
            <text:p>0.110963605</text:p>
          </table:table-cell>
          <table:table-cell office:value-type="float" office:value="9.011964" calcext:value-type="float">
            <text:p>9.011964</text:p>
          </table:table-cell>
          <table:table-cell table:formula="of:=[.C191]+[.A192]" office:value-type="float" office:value="23.060568148" calcext:value-type="float">
            <text:p>23.060568148</text:p>
          </table:table-cell>
        </table:table-row>
        <table:table-row table:style-name="ro1">
          <table:table-cell office:value-type="float" office:value="0.11107042" calcext:value-type="float">
            <text:p>0.11107042</text:p>
          </table:table-cell>
          <table:table-cell office:value-type="float" office:value="9.003298" calcext:value-type="float">
            <text:p>9.003298</text:p>
          </table:table-cell>
          <table:table-cell table:formula="of:=[.C192]+[.A193]" office:value-type="float" office:value="23.171638568" calcext:value-type="float">
            <text:p>23.171638568</text:p>
          </table:table-cell>
        </table:table-row>
        <table:table-row table:style-name="ro1">
          <table:table-cell office:value-type="float" office:value="0.11116198" calcext:value-type="float">
            <text:p>0.11116198</text:p>
          </table:table-cell>
          <table:table-cell office:value-type="float" office:value="8.995882" calcext:value-type="float">
            <text:p>8.995882</text:p>
          </table:table-cell>
          <table:table-cell table:formula="of:=[.C193]+[.A194]" office:value-type="float" office:value="23.282800548" calcext:value-type="float">
            <text:p>23.282800548</text:p>
          </table:table-cell>
        </table:table-row>
        <table:table-row table:style-name="ro1">
          <table:table-cell office:value-type="float" office:value="0.111329824" calcext:value-type="float">
            <text:p>0.111329824</text:p>
          </table:table-cell>
          <table:table-cell office:value-type="float" office:value="8.982319" calcext:value-type="float">
            <text:p>8.982319</text:p>
          </table:table-cell>
          <table:table-cell table:formula="of:=[.C194]+[.A195]" office:value-type="float" office:value="23.394130372" calcext:value-type="float">
            <text:p>23.394130372</text:p>
          </table:table-cell>
        </table:table-row>
        <table:table-row table:style-name="ro1">
          <table:table-cell office:value-type="float" office:value="0.11146715" calcext:value-type="float">
            <text:p>0.11146715</text:p>
          </table:table-cell>
          <table:table-cell office:value-type="float" office:value="8.971252" calcext:value-type="float">
            <text:p>8.971252</text:p>
          </table:table-cell>
          <table:table-cell table:formula="of:=[.C195]+[.A196]" office:value-type="float" office:value="23.505597522" calcext:value-type="float">
            <text:p>23.505597522</text:p>
          </table:table-cell>
        </table:table-row>
        <table:table-row table:style-name="ro1">
          <table:table-cell office:value-type="float" office:value="0.111558706" calcext:value-type="float">
            <text:p>0.111558706</text:p>
          </table:table-cell>
          <table:table-cell office:value-type="float" office:value="8.96389" calcext:value-type="float">
            <text:p>8.96389</text:p>
          </table:table-cell>
          <table:table-cell table:formula="of:=[.C196]+[.A197]" office:value-type="float" office:value="23.617156228" calcext:value-type="float">
            <text:p>23.617156228</text:p>
          </table:table-cell>
        </table:table-row>
        <table:table-row table:style-name="ro1">
          <table:table-cell office:value-type="float" office:value="0.11168078" calcext:value-type="float">
            <text:p>0.11168078</text:p>
          </table:table-cell>
          <table:table-cell office:value-type="float" office:value="8.954092" calcext:value-type="float">
            <text:p>8.954092</text:p>
          </table:table-cell>
          <table:table-cell table:formula="of:=[.C197]+[.A198]" office:value-type="float" office:value="23.728837008" calcext:value-type="float">
            <text:p>23.728837008</text:p>
          </table:table-cell>
        </table:table-row>
        <table:table-row table:style-name="ro1">
          <table:table-cell office:value-type="float" office:value="0.11187915" calcext:value-type="float">
            <text:p>0.11187915</text:p>
          </table:table-cell>
          <table:table-cell office:value-type="float" office:value="8.938216" calcext:value-type="float">
            <text:p>8.938216</text:p>
          </table:table-cell>
          <table:table-cell table:formula="of:=[.C198]+[.A199]" office:value-type="float" office:value="23.840716158" calcext:value-type="float">
            <text:p>23.840716158</text:p>
          </table:table-cell>
        </table:table-row>
        <table:table-row table:style-name="ro1">
          <table:table-cell office:value-type="float" office:value="0.11229114" calcext:value-type="float">
            <text:p>0.11229114</text:p>
          </table:table-cell>
          <table:table-cell office:value-type="float" office:value="8.905422" calcext:value-type="float">
            <text:p>8.905422</text:p>
          </table:table-cell>
          <table:table-cell table:formula="of:=[.C199]+[.A200]" office:value-type="float" office:value="23.953007298" calcext:value-type="float">
            <text:p>23.953007298</text:p>
          </table:table-cell>
        </table:table-row>
        <table:table-row table:style-name="ro1">
          <table:table-cell office:value-type="float" office:value="0.11258107" calcext:value-type="float">
            <text:p>0.11258107</text:p>
          </table:table-cell>
          <table:table-cell office:value-type="float" office:value="8.882488" calcext:value-type="float">
            <text:p>8.882488</text:p>
          </table:table-cell>
          <table:table-cell table:formula="of:=[.C200]+[.A201]" office:value-type="float" office:value="24.065588368" calcext:value-type="float">
            <text:p>24.065588368</text:p>
          </table:table-cell>
        </table:table-row>
        <table:table-row table:style-name="ro1">
          <table:table-cell office:value-type="float" office:value="0.11288624" calcext:value-type="float">
            <text:p>0.11288624</text:p>
          </table:table-cell>
          <table:table-cell office:value-type="float" office:value="8.858476" calcext:value-type="float">
            <text:p>8.858476</text:p>
          </table:table-cell>
          <table:table-cell table:formula="of:=[.C201]+[.A202]" office:value-type="float" office:value="24.178474608" calcext:value-type="float">
            <text:p>24.178474608</text:p>
          </table:table-cell>
        </table:table-row>
        <table:table-row table:style-name="ro1">
          <table:table-cell office:value-type="float" office:value="0.113206685" calcext:value-type="float">
            <text:p>0.113206685</text:p>
          </table:table-cell>
          <table:table-cell office:value-type="float" office:value="8.833401" calcext:value-type="float">
            <text:p>8.833401</text:p>
          </table:table-cell>
          <table:table-cell table:formula="of:=[.C202]+[.A203]" office:value-type="float" office:value="24.291681293" calcext:value-type="float">
            <text:p>24.291681293</text:p>
          </table:table-cell>
        </table:table-row>
        <table:table-row table:style-name="ro1">
          <table:table-cell office:value-type="float" office:value="0.11360342" calcext:value-type="float">
            <text:p>0.11360342</text:p>
          </table:table-cell>
          <table:table-cell office:value-type="float" office:value="8.802551" calcext:value-type="float">
            <text:p>8.802551</text:p>
          </table:table-cell>
          <table:table-cell table:formula="of:=[.C203]+[.A204]" office:value-type="float" office:value="24.405284713" calcext:value-type="float">
            <text:p>24.405284713</text:p>
          </table:table-cell>
        </table:table-row>
        <table:table-row table:style-name="ro1">
          <table:table-cell office:value-type="float" office:value="0.11419852" calcext:value-type="float">
            <text:p>0.11419852</text:p>
          </table:table-cell>
          <table:table-cell office:value-type="float" office:value="8.7566805" calcext:value-type="float">
            <text:p>8.7566805</text:p>
          </table:table-cell>
          <table:table-cell table:formula="of:=[.C204]+[.A205]" office:value-type="float" office:value="24.519483233" calcext:value-type="float">
            <text:p>24.519483233</text:p>
          </table:table-cell>
        </table:table-row>
        <table:table-row table:style-name="ro1">
          <table:table-cell office:value-type="float" office:value="0.1148394" calcext:value-type="float">
            <text:p>0.1148394</text:p>
          </table:table-cell>
          <table:table-cell office:value-type="float" office:value="8.707813" calcext:value-type="float">
            <text:p>8.707813</text:p>
          </table:table-cell>
          <table:table-cell table:formula="of:=[.C205]+[.A206]" office:value-type="float" office:value="24.634322633" calcext:value-type="float">
            <text:p>24.634322633</text:p>
          </table:table-cell>
        </table:table-row>
        <table:table-row table:style-name="ro1">
          <table:table-cell office:value-type="float" office:value="0.115098804" calcext:value-type="float">
            <text:p>0.115098804</text:p>
          </table:table-cell>
          <table:table-cell office:value-type="float" office:value="8.688188" calcext:value-type="float">
            <text:p>8.688188</text:p>
          </table:table-cell>
          <table:table-cell table:formula="of:=[.C206]+[.A207]" office:value-type="float" office:value="24.749421437" calcext:value-type="float">
            <text:p>24.749421437</text:p>
          </table:table-cell>
        </table:table-row>
        <table:table-row table:style-name="ro1">
          <table:table-cell office:value-type="float" office:value="0.1154345" calcext:value-type="float">
            <text:p>0.1154345</text:p>
          </table:table-cell>
          <table:table-cell office:value-type="float" office:value="8.662922" calcext:value-type="float">
            <text:p>8.662922</text:p>
          </table:table-cell>
          <table:table-cell table:formula="of:=[.C207]+[.A208]" office:value-type="float" office:value="24.864855937" calcext:value-type="float">
            <text:p>24.864855937</text:p>
          </table:table-cell>
        </table:table-row>
        <table:table-row table:style-name="ro1">
          <table:table-cell office:value-type="float" office:value="0.11554132" calcext:value-type="float">
            <text:p>0.11554132</text:p>
          </table:table-cell>
          <table:table-cell office:value-type="float" office:value="8.654912" calcext:value-type="float">
            <text:p>8.654912</text:p>
          </table:table-cell>
          <table:table-cell table:formula="of:=[.C208]+[.A209]" office:value-type="float" office:value="24.980397257" calcext:value-type="float">
            <text:p>24.980397257</text:p>
          </table:table-cell>
        </table:table-row>
        <table:table-row table:style-name="ro1">
          <table:table-cell office:value-type="float" office:value="0.11526665" calcext:value-type="float">
            <text:p>0.11526665</text:p>
          </table:table-cell>
          <table:table-cell office:value-type="float" office:value="8.675536" calcext:value-type="float">
            <text:p>8.675536</text:p>
          </table:table-cell>
          <table:table-cell table:formula="of:=[.C209]+[.A210]" office:value-type="float" office:value="25.095663907" calcext:value-type="float">
            <text:p>25.095663907</text:p>
          </table:table-cell>
        </table:table-row>
        <table:table-row table:style-name="ro1">
          <table:table-cell office:value-type="float" office:value="0.11493095" calcext:value-type="float">
            <text:p>0.11493095</text:p>
          </table:table-cell>
          <table:table-cell office:value-type="float" office:value="8.700876" calcext:value-type="float">
            <text:p>8.700876</text:p>
          </table:table-cell>
          <table:table-cell table:formula="of:=[.C210]+[.A211]" office:value-type="float" office:value="25.210594857" calcext:value-type="float">
            <text:p>25.210594857</text:p>
          </table:table-cell>
        </table:table-row>
        <table:table-row table:style-name="ro1">
          <table:table-cell office:value-type="float" office:value="0.11499199" calcext:value-type="float">
            <text:p>0.11499199</text:p>
          </table:table-cell>
          <table:table-cell office:value-type="float" office:value="8.696258" calcext:value-type="float">
            <text:p>8.696258</text:p>
          </table:table-cell>
          <table:table-cell table:formula="of:=[.C211]+[.A212]" office:value-type="float" office:value="25.325586847" calcext:value-type="float">
            <text:p>25.325586847</text:p>
          </table:table-cell>
        </table:table-row>
        <table:table-row table:style-name="ro1">
          <table:table-cell office:value-type="float" office:value="0.11537346" calcext:value-type="float">
            <text:p>0.11537346</text:p>
          </table:table-cell>
          <table:table-cell office:value-type="float" office:value="8.667504" calcext:value-type="float">
            <text:p>8.667504</text:p>
          </table:table-cell>
          <table:table-cell table:formula="of:=[.C212]+[.A213]" office:value-type="float" office:value="25.440960307" calcext:value-type="float">
            <text:p>25.440960307</text:p>
          </table:table-cell>
        </table:table-row>
        <table:table-row table:style-name="ro1">
          <table:table-cell office:value-type="float" office:value="0.11512932" calcext:value-type="float">
            <text:p>0.11512932</text:p>
          </table:table-cell>
          <table:table-cell office:value-type="float" office:value="8.685884" calcext:value-type="float">
            <text:p>8.685884</text:p>
          </table:table-cell>
          <table:table-cell table:formula="of:=[.C213]+[.A214]" office:value-type="float" office:value="25.556089627" calcext:value-type="float">
            <text:p>25.556089627</text:p>
          </table:table-cell>
        </table:table-row>
        <table:table-row table:style-name="ro1">
          <table:table-cell office:value-type="float" office:value="0.11430533" calcext:value-type="float">
            <text:p>0.11430533</text:p>
          </table:table-cell>
          <table:table-cell office:value-type="float" office:value="8.748498" calcext:value-type="float">
            <text:p>8.748498</text:p>
          </table:table-cell>
          <table:table-cell table:formula="of:=[.C214]+[.A215]" office:value-type="float" office:value="25.670394957" calcext:value-type="float">
            <text:p>25.670394957</text:p>
          </table:table-cell>
        </table:table-row>
        <table:table-row table:style-name="ro1">
          <table:table-cell office:value-type="float" office:value="0.11549554" calcext:value-type="float">
            <text:p>0.11549554</text:p>
          </table:table-cell>
          <table:table-cell office:value-type="float" office:value="8.658342" calcext:value-type="float">
            <text:p>8.658342</text:p>
          </table:table-cell>
          <table:table-cell table:formula="of:=[.C215]+[.A216]" office:value-type="float" office:value="25.785890497" calcext:value-type="float">
            <text:p>25.785890497</text:p>
          </table:table-cell>
        </table:table-row>
        <table:table-row table:style-name="ro1">
          <table:table-cell office:value-type="float" office:value="0.11754025" calcext:value-type="float">
            <text:p>0.11754025</text:p>
          </table:table-cell>
          <table:table-cell office:value-type="float" office:value="8.507724" calcext:value-type="float">
            <text:p>8.507724</text:p>
          </table:table-cell>
          <table:table-cell table:formula="of:=[.C216]+[.A217]" office:value-type="float" office:value="25.903430747" calcext:value-type="float">
            <text:p>25.903430747</text:p>
          </table:table-cell>
        </table:table-row>
        <table:table-row table:style-name="ro1">
          <table:table-cell office:value-type="float" office:value="0.11824216" calcext:value-type="float">
            <text:p>0.11824216</text:p>
          </table:table-cell>
          <table:table-cell office:value-type="float" office:value="8.45722" calcext:value-type="float">
            <text:p>8.45722</text:p>
          </table:table-cell>
          <table:table-cell table:formula="of:=[.C217]+[.A218]" office:value-type="float" office:value="26.021672907" calcext:value-type="float">
            <text:p>26.021672907</text:p>
          </table:table-cell>
        </table:table-row>
        <table:table-row table:style-name="ro1">
          <table:table-cell office:value-type="float" office:value="0.11638056" calcext:value-type="float">
            <text:p>0.11638056</text:p>
          </table:table-cell>
          <table:table-cell office:value-type="float" office:value="8.592501" calcext:value-type="float">
            <text:p>8.592501</text:p>
          </table:table-cell>
          <table:table-cell table:formula="of:=[.C218]+[.A219]" office:value-type="float" office:value="26.138053467" calcext:value-type="float">
            <text:p>26.138053467</text:p>
          </table:table-cell>
        </table:table-row>
        <table:table-row table:style-name="ro1">
          <table:table-cell office:value-type="float" office:value="0.113206685" calcext:value-type="float">
            <text:p>0.113206685</text:p>
          </table:table-cell>
          <table:table-cell office:value-type="float" office:value="8.833401" calcext:value-type="float">
            <text:p>8.833401</text:p>
          </table:table-cell>
          <table:table-cell table:formula="of:=[.C219]+[.A220]" office:value-type="float" office:value="26.251260152" calcext:value-type="float">
            <text:p>26.251260152</text:p>
          </table:table-cell>
        </table:table-row>
        <table:table-row table:style-name="ro1">
          <table:table-cell office:value-type="float" office:value="0.112870984" calcext:value-type="float">
            <text:p>0.112870984</text:p>
          </table:table-cell>
          <table:table-cell office:value-type="float" office:value="8.8596735" calcext:value-type="float">
            <text:p>8.8596735</text:p>
          </table:table-cell>
          <table:table-cell table:formula="of:=[.C220]+[.A221]" office:value-type="float" office:value="26.364131136" calcext:value-type="float">
            <text:p>26.364131136</text:p>
          </table:table-cell>
        </table:table-row>
        <table:table-row table:style-name="ro1">
          <table:table-cell office:value-type="float" office:value="0.11435111" calcext:value-type="float">
            <text:p>0.11435111</text:p>
          </table:table-cell>
          <table:table-cell office:value-type="float" office:value="8.744996" calcext:value-type="float">
            <text:p>8.744996</text:p>
          </table:table-cell>
          <table:table-cell table:formula="of:=[.C221]+[.A222]" office:value-type="float" office:value="26.478482246" calcext:value-type="float">
            <text:p>26.478482246</text:p>
          </table:table-cell>
        </table:table-row>
        <table:table-row table:style-name="ro1">
          <table:table-cell office:value-type="float" office:value="0.11633478" calcext:value-type="float">
            <text:p>0.11633478</text:p>
          </table:table-cell>
          <table:table-cell office:value-type="float" office:value="8.595881" calcext:value-type="float">
            <text:p>8.595881</text:p>
          </table:table-cell>
          <table:table-cell table:formula="of:=[.C222]+[.A223]" office:value-type="float" office:value="26.594817026" calcext:value-type="float">
            <text:p>26.594817026</text:p>
          </table:table-cell>
        </table:table-row>
        <table:table-row table:style-name="ro1">
          <table:table-cell office:value-type="float" office:value="0.11749447" calcext:value-type="float">
            <text:p>0.11749447</text:p>
          </table:table-cell>
          <table:table-cell office:value-type="float" office:value="8.511039" calcext:value-type="float">
            <text:p>8.511039</text:p>
          </table:table-cell>
          <table:table-cell table:formula="of:=[.C223]+[.A224]" office:value-type="float" office:value="26.712311496" calcext:value-type="float">
            <text:p>26.712311496</text:p>
          </table:table-cell>
        </table:table-row>
        <table:table-row table:style-name="ro1">
          <table:table-cell office:value-type="float" office:value="0.11609064" calcext:value-type="float">
            <text:p>0.11609064</text:p>
          </table:table-cell>
          <table:table-cell office:value-type="float" office:value="8.613959" calcext:value-type="float">
            <text:p>8.613959</text:p>
          </table:table-cell>
          <table:table-cell table:formula="of:=[.C224]+[.A225]" office:value-type="float" office:value="26.828402136" calcext:value-type="float">
            <text:p>26.828402136</text:p>
          </table:table-cell>
        </table:table-row>
        <table:table-row table:style-name="ro1">
          <table:table-cell office:value-type="float" office:value="0.11255055" calcext:value-type="float">
            <text:p>0.11255055</text:p>
          </table:table-cell>
          <table:table-cell office:value-type="float" office:value="8.884897" calcext:value-type="float">
            <text:p>8.884897</text:p>
          </table:table-cell>
          <table:table-cell table:formula="of:=[.C225]+[.A226]" office:value-type="float" office:value="26.940952686" calcext:value-type="float">
            <text:p>26.940952686</text:p>
          </table:table-cell>
        </table:table-row>
        <table:table-row table:style-name="ro1">
          <table:table-cell office:value-type="float" office:value="0.11169604" calcext:value-type="float">
            <text:p>0.11169604</text:p>
          </table:table-cell>
          <table:table-cell office:value-type="float" office:value="8.952868" calcext:value-type="float">
            <text:p>8.952868</text:p>
          </table:table-cell>
          <table:table-cell table:formula="of:=[.C226]+[.A227]" office:value-type="float" office:value="27.052648726" calcext:value-type="float">
            <text:p>27.052648726</text:p>
          </table:table-cell>
        </table:table-row>
        <table:table-row table:style-name="ro1">
          <table:table-cell office:value-type="float" office:value="0.11309987" calcext:value-type="float">
            <text:p>0.11309987</text:p>
          </table:table-cell>
          <table:table-cell office:value-type="float" office:value="8.8417425" calcext:value-type="float">
            <text:p>8.8417425</text:p>
          </table:table-cell>
          <table:table-cell table:formula="of:=[.C227]+[.A228]" office:value-type="float" office:value="27.165748596" calcext:value-type="float">
            <text:p>27.165748596</text:p>
          </table:table-cell>
        </table:table-row>
        <table:table-row table:style-name="ro1">
          <table:table-cell office:value-type="float" office:value="0.11537346" calcext:value-type="float">
            <text:p>0.11537346</text:p>
          </table:table-cell>
          <table:table-cell office:value-type="float" office:value="8.667504" calcext:value-type="float">
            <text:p>8.667504</text:p>
          </table:table-cell>
          <table:table-cell table:formula="of:=[.C228]+[.A229]" office:value-type="float" office:value="27.281122056" calcext:value-type="float">
            <text:p>27.281122056</text:p>
          </table:table-cell>
        </table:table-row>
        <table:table-row table:style-name="ro1">
          <table:table-cell office:value-type="float" office:value="0.11680781" calcext:value-type="float">
            <text:p>0.11680781</text:p>
          </table:table-cell>
          <table:table-cell office:value-type="float" office:value="8.561071" calcext:value-type="float">
            <text:p>8.561071</text:p>
          </table:table-cell>
          <table:table-cell table:formula="of:=[.C229]+[.A230]" office:value-type="float" office:value="27.397929866" calcext:value-type="float">
            <text:p>27.397929866</text:p>
          </table:table-cell>
        </table:table-row>
        <table:table-row table:style-name="ro1">
          <table:table-cell office:value-type="float" office:value="0.11540398" calcext:value-type="float">
            <text:p>0.11540398</text:p>
          </table:table-cell>
          <table:table-cell office:value-type="float" office:value="8.665213" calcext:value-type="float">
            <text:p>8.665213</text:p>
          </table:table-cell>
          <table:table-cell table:formula="of:=[.C230]+[.A231]" office:value-type="float" office:value="27.513333846" calcext:value-type="float">
            <text:p>27.513333846</text:p>
          </table:table-cell>
        </table:table-row>
        <table:table-row table:style-name="ro1">
          <table:table-cell office:value-type="float" office:value="0.11235218" calcext:value-type="float">
            <text:p>0.11235218</text:p>
          </table:table-cell>
          <table:table-cell office:value-type="float" office:value="8.900584" calcext:value-type="float">
            <text:p>8.900584</text:p>
          </table:table-cell>
          <table:table-cell table:formula="of:=[.C231]+[.A232]" office:value-type="float" office:value="27.625686026" calcext:value-type="float">
            <text:p>27.625686026</text:p>
          </table:table-cell>
        </table:table-row>
        <table:table-row table:style-name="ro1">
          <table:table-cell office:value-type="float" office:value="0.11174182" calcext:value-type="float">
            <text:p>0.11174182</text:p>
          </table:table-cell>
          <table:table-cell office:value-type="float" office:value="8.949201" calcext:value-type="float">
            <text:p>8.949201</text:p>
          </table:table-cell>
          <table:table-cell table:formula="of:=[.C232]+[.A233]" office:value-type="float" office:value="27.737427846" calcext:value-type="float">
            <text:p>27.737427846</text:p>
          </table:table-cell>
        </table:table-row>
        <table:table-row table:style-name="ro1">
          <table:table-cell office:value-type="float" office:value="0.11325246" calcext:value-type="float">
            <text:p>0.11325246</text:p>
          </table:table-cell>
          <table:table-cell office:value-type="float" office:value="8.82983" calcext:value-type="float">
            <text:p>8.82983</text:p>
          </table:table-cell>
          <table:table-cell table:formula="of:=[.C233]+[.A234]" office:value-type="float" office:value="27.850680306" calcext:value-type="float">
            <text:p>27.850680306</text:p>
          </table:table-cell>
        </table:table-row>
        <table:table-row table:style-name="ro1">
          <table:table-cell office:value-type="float" office:value="0.11561761" calcext:value-type="float">
            <text:p>0.11561761</text:p>
          </table:table-cell>
          <table:table-cell office:value-type="float" office:value="8.649201" calcext:value-type="float">
            <text:p>8.649201</text:p>
          </table:table-cell>
          <table:table-cell table:formula="of:=[.C234]+[.A235]" office:value-type="float" office:value="27.966297916" calcext:value-type="float">
            <text:p>27.966297916</text:p>
          </table:table-cell>
        </table:table-row>
        <table:table-row table:style-name="ro1">
          <table:table-cell office:value-type="float" office:value="0.117235065" calcext:value-type="float">
            <text:p>0.117235065</text:p>
          </table:table-cell>
          <table:table-cell office:value-type="float" office:value="8.529871" calcext:value-type="float">
            <text:p>8.529871</text:p>
          </table:table-cell>
          <table:table-cell table:formula="of:=[.C235]+[.A236]" office:value-type="float" office:value="28.083532981" calcext:value-type="float">
            <text:p>28.083532981</text:p>
          </table:table-cell>
        </table:table-row>
        <table:table-row table:style-name="ro1">
          <table:table-cell office:value-type="float" office:value="0.1163653" calcext:value-type="float">
            <text:p>0.1163653</text:p>
          </table:table-cell>
          <table:table-cell office:value-type="float" office:value="8.593628" calcext:value-type="float">
            <text:p>8.593628</text:p>
          </table:table-cell>
          <table:table-cell table:formula="of:=[.C236]+[.A237]" office:value-type="float" office:value="28.199898281" calcext:value-type="float">
            <text:p>28.199898281</text:p>
          </table:table-cell>
        </table:table-row>
        <table:table-row table:style-name="ro1">
          <table:table-cell office:value-type="float" office:value="0.11377127" calcext:value-type="float">
            <text:p>0.11377127</text:p>
          </table:table-cell>
          <table:table-cell office:value-type="float" office:value="8.789565" calcext:value-type="float">
            <text:p>8.789565</text:p>
          </table:table-cell>
          <table:table-cell table:formula="of:=[.C237]+[.A238]" office:value-type="float" office:value="28.313669551" calcext:value-type="float">
            <text:p>28.313669551</text:p>
          </table:table-cell>
        </table:table-row>
        <table:table-row table:style-name="ro1">
          <table:table-cell office:value-type="float" office:value="0.11340505" calcext:value-type="float">
            <text:p>0.11340505</text:p>
          </table:table-cell>
          <table:table-cell office:value-type="float" office:value="8.817949" calcext:value-type="float">
            <text:p>8.817949</text:p>
          </table:table-cell>
          <table:table-cell table:formula="of:=[.C238]+[.A239]" office:value-type="float" office:value="28.427074601" calcext:value-type="float">
            <text:p>28.427074601</text:p>
          </table:table-cell>
        </table:table-row>
        <table:table-row table:style-name="ro1">
          <table:table-cell office:value-type="float" office:value="0.115083545" calcext:value-type="float">
            <text:p>0.115083545</text:p>
          </table:table-cell>
          <table:table-cell office:value-type="float" office:value="8.68934" calcext:value-type="float">
            <text:p>8.68934</text:p>
          </table:table-cell>
          <table:table-cell table:formula="of:=[.C239]+[.A240]" office:value-type="float" office:value="28.542158146" calcext:value-type="float">
            <text:p>28.542158146</text:p>
          </table:table-cell>
        </table:table-row>
        <table:table-row table:style-name="ro1">
          <table:table-cell office:value-type="float" office:value="0.116639964" calcext:value-type="float">
            <text:p>0.116639964</text:p>
          </table:table-cell>
          <table:table-cell office:value-type="float" office:value="8.573391" calcext:value-type="float">
            <text:p>8.573391</text:p>
          </table:table-cell>
          <table:table-cell table:formula="of:=[.C240]+[.A241]" office:value-type="float" office:value="28.65879811" calcext:value-type="float">
            <text:p>28.65879811</text:p>
          </table:table-cell>
        </table:table-row>
        <table:table-row table:style-name="ro1">
          <table:table-cell office:value-type="float" office:value="0.11561761" calcext:value-type="float">
            <text:p>0.11561761</text:p>
          </table:table-cell>
          <table:table-cell office:value-type="float" office:value="8.649201" calcext:value-type="float">
            <text:p>8.649201</text:p>
          </table:table-cell>
          <table:table-cell table:formula="of:=[.C241]+[.A242]" office:value-type="float" office:value="28.77441572" calcext:value-type="float">
            <text:p>28.77441572</text:p>
          </table:table-cell>
        </table:table-row>
        <table:table-row table:style-name="ro1">
          <table:table-cell office:value-type="float" office:value="0.112855725" calcext:value-type="float">
            <text:p>0.112855725</text:p>
          </table:table-cell>
          <table:table-cell office:value-type="float" office:value="8.860871" calcext:value-type="float">
            <text:p>8.860871</text:p>
          </table:table-cell>
          <table:table-cell table:formula="of:=[.C242]+[.A243]" office:value-type="float" office:value="28.887271445" calcext:value-type="float">
            <text:p>28.887271445</text:p>
          </table:table-cell>
        </table:table-row>
        <table:table-row table:style-name="ro1">
          <table:table-cell office:value-type="float" office:value="0.11229114" calcext:value-type="float">
            <text:p>0.11229114</text:p>
          </table:table-cell>
          <table:table-cell office:value-type="float" office:value="8.905422" calcext:value-type="float">
            <text:p>8.905422</text:p>
          </table:table-cell>
          <table:table-cell table:formula="of:=[.C243]+[.A244]" office:value-type="float" office:value="28.999562585" calcext:value-type="float">
            <text:p>28.999562585</text:p>
          </table:table-cell>
        </table:table-row>
        <table:table-row table:style-name="ro1">
          <table:table-cell office:value-type="float" office:value="0.114168" calcext:value-type="float">
            <text:p>0.114168</text:p>
          </table:table-cell>
          <table:table-cell office:value-type="float" office:value="8.759021" calcext:value-type="float">
            <text:p>8.759021</text:p>
          </table:table-cell>
          <table:table-cell table:formula="of:=[.C244]+[.A245]" office:value-type="float" office:value="29.113730585" calcext:value-type="float">
            <text:p>29.113730585</text:p>
          </table:table-cell>
        </table:table-row>
        <table:table-row table:style-name="ro1">
          <table:table-cell office:value-type="float" office:value="0.11564813" calcext:value-type="float">
            <text:p>0.11564813</text:p>
          </table:table-cell>
          <table:table-cell office:value-type="float" office:value="8.646919" calcext:value-type="float">
            <text:p>8.646919</text:p>
          </table:table-cell>
          <table:table-cell table:formula="of:=[.C245]+[.A246]" office:value-type="float" office:value="29.229378715" calcext:value-type="float">
            <text:p>29.229378715</text:p>
          </table:table-cell>
        </table:table-row>
        <table:table-row table:style-name="ro1">
          <table:table-cell office:value-type="float" office:value="0.114396885" calcext:value-type="float">
            <text:p>0.114396885</text:p>
          </table:table-cell>
          <table:table-cell office:value-type="float" office:value="8.741496" calcext:value-type="float">
            <text:p>8.741496</text:p>
          </table:table-cell>
          <table:table-cell table:formula="of:=[.C246]+[.A247]" office:value-type="float" office:value="29.3437756" calcext:value-type="float">
            <text:p>29.3437756</text:p>
          </table:table-cell>
        </table:table-row>
        <table:table-row table:style-name="ro1">
          <table:table-cell office:value-type="float" office:value="0.11168078" calcext:value-type="float">
            <text:p>0.11168078</text:p>
          </table:table-cell>
          <table:table-cell office:value-type="float" office:value="8.954092" calcext:value-type="float">
            <text:p>8.954092</text:p>
          </table:table-cell>
          <table:table-cell table:formula="of:=[.C247]+[.A248]" office:value-type="float" office:value="29.45545638" calcext:value-type="float">
            <text:p>29.45545638</text:p>
          </table:table-cell>
        </table:table-row>
        <table:table-row table:style-name="ro1">
          <table:table-cell office:value-type="float" office:value="0.11134508" calcext:value-type="float">
            <text:p>0.11134508</text:p>
          </table:table-cell>
          <table:table-cell office:value-type="float" office:value="8.981088" calcext:value-type="float">
            <text:p>8.981088</text:p>
          </table:table-cell>
          <table:table-cell table:formula="of:=[.C248]+[.A249]" office:value-type="float" office:value="29.56680146" calcext:value-type="float">
            <text:p>29.56680146</text:p>
          </table:table-cell>
        </table:table-row>
        <table:table-row table:style-name="ro1">
          <table:table-cell office:value-type="float" office:value="0.11316091" calcext:value-type="float">
            <text:p>0.11316091</text:p>
          </table:table-cell>
          <table:table-cell office:value-type="float" office:value="8.836974" calcext:value-type="float">
            <text:p>8.836974</text:p>
          </table:table-cell>
          <table:table-cell table:formula="of:=[.C249]+[.A250]" office:value-type="float" office:value="29.67996237" calcext:value-type="float">
            <text:p>29.67996237</text:p>
          </table:table-cell>
        </table:table-row>
        <table:table-row table:style-name="ro1">
          <table:table-cell office:value-type="float" office:value="0.115815975" calcext:value-type="float">
            <text:p>0.115815975</text:p>
          </table:table-cell>
          <table:table-cell office:value-type="float" office:value="8.634387" calcext:value-type="float">
            <text:p>8.634387</text:p>
          </table:table-cell>
          <table:table-cell table:formula="of:=[.C250]+[.A251]" office:value-type="float" office:value="29.795778345" calcext:value-type="float">
            <text:p>29.795778345</text:p>
          </table:table-cell>
        </table:table-row>
        <table:table-row table:style-name="ro1">
          <table:table-cell office:value-type="float" office:value="0.116639964" calcext:value-type="float">
            <text:p>0.116639964</text:p>
          </table:table-cell>
          <table:table-cell office:value-type="float" office:value="8.573391" calcext:value-type="float">
            <text:p>8.573391</text:p>
          </table:table-cell>
          <table:table-cell table:formula="of:=[.C251]+[.A252]" office:value-type="float" office:value="29.912418309" calcext:value-type="float">
            <text:p>29.912418309</text:p>
          </table:table-cell>
        </table:table-row>
        <table:table-row table:style-name="ro1">
          <table:table-cell office:value-type="float" office:value="0.114168" calcext:value-type="float">
            <text:p>0.114168</text:p>
          </table:table-cell>
          <table:table-cell office:value-type="float" office:value="8.759021" calcext:value-type="float">
            <text:p>8.759021</text:p>
          </table:table-cell>
          <table:table-cell table:formula="of:=[.C252]+[.A253]" office:value-type="float" office:value="30.026586309" calcext:value-type="float">
            <text:p>30.026586309</text:p>
          </table:table-cell>
        </table:table-row>
        <table:table-row table:style-name="ro1">
          <table:table-cell office:value-type="float" office:value="0.11091783" calcext:value-type="float">
            <text:p>0.11091783</text:p>
          </table:table-cell>
          <table:table-cell office:value-type="float" office:value="9.015683" calcext:value-type="float">
            <text:p>9.015683</text:p>
          </table:table-cell>
          <table:table-cell table:formula="of:=[.C253]+[.A254]" office:value-type="float" office:value="30.137504139" calcext:value-type="float">
            <text:p>30.137504139</text:p>
          </table:table-cell>
        </table:table-row>
        <table:table-row table:style-name="ro1">
          <table:table-cell office:value-type="float" office:value="0.109178305" calcext:value-type="float">
            <text:p>0.109178305</text:p>
          </table:table-cell>
          <table:table-cell office:value-type="float" office:value="9.159328" calcext:value-type="float">
            <text:p>9.159328</text:p>
          </table:table-cell>
          <table:table-cell table:formula="of:=[.C254]+[.A255]" office:value-type="float" office:value="30.246682444" calcext:value-type="float">
            <text:p>30.246682444</text:p>
          </table:table-cell>
        </table:table-row>
        <table:table-row table:style-name="ro1">
          <table:table-cell office:value-type="float" office:value="0.11073472" calcext:value-type="float">
            <text:p>0.11073472</text:p>
          </table:table-cell>
          <table:table-cell office:value-type="float" office:value="9.030591" calcext:value-type="float">
            <text:p>9.030591</text:p>
          </table:table-cell>
          <table:table-cell table:formula="of:=[.C255]+[.A256]" office:value-type="float" office:value="30.357417164" calcext:value-type="float">
            <text:p>30.357417164</text:p>
          </table:table-cell>
        </table:table-row>
        <table:table-row table:style-name="ro1">
          <table:table-cell office:value-type="float" office:value="0.1139086" calcext:value-type="float">
            <text:p>0.1139086</text:p>
          </table:table-cell>
          <table:table-cell office:value-type="float" office:value="8.778969" calcext:value-type="float">
            <text:p>8.778969</text:p>
          </table:table-cell>
          <table:table-cell table:formula="of:=[.C256]+[.A257]" office:value-type="float" office:value="30.471325764" calcext:value-type="float">
            <text:p>30.471325764</text:p>
          </table:table-cell>
        </table:table-row>
        <table:table-row table:style-name="ro1">
          <table:table-cell office:value-type="float" office:value="0.115556575" calcext:value-type="float">
            <text:p>0.115556575</text:p>
          </table:table-cell>
          <table:table-cell office:value-type="float" office:value="8.6537695" calcext:value-type="float">
            <text:p>8.6537695</text:p>
          </table:table-cell>
          <table:table-cell table:formula="of:=[.C257]+[.A258]" office:value-type="float" office:value="30.586882339" calcext:value-type="float">
            <text:p>30.586882339</text:p>
          </table:table-cell>
        </table:table-row>
        <table:table-row table:style-name="ro1">
          <table:table-cell office:value-type="float" office:value="0.11490043" calcext:value-type="float">
            <text:p>0.11490043</text:p>
          </table:table-cell>
          <table:table-cell office:value-type="float" office:value="8.703188" calcext:value-type="float">
            <text:p>8.703188</text:p>
          </table:table-cell>
          <table:table-cell table:formula="of:=[.C258]+[.A259]" office:value-type="float" office:value="30.701782769" calcext:value-type="float">
            <text:p>30.701782769</text:p>
          </table:table-cell>
        </table:table-row>
        <table:table-row table:style-name="ro1">
          <table:table-cell office:value-type="float" office:value="0.114747845" calcext:value-type="float">
            <text:p>0.114747845</text:p>
          </table:table-cell>
          <table:table-cell office:value-type="float" office:value="8.714761" calcext:value-type="float">
            <text:p>8.714761</text:p>
          </table:table-cell>
          <table:table-cell table:formula="of:=[.C259]+[.A260]" office:value-type="float" office:value="30.816530614" calcext:value-type="float">
            <text:p>30.816530614</text:p>
          </table:table-cell>
        </table:table-row>
        <table:table-row table:style-name="ro1">
          <table:table-cell office:value-type="float" office:value="0.117708094" calcext:value-type="float">
            <text:p>0.117708094</text:p>
          </table:table-cell>
          <table:table-cell office:value-type="float" office:value="8.495592" calcext:value-type="float">
            <text:p>8.495592</text:p>
          </table:table-cell>
          <table:table-cell table:formula="of:=[.C260]+[.A261]" office:value-type="float" office:value="30.934238708" calcext:value-type="float">
            <text:p>30.934238708</text:p>
          </table:table-cell>
        </table:table-row>
        <table:table-row table:style-name="ro1">
          <table:table-cell office:value-type="float" office:value="0.12158389" calcext:value-type="float">
            <text:p>0.12158389</text:p>
          </table:table-cell>
          <table:table-cell office:value-type="float" office:value="8.224774" calcext:value-type="float">
            <text:p>8.224774</text:p>
          </table:table-cell>
          <table:table-cell table:formula="of:=[.C261]+[.A262]" office:value-type="float" office:value="31.055822598" calcext:value-type="float">
            <text:p>31.055822598</text:p>
          </table:table-cell>
        </table:table-row>
        <table:table-row table:style-name="ro1">
          <table:table-cell office:value-type="float" office:value="0.12210269" calcext:value-type="float">
            <text:p>0.12210269</text:p>
          </table:table-cell>
          <table:table-cell office:value-type="float" office:value="8.189827" calcext:value-type="float">
            <text:p>8.189827</text:p>
          </table:table-cell>
          <table:table-cell table:formula="of:=[.C262]+[.A263]" office:value-type="float" office:value="31.177925288" calcext:value-type="float">
            <text:p>31.177925288</text:p>
          </table:table-cell>
        </table:table-row>
        <table:table-row table:style-name="ro1">
          <table:table-cell office:value-type="float" office:value="0.120881975" calcext:value-type="float">
            <text:p>0.120881975</text:p>
          </table:table-cell>
          <table:table-cell office:value-type="float" office:value="8.2725315" calcext:value-type="float">
            <text:p>8.2725315</text:p>
          </table:table-cell>
          <table:table-cell table:formula="of:=[.C263]+[.A264]" office:value-type="float" office:value="31.298807263" calcext:value-type="float">
            <text:p>31.298807263</text:p>
          </table:table-cell>
        </table:table-row>
        <table:table-row table:style-name="ro1">
          <table:table-cell office:value-type="float" office:value="0.11938659" calcext:value-type="float">
            <text:p>0.11938659</text:p>
          </table:table-cell>
          <table:table-cell office:value-type="float" office:value="8.37615" calcext:value-type="float">
            <text:p>8.37615</text:p>
          </table:table-cell>
          <table:table-cell table:formula="of:=[.C264]+[.A265]" office:value-type="float" office:value="31.418193853" calcext:value-type="float">
            <text:p>31.418193853</text:p>
          </table:table-cell>
        </table:table-row>
        <table:table-row table:style-name="ro1">
          <table:table-cell office:value-type="float" office:value="0.118181124" calcext:value-type="float">
            <text:p>0.118181124</text:p>
          </table:table-cell>
          <table:table-cell office:value-type="float" office:value="8.461588" calcext:value-type="float">
            <text:p>8.461588</text:p>
          </table:table-cell>
          <table:table-cell table:formula="of:=[.C265]+[.A266]" office:value-type="float" office:value="31.536374977" calcext:value-type="float">
            <text:p>31.536374977</text:p>
          </table:table-cell>
        </table:table-row>
        <table:table-row table:style-name="ro1">
          <table:table-cell office:value-type="float" office:value="0.1199054" calcext:value-type="float">
            <text:p>0.1199054</text:p>
          </table:table-cell>
          <table:table-cell office:value-type="float" office:value="8.339909" calcext:value-type="float">
            <text:p>8.339909</text:p>
          </table:table-cell>
          <table:table-cell table:formula="of:=[.C266]+[.A267]" office:value-type="float" office:value="31.656280377" calcext:value-type="float">
            <text:p>31.656280377</text:p>
          </table:table-cell>
        </table:table-row>
        <table:table-row table:style-name="ro1">
          <table:table-cell office:value-type="float" office:value="0.123476006" calcext:value-type="float">
            <text:p>0.123476006</text:p>
          </table:table-cell>
          <table:table-cell office:value-type="float" office:value="8.09874" calcext:value-type="float">
            <text:p>8.09874</text:p>
          </table:table-cell>
          <table:table-cell table:formula="of:=[.C267]+[.A268]" office:value-type="float" office:value="31.779756383" calcext:value-type="float">
            <text:p>31.779756383</text:p>
          </table:table-cell>
        </table:table-row>
        <table:table-row table:style-name="ro1">
          <table:table-cell office:value-type="float" office:value="0.12399481" calcext:value-type="float">
            <text:p>0.12399481</text:p>
          </table:table-cell>
          <table:table-cell office:value-type="float" office:value="8.064854" calcext:value-type="float">
            <text:p>8.064854</text:p>
          </table:table-cell>
          <table:table-cell table:formula="of:=[.C268]+[.A269]" office:value-type="float" office:value="31.903751193" calcext:value-type="float">
            <text:p>31.903751193</text:p>
          </table:table-cell>
        </table:table-row>
        <table:table-row table:style-name="ro1">
          <table:table-cell office:value-type="float" office:value="0.122545205" calcext:value-type="float">
            <text:p>0.122545205</text:p>
          </table:table-cell>
          <table:table-cell office:value-type="float" office:value="8.1602545" calcext:value-type="float">
            <text:p>8.1602545</text:p>
          </table:table-cell>
          <table:table-cell table:formula="of:=[.C269]+[.A270]" office:value-type="float" office:value="32.026296398" calcext:value-type="float">
            <text:p>32.026296398</text:p>
          </table:table-cell>
        </table:table-row>
        <table:table-row table:style-name="ro1">
          <table:table-cell office:value-type="float" office:value="0.12021057" calcext:value-type="float">
            <text:p>0.12021057</text:p>
          </table:table-cell>
          <table:table-cell office:value-type="float" office:value="8.318736" calcext:value-type="float">
            <text:p>8.318736</text:p>
          </table:table-cell>
          <table:table-cell table:formula="of:=[.C270]+[.A271]" office:value-type="float" office:value="32.146506968" calcext:value-type="float">
            <text:p>32.146506968</text:p>
          </table:table-cell>
        </table:table-row>
        <table:table-row table:style-name="ro1">
          <table:table-cell office:value-type="float" office:value="0.11869993" calcext:value-type="float">
            <text:p>0.11869993</text:p>
          </table:table-cell>
          <table:table-cell office:value-type="float" office:value="8.424605" calcext:value-type="float">
            <text:p>8.424605</text:p>
          </table:table-cell>
          <table:table-cell table:formula="of:=[.C271]+[.A272]" office:value-type="float" office:value="32.265206898" calcext:value-type="float">
            <text:p>32.265206898</text:p>
          </table:table-cell>
        </table:table-row>
        <table:table-row table:style-name="ro1">
          <table:table-cell office:value-type="float" office:value="0.11821164" calcext:value-type="float">
            <text:p>0.11821164</text:p>
          </table:table-cell>
          <table:table-cell office:value-type="float" office:value="8.459403" calcext:value-type="float">
            <text:p>8.459403</text:p>
          </table:table-cell>
          <table:table-cell table:formula="of:=[.C272]+[.A273]" office:value-type="float" office:value="32.383418538" calcext:value-type="float">
            <text:p>32.383418538</text:p>
          </table:table-cell>
        </table:table-row>
        <table:table-row table:style-name="ro1">
          <table:table-cell office:value-type="float" office:value="0.11985961" calcext:value-type="float">
            <text:p>0.11985961</text:p>
          </table:table-cell>
          <table:table-cell office:value-type="float" office:value="8.343094" calcext:value-type="float">
            <text:p>8.343094</text:p>
          </table:table-cell>
          <table:table-cell table:formula="of:=[.C273]+[.A274]" office:value-type="float" office:value="32.503278148" calcext:value-type="float">
            <text:p>32.503278148</text:p>
          </table:table-cell>
        </table:table-row>
        <table:table-row table:style-name="ro1">
          <table:table-cell office:value-type="float" office:value="0.120057985" calcext:value-type="float">
            <text:p>0.120057985</text:p>
          </table:table-cell>
          <table:table-cell office:value-type="float" office:value="8.3293085" calcext:value-type="float">
            <text:p>8.3293085</text:p>
          </table:table-cell>
          <table:table-cell table:formula="of:=[.C274]+[.A275]" office:value-type="float" office:value="32.623336133" calcext:value-type="float">
            <text:p>32.623336133</text:p>
          </table:table-cell>
        </table:table-row>
        <table:table-row table:style-name="ro1">
          <table:table-cell office:value-type="float" office:value="0.11950866" calcext:value-type="float">
            <text:p>0.11950866</text:p>
          </table:table-cell>
          <table:table-cell office:value-type="float" office:value="8.367594" calcext:value-type="float">
            <text:p>8.367594</text:p>
          </table:table-cell>
          <table:table-cell table:formula="of:=[.C275]+[.A276]" office:value-type="float" office:value="32.742844793" calcext:value-type="float">
            <text:p>32.742844793</text:p>
          </table:table-cell>
        </table:table-row>
        <table:table-row table:style-name="ro1">
          <table:table-cell office:value-type="float" office:value="0.11905089" calcext:value-type="float">
            <text:p>0.11905089</text:p>
          </table:table-cell>
          <table:table-cell office:value-type="float" office:value="8.399769" calcext:value-type="float">
            <text:p>8.399769</text:p>
          </table:table-cell>
          <table:table-cell table:formula="of:=[.C276]+[.A277]" office:value-type="float" office:value="32.861895683" calcext:value-type="float">
            <text:p>32.861895683</text:p>
          </table:table-cell>
        </table:table-row>
        <table:table-row table:style-name="ro1">
          <table:table-cell office:value-type="float" office:value="0.119584955" calcext:value-type="float">
            <text:p>0.119584955</text:p>
          </table:table-cell>
          <table:table-cell office:value-type="float" office:value="8.362256" calcext:value-type="float">
            <text:p>8.362256</text:p>
          </table:table-cell>
          <table:table-cell table:formula="of:=[.C277]+[.A278]" office:value-type="float" office:value="32.981480638" calcext:value-type="float">
            <text:p>32.981480638</text:p>
          </table:table-cell>
        </table:table-row>
        <table:table-row table:style-name="ro1">
          <table:table-cell office:value-type="float" office:value="0.119707026" calcext:value-type="float">
            <text:p>0.119707026</text:p>
          </table:table-cell>
          <table:table-cell office:value-type="float" office:value="8.353728" calcext:value-type="float">
            <text:p>8.353728</text:p>
          </table:table-cell>
          <table:table-cell table:formula="of:=[.C278]+[.A279]" office:value-type="float" office:value="33.101187664" calcext:value-type="float">
            <text:p>33.101187664</text:p>
          </table:table-cell>
        </table:table-row>
        <table:table-row table:style-name="ro1">
          <table:table-cell office:value-type="float" office:value="0.118303195" calcext:value-type="float">
            <text:p>0.118303195</text:p>
          </table:table-cell>
          <table:table-cell office:value-type="float" office:value="8.452857" calcext:value-type="float">
            <text:p>8.452857</text:p>
          </table:table-cell>
          <table:table-cell table:formula="of:=[.C279]+[.A280]" office:value-type="float" office:value="33.219490859" calcext:value-type="float">
            <text:p>33.219490859</text:p>
          </table:table-cell>
        </table:table-row>
        <table:table-row table:style-name="ro1">
          <table:table-cell office:value-type="float" office:value="0.11764706" calcext:value-type="float">
            <text:p>0.11764706</text:p>
          </table:table-cell>
          <table:table-cell office:value-type="float" office:value="8.5" calcext:value-type="float">
            <text:p>8.5</text:p>
          </table:table-cell>
          <table:table-cell table:formula="of:=[.C280]+[.A281]" office:value-type="float" office:value="33.337137919" calcext:value-type="float">
            <text:p>33.337137919</text:p>
          </table:table-cell>
        </table:table-row>
        <table:table-row table:style-name="ro1">
          <table:table-cell office:value-type="float" office:value="0.11873045" calcext:value-type="float">
            <text:p>0.11873045</text:p>
          </table:table-cell>
          <table:table-cell office:value-type="float" office:value="8.42244" calcext:value-type="float">
            <text:p>8.42244</text:p>
          </table:table-cell>
          <table:table-cell table:formula="of:=[.C281]+[.A282]" office:value-type="float" office:value="33.455868369" calcext:value-type="float">
            <text:p>33.455868369</text:p>
          </table:table-cell>
        </table:table-row>
        <table:table-row table:style-name="ro1">
          <table:table-cell office:value-type="float" office:value="0.120393686" calcext:value-type="float">
            <text:p>0.120393686</text:p>
          </table:table-cell>
          <table:table-cell office:value-type="float" office:value="8.306084" calcext:value-type="float">
            <text:p>8.306084</text:p>
          </table:table-cell>
          <table:table-cell table:formula="of:=[.C282]+[.A283]" office:value-type="float" office:value="33.576262055" calcext:value-type="float">
            <text:p>33.576262055</text:p>
          </table:table-cell>
        </table:table-row>
        <table:table-row table:style-name="ro1">
          <table:table-cell office:value-type="float" office:value="0.12089723" calcext:value-type="float">
            <text:p>0.12089723</text:p>
          </table:table-cell>
          <table:table-cell office:value-type="float" office:value="8.271488" calcext:value-type="float">
            <text:p>8.271488</text:p>
          </table:table-cell>
          <table:table-cell table:formula="of:=[.C283]+[.A284]" office:value-type="float" office:value="33.697159285" calcext:value-type="float">
            <text:p>33.697159285</text:p>
          </table:table-cell>
        </table:table-row>
        <table:table-row table:style-name="ro1">
          <table:table-cell office:value-type="float" office:value="0.11920348" calcext:value-type="float">
            <text:p>0.11920348</text:p>
          </table:table-cell>
          <table:table-cell office:value-type="float" office:value="8.389017" calcext:value-type="float">
            <text:p>8.389017</text:p>
          </table:table-cell>
          <table:table-cell table:formula="of:=[.C284]+[.A285]" office:value-type="float" office:value="33.816362765" calcext:value-type="float">
            <text:p>33.816362765</text:p>
          </table:table-cell>
        </table:table-row>
        <table:table-row table:style-name="ro1">
          <table:table-cell office:value-type="float" office:value="0.11795224" calcext:value-type="float">
            <text:p>0.11795224</text:p>
          </table:table-cell>
          <table:table-cell office:value-type="float" office:value="8.478007" calcext:value-type="float">
            <text:p>8.478007</text:p>
          </table:table-cell>
          <table:table-cell table:formula="of:=[.C285]+[.A286]" office:value-type="float" office:value="33.934315005" calcext:value-type="float">
            <text:p>33.934315005</text:p>
          </table:table-cell>
        </table:table-row>
        <table:table-row table:style-name="ro1">
          <table:table-cell office:value-type="float" office:value="0.11961547" calcext:value-type="float">
            <text:p>0.11961547</text:p>
          </table:table-cell>
          <table:table-cell office:value-type="float" office:value="8.360123" calcext:value-type="float">
            <text:p>8.360123</text:p>
          </table:table-cell>
          <table:table-cell table:formula="of:=[.C286]+[.A287]" office:value-type="float" office:value="34.053930475" calcext:value-type="float">
            <text:p>34.053930475</text:p>
          </table:table-cell>
        </table:table-row>
        <table:table-row table:style-name="ro1">
          <table:table-cell office:value-type="float" office:value="0.12298772" calcext:value-type="float">
            <text:p>0.12298772</text:p>
          </table:table-cell>
          <table:table-cell office:value-type="float" office:value="8.130894" calcext:value-type="float">
            <text:p>8.130894</text:p>
          </table:table-cell>
          <table:table-cell table:formula="of:=[.C287]+[.A288]" office:value-type="float" office:value="34.176918195" calcext:value-type="float">
            <text:p>34.176918195</text:p>
          </table:table-cell>
        </table:table-row>
        <table:table-row table:style-name="ro1">
          <table:table-cell office:value-type="float" office:value="0.124773026" calcext:value-type="float">
            <text:p>0.124773026</text:p>
          </table:table-cell>
          <table:table-cell office:value-type="float" office:value="8.014553" calcext:value-type="float">
            <text:p>8.014553</text:p>
          </table:table-cell>
          <table:table-cell table:formula="of:=[.C288]+[.A289]" office:value-type="float" office:value="34.301691221" calcext:value-type="float">
            <text:p>34.301691221</text:p>
          </table:table-cell>
        </table:table-row>
        <table:table-row table:style-name="ro1">
          <table:table-cell office:value-type="float" office:value="0.12274357" calcext:value-type="float">
            <text:p>0.12274357</text:p>
          </table:table-cell>
          <table:table-cell office:value-type="float" office:value="8.147066" calcext:value-type="float">
            <text:p>8.147066</text:p>
          </table:table-cell>
          <table:table-cell table:formula="of:=[.C289]+[.A290]" office:value-type="float" office:value="34.424434791" calcext:value-type="float">
            <text:p>34.424434791</text:p>
          </table:table-cell>
        </table:table-row>
        <table:table-row table:style-name="ro1">
          <table:table-cell office:value-type="float" office:value="0.119478144" calcext:value-type="float">
            <text:p>0.119478144</text:p>
          </table:table-cell>
          <table:table-cell office:value-type="float" office:value="8.369732" calcext:value-type="float">
            <text:p>8.369732</text:p>
          </table:table-cell>
          <table:table-cell table:formula="of:=[.C290]+[.A291]" office:value-type="float" office:value="34.543912935" calcext:value-type="float">
            <text:p>34.543912935</text:p>
          </table:table-cell>
        </table:table-row>
        <table:table-row table:style-name="ro1">
          <table:table-cell office:value-type="float" office:value="0.11873045" calcext:value-type="float">
            <text:p>0.11873045</text:p>
          </table:table-cell>
          <table:table-cell office:value-type="float" office:value="8.42244" calcext:value-type="float">
            <text:p>8.42244</text:p>
          </table:table-cell>
          <table:table-cell table:formula="of:=[.C291]+[.A292]" office:value-type="float" office:value="34.662643385" calcext:value-type="float">
            <text:p>34.662643385</text:p>
          </table:table-cell>
        </table:table-row>
        <table:table-row table:style-name="ro1">
          <table:table-cell office:value-type="float" office:value="0.121950105" calcext:value-type="float">
            <text:p>0.121950105</text:p>
          </table:table-cell>
          <table:table-cell office:value-type="float" office:value="8.200074" calcext:value-type="float">
            <text:p>8.200074</text:p>
          </table:table-cell>
          <table:table-cell table:formula="of:=[.C292]+[.A293]" office:value-type="float" office:value="34.78459349" calcext:value-type="float">
            <text:p>34.78459349</text:p>
          </table:table-cell>
        </table:table-row>
        <table:table-row table:style-name="ro1">
          <table:table-cell office:value-type="float" office:value="0.12651256" calcext:value-type="float">
            <text:p>0.12651256</text:p>
          </table:table-cell>
          <table:table-cell office:value-type="float" office:value="7.9043536" calcext:value-type="float">
            <text:p>7.9043536</text:p>
          </table:table-cell>
          <table:table-cell table:formula="of:=[.C293]+[.A294]" office:value-type="float" office:value="34.91110605" calcext:value-type="float">
            <text:p>34.91110605</text:p>
          </table:table-cell>
        </table:table-row>
        <table:table-row table:style-name="ro1">
          <table:table-cell office:value-type="float" office:value="0.12784009" calcext:value-type="float">
            <text:p>0.12784009</text:p>
          </table:table-cell>
          <table:table-cell office:value-type="float" office:value="7.822273" calcext:value-type="float">
            <text:p>7.822273</text:p>
          </table:table-cell>
          <table:table-cell table:formula="of:=[.C294]+[.A295]" office:value-type="float" office:value="35.03894614" calcext:value-type="float">
            <text:p>35.03894614</text:p>
          </table:table-cell>
        </table:table-row>
        <table:table-row table:style-name="ro1">
          <table:table-cell office:value-type="float" office:value="0.1262684" calcext:value-type="float">
            <text:p>0.1262684</text:p>
          </table:table-cell>
          <table:table-cell office:value-type="float" office:value="7.919637" calcext:value-type="float">
            <text:p>7.919637</text:p>
          </table:table-cell>
          <table:table-cell table:formula="of:=[.C295]+[.A296]" office:value-type="float" office:value="35.16521454" calcext:value-type="float">
            <text:p>35.16521454</text:p>
          </table:table-cell>
        </table:table-row>
        <table:table-row table:style-name="ro1">
          <table:table-cell office:value-type="float" office:value="0.123735406" calcext:value-type="float">
            <text:p>0.123735406</text:p>
          </table:table-cell>
          <table:table-cell office:value-type="float" office:value="8.081761" calcext:value-type="float">
            <text:p>8.081761</text:p>
          </table:table-cell>
          <table:table-cell table:formula="of:=[.C296]+[.A297]" office:value-type="float" office:value="35.288949946" calcext:value-type="float">
            <text:p>35.288949946</text:p>
          </table:table-cell>
        </table:table-row>
        <table:table-row table:style-name="ro1">
          <table:table-cell office:value-type="float" office:value="0.12320134" calcext:value-type="float">
            <text:p>0.12320134</text:p>
          </table:table-cell>
          <table:table-cell office:value-type="float" office:value="8.116795" calcext:value-type="float">
            <text:p>8.116795</text:p>
          </table:table-cell>
          <table:table-cell table:formula="of:=[.C297]+[.A298]" office:value-type="float" office:value="35.412151286" calcext:value-type="float">
            <text:p>35.412151286</text:p>
          </table:table-cell>
        </table:table-row>
        <table:table-row table:style-name="ro1">
          <table:table-cell office:value-type="float" office:value="0.1253376" calcext:value-type="float">
            <text:p>0.1253376</text:p>
          </table:table-cell>
          <table:table-cell office:value-type="float" office:value="7.9784517" calcext:value-type="float">
            <text:p>7.9784517</text:p>
          </table:table-cell>
          <table:table-cell table:formula="of:=[.C298]+[.A299]" office:value-type="float" office:value="35.537488886" calcext:value-type="float">
            <text:p>35.537488886</text:p>
          </table:table-cell>
        </table:table-row>
        <table:table-row table:style-name="ro1">
          <table:table-cell office:value-type="float" office:value="0.12697032" calcext:value-type="float">
            <text:p>0.12697032</text:p>
          </table:table-cell>
          <table:table-cell office:value-type="float" office:value="7.8758564" calcext:value-type="float">
            <text:p>7.8758564</text:p>
          </table:table-cell>
          <table:table-cell table:formula="of:=[.C299]+[.A300]" office:value-type="float" office:value="35.664459206" calcext:value-type="float">
            <text:p>35.664459206</text:p>
          </table:table-cell>
        </table:table-row>
        <table:table-row table:style-name="ro1">
          <table:table-cell office:value-type="float" office:value="0.12639047" calcext:value-type="float">
            <text:p>0.12639047</text:p>
          </table:table-cell>
          <table:table-cell office:value-type="float" office:value="7.9119883" calcext:value-type="float">
            <text:p>7.9119883</text:p>
          </table:table-cell>
          <table:table-cell table:formula="of:=[.C300]+[.A301]" office:value-type="float" office:value="35.790849676" calcext:value-type="float">
            <text:p>35.790849676</text:p>
          </table:table-cell>
        </table:table-row>
        <table:table-row table:style-name="ro1">
          <table:table-cell office:value-type="float" office:value="0.124422066" calcext:value-type="float">
            <text:p>0.124422066</text:p>
          </table:table-cell>
          <table:table-cell office:value-type="float" office:value="8.03716" calcext:value-type="float">
            <text:p>8.03716</text:p>
          </table:table-cell>
          <table:table-cell table:formula="of:=[.C301]+[.A302]" office:value-type="float" office:value="35.915271742" calcext:value-type="float">
            <text:p>35.915271742</text:p>
          </table:table-cell>
        </table:table-row>
        <table:table-row table:style-name="ro1">
          <table:table-cell office:value-type="float" office:value="0.12364385" calcext:value-type="float">
            <text:p>0.12364385</text:p>
          </table:table-cell>
          <table:table-cell office:value-type="float" office:value="8.087746" calcext:value-type="float">
            <text:p>8.087746</text:p>
          </table:table-cell>
          <table:table-cell table:formula="of:=[.C302]+[.A303]" office:value-type="float" office:value="36.038915592" calcext:value-type="float">
            <text:p>36.038915592</text:p>
          </table:table-cell>
        </table:table-row>
        <table:table-row table:style-name="ro1">
          <table:table-cell office:value-type="float" office:value="0.12425421" calcext:value-type="float">
            <text:p>0.12425421</text:p>
          </table:table-cell>
          <table:table-cell office:value-type="float" office:value="8.0480175" calcext:value-type="float">
            <text:p>8.0480175</text:p>
          </table:table-cell>
          <table:table-cell table:formula="of:=[.C303]+[.A304]" office:value-type="float" office:value="36.163169802" calcext:value-type="float">
            <text:p>36.163169802</text:p>
          </table:table-cell>
        </table:table-row>
        <table:table-row table:style-name="ro1">
          <table:table-cell office:value-type="float" office:value="0.12452888" calcext:value-type="float">
            <text:p>0.12452888</text:p>
          </table:table-cell>
          <table:table-cell office:value-type="float" office:value="8.030266" calcext:value-type="float">
            <text:p>8.030266</text:p>
          </table:table-cell>
          <table:table-cell table:formula="of:=[.C304]+[.A305]" office:value-type="float" office:value="36.287698682" calcext:value-type="float">
            <text:p>36.287698682</text:p>
          </table:table-cell>
        </table:table-row>
        <table:table-row table:style-name="ro1">
          <table:table-cell office:value-type="float" office:value="0.122560464" calcext:value-type="float">
            <text:p>0.122560464</text:p>
          </table:table-cell>
          <table:table-cell office:value-type="float" office:value="8.159238" calcext:value-type="float">
            <text:p>8.159238</text:p>
          </table:table-cell>
          <table:table-cell table:formula="of:=[.C305]+[.A306]" office:value-type="float" office:value="36.410259146" calcext:value-type="float">
            <text:p>36.410259146</text:p>
          </table:table-cell>
        </table:table-row>
        <table:table-row table:style-name="ro1">
          <table:table-cell office:value-type="float" office:value="0.121828035" calcext:value-type="float">
            <text:p>0.121828035</text:p>
          </table:table-cell>
          <table:table-cell office:value-type="float" office:value="8.208291" calcext:value-type="float">
            <text:p>8.208291</text:p>
          </table:table-cell>
          <table:table-cell table:formula="of:=[.C306]+[.A307]" office:value-type="float" office:value="36.532087181" calcext:value-type="float">
            <text:p>36.532087181</text:p>
          </table:table-cell>
        </table:table-row>
        <table:table-row table:style-name="ro1">
          <table:table-cell office:value-type="float" office:value="0.1252613" calcext:value-type="float">
            <text:p>0.1252613</text:p>
          </table:table-cell>
          <table:table-cell office:value-type="float" office:value="7.983311" calcext:value-type="float">
            <text:p>7.983311</text:p>
          </table:table-cell>
          <table:table-cell table:formula="of:=[.C307]+[.A308]" office:value-type="float" office:value="36.657348481" calcext:value-type="float">
            <text:p>36.657348481</text:p>
          </table:table-cell>
        </table:table-row>
        <table:table-row table:style-name="ro1">
          <table:table-cell office:value-type="float" office:value="0.13151751" calcext:value-type="float">
            <text:p>0.13151751</text:p>
          </table:table-cell>
          <table:table-cell office:value-type="float" office:value="7.6035504" calcext:value-type="float">
            <text:p>7.6035504</text:p>
          </table:table-cell>
          <table:table-cell table:formula="of:=[.C308]+[.A309]" office:value-type="float" office:value="36.788865991" calcext:value-type="float">
            <text:p>36.788865991</text:p>
          </table:table-cell>
        </table:table-row>
        <table:table-row table:style-name="ro1">
          <table:table-cell office:value-type="float" office:value="0.13501182" calcext:value-type="float">
            <text:p>0.13501182</text:p>
          </table:table-cell>
          <table:table-cell office:value-type="float" office:value="7.406759" calcext:value-type="float">
            <text:p>7.406759</text:p>
          </table:table-cell>
          <table:table-cell table:formula="of:=[.C309]+[.A310]" office:value-type="float" office:value="36.923877811" calcext:value-type="float">
            <text:p>36.923877811</text:p>
          </table:table-cell>
        </table:table-row>
        <table:table-row table:style-name="ro1">
          <table:table-cell office:value-type="float" office:value="0.13366903" calcext:value-type="float">
            <text:p>0.13366903</text:p>
          </table:table-cell>
          <table:table-cell office:value-type="float" office:value="7.481164" calcext:value-type="float">
            <text:p>7.481164</text:p>
          </table:table-cell>
          <table:table-cell table:formula="of:=[.C310]+[.A311]" office:value-type="float" office:value="37.057546841" calcext:value-type="float">
            <text:p>37.057546841</text:p>
          </table:table-cell>
        </table:table-row>
        <table:table-row table:style-name="ro1">
          <table:table-cell office:value-type="float" office:value="0.12918288" calcext:value-type="float">
            <text:p>0.12918288</text:p>
          </table:table-cell>
          <table:table-cell office:value-type="float" office:value="7.740964" calcext:value-type="float">
            <text:p>7.740964</text:p>
          </table:table-cell>
          <table:table-cell table:formula="of:=[.C311]+[.A312]" office:value-type="float" office:value="37.186729721" calcext:value-type="float">
            <text:p>37.186729721</text:p>
          </table:table-cell>
        </table:table-row>
        <table:table-row table:style-name="ro1">
          <table:table-cell office:value-type="float" office:value="0.12249943" calcext:value-type="float">
            <text:p>0.12249943</text:p>
          </table:table-cell>
          <table:table-cell office:value-type="float" office:value="8.163303" calcext:value-type="float">
            <text:p>8.163303</text:p>
          </table:table-cell>
          <table:table-cell table:formula="of:=[.C312]+[.A313]" office:value-type="float" office:value="37.309229151" calcext:value-type="float">
            <text:p>37.309229151</text:p>
          </table:table-cell>
        </table:table-row>
        <table:table-row table:style-name="ro1">
          <table:table-cell office:value-type="float" office:value="0.12004273" calcext:value-type="float">
            <text:p>0.12004273</text:p>
          </table:table-cell>
          <table:table-cell office:value-type="float" office:value="8.330368" calcext:value-type="float">
            <text:p>8.330368</text:p>
          </table:table-cell>
          <table:table-cell table:formula="of:=[.C313]+[.A314]" office:value-type="float" office:value="37.429271881" calcext:value-type="float">
            <text:p>37.429271881</text:p>
          </table:table-cell>
        </table:table-row>
        <table:table-row table:style-name="ro1">
          <table:table-cell office:value-type="float" office:value="0.12108034" calcext:value-type="float">
            <text:p>0.12108034</text:p>
          </table:table-cell>
          <table:table-cell office:value-type="float" office:value="8.258979" calcext:value-type="float">
            <text:p>8.258979</text:p>
          </table:table-cell>
          <table:table-cell table:formula="of:=[.C314]+[.A315]" office:value-type="float" office:value="37.550352221" calcext:value-type="float">
            <text:p>37.550352221</text:p>
          </table:table-cell>
        </table:table-row>
        <table:table-row table:style-name="ro1">
          <table:table-cell office:value-type="float" office:value="0.1248188" calcext:value-type="float">
            <text:p>0.1248188</text:p>
          </table:table-cell>
          <table:table-cell office:value-type="float" office:value="8.011614" calcext:value-type="float">
            <text:p>8.011614</text:p>
          </table:table-cell>
          <table:table-cell table:formula="of:=[.C315]+[.A316]" office:value-type="float" office:value="37.675171021" calcext:value-type="float">
            <text:p>37.675171021</text:p>
          </table:table-cell>
        </table:table-row>
        <table:table-row table:style-name="ro1">
          <table:table-cell office:value-type="float" office:value="0.13101396" calcext:value-type="float">
            <text:p>0.13101396</text:p>
          </table:table-cell>
          <table:table-cell office:value-type="float" office:value="7.6327744" calcext:value-type="float">
            <text:p>7.6327744</text:p>
          </table:table-cell>
          <table:table-cell table:formula="of:=[.C316]+[.A317]" office:value-type="float" office:value="37.806184981" calcext:value-type="float">
            <text:p>37.806184981</text:p>
          </table:table-cell>
        </table:table-row>
        <table:table-row table:style-name="ro1">
          <table:table-cell office:value-type="float" office:value="0.13636988" calcext:value-type="float">
            <text:p>0.13636988</text:p>
          </table:table-cell>
          <table:table-cell office:value-type="float" office:value="7.3329973" calcext:value-type="float">
            <text:p>7.3329973</text:p>
          </table:table-cell>
          <table:table-cell table:formula="of:=[.C317]+[.A318]" office:value-type="float" office:value="37.942554861" calcext:value-type="float">
            <text:p>37.942554861</text:p>
          </table:table-cell>
        </table:table-row>
        <table:table-row table:style-name="ro1">
          <table:table-cell office:value-type="float" office:value="0.13864347" calcext:value-type="float">
            <text:p>0.13864347</text:p>
          </table:table-cell>
          <table:table-cell office:value-type="float" office:value="7.2127447" calcext:value-type="float">
            <text:p>7.2127447</text:p>
          </table:table-cell>
          <table:table-cell table:formula="of:=[.C318]+[.A319]" office:value-type="float" office:value="38.081198331" calcext:value-type="float">
            <text:p>38.081198331</text:p>
          </table:table-cell>
        </table:table-row>
        <table:table-row table:style-name="ro1">
          <table:table-cell office:value-type="float" office:value="0.13609521" calcext:value-type="float">
            <text:p>0.13609521</text:p>
          </table:table-cell>
          <table:table-cell office:value-type="float" office:value="7.3477974" calcext:value-type="float">
            <text:p>7.3477974</text:p>
          </table:table-cell>
          <table:table-cell table:formula="of:=[.C319]+[.A320]" office:value-type="float" office:value="38.217293541" calcext:value-type="float">
            <text:p>38.217293541</text:p>
          </table:table-cell>
        </table:table-row>
        <table:table-row table:style-name="ro1">
          <table:table-cell office:value-type="float" office:value="0.1286183" calcext:value-type="float">
            <text:p>0.1286183</text:p>
          </table:table-cell>
          <table:table-cell office:value-type="float" office:value="7.7749434" calcext:value-type="float">
            <text:p>7.7749434</text:p>
          </table:table-cell>
          <table:table-cell table:formula="of:=[.C320]+[.A321]" office:value-type="float" office:value="38.345911841" calcext:value-type="float">
            <text:p>38.345911841</text:p>
          </table:table-cell>
        </table:table-row>
        <table:table-row table:style-name="ro1">
          <table:table-cell office:value-type="float" office:value="0.120302126" calcext:value-type="float">
            <text:p>0.120302126</text:p>
          </table:table-cell>
          <table:table-cell office:value-type="float" office:value="8.312406" calcext:value-type="float">
            <text:p>8.312406</text:p>
          </table:table-cell>
          <table:table-cell table:formula="of:=[.C321]+[.A322]" office:value-type="float" office:value="38.466213967" calcext:value-type="float">
            <text:p>38.466213967</text:p>
          </table:table-cell>
        </table:table-row>
        <table:table-row table:style-name="ro1">
          <table:table-cell office:value-type="float" office:value="0.115938045" calcext:value-type="float">
            <text:p>0.115938045</text:p>
          </table:table-cell>
          <table:table-cell office:value-type="float" office:value="8.625297" calcext:value-type="float">
            <text:p>8.625297</text:p>
          </table:table-cell>
          <table:table-cell table:formula="of:=[.C322]+[.A323]" office:value-type="float" office:value="38.582152012" calcext:value-type="float">
            <text:p>38.582152012</text:p>
          </table:table-cell>
        </table:table-row>
        <table:table-row table:style-name="ro1">
          <table:table-cell office:value-type="float" office:value="0.11511406" calcext:value-type="float">
            <text:p>0.11511406</text:p>
          </table:table-cell>
          <table:table-cell office:value-type="float" office:value="8.687036" calcext:value-type="float">
            <text:p>8.687036</text:p>
          </table:table-cell>
          <table:table-cell table:formula="of:=[.C323]+[.A324]" office:value-type="float" office:value="38.697266072" calcext:value-type="float">
            <text:p>38.697266072</text:p>
          </table:table-cell>
        </table:table-row>
        <table:table-row table:style-name="ro1">
          <table:table-cell office:value-type="float" office:value="0.11793698" calcext:value-type="float">
            <text:p>0.11793698</text:p>
          </table:table-cell>
          <table:table-cell office:value-type="float" office:value="8.479104" calcext:value-type="float">
            <text:p>8.479104</text:p>
          </table:table-cell>
          <table:table-cell table:formula="of:=[.C324]+[.A325]" office:value-type="float" office:value="38.815203052" calcext:value-type="float">
            <text:p>38.815203052</text:p>
          </table:table-cell>
        </table:table-row>
        <table:table-row table:style-name="ro1">
          <table:table-cell office:value-type="float" office:value="0.12249943" calcext:value-type="float">
            <text:p>0.12249943</text:p>
          </table:table-cell>
          <table:table-cell office:value-type="float" office:value="8.163303" calcext:value-type="float">
            <text:p>8.163303</text:p>
          </table:table-cell>
          <table:table-cell table:formula="of:=[.C325]+[.A326]" office:value-type="float" office:value="38.937702482" calcext:value-type="float">
            <text:p>38.937702482</text:p>
          </table:table-cell>
        </table:table-row>
        <table:table-row table:style-name="ro1">
          <table:table-cell office:value-type="float" office:value="0.12686351" calcext:value-type="float">
            <text:p>0.12686351</text:p>
          </table:table-cell>
          <table:table-cell office:value-type="float" office:value="7.8824873" calcext:value-type="float">
            <text:p>7.8824873</text:p>
          </table:table-cell>
          <table:table-cell table:formula="of:=[.C326]+[.A327]" office:value-type="float" office:value="39.064565992" calcext:value-type="float">
            <text:p>39.064565992</text:p>
          </table:table-cell>
        </table:table-row>
        <table:table-row table:style-name="ro1">
          <table:table-cell office:value-type="float" office:value="0.12767224" calcext:value-type="float">
            <text:p>0.12767224</text:p>
          </table:table-cell>
          <table:table-cell office:value-type="float" office:value="7.8325567" calcext:value-type="float">
            <text:p>7.8325567</text:p>
          </table:table-cell>
          <table:table-cell table:formula="of:=[.C327]+[.A328]" office:value-type="float" office:value="39.192238232" calcext:value-type="float">
            <text:p>39.192238232</text:p>
          </table:table-cell>
        </table:table-row>
        <table:table-row table:style-name="ro1">
          <table:table-cell office:value-type="float" office:value="0.12433051" calcext:value-type="float">
            <text:p>0.12433051</text:p>
          </table:table-cell>
          <table:table-cell office:value-type="float" office:value="8.043078" calcext:value-type="float">
            <text:p>8.043078</text:p>
          </table:table-cell>
          <table:table-cell table:formula="of:=[.C328]+[.A329]" office:value-type="float" office:value="39.316568742" calcext:value-type="float">
            <text:p>39.316568742</text:p>
          </table:table-cell>
        </table:table-row>
        <table:table-row table:style-name="ro1">
          <table:table-cell office:value-type="float" office:value="0.1205005" calcext:value-type="float">
            <text:p>0.1205005</text:p>
          </table:table-cell>
          <table:table-cell office:value-type="float" office:value="8.298721" calcext:value-type="float">
            <text:p>8.298721</text:p>
          </table:table-cell>
          <table:table-cell table:formula="of:=[.C329]+[.A330]" office:value-type="float" office:value="39.437069242" calcext:value-type="float">
            <text:p>39.437069242</text:p>
          </table:table-cell>
        </table:table-row>
        <table:table-row table:style-name="ro1">
          <table:table-cell office:value-type="float" office:value="0.12108034" calcext:value-type="float">
            <text:p>0.12108034</text:p>
          </table:table-cell>
          <table:table-cell office:value-type="float" office:value="8.258979" calcext:value-type="float">
            <text:p>8.258979</text:p>
          </table:table-cell>
          <table:table-cell table:formula="of:=[.C330]+[.A331]" office:value-type="float" office:value="39.558149582" calcext:value-type="float">
            <text:p>39.558149582</text:p>
          </table:table-cell>
        </table:table-row>
        <table:table-row table:style-name="ro1">
          <table:table-cell office:value-type="float" office:value="0.1241474" calcext:value-type="float">
            <text:p>0.1241474</text:p>
          </table:table-cell>
          <table:table-cell office:value-type="float" office:value="8.054941" calcext:value-type="float">
            <text:p>8.054941</text:p>
          </table:table-cell>
          <table:table-cell table:formula="of:=[.C331]+[.A332]" office:value-type="float" office:value="39.682296982" calcext:value-type="float">
            <text:p>39.682296982</text:p>
          </table:table-cell>
        </table:table-row>
        <table:table-row table:style-name="ro1">
          <table:table-cell office:value-type="float" office:value="0.12181277" calcext:value-type="float">
            <text:p>0.12181277</text:p>
          </table:table-cell>
          <table:table-cell office:value-type="float" office:value="8.20932" calcext:value-type="float">
            <text:p>8.20932</text:p>
          </table:table-cell>
          <table:table-cell table:formula="of:=[.C332]+[.A333]" office:value-type="float" office:value="39.804109752" calcext:value-type="float">
            <text:p>39.804109752</text:p>
          </table:table-cell>
        </table:table-row>
        <table:table-row table:style-name="ro1">
          <table:table-cell office:value-type="float" office:value="0.109071486" calcext:value-type="float">
            <text:p>0.109071486</text:p>
          </table:table-cell>
          <table:table-cell office:value-type="float" office:value="9.1683" calcext:value-type="float">
            <text:p>9.1683</text:p>
          </table:table-cell>
          <table:table-cell table:formula="of:=[.C333]+[.A334]" office:value-type="float" office:value="39.913181238" calcext:value-type="float">
            <text:p>39.913181238</text:p>
          </table:table-cell>
        </table:table-row>
        <table:table-row table:style-name="ro1">
          <table:table-cell office:value-type="float" office:value="0.10495155" calcext:value-type="float">
            <text:p>0.10495155</text:p>
          </table:table-cell>
          <table:table-cell office:value-type="float" office:value="9.528206" calcext:value-type="float">
            <text:p>9.528206</text:p>
          </table:table-cell>
          <table:table-cell table:formula="of:=[.C334]+[.A335]" office:value-type="float" office:value="40.018132788" calcext:value-type="float">
            <text:p>40.018132788</text:p>
          </table:table-cell>
        </table:table-row>
        <table:table-row table:style-name="ro1">
          <table:table-cell office:value-type="float" office:value="0.10614175" calcext:value-type="float">
            <text:p>0.10614175</text:p>
          </table:table-cell>
          <table:table-cell office:value-type="float" office:value="9.421363" calcext:value-type="float">
            <text:p>9.421363</text:p>
          </table:table-cell>
          <table:table-cell table:formula="of:=[.C335]+[.A336]" office:value-type="float" office:value="40.124274538" calcext:value-type="float">
            <text:p>40.124274538</text:p>
          </table:table-cell>
        </table:table-row>
        <table:table-row table:style-name="ro1">
          <table:table-cell office:value-type="float" office:value="0.10749981" calcext:value-type="float">
            <text:p>0.10749981</text:p>
          </table:table-cell>
          <table:table-cell office:value-type="float" office:value="9.302342" calcext:value-type="float">
            <text:p>9.302342</text:p>
          </table:table-cell>
          <table:table-cell table:formula="of:=[.C336]+[.A337]" office:value-type="float" office:value="40.231774348" calcext:value-type="float">
            <text:p>40.231774348</text:p>
          </table:table-cell>
        </table:table-row>
        <table:table-row table:style-name="ro1">
          <table:table-cell office:value-type="float" office:value="0.10881209" calcext:value-type="float">
            <text:p>0.10881209</text:p>
          </table:table-cell>
          <table:table-cell office:value-type="float" office:value="9.190156" calcext:value-type="float">
            <text:p>9.190156</text:p>
          </table:table-cell>
          <table:table-cell table:formula="of:=[.C337]+[.A338]" office:value-type="float" office:value="40.340586438" calcext:value-type="float">
            <text:p>40.340586438</text:p>
          </table:table-cell>
        </table:table-row>
        <table:table-row table:style-name="ro1">
          <table:table-cell office:value-type="float" office:value="0.1101854" calcext:value-type="float">
            <text:p>0.1101854</text:p>
          </table:table-cell>
          <table:table-cell office:value-type="float" office:value="9.075612" calcext:value-type="float">
            <text:p>9.075612</text:p>
          </table:table-cell>
          <table:table-cell table:formula="of:=[.C338]+[.A339]" office:value-type="float" office:value="40.450771838" calcext:value-type="float">
            <text:p>40.450771838</text:p>
          </table:table-cell>
        </table:table-row>
        <table:table-row table:style-name="ro1">
          <table:table-cell office:value-type="float" office:value="0.11157397" calcext:value-type="float">
            <text:p>0.11157397</text:p>
          </table:table-cell>
          <table:table-cell office:value-type="float" office:value="8.962664" calcext:value-type="float">
            <text:p>8.962664</text:p>
          </table:table-cell>
          <table:table-cell table:formula="of:=[.C339]+[.A340]" office:value-type="float" office:value="40.562345808" calcext:value-type="float">
            <text:p>40.562345808</text:p>
          </table:table-cell>
        </table:table-row>
        <table:table-row table:style-name="ro1">
          <table:table-cell office:value-type="float" office:value="0.1129015" calcext:value-type="float">
            <text:p>0.1129015</text:p>
          </table:table-cell>
          <table:table-cell office:value-type="float" office:value="8.857278" calcext:value-type="float">
            <text:p>8.857278</text:p>
          </table:table-cell>
          <table:table-cell table:formula="of:=[.C340]+[.A341]" office:value-type="float" office:value="40.675247308" calcext:value-type="float">
            <text:p>40.675247308</text:p>
          </table:table-cell>
        </table:table-row>
        <table:table-row table:style-name="ro1">
          <table:table-cell office:value-type="float" office:value="0.11412223" calcext:value-type="float">
            <text:p>0.11412223</text:p>
          </table:table-cell>
          <table:table-cell office:value-type="float" office:value="8.762534" calcext:value-type="float">
            <text:p>8.762534</text:p>
          </table:table-cell>
          <table:table-cell table:formula="of:=[.C341]+[.A342]" office:value-type="float" office:value="40.789369538" calcext:value-type="float">
            <text:p>40.789369538</text:p>
          </table:table-cell>
        </table:table-row>
        <table:table-row table:style-name="ro1">
          <table:table-cell office:value-type="float" office:value="0.11499199" calcext:value-type="float">
            <text:p>0.11499199</text:p>
          </table:table-cell>
          <table:table-cell office:value-type="float" office:value="8.696258" calcext:value-type="float">
            <text:p>8.696258</text:p>
          </table:table-cell>
          <table:table-cell table:formula="of:=[.C342]+[.A343]" office:value-type="float" office:value="40.904361528" calcext:value-type="float">
            <text:p>40.904361528</text:p>
          </table:table-cell>
        </table:table-row>
        <table:table-row table:style-name="ro1">
          <table:table-cell office:value-type="float" office:value="0.11482414" calcext:value-type="float">
            <text:p>0.11482414</text:p>
          </table:table-cell>
          <table:table-cell office:value-type="float" office:value="8.70897" calcext:value-type="float">
            <text:p>8.70897</text:p>
          </table:table-cell>
          <table:table-cell table:formula="of:=[.C343]+[.A344]" office:value-type="float" office:value="41.019185668" calcext:value-type="float">
            <text:p>41.019185668</text:p>
          </table:table-cell>
        </table:table-row>
        <table:table-row table:style-name="ro1">
          <table:table-cell office:value-type="float" office:value="0.114381626" calcext:value-type="float">
            <text:p>0.114381626</text:p>
          </table:table-cell>
          <table:table-cell office:value-type="float" office:value="8.742662" calcext:value-type="float">
            <text:p>8.742662</text:p>
          </table:table-cell>
          <table:table-cell table:formula="of:=[.C344]+[.A345]" office:value-type="float" office:value="41.133567294" calcext:value-type="float">
            <text:p>41.133567294</text:p>
          </table:table-cell>
        </table:table-row>
        <table:table-row table:style-name="ro1">
          <table:table-cell office:value-type="float" office:value="0.11477836" calcext:value-type="float">
            <text:p>0.11477836</text:p>
          </table:table-cell>
          <table:table-cell office:value-type="float" office:value="8.712443" calcext:value-type="float">
            <text:p>8.712443</text:p>
          </table:table-cell>
          <table:table-cell table:formula="of:=[.C345]+[.A346]" office:value-type="float" office:value="41.248345654" calcext:value-type="float">
            <text:p>41.248345654</text:p>
          </table:table-cell>
        </table:table-row>
        <table:table-row table:style-name="ro1">
          <table:table-cell office:value-type="float" office:value="0.11537346" calcext:value-type="float">
            <text:p>0.11537346</text:p>
          </table:table-cell>
          <table:table-cell office:value-type="float" office:value="8.667504" calcext:value-type="float">
            <text:p>8.667504</text:p>
          </table:table-cell>
          <table:table-cell table:formula="of:=[.C346]+[.A347]" office:value-type="float" office:value="41.363719114" calcext:value-type="float">
            <text:p>41.363719114</text:p>
          </table:table-cell>
        </table:table-row>
        <table:table-row table:style-name="ro1">
          <table:table-cell office:value-type="float" office:value="0.115220875" calcext:value-type="float">
            <text:p>0.115220875</text:p>
          </table:table-cell>
          <table:table-cell office:value-type="float" office:value="8.678983" calcext:value-type="float">
            <text:p>8.678983</text:p>
          </table:table-cell>
          <table:table-cell table:formula="of:=[.C347]+[.A348]" office:value-type="float" office:value="41.478939989" calcext:value-type="float">
            <text:p>41.478939989</text:p>
          </table:table-cell>
        </table:table-row>
        <table:table-row table:style-name="ro1">
          <table:table-cell office:value-type="float" office:value="0.114381626" calcext:value-type="float">
            <text:p>0.114381626</text:p>
          </table:table-cell>
          <table:table-cell office:value-type="float" office:value="8.742662" calcext:value-type="float">
            <text:p>8.742662</text:p>
          </table:table-cell>
          <table:table-cell table:formula="of:=[.C348]+[.A349]" office:value-type="float" office:value="41.593321615" calcext:value-type="float">
            <text:p>41.593321615</text:p>
          </table:table-cell>
        </table:table-row>
        <table:table-row table:style-name="ro1">
          <table:table-cell office:value-type="float" office:value="0.1144274" calcext:value-type="float">
            <text:p>0.1144274</text:p>
          </table:table-cell>
          <table:table-cell office:value-type="float" office:value="8.739165" calcext:value-type="float">
            <text:p>8.739165</text:p>
          </table:table-cell>
          <table:table-cell table:formula="of:=[.C349]+[.A350]" office:value-type="float" office:value="41.707749015" calcext:value-type="float">
            <text:p>41.707749015</text:p>
          </table:table-cell>
        </table:table-row>
        <table:table-row table:style-name="ro1">
          <table:table-cell office:value-type="float" office:value="0.11480888" calcext:value-type="float">
            <text:p>0.11480888</text:p>
          </table:table-cell>
          <table:table-cell office:value-type="float" office:value="8.710128" calcext:value-type="float">
            <text:p>8.710128</text:p>
          </table:table-cell>
          <table:table-cell table:formula="of:=[.C350]+[.A351]" office:value-type="float" office:value="41.822557895" calcext:value-type="float">
            <text:p>41.822557895</text:p>
          </table:table-cell>
        </table:table-row>
        <table:table-row table:style-name="ro1">
          <table:table-cell office:value-type="float" office:value="0.11358816" calcext:value-type="float">
            <text:p>0.11358816</text:p>
          </table:table-cell>
          <table:table-cell office:value-type="float" office:value="8.803734" calcext:value-type="float">
            <text:p>8.803734</text:p>
          </table:table-cell>
          <table:table-cell table:formula="of:=[.C351]+[.A352]" office:value-type="float" office:value="41.936146055" calcext:value-type="float">
            <text:p>41.936146055</text:p>
          </table:table-cell>
        </table:table-row>
        <table:table-row table:style-name="ro1">
          <table:table-cell office:value-type="float" office:value="0.11091783" calcext:value-type="float">
            <text:p>0.11091783</text:p>
          </table:table-cell>
          <table:table-cell office:value-type="float" office:value="9.015683" calcext:value-type="float">
            <text:p>9.015683</text:p>
          </table:table-cell>
          <table:table-cell table:formula="of:=[.C352]+[.A353]" office:value-type="float" office:value="42.047063885" calcext:value-type="float">
            <text:p>42.047063885</text:p>
          </table:table-cell>
        </table:table-row>
        <table:table-row table:style-name="ro1">
          <table:table-cell office:value-type="float" office:value="0.10995651" calcext:value-type="float">
            <text:p>0.10995651</text:p>
          </table:table-cell>
          <table:table-cell office:value-type="float" office:value="9.094504" calcext:value-type="float">
            <text:p>9.094504</text:p>
          </table:table-cell>
          <table:table-cell table:formula="of:=[.C353]+[.A354]" office:value-type="float" office:value="42.157020395" calcext:value-type="float">
            <text:p>42.157020395</text:p>
          </table:table-cell>
        </table:table-row>
        <table:table-row table:style-name="ro1">
          <table:table-cell office:value-type="float" office:value="0.11029221" calcext:value-type="float">
            <text:p>0.11029221</text:p>
          </table:table-cell>
          <table:table-cell office:value-type="float" office:value="9.066823" calcext:value-type="float">
            <text:p>9.066823</text:p>
          </table:table-cell>
          <table:table-cell table:formula="of:=[.C354]+[.A355]" office:value-type="float" office:value="42.267312605" calcext:value-type="float">
            <text:p>42.267312605</text:p>
          </table:table-cell>
        </table:table-row>
        <table:table-row table:style-name="ro1">
          <table:table-cell office:value-type="float" office:value="0.110505834" calcext:value-type="float">
            <text:p>0.110505834</text:p>
          </table:table-cell>
          <table:table-cell office:value-type="float" office:value="9.049295" calcext:value-type="float">
            <text:p>9.049295</text:p>
          </table:table-cell>
          <table:table-cell table:formula="of:=[.C355]+[.A356]" office:value-type="float" office:value="42.377818439" calcext:value-type="float">
            <text:p>42.377818439</text:p>
          </table:table-cell>
        </table:table-row>
        <table:table-row table:style-name="ro1">
          <table:table-cell office:value-type="float" office:value="0.10978866" calcext:value-type="float">
            <text:p>0.10978866</text:p>
          </table:table-cell>
          <table:table-cell office:value-type="float" office:value="9.108408" calcext:value-type="float">
            <text:p>9.108408</text:p>
          </table:table-cell>
          <table:table-cell table:formula="of:=[.C356]+[.A357]" office:value-type="float" office:value="42.487607099" calcext:value-type="float">
            <text:p>42.487607099</text:p>
          </table:table-cell>
        </table:table-row>
        <table:table-row table:style-name="ro1">
          <table:table-cell office:value-type="float" office:value="0.10946822" calcext:value-type="float">
            <text:p>0.10946822</text:p>
          </table:table-cell>
          <table:table-cell office:value-type="float" office:value="9.135071" calcext:value-type="float">
            <text:p>9.135071</text:p>
          </table:table-cell>
          <table:table-cell table:formula="of:=[.C357]+[.A358]" office:value-type="float" office:value="42.597075319" calcext:value-type="float">
            <text:p>42.597075319</text:p>
          </table:table-cell>
        </table:table-row>
        <table:table-row table:style-name="ro1">
          <table:table-cell office:value-type="float" office:value="0.110017546" calcext:value-type="float">
            <text:p>0.110017546</text:p>
          </table:table-cell>
          <table:table-cell office:value-type="float" office:value="9.089459" calcext:value-type="float">
            <text:p>9.089459</text:p>
          </table:table-cell>
          <table:table-cell table:formula="of:=[.C358]+[.A359]" office:value-type="float" office:value="42.707092865" calcext:value-type="float">
            <text:p>42.707092865</text:p>
          </table:table-cell>
        </table:table-row>
        <table:table-row table:style-name="ro1">
          <table:table-cell office:value-type="float" office:value="0.110597394" calcext:value-type="float">
            <text:p>0.110597394</text:p>
          </table:table-cell>
          <table:table-cell office:value-type="float" office:value="9.041804" calcext:value-type="float">
            <text:p>9.041804</text:p>
          </table:table-cell>
          <table:table-cell table:formula="of:=[.C359]+[.A360]" office:value-type="float" office:value="42.817690259" calcext:value-type="float">
            <text:p>42.817690259</text:p>
          </table:table-cell>
        </table:table-row>
        <table:table-row table:style-name="ro1">
          <table:table-cell office:value-type="float" office:value="0.11100938" calcext:value-type="float">
            <text:p>0.11100938</text:p>
          </table:table-cell>
          <table:table-cell office:value-type="float" office:value="9.008247" calcext:value-type="float">
            <text:p>9.008247</text:p>
          </table:table-cell>
          <table:table-cell table:formula="of:=[.C360]+[.A361]" office:value-type="float" office:value="42.928699639" calcext:value-type="float">
            <text:p>42.928699639</text:p>
          </table:table-cell>
        </table:table-row>
        <table:table-row table:style-name="ro1">
          <table:table-cell office:value-type="float" office:value="0.11168078" calcext:value-type="float">
            <text:p>0.11168078</text:p>
          </table:table-cell>
          <table:table-cell office:value-type="float" office:value="8.954092" calcext:value-type="float">
            <text:p>8.954092</text:p>
          </table:table-cell>
          <table:table-cell table:formula="of:=[.C361]+[.A362]" office:value-type="float" office:value="43.040380419" calcext:value-type="float">
            <text:p>43.040380419</text:p>
          </table:table-cell>
        </table:table-row>
        <table:table-row table:style-name="ro1">
          <table:table-cell office:value-type="float" office:value="0.112397954" calcext:value-type="float">
            <text:p>0.112397954</text:p>
          </table:table-cell>
          <table:table-cell office:value-type="float" office:value="8.896959" calcext:value-type="float">
            <text:p>8.896959</text:p>
          </table:table-cell>
          <table:table-cell table:formula="of:=[.C362]+[.A363]" office:value-type="float" office:value="43.152778373" calcext:value-type="float">
            <text:p>43.152778373</text:p>
          </table:table-cell>
        </table:table-row>
        <table:table-row table:style-name="ro1">
          <table:table-cell office:value-type="float" office:value="0.11337453" calcext:value-type="float">
            <text:p>0.11337453</text:p>
          </table:table-cell>
          <table:table-cell office:value-type="float" office:value="8.820323" calcext:value-type="float">
            <text:p>8.820323</text:p>
          </table:table-cell>
          <table:table-cell table:formula="of:=[.C363]+[.A364]" office:value-type="float" office:value="43.266152903" calcext:value-type="float">
            <text:p>43.266152903</text:p>
          </table:table-cell>
        </table:table-row>
        <table:table-row table:style-name="ro1">
          <table:table-cell office:value-type="float" office:value="0.114274815" calcext:value-type="float">
            <text:p>0.114274815</text:p>
          </table:table-cell>
          <table:table-cell office:value-type="float" office:value="8.750834" calcext:value-type="float">
            <text:p>8.750834</text:p>
          </table:table-cell>
          <table:table-cell table:formula="of:=[.C364]+[.A365]" office:value-type="float" office:value="43.380427718" calcext:value-type="float">
            <text:p>43.380427718</text:p>
          </table:table-cell>
        </table:table-row>
        <table:table-row table:style-name="ro1">
          <table:table-cell office:value-type="float" office:value="0.11479362" calcext:value-type="float">
            <text:p>0.11479362</text:p>
          </table:table-cell>
          <table:table-cell office:value-type="float" office:value="8.711286" calcext:value-type="float">
            <text:p>8.711286</text:p>
          </table:table-cell>
          <table:table-cell table:formula="of:=[.C365]+[.A366]" office:value-type="float" office:value="43.495221338" calcext:value-type="float">
            <text:p>43.495221338</text:p>
          </table:table-cell>
        </table:table-row>
        <table:table-row table:style-name="ro1">
          <table:table-cell office:value-type="float" office:value="0.11456474" calcext:value-type="float">
            <text:p>0.11456474</text:p>
          </table:table-cell>
          <table:table-cell office:value-type="float" office:value="8.728689" calcext:value-type="float">
            <text:p>8.728689</text:p>
          </table:table-cell>
          <table:table-cell table:formula="of:=[.C366]+[.A367]" office:value-type="float" office:value="43.609786078" calcext:value-type="float">
            <text:p>43.609786078</text:p>
          </table:table-cell>
        </table:table-row>
        <table:table-row table:style-name="ro1">
          <table:table-cell office:value-type="float" office:value="0.11406119" calcext:value-type="float">
            <text:p>0.11406119</text:p>
          </table:table-cell>
          <table:table-cell office:value-type="float" office:value="8.767223" calcext:value-type="float">
            <text:p>8.767223</text:p>
          </table:table-cell>
          <table:table-cell table:formula="of:=[.C367]+[.A368]" office:value-type="float" office:value="43.723847268" calcext:value-type="float">
            <text:p>43.723847268</text:p>
          </table:table-cell>
        </table:table-row>
        <table:table-row table:style-name="ro1">
          <table:table-cell office:value-type="float" office:value="0.114381626" calcext:value-type="float">
            <text:p>0.114381626</text:p>
          </table:table-cell>
          <table:table-cell office:value-type="float" office:value="8.742662" calcext:value-type="float">
            <text:p>8.742662</text:p>
          </table:table-cell>
          <table:table-cell table:formula="of:=[.C368]+[.A369]" office:value-type="float" office:value="43.838228894" calcext:value-type="float">
            <text:p>43.838228894</text:p>
          </table:table-cell>
        </table:table-row>
        <table:table-row table:style-name="ro1">
          <table:table-cell office:value-type="float" office:value="0.11468681" calcext:value-type="float">
            <text:p>0.11468681</text:p>
          </table:table-cell>
          <table:table-cell office:value-type="float" office:value="8.7193985" calcext:value-type="float">
            <text:p>8.7193985</text:p>
          </table:table-cell>
          <table:table-cell table:formula="of:=[.C369]+[.A370]" office:value-type="float" office:value="43.952915704" calcext:value-type="float">
            <text:p>43.952915704</text:p>
          </table:table-cell>
        </table:table-row>
        <table:table-row table:style-name="ro1">
          <table:table-cell office:value-type="float" office:value="0.11342031" calcext:value-type="float">
            <text:p>0.11342031</text:p>
          </table:table-cell>
          <table:table-cell office:value-type="float" office:value="8.816763" calcext:value-type="float">
            <text:p>8.816763</text:p>
          </table:table-cell>
          <table:table-cell table:formula="of:=[.C370]+[.A371]" office:value-type="float" office:value="44.066336014" calcext:value-type="float">
            <text:p>44.066336014</text:p>
          </table:table-cell>
        </table:table-row>
        <table:table-row table:style-name="ro1">
          <table:table-cell office:value-type="float" office:value="0.11158923" calcext:value-type="float">
            <text:p>0.11158923</text:p>
          </table:table-cell>
          <table:table-cell office:value-type="float" office:value="8.961438" calcext:value-type="float">
            <text:p>8.961438</text:p>
          </table:table-cell>
          <table:table-cell table:formula="of:=[.C371]+[.A372]" office:value-type="float" office:value="44.177925244" calcext:value-type="float">
            <text:p>44.177925244</text:p>
          </table:table-cell>
        </table:table-row>
        <table:table-row table:style-name="ro1">
          <table:table-cell office:value-type="float" office:value="0.111436635" calcext:value-type="float">
            <text:p>0.111436635</text:p>
          </table:table-cell>
          <table:table-cell office:value-type="float" office:value="8.973709" calcext:value-type="float">
            <text:p>8.973709</text:p>
          </table:table-cell>
          <table:table-cell table:formula="of:=[.C372]+[.A373]" office:value-type="float" office:value="44.289361879" calcext:value-type="float">
            <text:p>44.289361879</text:p>
          </table:table-cell>
        </table:table-row>
        <table:table-row table:style-name="ro1">
          <table:table-cell office:value-type="float" office:value="0.1123064" calcext:value-type="float">
            <text:p>0.1123064</text:p>
          </table:table-cell>
          <table:table-cell office:value-type="float" office:value="8.904212" calcext:value-type="float">
            <text:p>8.904212</text:p>
          </table:table-cell>
          <table:table-cell table:formula="of:=[.C373]+[.A374]" office:value-type="float" office:value="44.401668279" calcext:value-type="float">
            <text:p>44.401668279</text:p>
          </table:table-cell>
        </table:table-row>
        <table:table-row table:style-name="ro1">
          <table:table-cell office:value-type="float" office:value="0.11274891" calcext:value-type="float">
            <text:p>0.11274891</text:p>
          </table:table-cell>
          <table:table-cell office:value-type="float" office:value="8.869266" calcext:value-type="float">
            <text:p>8.869266</text:p>
          </table:table-cell>
          <table:table-cell table:formula="of:=[.C374]+[.A375]" office:value-type="float" office:value="44.514417189" calcext:value-type="float">
            <text:p>44.514417189</text:p>
          </table:table-cell>
        </table:table-row>
        <table:table-row table:style-name="ro1">
          <table:table-cell office:value-type="float" office:value="0.11184863" calcext:value-type="float">
            <text:p>0.11184863</text:p>
          </table:table-cell>
          <table:table-cell office:value-type="float" office:value="8.940655" calcext:value-type="float">
            <text:p>8.940655</text:p>
          </table:table-cell>
          <table:table-cell table:formula="of:=[.C375]+[.A376]" office:value-type="float" office:value="44.626265819" calcext:value-type="float">
            <text:p>44.626265819</text:p>
          </table:table-cell>
        </table:table-row>
        <table:table-row table:style-name="ro1">
          <table:table-cell office:value-type="float" office:value="0.11061265" calcext:value-type="float">
            <text:p>0.11061265</text:p>
          </table:table-cell>
          <table:table-cell office:value-type="float" office:value="9.040557" calcext:value-type="float">
            <text:p>9.040557</text:p>
          </table:table-cell>
          <table:table-cell table:formula="of:=[.C376]+[.A377]" office:value-type="float" office:value="44.736878469" calcext:value-type="float">
            <text:p>44.736878469</text:p>
          </table:table-cell>
        </table:table-row>
        <table:table-row table:style-name="ro1">
          <table:table-cell office:value-type="float" office:value="0.11061265" calcext:value-type="float">
            <text:p>0.11061265</text:p>
          </table:table-cell>
          <table:table-cell office:value-type="float" office:value="9.040557" calcext:value-type="float">
            <text:p>9.040557</text:p>
          </table:table-cell>
          <table:table-cell table:formula="of:=[.C377]+[.A378]" office:value-type="float" office:value="44.847491119" calcext:value-type="float">
            <text:p>44.847491119</text:p>
          </table:table-cell>
        </table:table-row>
        <table:table-row table:style-name="ro1">
          <table:table-cell office:value-type="float" office:value="0.11091783" calcext:value-type="float">
            <text:p>0.11091783</text:p>
          </table:table-cell>
          <table:table-cell office:value-type="float" office:value="9.015683" calcext:value-type="float">
            <text:p>9.015683</text:p>
          </table:table-cell>
          <table:table-cell table:formula="of:=[.C378]+[.A379]" office:value-type="float" office:value="44.958408949" calcext:value-type="float">
            <text:p>44.958408949</text:p>
          </table:table-cell>
        </table:table-row>
        <table:table-row table:style-name="ro1">
          <table:table-cell office:value-type="float" office:value="0.11033799" calcext:value-type="float">
            <text:p>0.11033799</text:p>
          </table:table-cell>
          <table:table-cell office:value-type="float" office:value="9.063062" calcext:value-type="float">
            <text:p>9.063062</text:p>
          </table:table-cell>
          <table:table-cell table:formula="of:=[.C379]+[.A380]" office:value-type="float" office:value="45.068746939" calcext:value-type="float">
            <text:p>45.068746939</text:p>
          </table:table-cell>
        </table:table-row>
        <table:table-row table:style-name="ro1">
          <table:table-cell office:value-type="float" office:value="0.10934615" calcext:value-type="float">
            <text:p>0.10934615</text:p>
          </table:table-cell>
          <table:table-cell office:value-type="float" office:value="9.145269" calcext:value-type="float">
            <text:p>9.145269</text:p>
          </table:table-cell>
          <table:table-cell table:formula="of:=[.C380]+[.A381]" office:value-type="float" office:value="45.178093089" calcext:value-type="float">
            <text:p>45.178093089</text:p>
          </table:table-cell>
        </table:table-row>
        <table:table-row table:style-name="ro1">
          <table:table-cell office:value-type="float" office:value="0.10940719" calcext:value-type="float">
            <text:p>0.10940719</text:p>
          </table:table-cell>
          <table:table-cell office:value-type="float" office:value="9.140167" calcext:value-type="float">
            <text:p>9.140167</text:p>
          </table:table-cell>
          <table:table-cell table:formula="of:=[.C381]+[.A382]" office:value-type="float" office:value="45.287500279" calcext:value-type="float">
            <text:p>45.287500279</text:p>
          </table:table-cell>
        </table:table-row>
        <table:table-row table:style-name="ro1">
          <table:table-cell office:value-type="float" office:value="0.11004806" calcext:value-type="float">
            <text:p>0.11004806</text:p>
          </table:table-cell>
          <table:table-cell office:value-type="float" office:value="9.086939" calcext:value-type="float">
            <text:p>9.086939</text:p>
          </table:table-cell>
          <table:table-cell table:formula="of:=[.C382]+[.A383]" office:value-type="float" office:value="45.397548339" calcext:value-type="float">
            <text:p>45.397548339</text:p>
          </table:table-cell>
        </table:table-row>
        <table:table-row table:style-name="ro1">
          <table:table-cell office:value-type="float" office:value="0.11030747" calcext:value-type="float">
            <text:p>0.11030747</text:p>
          </table:table-cell>
          <table:table-cell office:value-type="float" office:value="9.065569" calcext:value-type="float">
            <text:p>9.065569</text:p>
          </table:table-cell>
          <table:table-cell table:formula="of:=[.C383]+[.A384]" office:value-type="float" office:value="45.507855809" calcext:value-type="float">
            <text:p>45.507855809</text:p>
          </table:table-cell>
        </table:table-row>
        <table:table-row table:style-name="ro1">
          <table:table-cell office:value-type="float" office:value="0.11047532" calcext:value-type="float">
            <text:p>0.11047532</text:p>
          </table:table-cell>
          <table:table-cell office:value-type="float" office:value="9.051795" calcext:value-type="float">
            <text:p>9.051795</text:p>
          </table:table-cell>
          <table:table-cell table:formula="of:=[.C384]+[.A385]" office:value-type="float" office:value="45.618331129" calcext:value-type="float">
            <text:p>45.618331129</text:p>
          </table:table-cell>
        </table:table-row>
        <table:table-row table:style-name="ro1">
          <table:table-cell office:value-type="float" office:value="0.110826276" calcext:value-type="float">
            <text:p>0.110826276</text:p>
          </table:table-cell>
          <table:table-cell office:value-type="float" office:value="9.023131" calcext:value-type="float">
            <text:p>9.023131</text:p>
          </table:table-cell>
          <table:table-cell table:formula="of:=[.C385]+[.A386]" office:value-type="float" office:value="45.729157405" calcext:value-type="float">
            <text:p>45.729157405</text:p>
          </table:table-cell>
        </table:table-row>
        <table:table-row table:style-name="ro1">
          <table:table-cell office:value-type="float" office:value="0.11136034" calcext:value-type="float">
            <text:p>0.11136034</text:p>
          </table:table-cell>
          <table:table-cell office:value-type="float" office:value="8.979857" calcext:value-type="float">
            <text:p>8.979857</text:p>
          </table:table-cell>
          <table:table-cell table:formula="of:=[.C386]+[.A387]" office:value-type="float" office:value="45.840517745" calcext:value-type="float">
            <text:p>45.840517745</text:p>
          </table:table-cell>
        </table:table-row>
        <table:table-row table:style-name="ro1">
          <table:table-cell office:value-type="float" office:value="0.11180285" calcext:value-type="float">
            <text:p>0.11180285</text:p>
          </table:table-cell>
          <table:table-cell office:value-type="float" office:value="8.944315" calcext:value-type="float">
            <text:p>8.944315</text:p>
          </table:table-cell>
          <table:table-cell table:formula="of:=[.C387]+[.A388]" office:value-type="float" office:value="45.952320595" calcext:value-type="float">
            <text:p>45.952320595</text:p>
          </table:table-cell>
        </table:table-row>
        <table:table-row table:style-name="ro1">
          <table:table-cell office:value-type="float" office:value="0.112123296" calcext:value-type="float">
            <text:p>0.112123296</text:p>
          </table:table-cell>
          <table:table-cell office:value-type="float" office:value="8.918754" calcext:value-type="float">
            <text:p>8.918754</text:p>
          </table:table-cell>
          <table:table-cell table:formula="of:=[.C388]+[.A389]" office:value-type="float" office:value="46.064443891" calcext:value-type="float">
            <text:p>46.064443891</text:p>
          </table:table-cell>
        </table:table-row>
        <table:table-row table:style-name="ro1">
          <table:table-cell office:value-type="float" office:value="0.11256581" calcext:value-type="float">
            <text:p>0.11256581</text:p>
          </table:table-cell>
          <table:table-cell office:value-type="float" office:value="8.883693" calcext:value-type="float">
            <text:p>8.883693</text:p>
          </table:table-cell>
          <table:table-cell table:formula="of:=[.C389]+[.A390]" office:value-type="float" office:value="46.177009701" calcext:value-type="float">
            <text:p>46.177009701</text:p>
          </table:table-cell>
        </table:table-row>
        <table:table-row table:style-name="ro1">
          <table:table-cell office:value-type="float" office:value="0.11322194" calcext:value-type="float">
            <text:p>0.11322194</text:p>
          </table:table-cell>
          <table:table-cell office:value-type="float" office:value="8.832211" calcext:value-type="float">
            <text:p>8.832211</text:p>
          </table:table-cell>
          <table:table-cell table:formula="of:=[.C390]+[.A391]" office:value-type="float" office:value="46.290231641" calcext:value-type="float">
            <text:p>46.290231641</text:p>
          </table:table-cell>
        </table:table-row>
        <table:table-row table:style-name="ro1">
          <table:table-cell office:value-type="float" office:value="0.11396963" calcext:value-type="float">
            <text:p>0.11396963</text:p>
          </table:table-cell>
          <table:table-cell office:value-type="float" office:value="8.774267" calcext:value-type="float">
            <text:p>8.774267</text:p>
          </table:table-cell>
          <table:table-cell table:formula="of:=[.C391]+[.A392]" office:value-type="float" office:value="46.404201271" calcext:value-type="float">
            <text:p>46.404201271</text:p>
          </table:table-cell>
        </table:table-row>
        <table:table-row table:style-name="ro1">
          <table:table-cell office:value-type="float" office:value="0.11464103" calcext:value-type="float">
            <text:p>0.11464103</text:p>
          </table:table-cell>
          <table:table-cell office:value-type="float" office:value="8.72288" calcext:value-type="float">
            <text:p>8.72288</text:p>
          </table:table-cell>
          <table:table-cell table:formula="of:=[.C392]+[.A393]" office:value-type="float" office:value="46.518842301" calcext:value-type="float">
            <text:p>46.518842301</text:p>
          </table:table-cell>
        </table:table-row>
        <table:table-row table:style-name="ro1">
          <table:table-cell office:value-type="float" office:value="0.1151751" calcext:value-type="float">
            <text:p>0.1151751</text:p>
          </table:table-cell>
          <table:table-cell office:value-type="float" office:value="8.682432" calcext:value-type="float">
            <text:p>8.682432</text:p>
          </table:table-cell>
          <table:table-cell table:formula="of:=[.C393]+[.A394]" office:value-type="float" office:value="46.634017401" calcext:value-type="float">
            <text:p>46.634017401</text:p>
          </table:table-cell>
        </table:table-row>
        <table:table-row table:style-name="ro1">
          <table:table-cell office:value-type="float" office:value="0.11531243" calcext:value-type="float">
            <text:p>0.11531243</text:p>
          </table:table-cell>
          <table:table-cell office:value-type="float" office:value="8.672092" calcext:value-type="float">
            <text:p>8.672092</text:p>
          </table:table-cell>
          <table:table-cell table:formula="of:=[.C394]+[.A395]" office:value-type="float" office:value="46.749329831" calcext:value-type="float">
            <text:p>46.749329831</text:p>
          </table:table-cell>
        </table:table-row>
        <table:table-row table:style-name="ro1">
          <table:table-cell office:value-type="float" office:value="0.115342945" calcext:value-type="float">
            <text:p>0.115342945</text:p>
          </table:table-cell>
          <table:table-cell office:value-type="float" office:value="8.669798" calcext:value-type="float">
            <text:p>8.669798</text:p>
          </table:table-cell>
          <table:table-cell table:formula="of:=[.C395]+[.A396]" office:value-type="float" office:value="46.864672776" calcext:value-type="float">
            <text:p>46.864672776</text:p>
          </table:table-cell>
        </table:table-row>
        <table:table-row table:style-name="ro1">
          <table:table-cell office:value-type="float" office:value="0.11523613" calcext:value-type="float">
            <text:p>0.11523613</text:p>
          </table:table-cell>
          <table:table-cell office:value-type="float" office:value="8.677834" calcext:value-type="float">
            <text:p>8.677834</text:p>
          </table:table-cell>
          <table:table-cell table:formula="of:=[.C396]+[.A397]" office:value-type="float" office:value="46.979908906" calcext:value-type="float">
            <text:p>46.979908906</text:p>
          </table:table-cell>
        </table:table-row>
        <table:table-row table:style-name="ro1">
          <table:table-cell office:value-type="float" office:value="0.11468681" calcext:value-type="float">
            <text:p>0.11468681</text:p>
          </table:table-cell>
          <table:table-cell office:value-type="float" office:value="8.7193985" calcext:value-type="float">
            <text:p>8.7193985</text:p>
          </table:table-cell>
          <table:table-cell table:formula="of:=[.C397]+[.A398]" office:value-type="float" office:value="47.094595716" calcext:value-type="float">
            <text:p>47.094595716</text:p>
          </table:table-cell>
        </table:table-row>
        <table:table-row table:style-name="ro1">
          <table:table-cell office:value-type="float" office:value="0.11412223" calcext:value-type="float">
            <text:p>0.11412223</text:p>
          </table:table-cell>
          <table:table-cell office:value-type="float" office:value="8.762534" calcext:value-type="float">
            <text:p>8.762534</text:p>
          </table:table-cell>
          <table:table-cell table:formula="of:=[.C398]+[.A399]" office:value-type="float" office:value="47.208717946" calcext:value-type="float">
            <text:p>47.208717946</text:p>
          </table:table-cell>
        </table:table-row>
        <table:table-row table:style-name="ro1">
          <table:table-cell office:value-type="float" office:value="0.11412223" calcext:value-type="float">
            <text:p>0.11412223</text:p>
          </table:table-cell>
          <table:table-cell office:value-type="float" office:value="8.762534" calcext:value-type="float">
            <text:p>8.762534</text:p>
          </table:table-cell>
          <table:table-cell table:formula="of:=[.C399]+[.A400]" office:value-type="float" office:value="47.322840176" calcext:value-type="float">
            <text:p>47.322840176</text:p>
          </table:table-cell>
        </table:table-row>
        <table:table-row table:style-name="ro1">
          <table:table-cell office:value-type="float" office:value="0.11396963" calcext:value-type="float">
            <text:p>0.11396963</text:p>
          </table:table-cell>
          <table:table-cell office:value-type="float" office:value="8.774267" calcext:value-type="float">
            <text:p>8.774267</text:p>
          </table:table-cell>
          <table:table-cell table:formula="of:=[.C400]+[.A401]" office:value-type="float" office:value="47.436809806" calcext:value-type="float">
            <text:p>47.436809806</text:p>
          </table:table-cell>
        </table:table-row>
        <table:table-row table:style-name="ro1">
          <table:table-cell office:value-type="float" office:value="0.112993054" calcext:value-type="float">
            <text:p>0.112993054</text:p>
          </table:table-cell>
          <table:table-cell office:value-type="float" office:value="8.850101" calcext:value-type="float">
            <text:p>8.850101</text:p>
          </table:table-cell>
          <table:table-cell table:formula="of:=[.C401]+[.A402]" office:value-type="float" office:value="47.54980286" calcext:value-type="float">
            <text:p>47.54980286</text:p>
          </table:table-cell>
        </table:table-row>
        <table:table-row table:style-name="ro1">
          <table:table-cell office:value-type="float" office:value="0.112382695" calcext:value-type="float">
            <text:p>0.112382695</text:p>
          </table:table-cell>
          <table:table-cell office:value-type="float" office:value="8.898168" calcext:value-type="float">
            <text:p>8.898168</text:p>
          </table:table-cell>
          <table:table-cell table:formula="of:=[.C402]+[.A403]" office:value-type="float" office:value="47.662185555" calcext:value-type="float">
            <text:p>47.662185555</text:p>
          </table:table-cell>
        </table:table-row>
        <table:table-row table:style-name="ro1">
          <table:table-cell office:value-type="float" office:value="0.11247425" calcext:value-type="float">
            <text:p>0.11247425</text:p>
          </table:table-cell>
          <table:table-cell office:value-type="float" office:value="8.890924" calcext:value-type="float">
            <text:p>8.890924</text:p>
          </table:table-cell>
          <table:table-cell table:formula="of:=[.C403]+[.A404]" office:value-type="float" office:value="47.774659805" calcext:value-type="float">
            <text:p>47.774659805</text:p>
          </table:table-cell>
        </table:table-row>
        <table:table-row table:style-name="ro1">
          <table:table-cell office:value-type="float" office:value="0.11201648" calcext:value-type="float">
            <text:p>0.11201648</text:p>
          </table:table-cell>
          <table:table-cell office:value-type="float" office:value="8.927258" calcext:value-type="float">
            <text:p>8.927258</text:p>
          </table:table-cell>
          <table:table-cell table:formula="of:=[.C404]+[.A405]" office:value-type="float" office:value="47.886676285" calcext:value-type="float">
            <text:p>47.886676285</text:p>
          </table:table-cell>
        </table:table-row>
        <table:table-row table:style-name="ro1">
          <table:table-cell office:value-type="float" office:value="0.11021592" calcext:value-type="float">
            <text:p>0.11021592</text:p>
          </table:table-cell>
          <table:table-cell office:value-type="float" office:value="9.073099" calcext:value-type="float">
            <text:p>9.073099</text:p>
          </table:table-cell>
          <table:table-cell table:formula="of:=[.C405]+[.A406]" office:value-type="float" office:value="47.996892205" calcext:value-type="float">
            <text:p>47.996892205</text:p>
          </table:table-cell>
        </table:table-row>
        <table:table-row table:style-name="ro1">
          <table:table-cell office:value-type="float" office:value="0.10923934" calcext:value-type="float">
            <text:p>0.10923934</text:p>
          </table:table-cell>
          <table:table-cell office:value-type="float" office:value="9.154211" calcext:value-type="float">
            <text:p>9.154211</text:p>
          </table:table-cell>
          <table:table-cell table:formula="of:=[.C406]+[.A407]" office:value-type="float" office:value="48.106131545" calcext:value-type="float">
            <text:p>48.106131545</text:p>
          </table:table-cell>
        </table:table-row>
        <table:table-row table:style-name="ro1">
          <table:table-cell office:value-type="float" office:value="0.10939193" calcext:value-type="float">
            <text:p>0.10939193</text:p>
          </table:table-cell>
          <table:table-cell office:value-type="float" office:value="9.141442" calcext:value-type="float">
            <text:p>9.141442</text:p>
          </table:table-cell>
          <table:table-cell table:formula="of:=[.C407]+[.A408]" office:value-type="float" office:value="48.215523475" calcext:value-type="float">
            <text:p>48.215523475</text:p>
          </table:table-cell>
        </table:table-row>
        <table:table-row table:style-name="ro1">
          <table:table-cell office:value-type="float" office:value="0.10995651" calcext:value-type="float">
            <text:p>0.10995651</text:p>
          </table:table-cell>
          <table:table-cell office:value-type="float" office:value="9.094504" calcext:value-type="float">
            <text:p>9.094504</text:p>
          </table:table-cell>
          <table:table-cell table:formula="of:=[.C408]+[.A409]" office:value-type="float" office:value="48.325479985" calcext:value-type="float">
            <text:p>48.325479985</text:p>
          </table:table-cell>
        </table:table-row>
        <table:table-row table:style-name="ro1">
          <table:table-cell office:value-type="float" office:value="0.109910734" calcext:value-type="float">
            <text:p>0.109910734</text:p>
          </table:table-cell>
          <table:table-cell office:value-type="float" office:value="9.098292" calcext:value-type="float">
            <text:p>9.098292</text:p>
          </table:table-cell>
          <table:table-cell table:formula="of:=[.C409]+[.A410]" office:value-type="float" office:value="48.435390719" calcext:value-type="float">
            <text:p>48.435390719</text:p>
          </table:table-cell>
        </table:table-row>
        <table:table-row table:style-name="ro1">
          <table:table-cell office:value-type="float" office:value="0.10959029" calcext:value-type="float">
            <text:p>0.10959029</text:p>
          </table:table-cell>
          <table:table-cell office:value-type="float" office:value="9.124896" calcext:value-type="float">
            <text:p>9.124896</text:p>
          </table:table-cell>
          <table:table-cell table:formula="of:=[.C410]+[.A411]" office:value-type="float" office:value="48.544981009" calcext:value-type="float">
            <text:p>48.544981009</text:p>
          </table:table-cell>
        </table:table-row>
        <table:table-row table:style-name="ro1">
          <table:table-cell office:value-type="float" office:value="0.10988022" calcext:value-type="float">
            <text:p>0.10988022</text:p>
          </table:table-cell>
          <table:table-cell office:value-type="float" office:value="9.10082" calcext:value-type="float">
            <text:p>9.10082</text:p>
          </table:table-cell>
          <table:table-cell table:formula="of:=[.C411]+[.A412]" office:value-type="float" office:value="48.654861229" calcext:value-type="float">
            <text:p>48.654861229</text:p>
          </table:table-cell>
        </table:table-row>
        <table:table-row table:style-name="ro1">
          <table:table-cell office:value-type="float" office:value="0.109910734" calcext:value-type="float">
            <text:p>0.109910734</text:p>
          </table:table-cell>
          <table:table-cell office:value-type="float" office:value="9.098292" calcext:value-type="float">
            <text:p>9.098292</text:p>
          </table:table-cell>
          <table:table-cell table:formula="of:=[.C412]+[.A413]" office:value-type="float" office:value="48.764771963" calcext:value-type="float">
            <text:p>48.764771963</text:p>
          </table:table-cell>
        </table:table-row>
        <table:table-row table:style-name="ro1">
          <table:table-cell office:value-type="float" office:value="0.10952926" calcext:value-type="float">
            <text:p>0.10952926</text:p>
          </table:table-cell>
          <table:table-cell office:value-type="float" office:value="9.129981" calcext:value-type="float">
            <text:p>9.129981</text:p>
          </table:table-cell>
          <table:table-cell table:formula="of:=[.C413]+[.A414]" office:value-type="float" office:value="48.874301223" calcext:value-type="float">
            <text:p>48.874301223</text:p>
          </table:table-cell>
        </table:table-row>
        <table:table-row table:style-name="ro1">
          <table:table-cell office:value-type="float" office:value="0.10934615" calcext:value-type="float">
            <text:p>0.10934615</text:p>
          </table:table-cell>
          <table:table-cell office:value-type="float" office:value="9.145269" calcext:value-type="float">
            <text:p>9.145269</text:p>
          </table:table-cell>
          <table:table-cell table:formula="of:=[.C414]+[.A415]" office:value-type="float" office:value="48.983647373" calcext:value-type="float">
            <text:p>48.983647373</text:p>
          </table:table-cell>
        </table:table-row>
        <table:table-row table:style-name="ro1">
          <table:table-cell office:value-type="float" office:value="0.10968185" calcext:value-type="float">
            <text:p>0.10968185</text:p>
          </table:table-cell>
          <table:table-cell office:value-type="float" office:value="9.117278" calcext:value-type="float">
            <text:p>9.117278</text:p>
          </table:table-cell>
          <table:table-cell table:formula="of:=[.C415]+[.A416]" office:value-type="float" office:value="49.093329223" calcext:value-type="float">
            <text:p>49.093329223</text:p>
          </table:table-cell>
        </table:table-row>
        <table:table-row table:style-name="ro1">
          <table:table-cell office:value-type="float" office:value="0.10972763" calcext:value-type="float">
            <text:p>0.10972763</text:p>
          </table:table-cell>
          <table:table-cell office:value-type="float" office:value="9.113475" calcext:value-type="float">
            <text:p>9.113475</text:p>
          </table:table-cell>
          <table:table-cell table:formula="of:=[.C416]+[.A417]" office:value-type="float" office:value="49.203056853" calcext:value-type="float">
            <text:p>49.203056853</text:p>
          </table:table-cell>
        </table:table-row>
        <table:table-row table:style-name="ro1">
          <table:table-cell office:value-type="float" office:value="0.109437704" calcext:value-type="float">
            <text:p>0.109437704</text:p>
          </table:table-cell>
          <table:table-cell office:value-type="float" office:value="9.137619" calcext:value-type="float">
            <text:p>9.137619</text:p>
          </table:table-cell>
          <table:table-cell table:formula="of:=[.C417]+[.A418]" office:value-type="float" office:value="49.312494557" calcext:value-type="float">
            <text:p>49.312494557</text:p>
          </table:table-cell>
        </table:table-row>
        <table:table-row table:style-name="ro1">
          <table:table-cell office:value-type="float" office:value="0.109422445" calcext:value-type="float">
            <text:p>0.109422445</text:p>
          </table:table-cell>
          <table:table-cell office:value-type="float" office:value="9.138893" calcext:value-type="float">
            <text:p>9.138893</text:p>
          </table:table-cell>
          <table:table-cell table:formula="of:=[.C418]+[.A419]" office:value-type="float" office:value="49.421917002" calcext:value-type="float">
            <text:p>49.421917002</text:p>
          </table:table-cell>
        </table:table-row>
        <table:table-row table:style-name="ro1">
          <table:table-cell office:value-type="float" office:value="0.10962082" calcext:value-type="float">
            <text:p>0.10962082</text:p>
          </table:table-cell>
          <table:table-cell office:value-type="float" office:value="9.1223545" calcext:value-type="float">
            <text:p>9.1223545</text:p>
          </table:table-cell>
          <table:table-cell table:formula="of:=[.C419]+[.A420]" office:value-type="float" office:value="49.531537822" calcext:value-type="float">
            <text:p>49.531537822</text:p>
          </table:table-cell>
        </table:table-row>
        <table:table-row table:style-name="ro1">
          <table:table-cell office:value-type="float" office:value="0.10959029" calcext:value-type="float">
            <text:p>0.10959029</text:p>
          </table:table-cell>
          <table:table-cell office:value-type="float" office:value="9.124896" calcext:value-type="float">
            <text:p>9.124896</text:p>
          </table:table-cell>
          <table:table-cell table:formula="of:=[.C420]+[.A421]" office:value-type="float" office:value="49.641128112" calcext:value-type="float">
            <text:p>49.641128112</text:p>
          </table:table-cell>
        </table:table-row>
        <table:table-row table:style-name="ro1">
          <table:table-cell office:value-type="float" office:value="0.109422445" calcext:value-type="float">
            <text:p>0.109422445</text:p>
          </table:table-cell>
          <table:table-cell office:value-type="float" office:value="9.138893" calcext:value-type="float">
            <text:p>9.138893</text:p>
          </table:table-cell>
          <table:table-cell table:formula="of:=[.C421]+[.A422]" office:value-type="float" office:value="49.750550557" calcext:value-type="float">
            <text:p>49.750550557</text:p>
          </table:table-cell>
        </table:table-row>
        <table:table-row table:style-name="ro1">
          <table:table-cell office:value-type="float" office:value="0.10957503" calcext:value-type="float">
            <text:p>0.10957503</text:p>
          </table:table-cell>
          <table:table-cell office:value-type="float" office:value="9.126166" calcext:value-type="float">
            <text:p>9.126166</text:p>
          </table:table-cell>
          <table:table-cell table:formula="of:=[.C422]+[.A423]" office:value-type="float" office:value="49.860125587" calcext:value-type="float">
            <text:p>49.860125587</text:p>
          </table:table-cell>
        </table:table-row>
        <table:table-row table:style-name="ro1">
          <table:table-cell office:value-type="float" office:value="0.109910734" calcext:value-type="float">
            <text:p>0.109910734</text:p>
          </table:table-cell>
          <table:table-cell office:value-type="float" office:value="9.098292" calcext:value-type="float">
            <text:p>9.098292</text:p>
          </table:table-cell>
          <table:table-cell table:formula="of:=[.C423]+[.A424]" office:value-type="float" office:value="49.970036321" calcext:value-type="float">
            <text:p>49.970036321</text:p>
          </table:table-cell>
        </table:table-row>
        <table:table-row table:style-name="ro1">
          <table:table-cell office:value-type="float" office:value="0.11009384" calcext:value-type="float">
            <text:p>0.11009384</text:p>
          </table:table-cell>
          <table:table-cell office:value-type="float" office:value="9.08316" calcext:value-type="float">
            <text:p>9.08316</text:p>
          </table:table-cell>
          <table:table-cell table:formula="of:=[.C424]+[.A425]" office:value-type="float" office:value="50.080130161" calcext:value-type="float">
            <text:p>50.080130161</text:p>
          </table:table-cell>
        </table:table-row>
        <table:table-row table:style-name="ro1">
          <table:table-cell office:value-type="float" office:value="0.11029221" calcext:value-type="float">
            <text:p>0.11029221</text:p>
          </table:table-cell>
          <table:table-cell office:value-type="float" office:value="9.066823" calcext:value-type="float">
            <text:p>9.066823</text:p>
          </table:table-cell>
          <table:table-cell table:formula="of:=[.C425]+[.A426]" office:value-type="float" office:value="50.190422371" calcext:value-type="float">
            <text:p>50.190422371</text:p>
          </table:table-cell>
        </table:table-row>
        <table:table-row table:style-name="ro1">
          <table:table-cell office:value-type="float" office:value="0.11087205" calcext:value-type="float">
            <text:p>0.11087205</text:p>
          </table:table-cell>
          <table:table-cell office:value-type="float" office:value="9.019405" calcext:value-type="float">
            <text:p>9.019405</text:p>
          </table:table-cell>
          <table:table-cell table:formula="of:=[.C426]+[.A427]" office:value-type="float" office:value="50.301294421" calcext:value-type="float">
            <text:p>50.301294421</text:p>
          </table:table-cell>
        </table:table-row>
        <table:table-row table:style-name="ro1">
          <table:table-cell office:value-type="float" office:value="0.1113756" calcext:value-type="float">
            <text:p>0.1113756</text:p>
          </table:table-cell>
          <table:table-cell office:value-type="float" office:value="8.978627" calcext:value-type="float">
            <text:p>8.978627</text:p>
          </table:table-cell>
          <table:table-cell table:formula="of:=[.C427]+[.A428]" office:value-type="float" office:value="50.412670021" calcext:value-type="float">
            <text:p>50.412670021</text:p>
          </table:table-cell>
        </table:table-row>
        <table:table-row table:style-name="ro1">
          <table:table-cell office:value-type="float" office:value="0.11189441" calcext:value-type="float">
            <text:p>0.11189441</text:p>
          </table:table-cell>
          <table:table-cell office:value-type="float" office:value="8.936997" calcext:value-type="float">
            <text:p>8.936997</text:p>
          </table:table-cell>
          <table:table-cell table:formula="of:=[.C428]+[.A429]" office:value-type="float" office:value="50.524564431" calcext:value-type="float">
            <text:p>50.524564431</text:p>
          </table:table-cell>
        </table:table-row>
        <table:table-row table:style-name="ro1">
          <table:table-cell office:value-type="float" office:value="0.11219959" calcext:value-type="float">
            <text:p>0.11219959</text:p>
          </table:table-cell>
          <table:table-cell office:value-type="float" office:value="8.912689" calcext:value-type="float">
            <text:p>8.912689</text:p>
          </table:table-cell>
          <table:table-cell table:formula="of:=[.C429]+[.A430]" office:value-type="float" office:value="50.636764021" calcext:value-type="float">
            <text:p>50.636764021</text:p>
          </table:table-cell>
        </table:table-row>
        <table:table-row table:style-name="ro1">
          <table:table-cell office:value-type="float" office:value="0.11267262" calcext:value-type="float">
            <text:p>0.11267262</text:p>
          </table:table-cell>
          <table:table-cell office:value-type="float" office:value="8.875271" calcext:value-type="float">
            <text:p>8.875271</text:p>
          </table:table-cell>
          <table:table-cell table:formula="of:=[.C430]+[.A431]" office:value-type="float" office:value="50.749436641" calcext:value-type="float">
            <text:p>50.749436641</text:p>
          </table:table-cell>
        </table:table-row>
        <table:table-row table:style-name="ro1">
          <table:table-cell office:value-type="float" office:value="0.11328298" calcext:value-type="float">
            <text:p>0.11328298</text:p>
          </table:table-cell>
          <table:table-cell office:value-type="float" office:value="8.827452" calcext:value-type="float">
            <text:p>8.827452</text:p>
          </table:table-cell>
          <table:table-cell table:formula="of:=[.C431]+[.A432]" office:value-type="float" office:value="50.862719621" calcext:value-type="float">
            <text:p>50.862719621</text:p>
          </table:table-cell>
        </table:table-row>
        <table:table-row table:style-name="ro1">
          <table:table-cell office:value-type="float" office:value="0.113801785" calcext:value-type="float">
            <text:p>0.113801785</text:p>
          </table:table-cell>
          <table:table-cell office:value-type="float" office:value="8.787209" calcext:value-type="float">
            <text:p>8.787209</text:p>
          </table:table-cell>
          <table:table-cell table:formula="of:=[.C432]+[.A433]" office:value-type="float" office:value="50.976521406" calcext:value-type="float">
            <text:p>50.976521406</text:p>
          </table:table-cell>
        </table:table-row>
        <table:table-row table:style-name="ro1">
          <table:table-cell office:value-type="float" office:value="0.11422904" calcext:value-type="float">
            <text:p>0.11422904</text:p>
          </table:table-cell>
          <table:table-cell office:value-type="float" office:value="8.754341" calcext:value-type="float">
            <text:p>8.754341</text:p>
          </table:table-cell>
          <table:table-cell table:formula="of:=[.C433]+[.A434]" office:value-type="float" office:value="51.090750446" calcext:value-type="float">
            <text:p>51.090750446</text:p>
          </table:table-cell>
        </table:table-row>
        <table:table-row table:style-name="ro1">
          <table:table-cell office:value-type="float" office:value="0.114747845" calcext:value-type="float">
            <text:p>0.114747845</text:p>
          </table:table-cell>
          <table:table-cell office:value-type="float" office:value="8.714761" calcext:value-type="float">
            <text:p>8.714761</text:p>
          </table:table-cell>
          <table:table-cell table:formula="of:=[.C434]+[.A435]" office:value-type="float" office:value="51.205498291" calcext:value-type="float">
            <text:p>51.205498291</text:p>
          </table:table-cell>
        </table:table-row>
        <table:table-row table:style-name="ro1">
          <table:table-cell office:value-type="float" office:value="0.11519036" calcext:value-type="float">
            <text:p>0.11519036</text:p>
          </table:table-cell>
          <table:table-cell office:value-type="float" office:value="8.681282" calcext:value-type="float">
            <text:p>8.681282</text:p>
          </table:table-cell>
          <table:table-cell table:formula="of:=[.C435]+[.A436]" office:value-type="float" office:value="51.320688651" calcext:value-type="float">
            <text:p>51.320688651</text:p>
          </table:table-cell>
        </table:table-row>
        <table:table-row table:style-name="ro1">
          <table:table-cell office:value-type="float" office:value="0.1154345" calcext:value-type="float">
            <text:p>0.1154345</text:p>
          </table:table-cell>
          <table:table-cell office:value-type="float" office:value="8.662922" calcext:value-type="float">
            <text:p>8.662922</text:p>
          </table:table-cell>
          <table:table-cell table:formula="of:=[.C436]+[.A437]" office:value-type="float" office:value="51.436123151" calcext:value-type="float">
            <text:p>51.436123151</text:p>
          </table:table-cell>
        </table:table-row>
        <table:table-row table:style-name="ro1">
          <table:table-cell office:value-type="float" office:value="0.11552606" calcext:value-type="float">
            <text:p>0.11552606</text:p>
          </table:table-cell>
          <table:table-cell office:value-type="float" office:value="8.656055" calcext:value-type="float">
            <text:p>8.656055</text:p>
          </table:table-cell>
          <table:table-cell table:formula="of:=[.C437]+[.A438]" office:value-type="float" office:value="51.551649211" calcext:value-type="float">
            <text:p>51.551649211</text:p>
          </table:table-cell>
        </table:table-row>
        <table:table-row table:style-name="ro1">
          <table:table-cell office:value-type="float" office:value="0.11570916" calcext:value-type="float">
            <text:p>0.11570916</text:p>
          </table:table-cell>
          <table:table-cell office:value-type="float" office:value="8.642358" calcext:value-type="float">
            <text:p>8.642358</text:p>
          </table:table-cell>
          <table:table-cell table:formula="of:=[.C438]+[.A439]" office:value-type="float" office:value="51.667358371" calcext:value-type="float">
            <text:p>51.667358371</text:p>
          </table:table-cell>
        </table:table-row>
        <table:table-row table:style-name="ro1">
          <table:table-cell office:value-type="float" office:value="0.11564813" calcext:value-type="float">
            <text:p>0.11564813</text:p>
          </table:table-cell>
          <table:table-cell office:value-type="float" office:value="8.646919" calcext:value-type="float">
            <text:p>8.646919</text:p>
          </table:table-cell>
          <table:table-cell table:formula="of:=[.C439]+[.A440]" office:value-type="float" office:value="51.783006501" calcext:value-type="float">
            <text:p>51.783006501</text:p>
          </table:table-cell>
        </table:table-row>
        <table:table-row table:style-name="ro1">
          <table:table-cell office:value-type="float" office:value="0.11537346" calcext:value-type="float">
            <text:p>0.11537346</text:p>
          </table:table-cell>
          <table:table-cell office:value-type="float" office:value="8.667504" calcext:value-type="float">
            <text:p>8.667504</text:p>
          </table:table-cell>
          <table:table-cell table:formula="of:=[.C440]+[.A441]" office:value-type="float" office:value="51.898379961" calcext:value-type="float">
            <text:p>51.898379961</text:p>
          </table:table-cell>
        </table:table-row>
        <table:table-row table:style-name="ro1">
          <table:table-cell office:value-type="float" office:value="0.11537346" calcext:value-type="float">
            <text:p>0.11537346</text:p>
          </table:table-cell>
          <table:table-cell office:value-type="float" office:value="8.667504" calcext:value-type="float">
            <text:p>8.667504</text:p>
          </table:table-cell>
          <table:table-cell table:formula="of:=[.C441]+[.A442]" office:value-type="float" office:value="52.013753421" calcext:value-type="float">
            <text:p>52.013753421</text:p>
          </table:table-cell>
        </table:table-row>
        <table:table-row table:style-name="ro1">
          <table:table-cell office:value-type="float" office:value="0.11519036" calcext:value-type="float">
            <text:p>0.11519036</text:p>
          </table:table-cell>
          <table:table-cell office:value-type="float" office:value="8.681282" calcext:value-type="float">
            <text:p>8.681282</text:p>
          </table:table-cell>
          <table:table-cell table:formula="of:=[.C442]+[.A443]" office:value-type="float" office:value="52.128943781" calcext:value-type="float">
            <text:p>52.128943781</text:p>
          </table:table-cell>
        </table:table-row>
        <table:table-row table:style-name="ro1">
          <table:table-cell office:value-type="float" office:value="0.11409171" calcext:value-type="float">
            <text:p>0.11409171</text:p>
          </table:table-cell>
          <table:table-cell office:value-type="float" office:value="8.764878" calcext:value-type="float">
            <text:p>8.764878</text:p>
          </table:table-cell>
          <table:table-cell table:formula="of:=[.C443]+[.A444]" office:value-type="float" office:value="52.243035491" calcext:value-type="float">
            <text:p>52.243035491</text:p>
          </table:table-cell>
        </table:table-row>
        <table:table-row table:style-name="ro1">
          <table:table-cell office:value-type="float" office:value="0.11302357" calcext:value-type="float">
            <text:p>0.11302357</text:p>
          </table:table-cell>
          <table:table-cell office:value-type="float" office:value="8.8477125" calcext:value-type="float">
            <text:p>8.8477125</text:p>
          </table:table-cell>
          <table:table-cell table:formula="of:=[.C444]+[.A445]" office:value-type="float" office:value="52.356059061" calcext:value-type="float">
            <text:p>52.356059061</text:p>
          </table:table-cell>
        </table:table-row>
        <table:table-row table:style-name="ro1">
          <table:table-cell office:value-type="float" office:value="0.113206685" calcext:value-type="float">
            <text:p>0.113206685</text:p>
          </table:table-cell>
          <table:table-cell office:value-type="float" office:value="8.833401" calcext:value-type="float">
            <text:p>8.833401</text:p>
          </table:table-cell>
          <table:table-cell table:formula="of:=[.C445]+[.A446]" office:value-type="float" office:value="52.469265746" calcext:value-type="float">
            <text:p>52.469265746</text:p>
          </table:table-cell>
        </table:table-row>
        <table:table-row table:style-name="ro1">
          <table:table-cell office:value-type="float" office:value="0.113786526" calcext:value-type="float">
            <text:p>0.113786526</text:p>
          </table:table-cell>
          <table:table-cell office:value-type="float" office:value="8.788386" calcext:value-type="float">
            <text:p>8.788386</text:p>
          </table:table-cell>
          <table:table-cell table:formula="of:=[.C446]+[.A447]" office:value-type="float" office:value="52.583052272" calcext:value-type="float">
            <text:p>52.583052272</text:p>
          </table:table-cell>
        </table:table-row>
        <table:table-row table:style-name="ro1">
          <table:table-cell office:value-type="float" office:value="0.11291676" calcext:value-type="float">
            <text:p>0.11291676</text:p>
          </table:table-cell>
          <table:table-cell office:value-type="float" office:value="8.856081" calcext:value-type="float">
            <text:p>8.856081</text:p>
          </table:table-cell>
          <table:table-cell table:formula="of:=[.C447]+[.A448]" office:value-type="float" office:value="52.695969032" calcext:value-type="float">
            <text:p>52.695969032</text:p>
          </table:table-cell>
        </table:table-row>
        <table:table-row table:style-name="ro1">
          <table:table-cell office:value-type="float" office:value="0.11093309" calcext:value-type="float">
            <text:p>0.11093309</text:p>
          </table:table-cell>
          <table:table-cell office:value-type="float" office:value="9.014443" calcext:value-type="float">
            <text:p>9.014443</text:p>
          </table:table-cell>
          <table:table-cell table:formula="of:=[.C448]+[.A449]" office:value-type="float" office:value="52.806902122" calcext:value-type="float">
            <text:p>52.806902122</text:p>
          </table:table-cell>
        </table:table-row>
        <table:table-row table:style-name="ro1">
          <table:table-cell office:value-type="float" office:value="0.11047532" calcext:value-type="float">
            <text:p>0.11047532</text:p>
          </table:table-cell>
          <table:table-cell office:value-type="float" office:value="9.051795" calcext:value-type="float">
            <text:p>9.051795</text:p>
          </table:table-cell>
          <table:table-cell table:formula="of:=[.C449]+[.A450]" office:value-type="float" office:value="52.917377442" calcext:value-type="float">
            <text:p>52.917377442</text:p>
          </table:table-cell>
        </table:table-row>
        <table:table-row table:style-name="ro1">
          <table:table-cell office:value-type="float" office:value="0.11094835" calcext:value-type="float">
            <text:p>0.11094835</text:p>
          </table:table-cell>
          <table:table-cell office:value-type="float" office:value="9.013204" calcext:value-type="float">
            <text:p>9.013204</text:p>
          </table:table-cell>
          <table:table-cell table:formula="of:=[.C450]+[.A451]" office:value-type="float" office:value="53.028325792" calcext:value-type="float">
            <text:p>53.028325792</text:p>
          </table:table-cell>
        </table:table-row>
        <table:table-row table:style-name="ro1">
          <table:table-cell office:value-type="float" office:value="0.11110094" calcext:value-type="float">
            <text:p>0.11110094</text:p>
          </table:table-cell>
          <table:table-cell office:value-type="float" office:value="9.000824" calcext:value-type="float">
            <text:p>9.000824</text:p>
          </table:table-cell>
          <table:table-cell table:formula="of:=[.C451]+[.A452]" office:value-type="float" office:value="53.139426732" calcext:value-type="float">
            <text:p>53.139426732</text:p>
          </table:table-cell>
        </table:table-row>
        <table:table-row table:style-name="ro1">
          <table:table-cell office:value-type="float" office:value="0.11000229" calcext:value-type="float">
            <text:p>0.11000229</text:p>
          </table:table-cell>
          <table:table-cell office:value-type="float" office:value="9.09072" calcext:value-type="float">
            <text:p>9.09072</text:p>
          </table:table-cell>
          <table:table-cell table:formula="of:=[.C452]+[.A453]" office:value-type="float" office:value="53.249429022" calcext:value-type="float">
            <text:p>53.249429022</text:p>
          </table:table-cell>
        </table:table-row>
        <table:table-row table:style-name="ro1">
          <table:table-cell office:value-type="float" office:value="0.10876631" calcext:value-type="float">
            <text:p>0.10876631</text:p>
          </table:table-cell>
          <table:table-cell office:value-type="float" office:value="9.194024" calcext:value-type="float">
            <text:p>9.194024</text:p>
          </table:table-cell>
          <table:table-cell table:formula="of:=[.C453]+[.A454]" office:value-type="float" office:value="53.358195332" calcext:value-type="float">
            <text:p>53.358195332</text:p>
          </table:table-cell>
        </table:table-row>
        <table:table-row table:style-name="ro1">
          <table:table-cell office:value-type="float" office:value="0.10893416" calcext:value-type="float">
            <text:p>0.10893416</text:p>
          </table:table-cell>
          <table:table-cell office:value-type="float" office:value="9.179857" calcext:value-type="float">
            <text:p>9.179857</text:p>
          </table:table-cell>
          <table:table-cell table:formula="of:=[.C454]+[.A455]" office:value-type="float" office:value="53.467129492" calcext:value-type="float">
            <text:p>53.467129492</text:p>
          </table:table-cell>
        </table:table-row>
        <table:table-row table:style-name="ro1">
          <table:table-cell office:value-type="float" office:value="0.10974289" calcext:value-type="float">
            <text:p>0.10974289</text:p>
          </table:table-cell>
          <table:table-cell office:value-type="float" office:value="9.112207" calcext:value-type="float">
            <text:p>9.112207</text:p>
          </table:table-cell>
          <table:table-cell table:formula="of:=[.C455]+[.A456]" office:value-type="float" office:value="53.576872382" calcext:value-type="float">
            <text:p>53.576872382</text:p>
          </table:table-cell>
        </table:table-row>
        <table:table-row table:style-name="ro1">
          <table:table-cell office:value-type="float" office:value="0.11017014" calcext:value-type="float">
            <text:p>0.11017014</text:p>
          </table:table-cell>
          <table:table-cell office:value-type="float" office:value="9.076869" calcext:value-type="float">
            <text:p>9.076869</text:p>
          </table:table-cell>
          <table:table-cell table:formula="of:=[.C456]+[.A457]" office:value-type="float" office:value="53.687042522" calcext:value-type="float">
            <text:p>53.687042522</text:p>
          </table:table-cell>
        </table:table-row>
        <table:table-row table:style-name="ro1">
          <table:table-cell office:value-type="float" office:value="0.11017014" calcext:value-type="float">
            <text:p>0.11017014</text:p>
          </table:table-cell>
          <table:table-cell office:value-type="float" office:value="9.076869" calcext:value-type="float">
            <text:p>9.076869</text:p>
          </table:table-cell>
          <table:table-cell table:formula="of:=[.C457]+[.A458]" office:value-type="float" office:value="53.797212662" calcext:value-type="float">
            <text:p>53.797212662</text:p>
          </table:table-cell>
        </table:table-row>
        <table:table-row table:style-name="ro1">
          <table:table-cell office:value-type="float" office:value="0.110231176" calcext:value-type="float">
            <text:p>0.110231176</text:p>
          </table:table-cell>
          <table:table-cell office:value-type="float" office:value="9.071843" calcext:value-type="float">
            <text:p>9.071843</text:p>
          </table:table-cell>
          <table:table-cell table:formula="of:=[.C458]+[.A459]" office:value-type="float" office:value="53.907443838" calcext:value-type="float">
            <text:p>53.907443838</text:p>
          </table:table-cell>
        </table:table-row>
        <table:table-row table:style-name="ro1">
          <table:table-cell office:value-type="float" office:value="0.11055161" calcext:value-type="float">
            <text:p>0.11055161</text:p>
          </table:table-cell>
          <table:table-cell office:value-type="float" office:value="9.045548" calcext:value-type="float">
            <text:p>9.045548</text:p>
          </table:table-cell>
          <table:table-cell table:formula="of:=[.C459]+[.A460]" office:value-type="float" office:value="54.017995448" calcext:value-type="float">
            <text:p>54.017995448</text:p>
          </table:table-cell>
        </table:table-row>
        <table:table-row table:style-name="ro1">
          <table:table-cell office:value-type="float" office:value="0.110978864" calcext:value-type="float">
            <text:p>0.110978864</text:p>
          </table:table-cell>
          <table:table-cell office:value-type="float" office:value="9.010725" calcext:value-type="float">
            <text:p>9.010725</text:p>
          </table:table-cell>
          <table:table-cell table:formula="of:=[.C460]+[.A461]" office:value-type="float" office:value="54.128974312" calcext:value-type="float">
            <text:p>54.128974312</text:p>
          </table:table-cell>
        </table:table-row>
        <table:table-row table:style-name="ro1">
          <table:table-cell office:value-type="float" office:value="0.111314565" calcext:value-type="float">
            <text:p>0.111314565</text:p>
          </table:table-cell>
          <table:table-cell office:value-type="float" office:value="8.98355" calcext:value-type="float">
            <text:p>8.98355</text:p>
          </table:table-cell>
          <table:table-cell table:formula="of:=[.C461]+[.A462]" office:value-type="float" office:value="54.240288877" calcext:value-type="float">
            <text:p>54.240288877</text:p>
          </table:table-cell>
        </table:table-row>
        <table:table-row table:style-name="ro1">
          <table:table-cell office:value-type="float" office:value="0.11168078" calcext:value-type="float">
            <text:p>0.11168078</text:p>
          </table:table-cell>
          <table:table-cell office:value-type="float" office:value="8.954092" calcext:value-type="float">
            <text:p>8.954092</text:p>
          </table:table-cell>
          <table:table-cell table:formula="of:=[.C462]+[.A463]" office:value-type="float" office:value="54.351969657" calcext:value-type="float">
            <text:p>54.351969657</text:p>
          </table:table-cell>
        </table:table-row>
        <table:table-row table:style-name="ro1">
          <table:table-cell office:value-type="float" office:value="0.11216907" calcext:value-type="float">
            <text:p>0.11216907</text:p>
          </table:table-cell>
          <table:table-cell office:value-type="float" office:value="8.915113" calcext:value-type="float">
            <text:p>8.915113</text:p>
          </table:table-cell>
          <table:table-cell table:formula="of:=[.C463]+[.A464]" office:value-type="float" office:value="54.464138727" calcext:value-type="float">
            <text:p>54.464138727</text:p>
          </table:table-cell>
        </table:table-row>
        <table:table-row table:style-name="ro1">
          <table:table-cell office:value-type="float" office:value="0.11277943" calcext:value-type="float">
            <text:p>0.11277943</text:p>
          </table:table-cell>
          <table:table-cell office:value-type="float" office:value="8.866865" calcext:value-type="float">
            <text:p>8.866865</text:p>
          </table:table-cell>
          <table:table-cell table:formula="of:=[.C464]+[.A465]" office:value-type="float" office:value="54.576918157" calcext:value-type="float">
            <text:p>54.576918157</text:p>
          </table:table-cell>
        </table:table-row>
        <table:table-row table:style-name="ro1">
          <table:table-cell office:value-type="float" office:value="0.113557644" calcext:value-type="float">
            <text:p>0.113557644</text:p>
          </table:table-cell>
          <table:table-cell office:value-type="float" office:value="8.8061" calcext:value-type="float">
            <text:p>8.8061</text:p>
          </table:table-cell>
          <table:table-cell table:formula="of:=[.C465]+[.A466]" office:value-type="float" office:value="54.690475801" calcext:value-type="float">
            <text:p>54.690475801</text:p>
          </table:table-cell>
        </table:table-row>
        <table:table-row table:style-name="ro1">
          <table:table-cell office:value-type="float" office:value="0.114381626" calcext:value-type="float">
            <text:p>0.114381626</text:p>
          </table:table-cell>
          <table:table-cell office:value-type="float" office:value="8.742662" calcext:value-type="float">
            <text:p>8.742662</text:p>
          </table:table-cell>
          <table:table-cell table:formula="of:=[.C466]+[.A467]" office:value-type="float" office:value="54.804857427" calcext:value-type="float">
            <text:p>54.804857427</text:p>
          </table:table-cell>
        </table:table-row>
        <table:table-row table:style-name="ro1">
          <table:table-cell office:value-type="float" office:value="0.11494621" calcext:value-type="float">
            <text:p>0.11494621</text:p>
          </table:table-cell>
          <table:table-cell office:value-type="float" office:value="8.699721" calcext:value-type="float">
            <text:p>8.699721</text:p>
          </table:table-cell>
          <table:table-cell table:formula="of:=[.C467]+[.A468]" office:value-type="float" office:value="54.919803637" calcext:value-type="float">
            <text:p>54.919803637</text:p>
          </table:table-cell>
        </table:table-row>
        <table:table-row table:style-name="ro1">
          <table:table-cell office:value-type="float" office:value="0.114747845" calcext:value-type="float">
            <text:p>0.114747845</text:p>
          </table:table-cell>
          <table:table-cell office:value-type="float" office:value="8.714761" calcext:value-type="float">
            <text:p>8.714761</text:p>
          </table:table-cell>
          <table:table-cell table:formula="of:=[.C468]+[.A469]" office:value-type="float" office:value="55.034551482" calcext:value-type="float">
            <text:p>55.034551482</text:p>
          </table:table-cell>
        </table:table-row>
        <table:table-row table:style-name="ro1">
          <table:table-cell office:value-type="float" office:value="0.11400015" calcext:value-type="float">
            <text:p>0.11400015</text:p>
          </table:table-cell>
          <table:table-cell office:value-type="float" office:value="8.771918" calcext:value-type="float">
            <text:p>8.771918</text:p>
          </table:table-cell>
          <table:table-cell table:formula="of:=[.C469]+[.A470]" office:value-type="float" office:value="55.148551632" calcext:value-type="float">
            <text:p>55.148551632</text:p>
          </table:table-cell>
        </table:table-row>
        <table:table-row table:style-name="ro1">
          <table:table-cell office:value-type="float" office:value="0.11400015" calcext:value-type="float">
            <text:p>0.11400015</text:p>
          </table:table-cell>
          <table:table-cell office:value-type="float" office:value="8.771918" calcext:value-type="float">
            <text:p>8.771918</text:p>
          </table:table-cell>
          <table:table-cell table:formula="of:=[.C470]+[.A471]" office:value-type="float" office:value="55.262551782" calcext:value-type="float">
            <text:p>55.262551782</text:p>
          </table:table-cell>
        </table:table-row>
        <table:table-row table:style-name="ro1">
          <table:table-cell office:value-type="float" office:value="0.11444266" calcext:value-type="float">
            <text:p>0.11444266</text:p>
          </table:table-cell>
          <table:table-cell office:value-type="float" office:value="8.738" calcext:value-type="float">
            <text:p>8.738</text:p>
          </table:table-cell>
          <table:table-cell table:formula="of:=[.C471]+[.A472]" office:value-type="float" office:value="55.376994442" calcext:value-type="float">
            <text:p>55.376994442</text:p>
          </table:table-cell>
        </table:table-row>
        <table:table-row table:style-name="ro1">
          <table:table-cell office:value-type="float" office:value="0.11432059" calcext:value-type="float">
            <text:p>0.11432059</text:p>
          </table:table-cell>
          <table:table-cell office:value-type="float" office:value="8.74733" calcext:value-type="float">
            <text:p>8.74733</text:p>
          </table:table-cell>
          <table:table-cell table:formula="of:=[.C472]+[.A473]" office:value-type="float" office:value="55.491315032" calcext:value-type="float">
            <text:p>55.491315032</text:p>
          </table:table-cell>
        </table:table-row>
        <table:table-row table:style-name="ro1">
          <table:table-cell office:value-type="float" office:value="0.1132372" calcext:value-type="float">
            <text:p>0.1132372</text:p>
          </table:table-cell>
          <table:table-cell office:value-type="float" office:value="8.83102" calcext:value-type="float">
            <text:p>8.83102</text:p>
          </table:table-cell>
          <table:table-cell table:formula="of:=[.C473]+[.A474]" office:value-type="float" office:value="55.604552232" calcext:value-type="float">
            <text:p>55.604552232</text:p>
          </table:table-cell>
        </table:table-row>
        <table:table-row table:style-name="ro1">
          <table:table-cell office:value-type="float" office:value="0.11282521" calcext:value-type="float">
            <text:p>0.11282521</text:p>
          </table:table-cell>
          <table:table-cell office:value-type="float" office:value="8.863268" calcext:value-type="float">
            <text:p>8.863268</text:p>
          </table:table-cell>
          <table:table-cell table:formula="of:=[.C474]+[.A475]" office:value-type="float" office:value="55.717377442" calcext:value-type="float">
            <text:p>55.717377442</text:p>
          </table:table-cell>
        </table:table-row>
        <table:table-row table:style-name="ro1">
          <table:table-cell office:value-type="float" office:value="0.11334401" calcext:value-type="float">
            <text:p>0.11334401</text:p>
          </table:table-cell>
          <table:table-cell office:value-type="float" office:value="8.822698" calcext:value-type="float">
            <text:p>8.822698</text:p>
          </table:table-cell>
          <table:table-cell table:formula="of:=[.C475]+[.A476]" office:value-type="float" office:value="55.830721452" calcext:value-type="float">
            <text:p>55.830721452</text:p>
          </table:table-cell>
        </table:table-row>
        <table:table-row table:style-name="ro1">
          <table:table-cell office:value-type="float" office:value="0.11400015" calcext:value-type="float">
            <text:p>0.11400015</text:p>
          </table:table-cell>
          <table:table-cell office:value-type="float" office:value="8.771918" calcext:value-type="float">
            <text:p>8.771918</text:p>
          </table:table-cell>
          <table:table-cell table:formula="of:=[.C476]+[.A477]" office:value-type="float" office:value="55.944721602" calcext:value-type="float">
            <text:p>55.944721602</text:p>
          </table:table-cell>
        </table:table-row>
        <table:table-row table:style-name="ro1">
          <table:table-cell office:value-type="float" office:value="0.113801785" calcext:value-type="float">
            <text:p>0.113801785</text:p>
          </table:table-cell>
          <table:table-cell office:value-type="float" office:value="8.787209" calcext:value-type="float">
            <text:p>8.787209</text:p>
          </table:table-cell>
          <table:table-cell table:formula="of:=[.C477]+[.A478]" office:value-type="float" office:value="56.058523387" calcext:value-type="float">
            <text:p>56.058523387</text:p>
          </table:table-cell>
        </table:table-row>
        <table:table-row table:style-name="ro1">
          <table:table-cell office:value-type="float" office:value="0.11279469" calcext:value-type="float">
            <text:p>0.11279469</text:p>
          </table:table-cell>
          <table:table-cell office:value-type="float" office:value="8.865665" calcext:value-type="float">
            <text:p>8.865665</text:p>
          </table:table-cell>
          <table:table-cell table:formula="of:=[.C478]+[.A479]" office:value-type="float" office:value="56.171318077" calcext:value-type="float">
            <text:p>56.171318077</text:p>
          </table:table-cell>
        </table:table-row>
        <table:table-row table:style-name="ro1">
          <table:table-cell office:value-type="float" office:value="0.11247425" calcext:value-type="float">
            <text:p>0.11247425</text:p>
          </table:table-cell>
          <table:table-cell office:value-type="float" office:value="8.890924" calcext:value-type="float">
            <text:p>8.890924</text:p>
          </table:table-cell>
          <table:table-cell table:formula="of:=[.C479]+[.A480]" office:value-type="float" office:value="56.283792327" calcext:value-type="float">
            <text:p>56.283792327</text:p>
          </table:table-cell>
        </table:table-row>
        <table:table-row table:style-name="ro1">
          <table:table-cell office:value-type="float" office:value="0.1123064" calcext:value-type="float">
            <text:p>0.1123064</text:p>
          </table:table-cell>
          <table:table-cell office:value-type="float" office:value="8.904212" calcext:value-type="float">
            <text:p>8.904212</text:p>
          </table:table-cell>
          <table:table-cell table:formula="of:=[.C480]+[.A481]" office:value-type="float" office:value="56.396098727" calcext:value-type="float">
            <text:p>56.396098727</text:p>
          </table:table-cell>
        </table:table-row>
        <table:table-row table:style-name="ro1">
          <table:table-cell office:value-type="float" office:value="0.1111162" calcext:value-type="float">
            <text:p>0.1111162</text:p>
          </table:table-cell>
          <table:table-cell office:value-type="float" office:value="8.999588" calcext:value-type="float">
            <text:p>8.999588</text:p>
          </table:table-cell>
          <table:table-cell table:formula="of:=[.C481]+[.A482]" office:value-type="float" office:value="56.507214927" calcext:value-type="float">
            <text:p>56.507214927</text:p>
          </table:table-cell>
        </table:table-row>
        <table:table-row table:style-name="ro1">
          <table:table-cell office:value-type="float" office:value="0.10959029" calcext:value-type="float">
            <text:p>0.10959029</text:p>
          </table:table-cell>
          <table:table-cell office:value-type="float" office:value="9.124896" calcext:value-type="float">
            <text:p>9.124896</text:p>
          </table:table-cell>
          <table:table-cell table:formula="of:=[.C482]+[.A483]" office:value-type="float" office:value="56.616805217" calcext:value-type="float">
            <text:p>56.616805217</text:p>
          </table:table-cell>
        </table:table-row>
        <table:table-row table:style-name="ro1">
          <table:table-cell office:value-type="float" office:value="0.109559774" calcext:value-type="float">
            <text:p>0.109559774</text:p>
          </table:table-cell>
          <table:table-cell office:value-type="float" office:value="9.127438" calcext:value-type="float">
            <text:p>9.127438</text:p>
          </table:table-cell>
          <table:table-cell table:formula="of:=[.C483]+[.A484]" office:value-type="float" office:value="56.726364991" calcext:value-type="float">
            <text:p>56.726364991</text:p>
          </table:table-cell>
        </table:table-row>
        <table:table-row table:style-name="ro1">
          <table:table-cell office:value-type="float" office:value="0.110109106" calcext:value-type="float">
            <text:p>0.110109106</text:p>
          </table:table-cell>
          <table:table-cell office:value-type="float" office:value="9.081901" calcext:value-type="float">
            <text:p>9.081901</text:p>
          </table:table-cell>
          <table:table-cell table:formula="of:=[.C484]+[.A485]" office:value-type="float" office:value="56.836474097" calcext:value-type="float">
            <text:p>56.836474097</text:p>
          </table:table-cell>
        </table:table-row>
        <table:table-row table:style-name="ro1">
          <table:table-cell office:value-type="float" office:value="0.11046006" calcext:value-type="float">
            <text:p>0.11046006</text:p>
          </table:table-cell>
          <table:table-cell office:value-type="float" office:value="9.053045" calcext:value-type="float">
            <text:p>9.053045</text:p>
          </table:table-cell>
          <table:table-cell table:formula="of:=[.C485]+[.A486]" office:value-type="float" office:value="56.946934157" calcext:value-type="float">
            <text:p>56.946934157</text:p>
          </table:table-cell>
        </table:table-row>
        <table:table-row table:style-name="ro1">
          <table:table-cell office:value-type="float" office:value="0.11029221" calcext:value-type="float">
            <text:p>0.11029221</text:p>
          </table:table-cell>
          <table:table-cell office:value-type="float" office:value="9.066823" calcext:value-type="float">
            <text:p>9.066823</text:p>
          </table:table-cell>
          <table:table-cell table:formula="of:=[.C486]+[.A487]" office:value-type="float" office:value="57.057226367" calcext:value-type="float">
            <text:p>57.057226367</text:p>
          </table:table-cell>
        </table:table-row>
        <table:table-row table:style-name="ro1">
          <table:table-cell office:value-type="float" office:value="0.11047532" calcext:value-type="float">
            <text:p>0.11047532</text:p>
          </table:table-cell>
          <table:table-cell office:value-type="float" office:value="9.051795" calcext:value-type="float">
            <text:p>9.051795</text:p>
          </table:table-cell>
          <table:table-cell table:formula="of:=[.C487]+[.A488]" office:value-type="float" office:value="57.167701687" calcext:value-type="float">
            <text:p>57.167701687</text:p>
          </table:table-cell>
        </table:table-row>
        <table:table-row table:style-name="ro1">
          <table:table-cell office:value-type="float" office:value="0.11074998" calcext:value-type="float">
            <text:p>0.11074998</text:p>
          </table:table-cell>
          <table:table-cell office:value-type="float" office:value="9.029347" calcext:value-type="float">
            <text:p>9.029347</text:p>
          </table:table-cell>
          <table:table-cell table:formula="of:=[.C488]+[.A489]" office:value-type="float" office:value="57.278451667" calcext:value-type="float">
            <text:p>57.278451667</text:p>
          </table:table-cell>
        </table:table-row>
        <table:table-row table:style-name="ro1">
          <table:table-cell office:value-type="float" office:value="0.11116198" calcext:value-type="float">
            <text:p>0.11116198</text:p>
          </table:table-cell>
          <table:table-cell office:value-type="float" office:value="8.995882" calcext:value-type="float">
            <text:p>8.995882</text:p>
          </table:table-cell>
          <table:table-cell table:formula="of:=[.C489]+[.A490]" office:value-type="float" office:value="57.389613647" calcext:value-type="float">
            <text:p>57.389613647</text:p>
          </table:table-cell>
        </table:table-row>
        <table:table-row table:style-name="ro1">
          <table:table-cell office:value-type="float" office:value="0.11148241" calcext:value-type="float">
            <text:p>0.11148241</text:p>
          </table:table-cell>
          <table:table-cell office:value-type="float" office:value="8.970025" calcext:value-type="float">
            <text:p>8.970025</text:p>
          </table:table-cell>
          <table:table-cell table:formula="of:=[.C490]+[.A491]" office:value-type="float" office:value="57.501096057" calcext:value-type="float">
            <text:p>57.501096057</text:p>
          </table:table-cell>
        </table:table-row>
        <table:table-row table:style-name="ro1">
          <table:table-cell office:value-type="float" office:value="0.111787595" calcext:value-type="float">
            <text:p>0.111787595</text:p>
          </table:table-cell>
          <table:table-cell office:value-type="float" office:value="8.945537" calcext:value-type="float">
            <text:p>8.945537</text:p>
          </table:table-cell>
          <table:table-cell table:formula="of:=[.C491]+[.A492]" office:value-type="float" office:value="57.612883652" calcext:value-type="float">
            <text:p>57.612883652</text:p>
          </table:table-cell>
        </table:table-row>
        <table:table-row table:style-name="ro1">
          <table:table-cell office:value-type="float" office:value="0.11216907" calcext:value-type="float">
            <text:p>0.11216907</text:p>
          </table:table-cell>
          <table:table-cell office:value-type="float" office:value="8.915113" calcext:value-type="float">
            <text:p>8.915113</text:p>
          </table:table-cell>
          <table:table-cell table:formula="of:=[.C492]+[.A493]" office:value-type="float" office:value="57.725052722" calcext:value-type="float">
            <text:p>57.725052722</text:p>
          </table:table-cell>
        </table:table-row>
        <table:table-row table:style-name="ro1">
          <table:table-cell office:value-type="float" office:value="0.11236744" calcext:value-type="float">
            <text:p>0.11236744</text:p>
          </table:table-cell>
          <table:table-cell office:value-type="float" office:value="8.899376" calcext:value-type="float">
            <text:p>8.899376</text:p>
          </table:table-cell>
          <table:table-cell table:formula="of:=[.C493]+[.A494]" office:value-type="float" office:value="57.837420162" calcext:value-type="float">
            <text:p>57.837420162</text:p>
          </table:table-cell>
        </table:table-row>
        <table:table-row table:style-name="ro1">
          <table:table-cell office:value-type="float" office:value="0.11255055" calcext:value-type="float">
            <text:p>0.11255055</text:p>
          </table:table-cell>
          <table:table-cell office:value-type="float" office:value="8.884897" calcext:value-type="float">
            <text:p>8.884897</text:p>
          </table:table-cell>
          <table:table-cell table:formula="of:=[.C494]+[.A495]" office:value-type="float" office:value="57.949970712" calcext:value-type="float">
            <text:p>57.949970712</text:p>
          </table:table-cell>
        </table:table-row>
        <table:table-row table:style-name="ro1">
          <table:table-cell office:value-type="float" office:value="0.11288624" calcext:value-type="float">
            <text:p>0.11288624</text:p>
          </table:table-cell>
          <table:table-cell office:value-type="float" office:value="8.858476" calcext:value-type="float">
            <text:p>8.858476</text:p>
          </table:table-cell>
          <table:table-cell table:formula="of:=[.C495]+[.A496]" office:value-type="float" office:value="58.062856952" calcext:value-type="float">
            <text:p>58.062856952</text:p>
          </table:table-cell>
        </table:table-row>
        <table:table-row table:style-name="ro1">
          <table:table-cell office:value-type="float" office:value="0.113664456" calcext:value-type="float">
            <text:p>0.113664456</text:p>
          </table:table-cell>
          <table:table-cell office:value-type="float" office:value="8.797825" calcext:value-type="float">
            <text:p>8.797825</text:p>
          </table:table-cell>
          <table:table-cell table:formula="of:=[.C496]+[.A497]" office:value-type="float" office:value="58.176521408" calcext:value-type="float">
            <text:p>58.176521408</text:p>
          </table:table-cell>
        </table:table-row>
        <table:table-row table:style-name="ro1">
          <table:table-cell office:value-type="float" office:value="0.114412144" calcext:value-type="float">
            <text:p>0.114412144</text:p>
          </table:table-cell>
          <table:table-cell office:value-type="float" office:value="8.740331" calcext:value-type="float">
            <text:p>8.740331</text:p>
          </table:table-cell>
          <table:table-cell table:formula="of:=[.C497]+[.A498]" office:value-type="float" office:value="58.290933552" calcext:value-type="float">
            <text:p>58.290933552</text:p>
          </table:table-cell>
        </table:table-row>
        <table:table-row table:style-name="ro1">
          <table:table-cell office:value-type="float" office:value="0.11491569" calcext:value-type="float">
            <text:p>0.11491569</text:p>
          </table:table-cell>
          <table:table-cell office:value-type="float" office:value="8.702032" calcext:value-type="float">
            <text:p>8.702032</text:p>
          </table:table-cell>
          <table:table-cell table:formula="of:=[.C498]+[.A499]" office:value-type="float" office:value="58.405849242" calcext:value-type="float">
            <text:p>58.405849242</text:p>
          </table:table-cell>
        </table:table-row>
        <table:table-row table:style-name="ro1">
          <table:table-cell office:value-type="float" office:value="0.11519036" calcext:value-type="float">
            <text:p>0.11519036</text:p>
          </table:table-cell>
          <table:table-cell office:value-type="float" office:value="8.681282" calcext:value-type="float">
            <text:p>8.681282</text:p>
          </table:table-cell>
          <table:table-cell table:formula="of:=[.C499]+[.A500]" office:value-type="float" office:value="58.521039602" calcext:value-type="float">
            <text:p>58.521039602</text:p>
          </table:table-cell>
        </table:table-row>
        <table:table-row table:style-name="ro1">
          <table:table-cell office:value-type="float" office:value="0.11538872" calcext:value-type="float">
            <text:p>0.11538872</text:p>
          </table:table-cell>
          <table:table-cell office:value-type="float" office:value="8.666358" calcext:value-type="float">
            <text:p>8.666358</text:p>
          </table:table-cell>
          <table:table-cell table:formula="of:=[.C500]+[.A501]" office:value-type="float" office:value="58.636428322" calcext:value-type="float">
            <text:p>58.636428322</text:p>
          </table:table-cell>
        </table:table-row>
        <table:table-row table:style-name="ro1">
          <table:table-cell office:value-type="float" office:value="0.11528191" calcext:value-type="float">
            <text:p>0.11528191</text:p>
          </table:table-cell>
          <table:table-cell office:value-type="float" office:value="8.674388" calcext:value-type="float">
            <text:p>8.674388</text:p>
          </table:table-cell>
          <table:table-cell table:formula="of:=[.C501]+[.A502]" office:value-type="float" office:value="58.751710232" calcext:value-type="float">
            <text:p>58.751710232</text:p>
          </table:table-cell>
        </table:table-row>
        <table:table-row table:style-name="ro1">
          <table:table-cell office:value-type="float" office:value="0.114869915" calcext:value-type="float">
            <text:p>0.114869915</text:p>
          </table:table-cell>
          <table:table-cell office:value-type="float" office:value="8.7055" calcext:value-type="float">
            <text:p>8.7055</text:p>
          </table:table-cell>
          <table:table-cell table:formula="of:=[.C502]+[.A503]" office:value-type="float" office:value="58.866580147" calcext:value-type="float">
            <text:p>58.866580147</text:p>
          </table:table-cell>
        </table:table-row>
        <table:table-row table:style-name="ro1">
          <table:table-cell office:value-type="float" office:value="0.11456474" calcext:value-type="float">
            <text:p>0.11456474</text:p>
          </table:table-cell>
          <table:table-cell office:value-type="float" office:value="8.728689" calcext:value-type="float">
            <text:p>8.728689</text:p>
          </table:table-cell>
          <table:table-cell table:formula="of:=[.C503]+[.A504]" office:value-type="float" office:value="58.981144887" calcext:value-type="float">
            <text:p>58.981144887</text:p>
          </table:table-cell>
        </table:table-row>
        <table:table-row table:style-name="ro1">
          <table:table-cell office:value-type="float" office:value="0.11456474" calcext:value-type="float">
            <text:p>0.11456474</text:p>
          </table:table-cell>
          <table:table-cell office:value-type="float" office:value="8.728689" calcext:value-type="float">
            <text:p>8.728689</text:p>
          </table:table-cell>
          <table:table-cell table:formula="of:=[.C504]+[.A505]" office:value-type="float" office:value="59.095709627" calcext:value-type="float">
            <text:p>59.095709627</text:p>
          </table:table-cell>
        </table:table-row>
        <table:table-row table:style-name="ro1">
          <table:table-cell office:value-type="float" office:value="0.11435111" calcext:value-type="float">
            <text:p>0.11435111</text:p>
          </table:table-cell>
          <table:table-cell office:value-type="float" office:value="8.744996" calcext:value-type="float">
            <text:p>8.744996</text:p>
          </table:table-cell>
          <table:table-cell table:formula="of:=[.C505]+[.A506]" office:value-type="float" office:value="59.210060737" calcext:value-type="float">
            <text:p>59.210060737</text:p>
          </table:table-cell>
        </table:table-row>
        <table:table-row table:style-name="ro1">
          <table:table-cell office:value-type="float" office:value="0.113466084" calcext:value-type="float">
            <text:p>0.113466084</text:p>
          </table:table-cell>
          <table:table-cell office:value-type="float" office:value="8.813207" calcext:value-type="float">
            <text:p>8.813207</text:p>
          </table:table-cell>
          <table:table-cell table:formula="of:=[.C506]+[.A507]" office:value-type="float" office:value="59.323526821" calcext:value-type="float">
            <text:p>59.323526821</text:p>
          </table:table-cell>
        </table:table-row>
        <table:table-row table:style-name="ro1">
          <table:table-cell office:value-type="float" office:value="0.11256581" calcext:value-type="float">
            <text:p>0.11256581</text:p>
          </table:table-cell>
          <table:table-cell office:value-type="float" office:value="8.883693" calcext:value-type="float">
            <text:p>8.883693</text:p>
          </table:table-cell>
          <table:table-cell table:formula="of:=[.C507]+[.A508]" office:value-type="float" office:value="59.436092631" calcext:value-type="float">
            <text:p>59.436092631</text:p>
          </table:table-cell>
        </table:table-row>
        <table:table-row table:style-name="ro1">
          <table:table-cell office:value-type="float" office:value="0.11235218" calcext:value-type="float">
            <text:p>0.11235218</text:p>
          </table:table-cell>
          <table:table-cell office:value-type="float" office:value="8.900584" calcext:value-type="float">
            <text:p>8.900584</text:p>
          </table:table-cell>
          <table:table-cell table:formula="of:=[.C508]+[.A509]" office:value-type="float" office:value="59.548444811" calcext:value-type="float">
            <text:p>59.548444811</text:p>
          </table:table-cell>
        </table:table-row>
        <table:table-row table:style-name="ro1">
          <table:table-cell office:value-type="float" office:value="0.11223011" calcext:value-type="float">
            <text:p>0.11223011</text:p>
          </table:table-cell>
          <table:table-cell office:value-type="float" office:value="8.910265" calcext:value-type="float">
            <text:p>8.910265</text:p>
          </table:table-cell>
          <table:table-cell table:formula="of:=[.C509]+[.A510]" office:value-type="float" office:value="59.660674921" calcext:value-type="float">
            <text:p>59.660674921</text:p>
          </table:table-cell>
        </table:table-row>
        <table:table-row table:style-name="ro1">
          <table:table-cell office:value-type="float" office:value="0.110597394" calcext:value-type="float">
            <text:p>0.110597394</text:p>
          </table:table-cell>
          <table:table-cell office:value-type="float" office:value="9.041804" calcext:value-type="float">
            <text:p>9.041804</text:p>
          </table:table-cell>
          <table:table-cell table:formula="of:=[.C510]+[.A511]" office:value-type="float" office:value="59.771272315" calcext:value-type="float">
            <text:p>59.771272315</text:p>
          </table:table-cell>
        </table:table-row>
        <table:table-row table:style-name="ro1">
          <table:table-cell office:value-type="float" office:value="0.10885786" calcext:value-type="float">
            <text:p>0.10885786</text:p>
          </table:table-cell>
          <table:table-cell office:value-type="float" office:value="9.186291" calcext:value-type="float">
            <text:p>9.186291</text:p>
          </table:table-cell>
          <table:table-cell table:formula="of:=[.C511]+[.A512]" office:value-type="float" office:value="59.880130175" calcext:value-type="float">
            <text:p>59.880130175</text:p>
          </table:table-cell>
        </table:table-row>
        <table:table-row table:style-name="ro1">
          <table:table-cell office:value-type="float" office:value="0.10867476" calcext:value-type="float">
            <text:p>0.10867476</text:p>
          </table:table-cell>
          <table:table-cell office:value-type="float" office:value="9.201769" calcext:value-type="float">
            <text:p>9.201769</text:p>
          </table:table-cell>
          <table:table-cell table:formula="of:=[.C512]+[.A513]" office:value-type="float" office:value="59.988804935" calcext:value-type="float">
            <text:p>59.988804935</text:p>
          </table:table-cell>
        </table:table-row>
        <table:table-row table:style-name="ro1">
          <table:table-cell office:value-type="float" office:value="0.109544516" calcext:value-type="float">
            <text:p>0.109544516</text:p>
          </table:table-cell>
          <table:table-cell office:value-type="float" office:value="9.128709" calcext:value-type="float">
            <text:p>9.128709</text:p>
          </table:table-cell>
          <table:table-cell table:formula="of:=[.C513]+[.A514]" office:value-type="float" office:value="60.098349451" calcext:value-type="float">
            <text:p>60.098349451</text:p>
          </table:table-cell>
        </table:table-row>
        <table:table-row table:style-name="ro1">
          <table:table-cell office:value-type="float" office:value="0.110490575" calcext:value-type="float">
            <text:p>0.110490575</text:p>
          </table:table-cell>
          <table:table-cell office:value-type="float" office:value="9.050546" calcext:value-type="float">
            <text:p>9.050546</text:p>
          </table:table-cell>
          <table:table-cell table:formula="of:=[.C514]+[.A515]" office:value-type="float" office:value="60.208840026" calcext:value-type="float">
            <text:p>60.208840026</text:p>
          </table:table-cell>
        </table:table-row>
        <table:table-row table:style-name="ro1">
          <table:table-cell office:value-type="float" office:value="0.11114672" calcext:value-type="float">
            <text:p>0.11114672</text:p>
          </table:table-cell>
          <table:table-cell office:value-type="float" office:value="8.997117" calcext:value-type="float">
            <text:p>8.997117</text:p>
          </table:table-cell>
          <table:table-cell table:formula="of:=[.C515]+[.A516]" office:value-type="float" office:value="60.319986746" calcext:value-type="float">
            <text:p>60.319986746</text:p>
          </table:table-cell>
        </table:table-row>
        <table:table-row table:style-name="ro1">
          <table:table-cell office:value-type="float" office:value="0.111924924" calcext:value-type="float">
            <text:p>0.111924924</text:p>
          </table:table-cell>
          <table:table-cell office:value-type="float" office:value="8.93456" calcext:value-type="float">
            <text:p>8.93456</text:p>
          </table:table-cell>
          <table:table-cell table:formula="of:=[.C516]+[.A517]" office:value-type="float" office:value="60.43191167" calcext:value-type="float">
            <text:p>60.43191167</text:p>
          </table:table-cell>
        </table:table-row>
        <table:table-row table:style-name="ro1">
          <table:table-cell office:value-type="float" office:value="0.112733655" calcext:value-type="float">
            <text:p>0.112733655</text:p>
          </table:table-cell>
          <table:table-cell office:value-type="float" office:value="8.870465" calcext:value-type="float">
            <text:p>8.870465</text:p>
          </table:table-cell>
          <table:table-cell table:formula="of:=[.C517]+[.A518]" office:value-type="float" office:value="60.544645325" calcext:value-type="float">
            <text:p>60.544645325</text:p>
          </table:table-cell>
        </table:table-row>
        <table:table-row table:style-name="ro1">
          <table:table-cell office:value-type="float" office:value="0.1134966" calcext:value-type="float">
            <text:p>0.1134966</text:p>
          </table:table-cell>
          <table:table-cell office:value-type="float" office:value="8.810837" calcext:value-type="float">
            <text:p>8.810837</text:p>
          </table:table-cell>
          <table:table-cell table:formula="of:=[.C518]+[.A519]" office:value-type="float" office:value="60.658141925" calcext:value-type="float">
            <text:p>60.658141925</text:p>
          </table:table-cell>
        </table:table-row>
        <table:table-row table:style-name="ro1">
          <table:table-cell office:value-type="float" office:value="0.11422904" calcext:value-type="float">
            <text:p>0.11422904</text:p>
          </table:table-cell>
          <table:table-cell office:value-type="float" office:value="8.754341" calcext:value-type="float">
            <text:p>8.754341</text:p>
          </table:table-cell>
          <table:table-cell table:formula="of:=[.C519]+[.A520]" office:value-type="float" office:value="60.772370965" calcext:value-type="float">
            <text:p>60.772370965</text:p>
          </table:table-cell>
        </table:table-row>
        <table:table-row table:style-name="ro1">
          <table:table-cell office:value-type="float" office:value="0.114412144" calcext:value-type="float">
            <text:p>0.114412144</text:p>
          </table:table-cell>
          <table:table-cell office:value-type="float" office:value="8.740331" calcext:value-type="float">
            <text:p>8.740331</text:p>
          </table:table-cell>
          <table:table-cell table:formula="of:=[.C520]+[.A521]" office:value-type="float" office:value="60.886783109" calcext:value-type="float">
            <text:p>60.886783109</text:p>
          </table:table-cell>
        </table:table-row>
        <table:table-row table:style-name="ro1">
          <table:table-cell office:value-type="float" office:value="0.114503704" calcext:value-type="float">
            <text:p>0.114503704</text:p>
          </table:table-cell>
          <table:table-cell office:value-type="float" office:value="8.733342" calcext:value-type="float">
            <text:p>8.733342</text:p>
          </table:table-cell>
          <table:table-cell table:formula="of:=[.C521]+[.A522]" office:value-type="float" office:value="61.001286813" calcext:value-type="float">
            <text:p>61.001286813</text:p>
          </table:table-cell>
        </table:table-row>
        <table:table-row table:style-name="ro1">
          <table:table-cell office:value-type="float" office:value="0.11479362" calcext:value-type="float">
            <text:p>0.11479362</text:p>
          </table:table-cell>
          <table:table-cell office:value-type="float" office:value="8.711286" calcext:value-type="float">
            <text:p>8.711286</text:p>
          </table:table-cell>
          <table:table-cell table:formula="of:=[.C522]+[.A523]" office:value-type="float" office:value="61.116080433" calcext:value-type="float">
            <text:p>61.116080433</text:p>
          </table:table-cell>
        </table:table-row>
        <table:table-row table:style-name="ro1">
          <table:table-cell office:value-type="float" office:value="0.11531243" calcext:value-type="float">
            <text:p>0.11531243</text:p>
          </table:table-cell>
          <table:table-cell office:value-type="float" office:value="8.672092" calcext:value-type="float">
            <text:p>8.672092</text:p>
          </table:table-cell>
          <table:table-cell table:formula="of:=[.C523]+[.A524]" office:value-type="float" office:value="61.231392863" calcext:value-type="float">
            <text:p>61.231392863</text:p>
          </table:table-cell>
        </table:table-row>
        <table:table-row table:style-name="ro1">
          <table:table-cell office:value-type="float" office:value="0.11561761" calcext:value-type="float">
            <text:p>0.11561761</text:p>
          </table:table-cell>
          <table:table-cell office:value-type="float" office:value="8.649201" calcext:value-type="float">
            <text:p>8.649201</text:p>
          </table:table-cell>
          <table:table-cell table:formula="of:=[.C524]+[.A525]" office:value-type="float" office:value="61.347010473" calcext:value-type="float">
            <text:p>61.347010473</text:p>
          </table:table-cell>
        </table:table-row>
        <table:table-row table:style-name="ro1">
          <table:table-cell office:value-type="float" office:value="0.11558709" calcext:value-type="float">
            <text:p>0.11558709</text:p>
          </table:table-cell>
          <table:table-cell office:value-type="float" office:value="8.6514845" calcext:value-type="float">
            <text:p>8.6514845</text:p>
          </table:table-cell>
          <table:table-cell table:formula="of:=[.C525]+[.A526]" office:value-type="float" office:value="61.462597563" calcext:value-type="float">
            <text:p>61.462597563</text:p>
          </table:table-cell>
        </table:table-row>
        <table:table-row table:style-name="ro1">
          <table:table-cell office:value-type="float" office:value="0.115678646" calcext:value-type="float">
            <text:p>0.115678646</text:p>
          </table:table-cell>
          <table:table-cell office:value-type="float" office:value="8.644638" calcext:value-type="float">
            <text:p>8.644638</text:p>
          </table:table-cell>
          <table:table-cell table:formula="of:=[.C526]+[.A527]" office:value-type="float" office:value="61.578276209" calcext:value-type="float">
            <text:p>61.578276209</text:p>
          </table:table-cell>
        </table:table-row>
        <table:table-row table:style-name="ro1">
          <table:table-cell office:value-type="float" office:value="0.11584649" calcext:value-type="float">
            <text:p>0.11584649</text:p>
          </table:table-cell>
          <table:table-cell office:value-type="float" office:value="8.6321125" calcext:value-type="float">
            <text:p>8.6321125</text:p>
          </table:table-cell>
          <table:table-cell table:formula="of:=[.C527]+[.A528]" office:value-type="float" office:value="61.694122699" calcext:value-type="float">
            <text:p>61.694122699</text:p>
          </table:table-cell>
        </table:table-row>
        <table:table-row table:style-name="ro1">
          <table:table-cell office:value-type="float" office:value="0.11564813" calcext:value-type="float">
            <text:p>0.11564813</text:p>
          </table:table-cell>
          <table:table-cell office:value-type="float" office:value="8.646919" calcext:value-type="float">
            <text:p>8.646919</text:p>
          </table:table-cell>
          <table:table-cell table:formula="of:=[.C528]+[.A529]" office:value-type="float" office:value="61.809770829" calcext:value-type="float">
            <text:p>61.809770829</text:p>
          </table:table-cell>
        </table:table-row>
        <table:table-row table:style-name="ro1">
          <table:table-cell office:value-type="float" office:value="0.11490043" calcext:value-type="float">
            <text:p>0.11490043</text:p>
          </table:table-cell>
          <table:table-cell office:value-type="float" office:value="8.703188" calcext:value-type="float">
            <text:p>8.703188</text:p>
          </table:table-cell>
          <table:table-cell table:formula="of:=[.C529]+[.A530]" office:value-type="float" office:value="61.924671259" calcext:value-type="float">
            <text:p>61.924671259</text:p>
          </table:table-cell>
        </table:table-row>
        <table:table-row table:style-name="ro1">
          <table:table-cell office:value-type="float" office:value="0.11448844" calcext:value-type="float">
            <text:p>0.11448844</text:p>
          </table:table-cell>
          <table:table-cell office:value-type="float" office:value="8.734506" calcext:value-type="float">
            <text:p>8.734506</text:p>
          </table:table-cell>
          <table:table-cell table:formula="of:=[.C530]+[.A531]" office:value-type="float" office:value="62.039159699" calcext:value-type="float">
            <text:p>62.039159699</text:p>
          </table:table-cell>
        </table:table-row>
        <table:table-row table:style-name="ro1">
          <table:table-cell office:value-type="float" office:value="0.114610516" calcext:value-type="float">
            <text:p>0.114610516</text:p>
          </table:table-cell>
          <table:table-cell office:value-type="float" office:value="8.7252035" calcext:value-type="float">
            <text:p>8.7252035</text:p>
          </table:table-cell>
          <table:table-cell table:formula="of:=[.C531]+[.A532]" office:value-type="float" office:value="62.153770215" calcext:value-type="float">
            <text:p>62.153770215</text:p>
          </table:table-cell>
        </table:table-row>
        <table:table-row table:style-name="ro1">
          <table:table-cell office:value-type="float" office:value="0.11375601" calcext:value-type="float">
            <text:p>0.11375601</text:p>
          </table:table-cell>
          <table:table-cell office:value-type="float" office:value="8.790744" calcext:value-type="float">
            <text:p>8.790744</text:p>
          </table:table-cell>
          <table:table-cell table:formula="of:=[.C532]+[.A533]" office:value-type="float" office:value="62.267526225" calcext:value-type="float">
            <text:p>62.267526225</text:p>
          </table:table-cell>
        </table:table-row>
        <table:table-row table:style-name="ro1">
          <table:table-cell office:value-type="float" office:value="0.11180285" calcext:value-type="float">
            <text:p>0.11180285</text:p>
          </table:table-cell>
          <table:table-cell office:value-type="float" office:value="8.944315" calcext:value-type="float">
            <text:p>8.944315</text:p>
          </table:table-cell>
          <table:table-cell table:formula="of:=[.C533]+[.A534]" office:value-type="float" office:value="62.379329075" calcext:value-type="float">
            <text:p>62.379329075</text:p>
          </table:table-cell>
        </table:table-row>
        <table:table-row table:style-name="ro1">
          <table:table-cell office:value-type="float" office:value="0.11105516" calcext:value-type="float">
            <text:p>0.11105516</text:p>
          </table:table-cell>
          <table:table-cell office:value-type="float" office:value="9.004535" calcext:value-type="float">
            <text:p>9.004535</text:p>
          </table:table-cell>
          <table:table-cell table:formula="of:=[.C534]+[.A535]" office:value-type="float" office:value="62.490384235" calcext:value-type="float">
            <text:p>62.490384235</text:p>
          </table:table-cell>
        </table:table-row>
        <table:table-row table:style-name="ro1">
          <table:table-cell office:value-type="float" office:value="0.11100938" calcext:value-type="float">
            <text:p>0.11100938</text:p>
          </table:table-cell>
          <table:table-cell office:value-type="float" office:value="9.008247" calcext:value-type="float">
            <text:p>9.008247</text:p>
          </table:table-cell>
          <table:table-cell table:formula="of:=[.C535]+[.A536]" office:value-type="float" office:value="62.601393615" calcext:value-type="float">
            <text:p>62.601393615</text:p>
          </table:table-cell>
        </table:table-row>
        <table:table-row table:style-name="ro1">
          <table:table-cell office:value-type="float" office:value="0.11046006" calcext:value-type="float">
            <text:p>0.11046006</text:p>
          </table:table-cell>
          <table:table-cell office:value-type="float" office:value="9.053045" calcext:value-type="float">
            <text:p>9.053045</text:p>
          </table:table-cell>
          <table:table-cell table:formula="of:=[.C536]+[.A537]" office:value-type="float" office:value="62.711853675" calcext:value-type="float">
            <text:p>62.711853675</text:p>
          </table:table-cell>
        </table:table-row>
        <table:table-row table:style-name="ro1">
          <table:table-cell office:value-type="float" office:value="0.109895475" calcext:value-type="float">
            <text:p>0.109895475</text:p>
          </table:table-cell>
          <table:table-cell office:value-type="float" office:value="9.099556" calcext:value-type="float">
            <text:p>9.099556</text:p>
          </table:table-cell>
          <table:table-cell table:formula="of:=[.C537]+[.A538]" office:value-type="float" office:value="62.82174915" calcext:value-type="float">
            <text:p>62.82174915</text:p>
          </table:table-cell>
        </table:table-row>
        <table:table-row table:style-name="ro1">
          <table:table-cell office:value-type="float" office:value="0.110246435" calcext:value-type="float">
            <text:p>0.110246435</text:p>
          </table:table-cell>
          <table:table-cell office:value-type="float" office:value="9.070588" calcext:value-type="float">
            <text:p>9.070588</text:p>
          </table:table-cell>
          <table:table-cell table:formula="of:=[.C538]+[.A539]" office:value-type="float" office:value="62.931995585" calcext:value-type="float">
            <text:p>62.931995585</text:p>
          </table:table-cell>
        </table:table-row>
        <table:table-row table:style-name="ro1">
          <table:table-cell office:value-type="float" office:value="0.11087205" calcext:value-type="float">
            <text:p>0.11087205</text:p>
          </table:table-cell>
          <table:table-cell office:value-type="float" office:value="9.019405" calcext:value-type="float">
            <text:p>9.019405</text:p>
          </table:table-cell>
          <table:table-cell table:formula="of:=[.C539]+[.A540]" office:value-type="float" office:value="63.042867635" calcext:value-type="float">
            <text:p>63.042867635</text:p>
          </table:table-cell>
        </table:table-row>
        <table:table-row table:style-name="ro1">
          <table:table-cell office:value-type="float" office:value="0.111451894" calcext:value-type="float">
            <text:p>0.111451894</text:p>
          </table:table-cell>
          <table:table-cell office:value-type="float" office:value="8.972481" calcext:value-type="float">
            <text:p>8.972481</text:p>
          </table:table-cell>
          <table:table-cell table:formula="of:=[.C540]+[.A541]" office:value-type="float" office:value="63.154319529" calcext:value-type="float">
            <text:p>63.154319529</text:p>
          </table:table-cell>
        </table:table-row>
        <table:table-row table:style-name="ro1">
          <table:table-cell office:value-type="float" office:value="0.1123064" calcext:value-type="float">
            <text:p>0.1123064</text:p>
          </table:table-cell>
          <table:table-cell office:value-type="float" office:value="8.904212" calcext:value-type="float">
            <text:p>8.904212</text:p>
          </table:table-cell>
          <table:table-cell table:formula="of:=[.C541]+[.A542]" office:value-type="float" office:value="63.266625929" calcext:value-type="float">
            <text:p>63.266625929</text:p>
          </table:table-cell>
        </table:table-row>
        <table:table-row table:style-name="ro1">
          <table:table-cell office:value-type="float" office:value="0.11317617" calcext:value-type="float">
            <text:p>0.11317617</text:p>
          </table:table-cell>
          <table:table-cell office:value-type="float" office:value="8.835783" calcext:value-type="float">
            <text:p>8.835783</text:p>
          </table:table-cell>
          <table:table-cell table:formula="of:=[.C542]+[.A543]" office:value-type="float" office:value="63.379802099" calcext:value-type="float">
            <text:p>63.379802099</text:p>
          </table:table-cell>
        </table:table-row>
        <table:table-row table:style-name="ro1">
          <table:table-cell office:value-type="float" office:value="0.11419852" calcext:value-type="float">
            <text:p>0.11419852</text:p>
          </table:table-cell>
          <table:table-cell office:value-type="float" office:value="8.7566805" calcext:value-type="float">
            <text:p>8.7566805</text:p>
          </table:table-cell>
          <table:table-cell table:formula="of:=[.C543]+[.A544]" office:value-type="float" office:value="63.494000619" calcext:value-type="float">
            <text:p>63.494000619</text:p>
          </table:table-cell>
        </table:table-row>
        <table:table-row table:style-name="ro1">
          <table:table-cell office:value-type="float" office:value="0.114732586" calcext:value-type="float">
            <text:p>0.114732586</text:p>
          </table:table-cell>
          <table:table-cell office:value-type="float" office:value="8.7159195" calcext:value-type="float">
            <text:p>8.7159195</text:p>
          </table:table-cell>
          <table:table-cell table:formula="of:=[.C544]+[.A545]" office:value-type="float" office:value="63.608733205" calcext:value-type="float">
            <text:p>63.608733205</text:p>
          </table:table-cell>
        </table:table-row>
        <table:table-row table:style-name="ro1">
          <table:table-cell office:value-type="float" office:value="0.11436637" calcext:value-type="float">
            <text:p>0.11436637</text:p>
          </table:table-cell>
          <table:table-cell office:value-type="float" office:value="8.743829" calcext:value-type="float">
            <text:p>8.743829</text:p>
          </table:table-cell>
          <table:table-cell table:formula="of:=[.C545]+[.A546]" office:value-type="float" office:value="63.723099575" calcext:value-type="float">
            <text:p>63.723099575</text:p>
          </table:table-cell>
        </table:table-row>
        <table:table-row table:style-name="ro1">
          <table:table-cell office:value-type="float" office:value="0.113466084" calcext:value-type="float">
            <text:p>0.113466084</text:p>
          </table:table-cell>
          <table:table-cell office:value-type="float" office:value="8.813207" calcext:value-type="float">
            <text:p>8.813207</text:p>
          </table:table-cell>
          <table:table-cell table:formula="of:=[.C546]+[.A547]" office:value-type="float" office:value="63.836565659" calcext:value-type="float">
            <text:p>63.836565659</text:p>
          </table:table-cell>
        </table:table-row>
        <table:table-row table:style-name="ro1">
          <table:table-cell office:value-type="float" office:value="0.11329824" calcext:value-type="float">
            <text:p>0.11329824</text:p>
          </table:table-cell>
          <table:table-cell office:value-type="float" office:value="8.826262" calcext:value-type="float">
            <text:p>8.826262</text:p>
          </table:table-cell>
          <table:table-cell table:formula="of:=[.C547]+[.A548]" office:value-type="float" office:value="63.949863899" calcext:value-type="float">
            <text:p>63.949863899</text:p>
          </table:table-cell>
        </table:table-row>
        <table:table-row table:style-name="ro1">
          <table:table-cell office:value-type="float" office:value="0.11334401" calcext:value-type="float">
            <text:p>0.11334401</text:p>
          </table:table-cell>
          <table:table-cell office:value-type="float" office:value="8.822698" calcext:value-type="float">
            <text:p>8.822698</text:p>
          </table:table-cell>
          <table:table-cell table:formula="of:=[.C548]+[.A549]" office:value-type="float" office:value="64.063207909" calcext:value-type="float">
            <text:p>64.063207909</text:p>
          </table:table-cell>
        </table:table-row>
        <table:table-row table:style-name="ro1">
          <table:table-cell office:value-type="float" office:value="0.11247425" calcext:value-type="float">
            <text:p>0.11247425</text:p>
          </table:table-cell>
          <table:table-cell office:value-type="float" office:value="8.890924" calcext:value-type="float">
            <text:p>8.890924</text:p>
          </table:table-cell>
          <table:table-cell table:formula="of:=[.C549]+[.A550]" office:value-type="float" office:value="64.175682159" calcext:value-type="float">
            <text:p>64.175682159</text:p>
          </table:table-cell>
        </table:table-row>
        <table:table-row table:style-name="ro1">
          <table:table-cell office:value-type="float" office:value="0.11136034" calcext:value-type="float">
            <text:p>0.11136034</text:p>
          </table:table-cell>
          <table:table-cell office:value-type="float" office:value="8.979857" calcext:value-type="float">
            <text:p>8.979857</text:p>
          </table:table-cell>
          <table:table-cell table:formula="of:=[.C550]+[.A551]" office:value-type="float" office:value="64.287042499" calcext:value-type="float">
            <text:p>64.287042499</text:p>
          </table:table-cell>
        </table:table-row>
        <table:table-row table:style-name="ro1">
          <table:table-cell office:value-type="float" office:value="0.11148241" calcext:value-type="float">
            <text:p>0.11148241</text:p>
          </table:table-cell>
          <table:table-cell office:value-type="float" office:value="8.970025" calcext:value-type="float">
            <text:p>8.970025</text:p>
          </table:table-cell>
          <table:table-cell table:formula="of:=[.C551]+[.A552]" office:value-type="float" office:value="64.398524909" calcext:value-type="float">
            <text:p>64.398524909</text:p>
          </table:table-cell>
        </table:table-row>
        <table:table-row table:style-name="ro1">
          <table:table-cell office:value-type="float" office:value="0.11219959" calcext:value-type="float">
            <text:p>0.11219959</text:p>
          </table:table-cell>
          <table:table-cell office:value-type="float" office:value="8.912689" calcext:value-type="float">
            <text:p>8.912689</text:p>
          </table:table-cell>
          <table:table-cell table:formula="of:=[.C552]+[.A553]" office:value-type="float" office:value="64.510724499" calcext:value-type="float">
            <text:p>64.510724499</text:p>
          </table:table-cell>
        </table:table-row>
        <table:table-row table:style-name="ro1">
          <table:table-cell office:value-type="float" office:value="0.1123064" calcext:value-type="float">
            <text:p>0.1123064</text:p>
          </table:table-cell>
          <table:table-cell office:value-type="float" office:value="8.904212" calcext:value-type="float">
            <text:p>8.904212</text:p>
          </table:table-cell>
          <table:table-cell table:formula="of:=[.C553]+[.A554]" office:value-type="float" office:value="64.623030899" calcext:value-type="float">
            <text:p>64.623030899</text:p>
          </table:table-cell>
        </table:table-row>
        <table:table-row table:style-name="ro1">
          <table:table-cell office:value-type="float" office:value="0.11158923" calcext:value-type="float">
            <text:p>0.11158923</text:p>
          </table:table-cell>
          <table:table-cell office:value-type="float" office:value="8.961438" calcext:value-type="float">
            <text:p>8.961438</text:p>
          </table:table-cell>
          <table:table-cell table:formula="of:=[.C554]+[.A555]" office:value-type="float" office:value="64.734620129" calcext:value-type="float">
            <text:p>64.734620129</text:p>
          </table:table-cell>
        </table:table-row>
        <table:table-row table:style-name="ro1">
          <table:table-cell office:value-type="float" office:value="0.111329824" calcext:value-type="float">
            <text:p>0.111329824</text:p>
          </table:table-cell>
          <table:table-cell office:value-type="float" office:value="8.982319" calcext:value-type="float">
            <text:p>8.982319</text:p>
          </table:table-cell>
          <table:table-cell table:formula="of:=[.C555]+[.A556]" office:value-type="float" office:value="64.845949953" calcext:value-type="float">
            <text:p>64.845949953</text:p>
          </table:table-cell>
        </table:table-row>
        <table:table-row table:style-name="ro1">
          <table:table-cell office:value-type="float" office:value="0.111772336" calcext:value-type="float">
            <text:p>0.111772336</text:p>
          </table:table-cell>
          <table:table-cell office:value-type="float" office:value="8.946757" calcext:value-type="float">
            <text:p>8.946757</text:p>
          </table:table-cell>
          <table:table-cell table:formula="of:=[.C556]+[.A557]" office:value-type="float" office:value="64.957722289" calcext:value-type="float">
            <text:p>64.957722289</text:p>
          </table:table-cell>
        </table:table-row>
        <table:table-row table:style-name="ro1">
          <table:table-cell office:value-type="float" office:value="0.11207752" calcext:value-type="float">
            <text:p>0.11207752</text:p>
          </table:table-cell>
          <table:table-cell office:value-type="float" office:value="8.922397" calcext:value-type="float">
            <text:p>8.922397</text:p>
          </table:table-cell>
          <table:table-cell table:formula="of:=[.C557]+[.A558]" office:value-type="float" office:value="65.069799809" calcext:value-type="float">
            <text:p>65.069799809</text:p>
          </table:table-cell>
        </table:table-row>
        <table:table-row table:style-name="ro1">
          <table:table-cell office:value-type="float" office:value="0.11148241" calcext:value-type="float">
            <text:p>0.11148241</text:p>
          </table:table-cell>
          <table:table-cell office:value-type="float" office:value="8.970025" calcext:value-type="float">
            <text:p>8.970025</text:p>
          </table:table-cell>
          <table:table-cell table:formula="of:=[.C558]+[.A559]" office:value-type="float" office:value="65.181282219" calcext:value-type="float">
            <text:p>65.181282219</text:p>
          </table:table-cell>
        </table:table-row>
        <table:table-row table:style-name="ro1">
          <table:table-cell office:value-type="float" office:value="0.110841535" calcext:value-type="float">
            <text:p>0.110841535</text:p>
          </table:table-cell>
          <table:table-cell office:value-type="float" office:value="9.021889" calcext:value-type="float">
            <text:p>9.021889</text:p>
          </table:table-cell>
          <table:table-cell table:formula="of:=[.C559]+[.A560]" office:value-type="float" office:value="65.292123754" calcext:value-type="float">
            <text:p>65.292123754</text:p>
          </table:table-cell>
        </table:table-row>
        <table:table-row table:style-name="ro1">
          <table:table-cell office:value-type="float" office:value="0.11091783" calcext:value-type="float">
            <text:p>0.11091783</text:p>
          </table:table-cell>
          <table:table-cell office:value-type="float" office:value="9.015683" calcext:value-type="float">
            <text:p>9.015683</text:p>
          </table:table-cell>
          <table:table-cell table:formula="of:=[.C560]+[.A561]" office:value-type="float" office:value="65.403041584" calcext:value-type="float">
            <text:p>65.403041584</text:p>
          </table:table-cell>
        </table:table-row>
        <table:table-row table:style-name="ro1">
          <table:table-cell office:value-type="float" office:value="0.11076524" calcext:value-type="float">
            <text:p>0.11076524</text:p>
          </table:table-cell>
          <table:table-cell office:value-type="float" office:value="9.028103" calcext:value-type="float">
            <text:p>9.028103</text:p>
          </table:table-cell>
          <table:table-cell table:formula="of:=[.C561]+[.A562]" office:value-type="float" office:value="65.513806824" calcext:value-type="float">
            <text:p>65.513806824</text:p>
          </table:table-cell>
        </table:table-row>
        <table:table-row table:style-name="ro1">
          <table:table-cell office:value-type="float" office:value="0.10978866" calcext:value-type="float">
            <text:p>0.10978866</text:p>
          </table:table-cell>
          <table:table-cell office:value-type="float" office:value="9.108408" calcext:value-type="float">
            <text:p>9.108408</text:p>
          </table:table-cell>
          <table:table-cell table:formula="of:=[.C562]+[.A563]" office:value-type="float" office:value="65.6235954840001" calcext:value-type="float">
            <text:p>65.6235954840001</text:p>
          </table:table-cell>
        </table:table-row>
        <table:table-row table:style-name="ro1">
          <table:table-cell office:value-type="float" office:value="0.109300375" calcext:value-type="float">
            <text:p>0.109300375</text:p>
          </table:table-cell>
          <table:table-cell office:value-type="float" office:value="9.149099" calcext:value-type="float">
            <text:p>9.149099</text:p>
          </table:table-cell>
          <table:table-cell table:formula="of:=[.C563]+[.A564]" office:value-type="float" office:value="65.7328958590001" calcext:value-type="float">
            <text:p>65.7328958590001</text:p>
          </table:table-cell>
        </table:table-row>
        <table:table-row table:style-name="ro1">
          <table:table-cell office:value-type="float" office:value="0.10971237" calcext:value-type="float">
            <text:p>0.10971237</text:p>
          </table:table-cell>
          <table:table-cell office:value-type="float" office:value="9.114742" calcext:value-type="float">
            <text:p>9.114742</text:p>
          </table:table-cell>
          <table:table-cell table:formula="of:=[.C564]+[.A565]" office:value-type="float" office:value="65.842608229" calcext:value-type="float">
            <text:p>65.842608229</text:p>
          </table:table-cell>
        </table:table-row>
        <table:table-row table:style-name="ro1">
          <table:table-cell office:value-type="float" office:value="0.11006332" calcext:value-type="float">
            <text:p>0.11006332</text:p>
          </table:table-cell>
          <table:table-cell office:value-type="float" office:value="9.085679" calcext:value-type="float">
            <text:p>9.085679</text:p>
          </table:table-cell>
          <table:table-cell table:formula="of:=[.C565]+[.A566]" office:value-type="float" office:value="65.952671549" calcext:value-type="float">
            <text:p>65.952671549</text:p>
          </table:table-cell>
        </table:table-row>
        <table:table-row table:style-name="ro1">
          <table:table-cell office:value-type="float" office:value="0.110032804" calcext:value-type="float">
            <text:p>0.110032804</text:p>
          </table:table-cell>
          <table:table-cell office:value-type="float" office:value="9.088199" calcext:value-type="float">
            <text:p>9.088199</text:p>
          </table:table-cell>
          <table:table-cell table:formula="of:=[.C566]+[.A567]" office:value-type="float" office:value="66.062704353" calcext:value-type="float">
            <text:p>66.062704353</text:p>
          </table:table-cell>
        </table:table-row>
        <table:table-row table:style-name="ro1">
          <table:table-cell office:value-type="float" office:value="0.110231176" calcext:value-type="float">
            <text:p>0.110231176</text:p>
          </table:table-cell>
          <table:table-cell office:value-type="float" office:value="9.071843" calcext:value-type="float">
            <text:p>9.071843</text:p>
          </table:table-cell>
          <table:table-cell table:formula="of:=[.C567]+[.A568]" office:value-type="float" office:value="66.172935529" calcext:value-type="float">
            <text:p>66.172935529</text:p>
          </table:table-cell>
        </table:table-row>
        <table:table-row table:style-name="ro1">
          <table:table-cell office:value-type="float" office:value="0.11058213" calcext:value-type="float">
            <text:p>0.11058213</text:p>
          </table:table-cell>
          <table:table-cell office:value-type="float" office:value="9.043052" calcext:value-type="float">
            <text:p>9.043052</text:p>
          </table:table-cell>
          <table:table-cell table:formula="of:=[.C568]+[.A569]" office:value-type="float" office:value="66.283517659" calcext:value-type="float">
            <text:p>66.283517659</text:p>
          </table:table-cell>
        </table:table-row>
        <table:table-row table:style-name="ro1">
          <table:table-cell office:value-type="float" office:value="0.11105516" calcext:value-type="float">
            <text:p>0.11105516</text:p>
          </table:table-cell>
          <table:table-cell office:value-type="float" office:value="9.004535" calcext:value-type="float">
            <text:p>9.004535</text:p>
          </table:table-cell>
          <table:table-cell table:formula="of:=[.C569]+[.A570]" office:value-type="float" office:value="66.3945728190001" calcext:value-type="float">
            <text:p>66.3945728190001</text:p>
          </table:table-cell>
        </table:table-row>
        <table:table-row table:style-name="ro1">
          <table:table-cell office:value-type="float" office:value="0.11149767" calcext:value-type="float">
            <text:p>0.11149767</text:p>
          </table:table-cell>
          <table:table-cell office:value-type="float" office:value="8.968798" calcext:value-type="float">
            <text:p>8.968798</text:p>
          </table:table-cell>
          <table:table-cell table:formula="of:=[.C570]+[.A571]" office:value-type="float" office:value="66.5060704890001" calcext:value-type="float">
            <text:p>66.5060704890001</text:p>
          </table:table-cell>
        </table:table-row>
        <table:table-row table:style-name="ro1">
          <table:table-cell office:value-type="float" office:value="0.11201648" calcext:value-type="float">
            <text:p>0.11201648</text:p>
          </table:table-cell>
          <table:table-cell office:value-type="float" office:value="8.927258" calcext:value-type="float">
            <text:p>8.927258</text:p>
          </table:table-cell>
          <table:table-cell table:formula="of:=[.C571]+[.A572]" office:value-type="float" office:value="66.6180869690001" calcext:value-type="float">
            <text:p>66.6180869690001</text:p>
          </table:table-cell>
        </table:table-row>
        <table:table-row table:style-name="ro1">
          <table:table-cell office:value-type="float" office:value="0.11227588" calcext:value-type="float">
            <text:p>0.11227588</text:p>
          </table:table-cell>
          <table:table-cell office:value-type="float" office:value="8.906632" calcext:value-type="float">
            <text:p>8.906632</text:p>
          </table:table-cell>
          <table:table-cell table:formula="of:=[.C572]+[.A573]" office:value-type="float" office:value="66.730362849" calcext:value-type="float">
            <text:p>66.730362849</text:p>
          </table:table-cell>
        </table:table-row>
        <table:table-row table:style-name="ro1">
          <table:table-cell office:value-type="float" office:value="0.11221485" calcext:value-type="float">
            <text:p>0.11221485</text:p>
          </table:table-cell>
          <table:table-cell office:value-type="float" office:value="8.911477" calcext:value-type="float">
            <text:p>8.911477</text:p>
          </table:table-cell>
          <table:table-cell table:formula="of:=[.C573]+[.A574]" office:value-type="float" office:value="66.8425776990001" calcext:value-type="float">
            <text:p>66.8425776990001</text:p>
          </table:table-cell>
        </table:table-row>
        <table:table-row table:style-name="ro1">
          <table:table-cell office:value-type="float" office:value="0.11194018" calcext:value-type="float">
            <text:p>0.11194018</text:p>
          </table:table-cell>
          <table:table-cell office:value-type="float" office:value="8.933342" calcext:value-type="float">
            <text:p>8.933342</text:p>
          </table:table-cell>
          <table:table-cell table:formula="of:=[.C574]+[.A575]" office:value-type="float" office:value="66.9545178790001" calcext:value-type="float">
            <text:p>66.9545178790001</text:p>
          </table:table-cell>
        </table:table-row>
        <table:table-row table:style-name="ro1">
          <table:table-cell office:value-type="float" office:value="0.11183337" calcext:value-type="float">
            <text:p>0.11183337</text:p>
          </table:table-cell>
          <table:table-cell office:value-type="float" office:value="8.9418745" calcext:value-type="float">
            <text:p>8.9418745</text:p>
          </table:table-cell>
          <table:table-cell table:formula="of:=[.C575]+[.A576]" office:value-type="float" office:value="67.0663512490001" calcext:value-type="float">
            <text:p>67.0663512490001</text:p>
          </table:table-cell>
        </table:table-row>
        <table:table-row table:style-name="ro1">
          <table:table-cell office:value-type="float" office:value="0.11200122" calcext:value-type="float">
            <text:p>0.11200122</text:p>
          </table:table-cell>
          <table:table-cell office:value-type="float" office:value="8.928474" calcext:value-type="float">
            <text:p>8.928474</text:p>
          </table:table-cell>
          <table:table-cell table:formula="of:=[.C576]+[.A577]" office:value-type="float" office:value="67.178352469" calcext:value-type="float">
            <text:p>67.178352469</text:p>
          </table:table-cell>
        </table:table-row>
        <table:table-row table:style-name="ro1">
          <table:table-cell office:value-type="float" office:value="0.112123296" calcext:value-type="float">
            <text:p>0.112123296</text:p>
          </table:table-cell>
          <table:table-cell office:value-type="float" office:value="8.918754" calcext:value-type="float">
            <text:p>8.918754</text:p>
          </table:table-cell>
          <table:table-cell table:formula="of:=[.C577]+[.A578]" office:value-type="float" office:value="67.290475765" calcext:value-type="float">
            <text:p>67.290475765</text:p>
          </table:table-cell>
        </table:table-row>
        <table:table-row table:style-name="ro1">
          <table:table-cell office:value-type="float" office:value="0.11219959" calcext:value-type="float">
            <text:p>0.11219959</text:p>
          </table:table-cell>
          <table:table-cell office:value-type="float" office:value="8.912689" calcext:value-type="float">
            <text:p>8.912689</text:p>
          </table:table-cell>
          <table:table-cell table:formula="of:=[.C578]+[.A579]" office:value-type="float" office:value="67.402675355" calcext:value-type="float">
            <text:p>67.402675355</text:p>
          </table:table-cell>
        </table:table-row>
        <table:table-row table:style-name="ro1">
          <table:table-cell office:value-type="float" office:value="0.11215381" calcext:value-type="float">
            <text:p>0.11215381</text:p>
          </table:table-cell>
          <table:table-cell office:value-type="float" office:value="8.9163265" calcext:value-type="float">
            <text:p>8.9163265</text:p>
          </table:table-cell>
          <table:table-cell table:formula="of:=[.C579]+[.A580]" office:value-type="float" office:value="67.514829165" calcext:value-type="float">
            <text:p>67.514829165</text:p>
          </table:table-cell>
        </table:table-row>
        <table:table-row table:style-name="ro1">
          <table:table-cell office:value-type="float" office:value="0.11233692" calcext:value-type="float">
            <text:p>0.11233692</text:p>
          </table:table-cell>
          <table:table-cell office:value-type="float" office:value="8.9017935" calcext:value-type="float">
            <text:p>8.9017935</text:p>
          </table:table-cell>
          <table:table-cell table:formula="of:=[.C580]+[.A581]" office:value-type="float" office:value="67.627166085" calcext:value-type="float">
            <text:p>67.627166085</text:p>
          </table:table-cell>
        </table:table-row>
        <table:table-row table:style-name="ro1">
          <table:table-cell office:value-type="float" office:value="0.112611584" calcext:value-type="float">
            <text:p>0.112611584</text:p>
          </table:table-cell>
          <table:table-cell office:value-type="float" office:value="8.880081" calcext:value-type="float">
            <text:p>8.880081</text:p>
          </table:table-cell>
          <table:table-cell table:formula="of:=[.C581]+[.A582]" office:value-type="float" office:value="67.7397776690001" calcext:value-type="float">
            <text:p>67.7397776690001</text:p>
          </table:table-cell>
        </table:table-row>
        <table:table-row table:style-name="ro1">
          <table:table-cell office:value-type="float" office:value="0.1129015" calcext:value-type="float">
            <text:p>0.1129015</text:p>
          </table:table-cell>
          <table:table-cell office:value-type="float" office:value="8.857278" calcext:value-type="float">
            <text:p>8.857278</text:p>
          </table:table-cell>
          <table:table-cell table:formula="of:=[.C582]+[.A583]" office:value-type="float" office:value="67.8526791690001" calcext:value-type="float">
            <text:p>67.8526791690001</text:p>
          </table:table-cell>
        </table:table-row>
        <table:table-row table:style-name="ro1">
          <table:table-cell office:value-type="float" office:value="0.11328298" calcext:value-type="float">
            <text:p>0.11328298</text:p>
          </table:table-cell>
          <table:table-cell office:value-type="float" office:value="8.827452" calcext:value-type="float">
            <text:p>8.827452</text:p>
          </table:table-cell>
          <table:table-cell table:formula="of:=[.C583]+[.A584]" office:value-type="float" office:value="67.965962149" calcext:value-type="float">
            <text:p>67.965962149</text:p>
          </table:table-cell>
        </table:table-row>
        <table:table-row table:style-name="ro1">
          <table:table-cell office:value-type="float" office:value="0.113664456" calcext:value-type="float">
            <text:p>0.113664456</text:p>
          </table:table-cell>
          <table:table-cell office:value-type="float" office:value="8.797825" calcext:value-type="float">
            <text:p>8.797825</text:p>
          </table:table-cell>
          <table:table-cell table:formula="of:=[.C584]+[.A585]" office:value-type="float" office:value="68.0796266050001" calcext:value-type="float">
            <text:p>68.0796266050001</text:p>
          </table:table-cell>
        </table:table-row>
        <table:table-row table:style-name="ro1">
          <table:table-cell office:value-type="float" office:value="0.11406119" calcext:value-type="float">
            <text:p>0.11406119</text:p>
          </table:table-cell>
          <table:table-cell office:value-type="float" office:value="8.767223" calcext:value-type="float">
            <text:p>8.767223</text:p>
          </table:table-cell>
          <table:table-cell table:formula="of:=[.C585]+[.A586]" office:value-type="float" office:value="68.1936877950001" calcext:value-type="float">
            <text:p>68.1936877950001</text:p>
          </table:table-cell>
        </table:table-row>
        <table:table-row table:style-name="ro1">
          <table:table-cell office:value-type="float" office:value="0.11468681" calcext:value-type="float">
            <text:p>0.11468681</text:p>
          </table:table-cell>
          <table:table-cell office:value-type="float" office:value="8.7193985" calcext:value-type="float">
            <text:p>8.7193985</text:p>
          </table:table-cell>
          <table:table-cell table:formula="of:=[.C586]+[.A587]" office:value-type="float" office:value="68.308374605" calcext:value-type="float">
            <text:p>68.308374605</text:p>
          </table:table-cell>
        </table:table-row>
        <table:table-row table:style-name="ro1">
          <table:table-cell office:value-type="float" office:value="0.11528191" calcext:value-type="float">
            <text:p>0.11528191</text:p>
          </table:table-cell>
          <table:table-cell office:value-type="float" office:value="8.674388" calcext:value-type="float">
            <text:p>8.674388</text:p>
          </table:table-cell>
          <table:table-cell table:formula="of:=[.C587]+[.A588]" office:value-type="float" office:value="68.423656515" calcext:value-type="float">
            <text:p>68.423656515</text:p>
          </table:table-cell>
        </table:table-row>
        <table:table-row table:style-name="ro1">
          <table:table-cell office:value-type="float" office:value="0.1151751" calcext:value-type="float">
            <text:p>0.1151751</text:p>
          </table:table-cell>
          <table:table-cell office:value-type="float" office:value="8.682432" calcext:value-type="float">
            <text:p>8.682432</text:p>
          </table:table-cell>
          <table:table-cell table:formula="of:=[.C588]+[.A589]" office:value-type="float" office:value="68.538831615" calcext:value-type="float">
            <text:p>68.538831615</text:p>
          </table:table-cell>
        </table:table-row>
        <table:table-row table:style-name="ro1">
          <table:table-cell office:value-type="float" office:value="0.11432059" calcext:value-type="float">
            <text:p>0.11432059</text:p>
          </table:table-cell>
          <table:table-cell office:value-type="float" office:value="8.74733" calcext:value-type="float">
            <text:p>8.74733</text:p>
          </table:table-cell>
          <table:table-cell table:formula="of:=[.C589]+[.A590]" office:value-type="float" office:value="68.653152205" calcext:value-type="float">
            <text:p>68.653152205</text:p>
          </table:table-cell>
        </table:table-row>
        <table:table-row table:style-name="ro1">
          <table:table-cell office:value-type="float" office:value="0.1135729" calcext:value-type="float">
            <text:p>0.1135729</text:p>
          </table:table-cell>
          <table:table-cell office:value-type="float" office:value="8.804917" calcext:value-type="float">
            <text:p>8.804917</text:p>
          </table:table-cell>
          <table:table-cell table:formula="of:=[.C590]+[.A591]" office:value-type="float" office:value="68.766725105" calcext:value-type="float">
            <text:p>68.766725105</text:p>
          </table:table-cell>
        </table:table-row>
        <table:table-row table:style-name="ro1">
          <table:table-cell office:value-type="float" office:value="0.1134966" calcext:value-type="float">
            <text:p>0.1134966</text:p>
          </table:table-cell>
          <table:table-cell office:value-type="float" office:value="8.810837" calcext:value-type="float">
            <text:p>8.810837</text:p>
          </table:table-cell>
          <table:table-cell table:formula="of:=[.C591]+[.A592]" office:value-type="float" office:value="68.880221705" calcext:value-type="float">
            <text:p>68.880221705</text:p>
          </table:table-cell>
        </table:table-row>
        <table:table-row table:style-name="ro1">
          <table:table-cell office:value-type="float" office:value="0.112840466" calcext:value-type="float">
            <text:p>0.112840466</text:p>
          </table:table-cell>
          <table:table-cell office:value-type="float" office:value="8.862069" calcext:value-type="float">
            <text:p>8.862069</text:p>
          </table:table-cell>
          <table:table-cell table:formula="of:=[.C592]+[.A593]" office:value-type="float" office:value="68.993062171" calcext:value-type="float">
            <text:p>68.993062171</text:p>
          </table:table-cell>
        </table:table-row>
        <table:table-row table:style-name="ro1">
          <table:table-cell office:value-type="float" office:value="0.110856794" calcext:value-type="float">
            <text:p>0.110856794</text:p>
          </table:table-cell>
          <table:table-cell office:value-type="float" office:value="9.020647" calcext:value-type="float">
            <text:p>9.020647</text:p>
          </table:table-cell>
          <table:table-cell table:formula="of:=[.C593]+[.A594]" office:value-type="float" office:value="69.103918965" calcext:value-type="float">
            <text:p>69.103918965</text:p>
          </table:table-cell>
        </table:table-row>
        <table:table-row table:style-name="ro1">
          <table:table-cell office:value-type="float" office:value="0.10948348" calcext:value-type="float">
            <text:p>0.10948348</text:p>
          </table:table-cell>
          <table:table-cell office:value-type="float" office:value="9.133798" calcext:value-type="float">
            <text:p>9.133798</text:p>
          </table:table-cell>
          <table:table-cell table:formula="of:=[.C594]+[.A595]" office:value-type="float" office:value="69.213402445" calcext:value-type="float">
            <text:p>69.213402445</text:p>
          </table:table-cell>
        </table:table-row>
        <table:table-row table:style-name="ro1">
          <table:table-cell office:value-type="float" office:value="0.10945296" calcext:value-type="float">
            <text:p>0.10945296</text:p>
          </table:table-cell>
          <table:table-cell office:value-type="float" office:value="9.136345" calcext:value-type="float">
            <text:p>9.136345</text:p>
          </table:table-cell>
          <table:table-cell table:formula="of:=[.C595]+[.A596]" office:value-type="float" office:value="69.322855405" calcext:value-type="float">
            <text:p>69.322855405</text:p>
          </table:table-cell>
        </table:table-row>
        <table:table-row table:style-name="ro1">
          <table:table-cell office:value-type="float" office:value="0.11013962" calcext:value-type="float">
            <text:p>0.11013962</text:p>
          </table:table-cell>
          <table:table-cell office:value-type="float" office:value="9.079384" calcext:value-type="float">
            <text:p>9.079384</text:p>
          </table:table-cell>
          <table:table-cell table:formula="of:=[.C596]+[.A597]" office:value-type="float" office:value="69.432995025" calcext:value-type="float">
            <text:p>69.432995025</text:p>
          </table:table-cell>
        </table:table-row>
        <table:table-row table:style-name="ro1">
          <table:table-cell office:value-type="float" office:value="0.11058213" calcext:value-type="float">
            <text:p>0.11058213</text:p>
          </table:table-cell>
          <table:table-cell office:value-type="float" office:value="9.043052" calcext:value-type="float">
            <text:p>9.043052</text:p>
          </table:table-cell>
          <table:table-cell table:formula="of:=[.C597]+[.A598]" office:value-type="float" office:value="69.543577155" calcext:value-type="float">
            <text:p>69.543577155</text:p>
          </table:table-cell>
        </table:table-row>
        <table:table-row table:style-name="ro1">
          <table:table-cell office:value-type="float" office:value="0.11091783" calcext:value-type="float">
            <text:p>0.11091783</text:p>
          </table:table-cell>
          <table:table-cell office:value-type="float" office:value="9.015683" calcext:value-type="float">
            <text:p>9.015683</text:p>
          </table:table-cell>
          <table:table-cell table:formula="of:=[.C598]+[.A599]" office:value-type="float" office:value="69.654494985" calcext:value-type="float">
            <text:p>69.654494985</text:p>
          </table:table-cell>
        </table:table-row>
        <table:table-row table:style-name="ro1">
          <table:table-cell office:value-type="float" office:value="0.11140612" calcext:value-type="float">
            <text:p>0.11140612</text:p>
          </table:table-cell>
          <table:table-cell office:value-type="float" office:value="8.976168" calcext:value-type="float">
            <text:p>8.976168</text:p>
          </table:table-cell>
          <table:table-cell table:formula="of:=[.C599]+[.A600]" office:value-type="float" office:value="69.765901105" calcext:value-type="float">
            <text:p>69.765901105</text:p>
          </table:table-cell>
        </table:table-row>
        <table:table-row table:style-name="ro1">
          <table:table-cell office:value-type="float" office:value="0.11187915" calcext:value-type="float">
            <text:p>0.11187915</text:p>
          </table:table-cell>
          <table:table-cell office:value-type="float" office:value="8.938216" calcext:value-type="float">
            <text:p>8.938216</text:p>
          </table:table-cell>
          <table:table-cell table:formula="of:=[.C600]+[.A601]" office:value-type="float" office:value="69.877780255" calcext:value-type="float">
            <text:p>69.877780255</text:p>
          </table:table-cell>
        </table:table-row>
        <table:table-row table:style-name="ro1">
          <table:table-cell office:value-type="float" office:value="0.112245366" calcext:value-type="float">
            <text:p>0.112245366</text:p>
          </table:table-cell>
          <table:table-cell office:value-type="float" office:value="8.909054" calcext:value-type="float">
            <text:p>8.909054</text:p>
          </table:table-cell>
          <table:table-cell table:formula="of:=[.C601]+[.A602]" office:value-type="float" office:value="69.990025621" calcext:value-type="float">
            <text:p>69.990025621</text:p>
          </table:table-cell>
        </table:table-row>
        <table:table-row table:style-name="ro1">
          <table:table-cell office:value-type="float" office:value="0.11262684" calcext:value-type="float">
            <text:p>0.11262684</text:p>
          </table:table-cell>
          <table:table-cell office:value-type="float" office:value="8.878879" calcext:value-type="float">
            <text:p>8.878879</text:p>
          </table:table-cell>
          <table:table-cell table:formula="of:=[.C602]+[.A603]" office:value-type="float" office:value="70.102652461" calcext:value-type="float">
            <text:p>70.102652461</text:p>
          </table:table-cell>
        </table:table-row>
        <table:table-row table:style-name="ro1">
          <table:table-cell office:value-type="float" office:value="0.1130541" calcext:value-type="float">
            <text:p>0.1130541</text:p>
          </table:table-cell>
          <table:table-cell office:value-type="float" office:value="8.845323" calcext:value-type="float">
            <text:p>8.845323</text:p>
          </table:table-cell>
          <table:table-cell table:formula="of:=[.C603]+[.A604]" office:value-type="float" office:value="70.215706561" calcext:value-type="float">
            <text:p>70.215706561</text:p>
          </table:table-cell>
        </table:table-row>
        <table:table-row table:style-name="ro1">
          <table:table-cell office:value-type="float" office:value="0.11371023" calcext:value-type="float">
            <text:p>0.11371023</text:p>
          </table:table-cell>
          <table:table-cell office:value-type="float" office:value="8.794283" calcext:value-type="float">
            <text:p>8.794283</text:p>
          </table:table-cell>
          <table:table-cell table:formula="of:=[.C604]+[.A605]" office:value-type="float" office:value="70.329416791" calcext:value-type="float">
            <text:p>70.329416791</text:p>
          </table:table-cell>
        </table:table-row>
        <table:table-row table:style-name="ro1">
          <table:table-cell office:value-type="float" office:value="0.11422904" calcext:value-type="float">
            <text:p>0.11422904</text:p>
          </table:table-cell>
          <table:table-cell office:value-type="float" office:value="8.754341" calcext:value-type="float">
            <text:p>8.754341</text:p>
          </table:table-cell>
          <table:table-cell table:formula="of:=[.C605]+[.A606]" office:value-type="float" office:value="70.443645831" calcext:value-type="float">
            <text:p>70.443645831</text:p>
          </table:table-cell>
        </table:table-row>
        <table:table-row table:style-name="ro1">
          <table:table-cell office:value-type="float" office:value="0.114885174" calcext:value-type="float">
            <text:p>0.114885174</text:p>
          </table:table-cell>
          <table:table-cell office:value-type="float" office:value="8.704344" calcext:value-type="float">
            <text:p>8.704344</text:p>
          </table:table-cell>
          <table:table-cell table:formula="of:=[.C606]+[.A607]" office:value-type="float" office:value="70.558531005" calcext:value-type="float">
            <text:p>70.558531005</text:p>
          </table:table-cell>
        </table:table-row>
        <table:table-row table:style-name="ro1">
          <table:table-cell office:value-type="float" office:value="0.1153582" calcext:value-type="float">
            <text:p>0.1153582</text:p>
          </table:table-cell>
          <table:table-cell office:value-type="float" office:value="8.668651" calcext:value-type="float">
            <text:p>8.668651</text:p>
          </table:table-cell>
          <table:table-cell table:formula="of:=[.C607]+[.A608]" office:value-type="float" office:value="70.673889205" calcext:value-type="float">
            <text:p>70.673889205</text:p>
          </table:table-cell>
        </table:table-row>
        <table:table-row table:style-name="ro1">
          <table:table-cell office:value-type="float" office:value="0.11531243" calcext:value-type="float">
            <text:p>0.11531243</text:p>
          </table:table-cell>
          <table:table-cell office:value-type="float" office:value="8.672092" calcext:value-type="float">
            <text:p>8.672092</text:p>
          </table:table-cell>
          <table:table-cell table:formula="of:=[.C608]+[.A609]" office:value-type="float" office:value="70.789201635" calcext:value-type="float">
            <text:p>70.789201635</text:p>
          </table:table-cell>
        </table:table-row>
        <table:table-row table:style-name="ro1">
          <table:table-cell office:value-type="float" office:value="0.115220875" calcext:value-type="float">
            <text:p>0.115220875</text:p>
          </table:table-cell>
          <table:table-cell office:value-type="float" office:value="8.678983" calcext:value-type="float">
            <text:p>8.678983</text:p>
          </table:table-cell>
          <table:table-cell table:formula="of:=[.C609]+[.A610]" office:value-type="float" office:value="70.90442251" calcext:value-type="float">
            <text:p>70.90442251</text:p>
          </table:table-cell>
        </table:table-row>
        <table:table-row table:style-name="ro1">
          <table:table-cell office:value-type="float" office:value="0.11531243" calcext:value-type="float">
            <text:p>0.11531243</text:p>
          </table:table-cell>
          <table:table-cell office:value-type="float" office:value="8.672092" calcext:value-type="float">
            <text:p>8.672092</text:p>
          </table:table-cell>
          <table:table-cell table:formula="of:=[.C610]+[.A611]" office:value-type="float" office:value="71.01973494" calcext:value-type="float">
            <text:p>71.01973494</text:p>
          </table:table-cell>
        </table:table-row>
        <table:table-row table:style-name="ro1">
          <table:table-cell office:value-type="float" office:value="0.11496147" calcext:value-type="float">
            <text:p>0.11496147</text:p>
          </table:table-cell>
          <table:table-cell office:value-type="float" office:value="8.698567" calcext:value-type="float">
            <text:p>8.698567</text:p>
          </table:table-cell>
          <table:table-cell table:formula="of:=[.C611]+[.A612]" office:value-type="float" office:value="71.13469641" calcext:value-type="float">
            <text:p>71.13469641</text:p>
          </table:table-cell>
        </table:table-row>
        <table:table-row table:style-name="ro1">
          <table:table-cell office:value-type="float" office:value="0.11430533" calcext:value-type="float">
            <text:p>0.11430533</text:p>
          </table:table-cell>
          <table:table-cell office:value-type="float" office:value="8.748498" calcext:value-type="float">
            <text:p>8.748498</text:p>
          </table:table-cell>
          <table:table-cell table:formula="of:=[.C612]+[.A613]" office:value-type="float" office:value="71.24900174" calcext:value-type="float">
            <text:p>71.24900174</text:p>
          </table:table-cell>
        </table:table-row>
        <table:table-row table:style-name="ro1">
          <table:table-cell office:value-type="float" office:value="0.11398489" calcext:value-type="float">
            <text:p>0.11398489</text:p>
          </table:table-cell>
          <table:table-cell office:value-type="float" office:value="8.773092" calcext:value-type="float">
            <text:p>8.773092</text:p>
          </table:table-cell>
          <table:table-cell table:formula="of:=[.C613]+[.A614]" office:value-type="float" office:value="71.36298663" calcext:value-type="float">
            <text:p>71.36298663</text:p>
          </table:table-cell>
        </table:table-row>
        <table:table-row table:style-name="ro1">
          <table:table-cell office:value-type="float" office:value="0.11371023" calcext:value-type="float">
            <text:p>0.11371023</text:p>
          </table:table-cell>
          <table:table-cell office:value-type="float" office:value="8.794283" calcext:value-type="float">
            <text:p>8.794283</text:p>
          </table:table-cell>
          <table:table-cell table:formula="of:=[.C614]+[.A615]" office:value-type="float" office:value="71.47669686" calcext:value-type="float">
            <text:p>71.47669686</text:p>
          </table:table-cell>
        </table:table-row>
        <table:table-row table:style-name="ro1">
          <table:table-cell office:value-type="float" office:value="0.112993054" calcext:value-type="float">
            <text:p>0.112993054</text:p>
          </table:table-cell>
          <table:table-cell office:value-type="float" office:value="8.850101" calcext:value-type="float">
            <text:p>8.850101</text:p>
          </table:table-cell>
          <table:table-cell table:formula="of:=[.C615]+[.A616]" office:value-type="float" office:value="71.589689914" calcext:value-type="float">
            <text:p>71.589689914</text:p>
          </table:table-cell>
        </table:table-row>
        <table:table-row table:style-name="ro1">
          <table:table-cell office:value-type="float" office:value="0.11235218" calcext:value-type="float">
            <text:p>0.11235218</text:p>
          </table:table-cell>
          <table:table-cell office:value-type="float" office:value="8.900584" calcext:value-type="float">
            <text:p>8.900584</text:p>
          </table:table-cell>
          <table:table-cell table:formula="of:=[.C616]+[.A617]" office:value-type="float" office:value="71.702042094" calcext:value-type="float">
            <text:p>71.702042094</text:p>
          </table:table-cell>
        </table:table-row>
        <table:table-row table:style-name="ro1">
          <table:table-cell office:value-type="float" office:value="0.11244373" calcext:value-type="float">
            <text:p>0.11244373</text:p>
          </table:table-cell>
          <table:table-cell office:value-type="float" office:value="8.893337" calcext:value-type="float">
            <text:p>8.893337</text:p>
          </table:table-cell>
          <table:table-cell table:formula="of:=[.C617]+[.A618]" office:value-type="float" office:value="71.814485824" calcext:value-type="float">
            <text:p>71.814485824</text:p>
          </table:table-cell>
        </table:table-row>
        <table:table-row table:style-name="ro1">
          <table:table-cell office:value-type="float" office:value="0.112260625" calcext:value-type="float">
            <text:p>0.112260625</text:p>
          </table:table-cell>
          <table:table-cell office:value-type="float" office:value="8.907844" calcext:value-type="float">
            <text:p>8.907844</text:p>
          </table:table-cell>
          <table:table-cell table:formula="of:=[.C618]+[.A619]" office:value-type="float" office:value="71.926746449" calcext:value-type="float">
            <text:p>71.926746449</text:p>
          </table:table-cell>
        </table:table-row>
        <table:table-row table:style-name="ro1">
          <table:table-cell office:value-type="float" office:value="0.11055161" calcext:value-type="float">
            <text:p>0.11055161</text:p>
          </table:table-cell>
          <table:table-cell office:value-type="float" office:value="9.045548" calcext:value-type="float">
            <text:p>9.045548</text:p>
          </table:table-cell>
          <table:table-cell table:formula="of:=[.C619]+[.A620]" office:value-type="float" office:value="72.037298059" calcext:value-type="float">
            <text:p>72.037298059</text:p>
          </table:table-cell>
        </table:table-row>
        <table:table-row table:style-name="ro1">
          <table:table-cell office:value-type="float" office:value="0.10873579" calcext:value-type="float">
            <text:p>0.10873579</text:p>
          </table:table-cell>
          <table:table-cell office:value-type="float" office:value="9.196604" calcext:value-type="float">
            <text:p>9.196604</text:p>
          </table:table-cell>
          <table:table-cell table:formula="of:=[.C620]+[.A621]" office:value-type="float" office:value="72.146033849" calcext:value-type="float">
            <text:p>72.146033849</text:p>
          </table:table-cell>
        </table:table-row>
        <table:table-row table:style-name="ro1">
          <table:table-cell office:value-type="float" office:value="0.108690016" calcext:value-type="float">
            <text:p>0.108690016</text:p>
          </table:table-cell>
          <table:table-cell office:value-type="float" office:value="9.200478" calcext:value-type="float">
            <text:p>9.200478</text:p>
          </table:table-cell>
          <table:table-cell table:formula="of:=[.C621]+[.A622]" office:value-type="float" office:value="72.254723865" calcext:value-type="float">
            <text:p>72.254723865</text:p>
          </table:table-cell>
        </table:table-row>
        <table:table-row table:style-name="ro1">
          <table:table-cell office:value-type="float" office:value="0.10949874" calcext:value-type="float">
            <text:p>0.10949874</text:p>
          </table:table-cell>
          <table:table-cell office:value-type="float" office:value="9.132525" calcext:value-type="float">
            <text:p>9.132525</text:p>
          </table:table-cell>
          <table:table-cell table:formula="of:=[.C622]+[.A623]" office:value-type="float" office:value="72.364222605" calcext:value-type="float">
            <text:p>72.364222605</text:p>
          </table:table-cell>
        </table:table-row>
        <table:table-row table:style-name="ro1">
          <table:table-cell office:value-type="float" office:value="0.11042954" calcext:value-type="float">
            <text:p>0.11042954</text:p>
          </table:table-cell>
          <table:table-cell office:value-type="float" office:value="9.055548" calcext:value-type="float">
            <text:p>9.055548</text:p>
          </table:table-cell>
          <table:table-cell table:formula="of:=[.C623]+[.A624]" office:value-type="float" office:value="72.474652145" calcext:value-type="float">
            <text:p>72.474652145</text:p>
          </table:table-cell>
        </table:table-row>
        <table:table-row table:style-name="ro1">
          <table:table-cell office:value-type="float" office:value="0.11116198" calcext:value-type="float">
            <text:p>0.11116198</text:p>
          </table:table-cell>
          <table:table-cell office:value-type="float" office:value="8.995882" calcext:value-type="float">
            <text:p>8.995882</text:p>
          </table:table-cell>
          <table:table-cell table:formula="of:=[.C624]+[.A625]" office:value-type="float" office:value="72.585814125" calcext:value-type="float">
            <text:p>72.585814125</text:p>
          </table:table-cell>
        </table:table-row>
        <table:table-row table:style-name="ro1">
          <table:table-cell office:value-type="float" office:value="0.111787595" calcext:value-type="float">
            <text:p>0.111787595</text:p>
          </table:table-cell>
          <table:table-cell office:value-type="float" office:value="8.945537" calcext:value-type="float">
            <text:p>8.945537</text:p>
          </table:table-cell>
          <table:table-cell table:formula="of:=[.C625]+[.A626]" office:value-type="float" office:value="72.69760172" calcext:value-type="float">
            <text:p>72.69760172</text:p>
          </table:table-cell>
        </table:table-row>
        <table:table-row table:style-name="ro1">
          <table:table-cell office:value-type="float" office:value="0.112596326" calcext:value-type="float">
            <text:p>0.112596326</text:p>
          </table:table-cell>
          <table:table-cell office:value-type="float" office:value="8.881285" calcext:value-type="float">
            <text:p>8.881285</text:p>
          </table:table-cell>
          <table:table-cell table:formula="of:=[.C626]+[.A627]" office:value-type="float" office:value="72.810198046" calcext:value-type="float">
            <text:p>72.810198046</text:p>
          </table:table-cell>
        </table:table-row>
        <table:table-row table:style-name="ro1">
          <table:table-cell office:value-type="float" office:value="0.11340505" calcext:value-type="float">
            <text:p>0.11340505</text:p>
          </table:table-cell>
          <table:table-cell office:value-type="float" office:value="8.817949" calcext:value-type="float">
            <text:p>8.817949</text:p>
          </table:table-cell>
          <table:table-cell table:formula="of:=[.C627]+[.A628]" office:value-type="float" office:value="72.923603096" calcext:value-type="float">
            <text:p>72.923603096</text:p>
          </table:table-cell>
        </table:table-row>
        <table:table-row table:style-name="ro1">
          <table:table-cell office:value-type="float" office:value="0.11400015" calcext:value-type="float">
            <text:p>0.11400015</text:p>
          </table:table-cell>
          <table:table-cell office:value-type="float" office:value="8.771918" calcext:value-type="float">
            <text:p>8.771918</text:p>
          </table:table-cell>
          <table:table-cell table:formula="of:=[.C628]+[.A629]" office:value-type="float" office:value="73.037603246" calcext:value-type="float">
            <text:p>73.037603246</text:p>
          </table:table-cell>
        </table:table-row>
        <table:table-row table:style-name="ro1">
          <table:table-cell office:value-type="float" office:value="0.11477836" calcext:value-type="float">
            <text:p>0.11477836</text:p>
          </table:table-cell>
          <table:table-cell office:value-type="float" office:value="8.712443" calcext:value-type="float">
            <text:p>8.712443</text:p>
          </table:table-cell>
          <table:table-cell table:formula="of:=[.C629]+[.A630]" office:value-type="float" office:value="73.152381606" calcext:value-type="float">
            <text:p>73.152381606</text:p>
          </table:table-cell>
        </table:table-row>
        <table:table-row table:style-name="ro1">
          <table:table-cell office:value-type="float" office:value="0.11528191" calcext:value-type="float">
            <text:p>0.11528191</text:p>
          </table:table-cell>
          <table:table-cell office:value-type="float" office:value="8.674388" calcext:value-type="float">
            <text:p>8.674388</text:p>
          </table:table-cell>
          <table:table-cell table:formula="of:=[.C630]+[.A631]" office:value-type="float" office:value="73.267663516" calcext:value-type="float">
            <text:p>73.267663516</text:p>
          </table:table-cell>
        </table:table-row>
        <table:table-row table:style-name="ro1">
          <table:table-cell office:value-type="float" office:value="0.11496147" calcext:value-type="float">
            <text:p>0.11496147</text:p>
          </table:table-cell>
          <table:table-cell office:value-type="float" office:value="8.698567" calcext:value-type="float">
            <text:p>8.698567</text:p>
          </table:table-cell>
          <table:table-cell table:formula="of:=[.C631]+[.A632]" office:value-type="float" office:value="73.382624986" calcext:value-type="float">
            <text:p>73.382624986</text:p>
          </table:table-cell>
        </table:table-row>
        <table:table-row table:style-name="ro1">
          <table:table-cell office:value-type="float" office:value="0.11435111" calcext:value-type="float">
            <text:p>0.11435111</text:p>
          </table:table-cell>
          <table:table-cell office:value-type="float" office:value="8.744996" calcext:value-type="float">
            <text:p>8.744996</text:p>
          </table:table-cell>
          <table:table-cell table:formula="of:=[.C632]+[.A633]" office:value-type="float" office:value="73.496976096" calcext:value-type="float">
            <text:p>73.496976096</text:p>
          </table:table-cell>
        </table:table-row>
        <table:table-row table:style-name="ro1">
          <table:table-cell office:value-type="float" office:value="0.11422904" calcext:value-type="float">
            <text:p>0.11422904</text:p>
          </table:table-cell>
          <table:table-cell office:value-type="float" office:value="8.754341" calcext:value-type="float">
            <text:p>8.754341</text:p>
          </table:table-cell>
          <table:table-cell table:formula="of:=[.C633]+[.A634]" office:value-type="float" office:value="73.611205136" calcext:value-type="float">
            <text:p>73.611205136</text:p>
          </table:table-cell>
        </table:table-row>
        <table:table-row table:style-name="ro1">
          <table:table-cell office:value-type="float" office:value="0.114015415" calcext:value-type="float">
            <text:p>0.114015415</text:p>
          </table:table-cell>
          <table:table-cell office:value-type="float" office:value="8.770743" calcext:value-type="float">
            <text:p>8.770743</text:p>
          </table:table-cell>
          <table:table-cell table:formula="of:=[.C634]+[.A635]" office:value-type="float" office:value="73.725220551" calcext:value-type="float">
            <text:p>73.725220551</text:p>
          </table:table-cell>
        </table:table-row>
        <table:table-row table:style-name="ro1">
          <table:table-cell office:value-type="float" office:value="0.112733655" calcext:value-type="float">
            <text:p>0.112733655</text:p>
          </table:table-cell>
          <table:table-cell office:value-type="float" office:value="8.870465" calcext:value-type="float">
            <text:p>8.870465</text:p>
          </table:table-cell>
          <table:table-cell table:formula="of:=[.C635]+[.A636]" office:value-type="float" office:value="73.837954206" calcext:value-type="float">
            <text:p>73.837954206</text:p>
          </table:table-cell>
        </table:table-row>
        <table:table-row table:style-name="ro1">
          <table:table-cell office:value-type="float" office:value="0.11154345" calcext:value-type="float">
            <text:p>0.11154345</text:p>
          </table:table-cell>
          <table:table-cell office:value-type="float" office:value="8.9651165" calcext:value-type="float">
            <text:p>8.9651165</text:p>
          </table:table-cell>
          <table:table-cell table:formula="of:=[.C636]+[.A637]" office:value-type="float" office:value="73.949497656" calcext:value-type="float">
            <text:p>73.949497656</text:p>
          </table:table-cell>
        </table:table-row>
        <table:table-row table:style-name="ro1">
          <table:table-cell office:value-type="float" office:value="0.11142138" calcext:value-type="float">
            <text:p>0.11142138</text:p>
          </table:table-cell>
          <table:table-cell office:value-type="float" office:value="8.974938" calcext:value-type="float">
            <text:p>8.974938</text:p>
          </table:table-cell>
          <table:table-cell table:formula="of:=[.C637]+[.A638]" office:value-type="float" office:value="74.060919036" calcext:value-type="float">
            <text:p>74.060919036</text:p>
          </table:table-cell>
        </table:table-row>
        <table:table-row table:style-name="ro1">
          <table:table-cell office:value-type="float" office:value="0.111177236" calcext:value-type="float">
            <text:p>0.111177236</text:p>
          </table:table-cell>
          <table:table-cell office:value-type="float" office:value="8.994647" calcext:value-type="float">
            <text:p>8.994647</text:p>
          </table:table-cell>
          <table:table-cell table:formula="of:=[.C638]+[.A639]" office:value-type="float" office:value="74.172096272" calcext:value-type="float">
            <text:p>74.172096272</text:p>
          </table:table-cell>
        </table:table-row>
        <table:table-row table:style-name="ro1">
          <table:table-cell office:value-type="float" office:value="0.11009384" calcext:value-type="float">
            <text:p>0.11009384</text:p>
          </table:table-cell>
          <table:table-cell office:value-type="float" office:value="9.08316" calcext:value-type="float">
            <text:p>9.08316</text:p>
          </table:table-cell>
          <table:table-cell table:formula="of:=[.C639]+[.A640]" office:value-type="float" office:value="74.282190112" calcext:value-type="float">
            <text:p>74.282190112</text:p>
          </table:table-cell>
        </table:table-row>
        <table:table-row table:style-name="ro1">
          <table:table-cell office:value-type="float" office:value="0.10946822" calcext:value-type="float">
            <text:p>0.10946822</text:p>
          </table:table-cell>
          <table:table-cell office:value-type="float" office:value="9.135071" calcext:value-type="float">
            <text:p>9.135071</text:p>
          </table:table-cell>
          <table:table-cell table:formula="of:=[.C640]+[.A641]" office:value-type="float" office:value="74.391658332" calcext:value-type="float">
            <text:p>74.391658332</text:p>
          </table:table-cell>
        </table:table-row>
        <table:table-row table:style-name="ro1">
          <table:table-cell office:value-type="float" office:value="0.10997177" calcext:value-type="float">
            <text:p>0.10997177</text:p>
          </table:table-cell>
          <table:table-cell office:value-type="float" office:value="9.093243" calcext:value-type="float">
            <text:p>9.093243</text:p>
          </table:table-cell>
          <table:table-cell table:formula="of:=[.C641]+[.A642]" office:value-type="float" office:value="74.501630102" calcext:value-type="float">
            <text:p>74.501630102</text:p>
          </table:table-cell>
        </table:table-row>
        <table:table-row table:style-name="ro1">
          <table:table-cell office:value-type="float" office:value="0.11068895" calcext:value-type="float">
            <text:p>0.11068895</text:p>
          </table:table-cell>
          <table:table-cell office:value-type="float" office:value="9.034326" calcext:value-type="float">
            <text:p>9.034326</text:p>
          </table:table-cell>
          <table:table-cell table:formula="of:=[.C642]+[.A643]" office:value-type="float" office:value="74.612319052" calcext:value-type="float">
            <text:p>74.612319052</text:p>
          </table:table-cell>
        </table:table-row>
        <table:table-row table:style-name="ro1">
          <table:table-cell office:value-type="float" office:value="0.11108568" calcext:value-type="float">
            <text:p>0.11108568</text:p>
          </table:table-cell>
          <table:table-cell office:value-type="float" office:value="9.00206" calcext:value-type="float">
            <text:p>9.00206</text:p>
          </table:table-cell>
          <table:table-cell table:formula="of:=[.C643]+[.A644]" office:value-type="float" office:value="74.723404732" calcext:value-type="float">
            <text:p>74.723404732</text:p>
          </table:table-cell>
        </table:table-row>
        <table:table-row table:style-name="ro1">
          <table:table-cell office:value-type="float" office:value="0.11172656" calcext:value-type="float">
            <text:p>0.11172656</text:p>
          </table:table-cell>
          <table:table-cell office:value-type="float" office:value="8.950423" calcext:value-type="float">
            <text:p>8.950423</text:p>
          </table:table-cell>
          <table:table-cell table:formula="of:=[.C644]+[.A645]" office:value-type="float" office:value="74.835131292" calcext:value-type="float">
            <text:p>74.835131292</text:p>
          </table:table-cell>
        </table:table-row>
        <table:table-row table:style-name="ro1">
          <table:table-cell office:value-type="float" office:value="0.11253528" calcext:value-type="float">
            <text:p>0.11253528</text:p>
          </table:table-cell>
          <table:table-cell office:value-type="float" office:value="8.886103" calcext:value-type="float">
            <text:p>8.886103</text:p>
          </table:table-cell>
          <table:table-cell table:formula="of:=[.C645]+[.A646]" office:value-type="float" office:value="74.947666572" calcext:value-type="float">
            <text:p>74.947666572</text:p>
          </table:table-cell>
        </table:table-row>
        <table:table-row table:style-name="ro1">
          <table:table-cell office:value-type="float" office:value="0.11342031" calcext:value-type="float">
            <text:p>0.11342031</text:p>
          </table:table-cell>
          <table:table-cell office:value-type="float" office:value="8.816763" calcext:value-type="float">
            <text:p>8.816763</text:p>
          </table:table-cell>
          <table:table-cell table:formula="of:=[.C646]+[.A647]" office:value-type="float" office:value="75.061086882" calcext:value-type="float">
            <text:p>75.061086882</text:p>
          </table:table-cell>
        </table:table-row>
        <table:table-row table:style-name="ro1">
          <table:table-cell office:value-type="float" office:value="0.11435111" calcext:value-type="float">
            <text:p>0.11435111</text:p>
          </table:table-cell>
          <table:table-cell office:value-type="float" office:value="8.744996" calcext:value-type="float">
            <text:p>8.744996</text:p>
          </table:table-cell>
          <table:table-cell table:formula="of:=[.C647]+[.A648]" office:value-type="float" office:value="75.175437992" calcext:value-type="float">
            <text:p>75.175437992</text:p>
          </table:table-cell>
        </table:table-row>
        <table:table-row table:style-name="ro1">
          <table:table-cell office:value-type="float" office:value="0.11459526" calcext:value-type="float">
            <text:p>0.11459526</text:p>
          </table:table-cell>
          <table:table-cell office:value-type="float" office:value="8.726365" calcext:value-type="float">
            <text:p>8.726365</text:p>
          </table:table-cell>
          <table:table-cell table:formula="of:=[.C648]+[.A649]" office:value-type="float" office:value="75.290033252" calcext:value-type="float">
            <text:p>75.290033252</text:p>
          </table:table-cell>
        </table:table-row>
        <table:table-row table:style-name="ro1">
          <table:table-cell office:value-type="float" office:value="0.11396963" calcext:value-type="float">
            <text:p>0.11396963</text:p>
          </table:table-cell>
          <table:table-cell office:value-type="float" office:value="8.774267" calcext:value-type="float">
            <text:p>8.774267</text:p>
          </table:table-cell>
          <table:table-cell table:formula="of:=[.C649]+[.A650]" office:value-type="float" office:value="75.404002882" calcext:value-type="float">
            <text:p>75.404002882</text:p>
          </table:table-cell>
        </table:table-row>
        <table:table-row table:style-name="ro1">
          <table:table-cell office:value-type="float" office:value="0.11335927" calcext:value-type="float">
            <text:p>0.11335927</text:p>
          </table:table-cell>
          <table:table-cell office:value-type="float" office:value="8.82151" calcext:value-type="float">
            <text:p>8.82151</text:p>
          </table:table-cell>
          <table:table-cell table:formula="of:=[.C650]+[.A651]" office:value-type="float" office:value="75.517362152" calcext:value-type="float">
            <text:p>75.517362152</text:p>
          </table:table-cell>
        </table:table-row>
        <table:table-row table:style-name="ro1">
          <table:table-cell office:value-type="float" office:value="0.1134966" calcext:value-type="float">
            <text:p>0.1134966</text:p>
          </table:table-cell>
          <table:table-cell office:value-type="float" office:value="8.810837" calcext:value-type="float">
            <text:p>8.810837</text:p>
          </table:table-cell>
          <table:table-cell table:formula="of:=[.C651]+[.A652]" office:value-type="float" office:value="75.630858752" calcext:value-type="float">
            <text:p>75.630858752</text:p>
          </table:table-cell>
        </table:table-row>
        <table:table-row table:style-name="ro1">
          <table:table-cell office:value-type="float" office:value="0.113191426" calcext:value-type="float">
            <text:p>0.113191426</text:p>
          </table:table-cell>
          <table:table-cell office:value-type="float" office:value="8.834592" calcext:value-type="float">
            <text:p>8.834592</text:p>
          </table:table-cell>
          <table:table-cell table:formula="of:=[.C652]+[.A653]" office:value-type="float" office:value="75.744050178" calcext:value-type="float">
            <text:p>75.744050178</text:p>
          </table:table-cell>
        </table:table-row>
        <table:table-row table:style-name="ro1">
          <table:table-cell office:value-type="float" office:value="0.11158923" calcext:value-type="float">
            <text:p>0.11158923</text:p>
          </table:table-cell>
          <table:table-cell office:value-type="float" office:value="8.961438" calcext:value-type="float">
            <text:p>8.961438</text:p>
          </table:table-cell>
          <table:table-cell table:formula="of:=[.C653]+[.A654]" office:value-type="float" office:value="75.855639408" calcext:value-type="float">
            <text:p>75.855639408</text:p>
          </table:table-cell>
        </table:table-row>
        <table:table-row table:style-name="ro1">
          <table:table-cell office:value-type="float" office:value="0.11032273" calcext:value-type="float">
            <text:p>0.11032273</text:p>
          </table:table-cell>
          <table:table-cell office:value-type="float" office:value="9.064315" calcext:value-type="float">
            <text:p>9.064315</text:p>
          </table:table-cell>
          <table:table-cell table:formula="of:=[.C654]+[.A655]" office:value-type="float" office:value="75.965962138" calcext:value-type="float">
            <text:p>75.965962138</text:p>
          </table:table-cell>
        </table:table-row>
        <table:table-row table:style-name="ro1">
          <table:table-cell office:value-type="float" office:value="0.110246435" calcext:value-type="float">
            <text:p>0.110246435</text:p>
          </table:table-cell>
          <table:table-cell office:value-type="float" office:value="9.070588" calcext:value-type="float">
            <text:p>9.070588</text:p>
          </table:table-cell>
          <table:table-cell table:formula="of:=[.C655]+[.A656]" office:value-type="float" office:value="76.076208573" calcext:value-type="float">
            <text:p>76.076208573</text:p>
          </table:table-cell>
        </table:table-row>
        <table:table-row table:style-name="ro1">
          <table:table-cell office:value-type="float" office:value="0.11041428" calcext:value-type="float">
            <text:p>0.11041428</text:p>
          </table:table-cell>
          <table:table-cell office:value-type="float" office:value="9.056799" calcext:value-type="float">
            <text:p>9.056799</text:p>
          </table:table-cell>
          <table:table-cell table:formula="of:=[.C656]+[.A657]" office:value-type="float" office:value="76.186622853" calcext:value-type="float">
            <text:p>76.186622853</text:p>
          </table:table-cell>
        </table:table-row>
        <table:table-row table:style-name="ro1">
          <table:table-cell office:value-type="float" office:value="0.11007858" calcext:value-type="float">
            <text:p>0.11007858</text:p>
          </table:table-cell>
          <table:table-cell office:value-type="float" office:value="9.084419" calcext:value-type="float">
            <text:p>9.084419</text:p>
          </table:table-cell>
          <table:table-cell table:formula="of:=[.C657]+[.A658]" office:value-type="float" office:value="76.296701433" calcext:value-type="float">
            <text:p>76.296701433</text:p>
          </table:table-cell>
        </table:table-row>
        <table:table-row table:style-name="ro1">
          <table:table-cell office:value-type="float" office:value="0.11029221" calcext:value-type="float">
            <text:p>0.11029221</text:p>
          </table:table-cell>
          <table:table-cell office:value-type="float" office:value="9.066823" calcext:value-type="float">
            <text:p>9.066823</text:p>
          </table:table-cell>
          <table:table-cell table:formula="of:=[.C658]+[.A659]" office:value-type="float" office:value="76.406993643" calcext:value-type="float">
            <text:p>76.406993643</text:p>
          </table:table-cell>
        </table:table-row>
        <table:table-row table:style-name="ro1">
          <table:table-cell office:value-type="float" office:value="0.11099412" calcext:value-type="float">
            <text:p>0.11099412</text:p>
          </table:table-cell>
          <table:table-cell office:value-type="float" office:value="9.009486" calcext:value-type="float">
            <text:p>9.009486</text:p>
          </table:table-cell>
          <table:table-cell table:formula="of:=[.C659]+[.A660]" office:value-type="float" office:value="76.517987763" calcext:value-type="float">
            <text:p>76.517987763</text:p>
          </table:table-cell>
        </table:table-row>
        <table:table-row table:style-name="ro1">
          <table:table-cell office:value-type="float" office:value="0.11172656" calcext:value-type="float">
            <text:p>0.11172656</text:p>
          </table:table-cell>
          <table:table-cell office:value-type="float" office:value="8.950423" calcext:value-type="float">
            <text:p>8.950423</text:p>
          </table:table-cell>
          <table:table-cell table:formula="of:=[.C660]+[.A661]" office:value-type="float" office:value="76.629714323" calcext:value-type="float">
            <text:p>76.629714323</text:p>
          </table:table-cell>
        </table:table-row>
        <table:table-row table:style-name="ro1">
          <table:table-cell office:value-type="float" office:value="0.112397954" calcext:value-type="float">
            <text:p>0.112397954</text:p>
          </table:table-cell>
          <table:table-cell office:value-type="float" office:value="8.896959" calcext:value-type="float">
            <text:p>8.896959</text:p>
          </table:table-cell>
          <table:table-cell table:formula="of:=[.C661]+[.A662]" office:value-type="float" office:value="76.742112277" calcext:value-type="float">
            <text:p>76.742112277</text:p>
          </table:table-cell>
        </table:table-row>
        <table:table-row table:style-name="ro1">
          <table:table-cell office:value-type="float" office:value="0.11309987" calcext:value-type="float">
            <text:p>0.11309987</text:p>
          </table:table-cell>
          <table:table-cell office:value-type="float" office:value="8.8417425" calcext:value-type="float">
            <text:p>8.8417425</text:p>
          </table:table-cell>
          <table:table-cell table:formula="of:=[.C662]+[.A663]" office:value-type="float" office:value="76.855212147" calcext:value-type="float">
            <text:p>76.855212147</text:p>
          </table:table-cell>
        </table:table-row>
        <table:table-row table:style-name="ro1">
          <table:table-cell office:value-type="float" office:value="0.11400015" calcext:value-type="float">
            <text:p>0.11400015</text:p>
          </table:table-cell>
          <table:table-cell office:value-type="float" office:value="8.771918" calcext:value-type="float">
            <text:p>8.771918</text:p>
          </table:table-cell>
          <table:table-cell table:formula="of:=[.C663]+[.A664]" office:value-type="float" office:value="76.969212297" calcext:value-type="float">
            <text:p>76.969212297</text:p>
          </table:table-cell>
        </table:table-row>
        <table:table-row table:style-name="ro1">
          <table:table-cell office:value-type="float" office:value="0.114747845" calcext:value-type="float">
            <text:p>0.114747845</text:p>
          </table:table-cell>
          <table:table-cell office:value-type="float" office:value="8.714761" calcext:value-type="float">
            <text:p>8.714761</text:p>
          </table:table-cell>
          <table:table-cell table:formula="of:=[.C664]+[.A665]" office:value-type="float" office:value="77.083960142" calcext:value-type="float">
            <text:p>77.083960142</text:p>
          </table:table-cell>
        </table:table-row>
        <table:table-row table:style-name="ro1">
          <table:table-cell office:value-type="float" office:value="0.11490043" calcext:value-type="float">
            <text:p>0.11490043</text:p>
          </table:table-cell>
          <table:table-cell office:value-type="float" office:value="8.703188" calcext:value-type="float">
            <text:p>8.703188</text:p>
          </table:table-cell>
          <table:table-cell table:formula="of:=[.C665]+[.A666]" office:value-type="float" office:value="77.198860572" calcext:value-type="float">
            <text:p>77.198860572</text:p>
          </table:table-cell>
        </table:table-row>
        <table:table-row table:style-name="ro1">
          <table:table-cell office:value-type="float" office:value="0.11454948" calcext:value-type="float">
            <text:p>0.11454948</text:p>
          </table:table-cell>
          <table:table-cell office:value-type="float" office:value="8.729852" calcext:value-type="float">
            <text:p>8.729852</text:p>
          </table:table-cell>
          <table:table-cell table:formula="of:=[.C666]+[.A667]" office:value-type="float" office:value="77.313410052" calcext:value-type="float">
            <text:p>77.313410052</text:p>
          </table:table-cell>
        </table:table-row>
        <table:table-row table:style-name="ro1">
          <table:table-cell office:value-type="float" office:value="0.11456474" calcext:value-type="float">
            <text:p>0.11456474</text:p>
          </table:table-cell>
          <table:table-cell office:value-type="float" office:value="8.728689" calcext:value-type="float">
            <text:p>8.728689</text:p>
          </table:table-cell>
          <table:table-cell table:formula="of:=[.C667]+[.A668]" office:value-type="float" office:value="77.427974792" calcext:value-type="float">
            <text:p>77.427974792</text:p>
          </table:table-cell>
        </table:table-row>
        <table:table-row table:style-name="ro1">
          <table:table-cell office:value-type="float" office:value="0.11453422" calcext:value-type="float">
            <text:p>0.11453422</text:p>
          </table:table-cell>
          <table:table-cell office:value-type="float" office:value="8.731015" calcext:value-type="float">
            <text:p>8.731015</text:p>
          </table:table-cell>
          <table:table-cell table:formula="of:=[.C668]+[.A669]" office:value-type="float" office:value="77.542509012" calcext:value-type="float">
            <text:p>77.542509012</text:p>
          </table:table-cell>
        </table:table-row>
        <table:table-row table:style-name="ro1">
          <table:table-cell office:value-type="float" office:value="0.11325246" calcext:value-type="float">
            <text:p>0.11325246</text:p>
          </table:table-cell>
          <table:table-cell office:value-type="float" office:value="8.82983" calcext:value-type="float">
            <text:p>8.82983</text:p>
          </table:table-cell>
          <table:table-cell table:formula="of:=[.C669]+[.A670]" office:value-type="float" office:value="77.655761472" calcext:value-type="float">
            <text:p>77.655761472</text:p>
          </table:table-cell>
        </table:table-row>
        <table:table-row table:style-name="ro1">
          <table:table-cell office:value-type="float" office:value="0.11157397" calcext:value-type="float">
            <text:p>0.11157397</text:p>
          </table:table-cell>
          <table:table-cell office:value-type="float" office:value="8.962664" calcext:value-type="float">
            <text:p>8.962664</text:p>
          </table:table-cell>
          <table:table-cell table:formula="of:=[.C670]+[.A671]" office:value-type="float" office:value="77.767335442" calcext:value-type="float">
            <text:p>77.767335442</text:p>
          </table:table-cell>
        </table:table-row>
        <table:table-row table:style-name="ro1">
          <table:table-cell office:value-type="float" office:value="0.11151293" calcext:value-type="float">
            <text:p>0.11151293</text:p>
          </table:table-cell>
          <table:table-cell office:value-type="float" office:value="8.96757" calcext:value-type="float">
            <text:p>8.96757</text:p>
          </table:table-cell>
          <table:table-cell table:formula="of:=[.C671]+[.A672]" office:value-type="float" office:value="77.878848372" calcext:value-type="float">
            <text:p>77.878848372</text:p>
          </table:table-cell>
        </table:table-row>
        <table:table-row table:style-name="ro1">
          <table:table-cell office:value-type="float" office:value="0.111665525" calcext:value-type="float">
            <text:p>0.111665525</text:p>
          </table:table-cell>
          <table:table-cell office:value-type="float" office:value="8.955316" calcext:value-type="float">
            <text:p>8.955316</text:p>
          </table:table-cell>
          <table:table-cell table:formula="of:=[.C672]+[.A673]" office:value-type="float" office:value="77.990513897" calcext:value-type="float">
            <text:p>77.990513897</text:p>
          </table:table-cell>
        </table:table-row>
        <table:table-row table:style-name="ro1">
          <table:table-cell office:value-type="float" office:value="0.110704206" calcext:value-type="float">
            <text:p>0.110704206</text:p>
          </table:table-cell>
          <table:table-cell office:value-type="float" office:value="9.033081" calcext:value-type="float">
            <text:p>9.033081</text:p>
          </table:table-cell>
          <table:table-cell table:formula="of:=[.C673]+[.A674]" office:value-type="float" office:value="78.101218103" calcext:value-type="float">
            <text:p>78.101218103</text:p>
          </table:table-cell>
        </table:table-row>
        <table:table-row table:style-name="ro1">
          <table:table-cell office:value-type="float" office:value="0.10926986" calcext:value-type="float">
            <text:p>0.10926986</text:p>
          </table:table-cell>
          <table:table-cell office:value-type="float" office:value="9.151654" calcext:value-type="float">
            <text:p>9.151654</text:p>
          </table:table-cell>
          <table:table-cell table:formula="of:=[.C674]+[.A675]" office:value-type="float" office:value="78.210487963" calcext:value-type="float">
            <text:p>78.210487963</text:p>
          </table:table-cell>
        </table:table-row>
        <table:table-row table:style-name="ro1">
          <table:table-cell office:value-type="float" office:value="0.10937667" calcext:value-type="float">
            <text:p>0.10937667</text:p>
          </table:table-cell>
          <table:table-cell office:value-type="float" office:value="9.142717" calcext:value-type="float">
            <text:p>9.142717</text:p>
          </table:table-cell>
          <table:table-cell table:formula="of:=[.C675]+[.A676]" office:value-type="float" office:value="78.319864633" calcext:value-type="float">
            <text:p>78.319864633</text:p>
          </table:table-cell>
        </table:table-row>
        <table:table-row table:style-name="ro1">
          <table:table-cell office:value-type="float" office:value="0.11009384" calcext:value-type="float">
            <text:p>0.11009384</text:p>
          </table:table-cell>
          <table:table-cell office:value-type="float" office:value="9.08316" calcext:value-type="float">
            <text:p>9.08316</text:p>
          </table:table-cell>
          <table:table-cell table:formula="of:=[.C676]+[.A677]" office:value-type="float" office:value="78.429958473" calcext:value-type="float">
            <text:p>78.429958473</text:p>
          </table:table-cell>
        </table:table-row>
        <table:table-row table:style-name="ro1">
          <table:table-cell office:value-type="float" office:value="0.11055161" calcext:value-type="float">
            <text:p>0.11055161</text:p>
          </table:table-cell>
          <table:table-cell office:value-type="float" office:value="9.045548" calcext:value-type="float">
            <text:p>9.045548</text:p>
          </table:table-cell>
          <table:table-cell table:formula="of:=[.C677]+[.A678]" office:value-type="float" office:value="78.540510083" calcext:value-type="float">
            <text:p>78.540510083</text:p>
          </table:table-cell>
        </table:table-row>
        <table:table-row table:style-name="ro1">
          <table:table-cell office:value-type="float" office:value="0.11079576" calcext:value-type="float">
            <text:p>0.11079576</text:p>
          </table:table-cell>
          <table:table-cell office:value-type="float" office:value="9.025617" calcext:value-type="float">
            <text:p>9.025617</text:p>
          </table:table-cell>
          <table:table-cell table:formula="of:=[.C678]+[.A679]" office:value-type="float" office:value="78.651305843" calcext:value-type="float">
            <text:p>78.651305843</text:p>
          </table:table-cell>
        </table:table-row>
        <table:table-row table:style-name="ro1">
          <table:table-cell office:value-type="float" office:value="0.111177236" calcext:value-type="float">
            <text:p>0.111177236</text:p>
          </table:table-cell>
          <table:table-cell office:value-type="float" office:value="8.994647" calcext:value-type="float">
            <text:p>8.994647</text:p>
          </table:table-cell>
          <table:table-cell table:formula="of:=[.C679]+[.A680]" office:value-type="float" office:value="78.762483079" calcext:value-type="float">
            <text:p>78.762483079</text:p>
          </table:table-cell>
        </table:table-row>
        <table:table-row table:style-name="ro1">
          <table:table-cell office:value-type="float" office:value="0.11186389" calcext:value-type="float">
            <text:p>0.11186389</text:p>
          </table:table-cell>
          <table:table-cell office:value-type="float" office:value="8.939435" calcext:value-type="float">
            <text:p>8.939435</text:p>
          </table:table-cell>
          <table:table-cell table:formula="of:=[.C680]+[.A681]" office:value-type="float" office:value="78.874346969" calcext:value-type="float">
            <text:p>78.874346969</text:p>
          </table:table-cell>
        </table:table-row>
        <table:table-row table:style-name="ro1">
          <table:table-cell office:value-type="float" office:value="0.11244373" calcext:value-type="float">
            <text:p>0.11244373</text:p>
          </table:table-cell>
          <table:table-cell office:value-type="float" office:value="8.893337" calcext:value-type="float">
            <text:p>8.893337</text:p>
          </table:table-cell>
          <table:table-cell table:formula="of:=[.C681]+[.A682]" office:value-type="float" office:value="78.986790699" calcext:value-type="float">
            <text:p>78.986790699</text:p>
          </table:table-cell>
        </table:table-row>
        <table:table-row table:style-name="ro1">
          <table:table-cell office:value-type="float" office:value="0.11279469" calcext:value-type="float">
            <text:p>0.11279469</text:p>
          </table:table-cell>
          <table:table-cell office:value-type="float" office:value="8.865665" calcext:value-type="float">
            <text:p>8.865665</text:p>
          </table:table-cell>
          <table:table-cell table:formula="of:=[.C682]+[.A683]" office:value-type="float" office:value="79.099585389" calcext:value-type="float">
            <text:p>79.099585389</text:p>
          </table:table-cell>
        </table:table-row>
        <table:table-row table:style-name="ro1">
          <table:table-cell office:value-type="float" office:value="0.113313496" calcext:value-type="float">
            <text:p>0.113313496</text:p>
          </table:table-cell>
          <table:table-cell office:value-type="float" office:value="8.825074" calcext:value-type="float">
            <text:p>8.825074</text:p>
          </table:table-cell>
          <table:table-cell table:formula="of:=[.C683]+[.A684]" office:value-type="float" office:value="79.212898885" calcext:value-type="float">
            <text:p>79.212898885</text:p>
          </table:table-cell>
        </table:table-row>
        <table:table-row table:style-name="ro1">
          <table:table-cell office:value-type="float" office:value="0.11389334" calcext:value-type="float">
            <text:p>0.11389334</text:p>
          </table:table-cell>
          <table:table-cell office:value-type="float" office:value="8.780145" calcext:value-type="float">
            <text:p>8.780145</text:p>
          </table:table-cell>
          <table:table-cell table:formula="of:=[.C684]+[.A685]" office:value-type="float" office:value="79.326792225" calcext:value-type="float">
            <text:p>79.326792225</text:p>
          </table:table-cell>
        </table:table-row>
        <table:table-row table:style-name="ro1">
          <table:table-cell office:value-type="float" office:value="0.114625774" calcext:value-type="float">
            <text:p>0.114625774</text:p>
          </table:table-cell>
          <table:table-cell office:value-type="float" office:value="8.724042" calcext:value-type="float">
            <text:p>8.724042</text:p>
          </table:table-cell>
          <table:table-cell table:formula="of:=[.C685]+[.A686]" office:value-type="float" office:value="79.441417999" calcext:value-type="float">
            <text:p>79.441417999</text:p>
          </table:table-cell>
        </table:table-row>
        <table:table-row table:style-name="ro1">
          <table:table-cell office:value-type="float" office:value="0.11505303" calcext:value-type="float">
            <text:p>0.11505303</text:p>
          </table:table-cell>
          <table:table-cell office:value-type="float" office:value="8.691645" calcext:value-type="float">
            <text:p>8.691645</text:p>
          </table:table-cell>
          <table:table-cell table:formula="of:=[.C686]+[.A687]" office:value-type="float" office:value="79.556471029" calcext:value-type="float">
            <text:p>79.556471029</text:p>
          </table:table-cell>
        </table:table-row>
        <table:table-row table:style-name="ro1">
          <table:table-cell office:value-type="float" office:value="0.11514458" calcext:value-type="float">
            <text:p>0.11514458</text:p>
          </table:table-cell>
          <table:table-cell office:value-type="float" office:value="8.684733" calcext:value-type="float">
            <text:p>8.684733</text:p>
          </table:table-cell>
          <table:table-cell table:formula="of:=[.C687]+[.A688]" office:value-type="float" office:value="79.671615609" calcext:value-type="float">
            <text:p>79.671615609</text:p>
          </table:table-cell>
        </table:table-row>
        <table:table-row table:style-name="ro1">
          <table:table-cell office:value-type="float" office:value="0.1154345" calcext:value-type="float">
            <text:p>0.1154345</text:p>
          </table:table-cell>
          <table:table-cell office:value-type="float" office:value="8.662922" calcext:value-type="float">
            <text:p>8.662922</text:p>
          </table:table-cell>
          <table:table-cell table:formula="of:=[.C688]+[.A689]" office:value-type="float" office:value="79.787050109" calcext:value-type="float">
            <text:p>79.787050109</text:p>
          </table:table-cell>
        </table:table-row>
        <table:table-row table:style-name="ro1">
          <table:table-cell office:value-type="float" office:value="0.11563287" calcext:value-type="float">
            <text:p>0.11563287</text:p>
          </table:table-cell>
          <table:table-cell office:value-type="float" office:value="8.64806" calcext:value-type="float">
            <text:p>8.64806</text:p>
          </table:table-cell>
          <table:table-cell table:formula="of:=[.C689]+[.A690]" office:value-type="float" office:value="79.902682979" calcext:value-type="float">
            <text:p>79.902682979</text:p>
          </table:table-cell>
        </table:table-row>
        <table:table-row table:style-name="ro1">
          <table:table-cell office:value-type="float" office:value="0.115571834" calcext:value-type="float">
            <text:p>0.115571834</text:p>
          </table:table-cell>
          <table:table-cell office:value-type="float" office:value="8.652627" calcext:value-type="float">
            <text:p>8.652627</text:p>
          </table:table-cell>
          <table:table-cell table:formula="of:=[.C690]+[.A691]" office:value-type="float" office:value="80.018254813" calcext:value-type="float">
            <text:p>80.018254813</text:p>
          </table:table-cell>
        </table:table-row>
        <table:table-row table:style-name="ro1">
          <table:table-cell office:value-type="float" office:value="0.11491569" calcext:value-type="float">
            <text:p>0.11491569</text:p>
          </table:table-cell>
          <table:table-cell office:value-type="float" office:value="8.702032" calcext:value-type="float">
            <text:p>8.702032</text:p>
          </table:table-cell>
          <table:table-cell table:formula="of:=[.C691]+[.A692]" office:value-type="float" office:value="80.133170503" calcext:value-type="float">
            <text:p>80.133170503</text:p>
          </table:table-cell>
        </table:table-row>
        <table:table-row table:style-name="ro1">
          <table:table-cell office:value-type="float" office:value="0.11444266" calcext:value-type="float">
            <text:p>0.11444266</text:p>
          </table:table-cell>
          <table:table-cell office:value-type="float" office:value="8.738" calcext:value-type="float">
            <text:p>8.738</text:p>
          </table:table-cell>
          <table:table-cell table:formula="of:=[.C692]+[.A693]" office:value-type="float" office:value="80.247613163" calcext:value-type="float">
            <text:p>80.247613163</text:p>
          </table:table-cell>
        </table:table-row>
        <table:table-row table:style-name="ro1">
          <table:table-cell office:value-type="float" office:value="0.11467155" calcext:value-type="float">
            <text:p>0.11467155</text:p>
          </table:table-cell>
          <table:table-cell office:value-type="float" office:value="8.720559" calcext:value-type="float">
            <text:p>8.720559</text:p>
          </table:table-cell>
          <table:table-cell table:formula="of:=[.C693]+[.A694]" office:value-type="float" office:value="80.362284713" calcext:value-type="float">
            <text:p>80.362284713</text:p>
          </table:table-cell>
        </table:table-row>
        <table:table-row table:style-name="ro1">
          <table:table-cell office:value-type="float" office:value="0.11471733" calcext:value-type="float">
            <text:p>0.11471733</text:p>
          </table:table-cell>
          <table:table-cell office:value-type="float" office:value="8.717079" calcext:value-type="float">
            <text:p>8.717079</text:p>
          </table:table-cell>
          <table:table-cell table:formula="of:=[.C694]+[.A695]" office:value-type="float" office:value="80.477002043" calcext:value-type="float">
            <text:p>80.477002043</text:p>
          </table:table-cell>
        </table:table-row>
        <table:table-row table:style-name="ro1">
          <table:table-cell office:value-type="float" office:value="0.11377127" calcext:value-type="float">
            <text:p>0.11377127</text:p>
          </table:table-cell>
          <table:table-cell office:value-type="float" office:value="8.789565" calcext:value-type="float">
            <text:p>8.789565</text:p>
          </table:table-cell>
          <table:table-cell table:formula="of:=[.C695]+[.A696]" office:value-type="float" office:value="80.590773313" calcext:value-type="float">
            <text:p>80.590773313</text:p>
          </table:table-cell>
        </table:table-row>
        <table:table-row table:style-name="ro1">
          <table:table-cell office:value-type="float" office:value="0.112840466" calcext:value-type="float">
            <text:p>0.112840466</text:p>
          </table:table-cell>
          <table:table-cell office:value-type="float" office:value="8.862069" calcext:value-type="float">
            <text:p>8.862069</text:p>
          </table:table-cell>
          <table:table-cell table:formula="of:=[.C696]+[.A697]" office:value-type="float" office:value="80.703613779" calcext:value-type="float">
            <text:p>80.703613779</text:p>
          </table:table-cell>
        </table:table-row>
        <table:table-row table:style-name="ro1">
          <table:table-cell office:value-type="float" office:value="0.113084614" calcext:value-type="float">
            <text:p>0.113084614</text:p>
          </table:table-cell>
          <table:table-cell office:value-type="float" office:value="8.842936" calcext:value-type="float">
            <text:p>8.842936</text:p>
          </table:table-cell>
          <table:table-cell table:formula="of:=[.C697]+[.A698]" office:value-type="float" office:value="80.816698393" calcext:value-type="float">
            <text:p>80.816698393</text:p>
          </table:table-cell>
        </table:table-row>
        <table:table-row table:style-name="ro1">
          <table:table-cell office:value-type="float" office:value="0.11340505" calcext:value-type="float">
            <text:p>0.11340505</text:p>
          </table:table-cell>
          <table:table-cell office:value-type="float" office:value="8.817949" calcext:value-type="float">
            <text:p>8.817949</text:p>
          </table:table-cell>
          <table:table-cell table:formula="of:=[.C698]+[.A699]" office:value-type="float" office:value="80.930103443" calcext:value-type="float">
            <text:p>80.930103443</text:p>
          </table:table-cell>
        </table:table-row>
        <table:table-row table:style-name="ro1">
          <table:table-cell office:value-type="float" office:value="0.11210804" calcext:value-type="float">
            <text:p>0.11210804</text:p>
          </table:table-cell>
          <table:table-cell office:value-type="float" office:value="8.919968" calcext:value-type="float">
            <text:p>8.919968</text:p>
          </table:table-cell>
          <table:table-cell table:formula="of:=[.C699]+[.A700]" office:value-type="float" office:value="81.042211483" calcext:value-type="float">
            <text:p>81.042211483</text:p>
          </table:table-cell>
        </table:table-row>
        <table:table-row table:style-name="ro1">
          <table:table-cell office:value-type="float" office:value="0.10937667" calcext:value-type="float">
            <text:p>0.10937667</text:p>
          </table:table-cell>
          <table:table-cell office:value-type="float" office:value="9.142717" calcext:value-type="float">
            <text:p>9.142717</text:p>
          </table:table-cell>
          <table:table-cell table:formula="of:=[.C700]+[.A701]" office:value-type="float" office:value="81.151588153" calcext:value-type="float">
            <text:p>81.151588153</text:p>
          </table:table-cell>
        </table:table-row>
        <table:table-row table:style-name="ro1">
          <table:table-cell office:value-type="float" office:value="0.10852216" calcext:value-type="float">
            <text:p>0.10852216</text:p>
          </table:table-cell>
          <table:table-cell office:value-type="float" office:value="9.214708" calcext:value-type="float">
            <text:p>9.214708</text:p>
          </table:table-cell>
          <table:table-cell table:formula="of:=[.C701]+[.A702]" office:value-type="float" office:value="81.260110313" calcext:value-type="float">
            <text:p>81.260110313</text:p>
          </table:table-cell>
        </table:table-row>
        <table:table-row table:style-name="ro1">
          <table:table-cell office:value-type="float" office:value="0.109102" calcext:value-type="float">
            <text:p>0.109102</text:p>
          </table:table-cell>
          <table:table-cell office:value-type="float" office:value="9.165734" calcext:value-type="float">
            <text:p>9.165734</text:p>
          </table:table-cell>
          <table:table-cell table:formula="of:=[.C702]+[.A703]" office:value-type="float" office:value="81.369212313" calcext:value-type="float">
            <text:p>81.369212313</text:p>
          </table:table-cell>
        </table:table-row>
        <table:table-row table:style-name="ro1">
          <table:table-cell office:value-type="float" office:value="0.10998703" calcext:value-type="float">
            <text:p>0.10998703</text:p>
          </table:table-cell>
          <table:table-cell office:value-type="float" office:value="9.091981" calcext:value-type="float">
            <text:p>9.091981</text:p>
          </table:table-cell>
          <table:table-cell table:formula="of:=[.C703]+[.A704]" office:value-type="float" office:value="81.479199343" calcext:value-type="float">
            <text:p>81.479199343</text:p>
          </table:table-cell>
        </table:table-row>
        <table:table-row table:style-name="ro1">
          <table:table-cell office:value-type="float" office:value="0.1104448" calcext:value-type="float">
            <text:p>0.1104448</text:p>
          </table:table-cell>
          <table:table-cell office:value-type="float" office:value="9.0542965" calcext:value-type="float">
            <text:p>9.0542965</text:p>
          </table:table-cell>
          <table:table-cell table:formula="of:=[.C704]+[.A705]" office:value-type="float" office:value="81.589644143" calcext:value-type="float">
            <text:p>81.589644143</text:p>
          </table:table-cell>
        </table:table-row>
        <table:table-row table:style-name="ro1">
          <table:table-cell office:value-type="float" office:value="0.110719465" calcext:value-type="float">
            <text:p>0.110719465</text:p>
          </table:table-cell>
          <table:table-cell office:value-type="float" office:value="9.031836" calcext:value-type="float">
            <text:p>9.031836</text:p>
          </table:table-cell>
          <table:table-cell table:formula="of:=[.C705]+[.A706]" office:value-type="float" office:value="81.700363608" calcext:value-type="float">
            <text:p>81.700363608</text:p>
          </table:table-cell>
        </table:table-row>
        <table:table-row table:style-name="ro1">
          <table:table-cell office:value-type="float" office:value="0.11114672" calcext:value-type="float">
            <text:p>0.11114672</text:p>
          </table:table-cell>
          <table:table-cell office:value-type="float" office:value="8.997117" calcext:value-type="float">
            <text:p>8.997117</text:p>
          </table:table-cell>
          <table:table-cell table:formula="of:=[.C706]+[.A707]" office:value-type="float" office:value="81.811510328" calcext:value-type="float">
            <text:p>81.811510328</text:p>
          </table:table-cell>
        </table:table-row>
        <table:table-row table:style-name="ro1">
          <table:table-cell office:value-type="float" office:value="0.111558706" calcext:value-type="float">
            <text:p>0.111558706</text:p>
          </table:table-cell>
          <table:table-cell office:value-type="float" office:value="8.96389" calcext:value-type="float">
            <text:p>8.96389</text:p>
          </table:table-cell>
          <table:table-cell table:formula="of:=[.C707]+[.A708]" office:value-type="float" office:value="81.923069034" calcext:value-type="float">
            <text:p>81.923069034</text:p>
          </table:table-cell>
        </table:table-row>
        <table:table-row table:style-name="ro1">
          <table:table-cell office:value-type="float" office:value="0.11216907" calcext:value-type="float">
            <text:p>0.11216907</text:p>
          </table:table-cell>
          <table:table-cell office:value-type="float" office:value="8.915113" calcext:value-type="float">
            <text:p>8.915113</text:p>
          </table:table-cell>
          <table:table-cell table:formula="of:=[.C708]+[.A709]" office:value-type="float" office:value="82.035238104" calcext:value-type="float">
            <text:p>82.035238104</text:p>
          </table:table-cell>
        </table:table-row>
        <table:table-row table:style-name="ro1">
          <table:table-cell office:value-type="float" office:value="0.1129015" calcext:value-type="float">
            <text:p>0.1129015</text:p>
          </table:table-cell>
          <table:table-cell office:value-type="float" office:value="8.857278" calcext:value-type="float">
            <text:p>8.857278</text:p>
          </table:table-cell>
          <table:table-cell table:formula="of:=[.C709]+[.A710]" office:value-type="float" office:value="82.148139604" calcext:value-type="float">
            <text:p>82.148139604</text:p>
          </table:table-cell>
        </table:table-row>
        <table:table-row table:style-name="ro1">
          <table:table-cell office:value-type="float" office:value="0.11360342" calcext:value-type="float">
            <text:p>0.11360342</text:p>
          </table:table-cell>
          <table:table-cell office:value-type="float" office:value="8.802551" calcext:value-type="float">
            <text:p>8.802551</text:p>
          </table:table-cell>
          <table:table-cell table:formula="of:=[.C710]+[.A711]" office:value-type="float" office:value="82.261743024" calcext:value-type="float">
            <text:p>82.261743024</text:p>
          </table:table-cell>
        </table:table-row>
        <table:table-row table:style-name="ro1">
          <table:table-cell office:value-type="float" office:value="0.114274815" calcext:value-type="float">
            <text:p>0.114274815</text:p>
          </table:table-cell>
          <table:table-cell office:value-type="float" office:value="8.750834" calcext:value-type="float">
            <text:p>8.750834</text:p>
          </table:table-cell>
          <table:table-cell table:formula="of:=[.C711]+[.A712]" office:value-type="float" office:value="82.376017839" calcext:value-type="float">
            <text:p>82.376017839</text:p>
          </table:table-cell>
        </table:table-row>
        <table:table-row table:style-name="ro1">
          <table:table-cell office:value-type="float" office:value="0.11497673" calcext:value-type="float">
            <text:p>0.11497673</text:p>
          </table:table-cell>
          <table:table-cell office:value-type="float" office:value="8.6974125" calcext:value-type="float">
            <text:p>8.6974125</text:p>
          </table:table-cell>
          <table:table-cell table:formula="of:=[.C712]+[.A713]" office:value-type="float" office:value="82.490994569" calcext:value-type="float">
            <text:p>82.490994569</text:p>
          </table:table-cell>
        </table:table-row>
        <table:table-row table:style-name="ro1">
          <table:table-cell office:value-type="float" office:value="0.11525139" calcext:value-type="float">
            <text:p>0.11525139</text:p>
          </table:table-cell>
          <table:table-cell office:value-type="float" office:value="8.676684" calcext:value-type="float">
            <text:p>8.676684</text:p>
          </table:table-cell>
          <table:table-cell table:formula="of:=[.C713]+[.A714]" office:value-type="float" office:value="82.606245959" calcext:value-type="float">
            <text:p>82.606245959</text:p>
          </table:table-cell>
        </table:table-row>
        <table:table-row table:style-name="ro1">
          <table:table-cell office:value-type="float" office:value="0.11459526" calcext:value-type="float">
            <text:p>0.11459526</text:p>
          </table:table-cell>
          <table:table-cell office:value-type="float" office:value="8.726365" calcext:value-type="float">
            <text:p>8.726365</text:p>
          </table:table-cell>
          <table:table-cell table:formula="of:=[.C714]+[.A715]" office:value-type="float" office:value="82.720841219" calcext:value-type="float">
            <text:p>82.720841219</text:p>
          </table:table-cell>
        </table:table-row>
        <table:table-row table:style-name="ro1">
          <table:table-cell office:value-type="float" office:value="0.1139086" calcext:value-type="float">
            <text:p>0.1139086</text:p>
          </table:table-cell>
          <table:table-cell office:value-type="float" office:value="8.778969" calcext:value-type="float">
            <text:p>8.778969</text:p>
          </table:table-cell>
          <table:table-cell table:formula="of:=[.C715]+[.A716]" office:value-type="float" office:value="82.834749819" calcext:value-type="float">
            <text:p>82.834749819</text:p>
          </table:table-cell>
        </table:table-row>
        <table:table-row table:style-name="ro1">
          <table:table-cell office:value-type="float" office:value="0.114152744" calcext:value-type="float">
            <text:p>0.114152744</text:p>
          </table:table-cell>
          <table:table-cell office:value-type="float" office:value="8.760192" calcext:value-type="float">
            <text:p>8.760192</text:p>
          </table:table-cell>
          <table:table-cell table:formula="of:=[.C716]+[.A717]" office:value-type="float" office:value="82.948902563" calcext:value-type="float">
            <text:p>82.948902563</text:p>
          </table:table-cell>
        </table:table-row>
        <table:table-row table:style-name="ro1">
          <table:table-cell office:value-type="float" office:value="0.1144274" calcext:value-type="float">
            <text:p>0.1144274</text:p>
          </table:table-cell>
          <table:table-cell office:value-type="float" office:value="8.739165" calcext:value-type="float">
            <text:p>8.739165</text:p>
          </table:table-cell>
          <table:table-cell table:formula="of:=[.C717]+[.A718]" office:value-type="float" office:value="83.063329963" calcext:value-type="float">
            <text:p>83.063329963</text:p>
          </table:table-cell>
        </table:table-row>
        <table:table-row table:style-name="ro1">
          <table:table-cell office:value-type="float" office:value="0.11303884" calcext:value-type="float">
            <text:p>0.11303884</text:p>
          </table:table-cell>
          <table:table-cell office:value-type="float" office:value="8.846517" calcext:value-type="float">
            <text:p>8.846517</text:p>
          </table:table-cell>
          <table:table-cell table:formula="of:=[.C718]+[.A719]" office:value-type="float" office:value="83.176368803" calcext:value-type="float">
            <text:p>83.176368803</text:p>
          </table:table-cell>
        </table:table-row>
        <table:table-row table:style-name="ro1">
          <table:table-cell office:value-type="float" office:value="0.11076524" calcext:value-type="float">
            <text:p>0.11076524</text:p>
          </table:table-cell>
          <table:table-cell office:value-type="float" office:value="9.028103" calcext:value-type="float">
            <text:p>9.028103</text:p>
          </table:table-cell>
          <table:table-cell table:formula="of:=[.C719]+[.A720]" office:value-type="float" office:value="83.287134043" calcext:value-type="float">
            <text:p>83.287134043</text:p>
          </table:table-cell>
        </table:table-row>
        <table:table-row table:style-name="ro1">
          <table:table-cell office:value-type="float" office:value="0.110368505" calcext:value-type="float">
            <text:p>0.110368505</text:p>
          </table:table-cell>
          <table:table-cell office:value-type="float" office:value="9.060555" calcext:value-type="float">
            <text:p>9.060555</text:p>
          </table:table-cell>
          <table:table-cell table:formula="of:=[.C720]+[.A721]" office:value-type="float" office:value="83.397502548" calcext:value-type="float">
            <text:p>83.397502548</text:p>
          </table:table-cell>
        </table:table-row>
        <table:table-row table:style-name="ro1">
          <table:table-cell office:value-type="float" office:value="0.110963605" calcext:value-type="float">
            <text:p>0.110963605</text:p>
          </table:table-cell>
          <table:table-cell office:value-type="float" office:value="9.011964" calcext:value-type="float">
            <text:p>9.011964</text:p>
          </table:table-cell>
          <table:table-cell table:formula="of:=[.C721]+[.A722]" office:value-type="float" office:value="83.508466153" calcext:value-type="float">
            <text:p>83.508466153</text:p>
          </table:table-cell>
        </table:table-row>
        <table:table-row table:style-name="ro1">
          <table:table-cell office:value-type="float" office:value="0.11094835" calcext:value-type="float">
            <text:p>0.11094835</text:p>
          </table:table-cell>
          <table:table-cell office:value-type="float" office:value="9.013204" calcext:value-type="float">
            <text:p>9.013204</text:p>
          </table:table-cell>
          <table:table-cell table:formula="of:=[.C722]+[.A723]" office:value-type="float" office:value="83.619414503" calcext:value-type="float">
            <text:p>83.619414503</text:p>
          </table:table-cell>
        </table:table-row>
        <table:table-row table:style-name="ro1">
          <table:table-cell office:value-type="float" office:value="0.109773405" calcext:value-type="float">
            <text:p>0.109773405</text:p>
          </table:table-cell>
          <table:table-cell office:value-type="float" office:value="9.109674" calcext:value-type="float">
            <text:p>9.109674</text:p>
          </table:table-cell>
          <table:table-cell table:formula="of:=[.C723]+[.A724]" office:value-type="float" office:value="83.729187908" calcext:value-type="float">
            <text:p>83.729187908</text:p>
          </table:table-cell>
        </table:table-row>
        <table:table-row table:style-name="ro1">
          <table:table-cell office:value-type="float" office:value="0.10890364" calcext:value-type="float">
            <text:p>0.10890364</text:p>
          </table:table-cell>
          <table:table-cell office:value-type="float" office:value="9.18243" calcext:value-type="float">
            <text:p>9.18243</text:p>
          </table:table-cell>
          <table:table-cell table:formula="of:=[.C724]+[.A725]" office:value-type="float" office:value="83.838091548" calcext:value-type="float">
            <text:p>83.838091548</text:p>
          </table:table-cell>
        </table:table-row>
        <table:table-row table:style-name="ro1">
          <table:table-cell office:value-type="float" office:value="0.109285116" calcext:value-type="float">
            <text:p>0.109285116</text:p>
          </table:table-cell>
          <table:table-cell office:value-type="float" office:value="9.150377" calcext:value-type="float">
            <text:p>9.150377</text:p>
          </table:table-cell>
          <table:table-cell table:formula="of:=[.C725]+[.A726]" office:value-type="float" office:value="83.947376664" calcext:value-type="float">
            <text:p>83.947376664</text:p>
          </table:table-cell>
        </table:table-row>
        <table:table-row table:style-name="ro1">
          <table:table-cell office:value-type="float" office:value="0.11004806" calcext:value-type="float">
            <text:p>0.11004806</text:p>
          </table:table-cell>
          <table:table-cell office:value-type="float" office:value="9.086939" calcext:value-type="float">
            <text:p>9.086939</text:p>
          </table:table-cell>
          <table:table-cell table:formula="of:=[.C726]+[.A727]" office:value-type="float" office:value="84.057424724" calcext:value-type="float">
            <text:p>84.057424724</text:p>
          </table:table-cell>
        </table:table-row>
        <table:table-row table:style-name="ro1">
          <table:table-cell office:value-type="float" office:value="0.11033799" calcext:value-type="float">
            <text:p>0.11033799</text:p>
          </table:table-cell>
          <table:table-cell office:value-type="float" office:value="9.063062" calcext:value-type="float">
            <text:p>9.063062</text:p>
          </table:table-cell>
          <table:table-cell table:formula="of:=[.C727]+[.A728]" office:value-type="float" office:value="84.167762714" calcext:value-type="float">
            <text:p>84.167762714</text:p>
          </table:table-cell>
        </table:table-row>
        <table:table-row table:style-name="ro1">
          <table:table-cell office:value-type="float" office:value="0.11058213" calcext:value-type="float">
            <text:p>0.11058213</text:p>
          </table:table-cell>
          <table:table-cell office:value-type="float" office:value="9.043052" calcext:value-type="float">
            <text:p>9.043052</text:p>
          </table:table-cell>
          <table:table-cell table:formula="of:=[.C728]+[.A729]" office:value-type="float" office:value="84.278344844" calcext:value-type="float">
            <text:p>84.278344844</text:p>
          </table:table-cell>
        </table:table-row>
        <table:table-row table:style-name="ro1">
          <table:table-cell office:value-type="float" office:value="0.11105516" calcext:value-type="float">
            <text:p>0.11105516</text:p>
          </table:table-cell>
          <table:table-cell office:value-type="float" office:value="9.004535" calcext:value-type="float">
            <text:p>9.004535</text:p>
          </table:table-cell>
          <table:table-cell table:formula="of:=[.C729]+[.A730]" office:value-type="float" office:value="84.389400004" calcext:value-type="float">
            <text:p>84.389400004</text:p>
          </table:table-cell>
        </table:table-row>
        <table:table-row table:style-name="ro1">
          <table:table-cell office:value-type="float" office:value="0.11183337" calcext:value-type="float">
            <text:p>0.11183337</text:p>
          </table:table-cell>
          <table:table-cell office:value-type="float" office:value="8.9418745" calcext:value-type="float">
            <text:p>8.9418745</text:p>
          </table:table-cell>
          <table:table-cell table:formula="of:=[.C730]+[.A731]" office:value-type="float" office:value="84.501233374" calcext:value-type="float">
            <text:p>84.501233374</text:p>
          </table:table-cell>
        </table:table-row>
        <table:table-row table:style-name="ro1">
          <table:table-cell office:value-type="float" office:value="0.1126421" calcext:value-type="float">
            <text:p>0.1126421</text:p>
          </table:table-cell>
          <table:table-cell office:value-type="float" office:value="8.877675" calcext:value-type="float">
            <text:p>8.877675</text:p>
          </table:table-cell>
          <table:table-cell table:formula="of:=[.C731]+[.A732]" office:value-type="float" office:value="84.613875474" calcext:value-type="float">
            <text:p>84.613875474</text:p>
          </table:table-cell>
        </table:table-row>
        <table:table-row table:style-name="ro1">
          <table:table-cell office:value-type="float" office:value="0.11343557" calcext:value-type="float">
            <text:p>0.11343557</text:p>
          </table:table-cell>
          <table:table-cell office:value-type="float" office:value="8.8155775" calcext:value-type="float">
            <text:p>8.8155775</text:p>
          </table:table-cell>
          <table:table-cell table:formula="of:=[.C732]+[.A733]" office:value-type="float" office:value="84.727311044" calcext:value-type="float">
            <text:p>84.727311044</text:p>
          </table:table-cell>
        </table:table-row>
        <table:table-row table:style-name="ro1">
          <table:table-cell office:value-type="float" office:value="0.1142443" calcext:value-type="float">
            <text:p>0.1142443</text:p>
          </table:table-cell>
          <table:table-cell office:value-type="float" office:value="8.753172" calcext:value-type="float">
            <text:p>8.753172</text:p>
          </table:table-cell>
          <table:table-cell table:formula="of:=[.C733]+[.A734]" office:value-type="float" office:value="84.841555344" calcext:value-type="float">
            <text:p>84.841555344</text:p>
          </table:table-cell>
        </table:table-row>
        <table:table-row table:style-name="ro1">
          <table:table-cell office:value-type="float" office:value="0.114854656" calcext:value-type="float">
            <text:p>0.114854656</text:p>
          </table:table-cell>
          <table:table-cell office:value-type="float" office:value="8.706656" calcext:value-type="float">
            <text:p>8.706656</text:p>
          </table:table-cell>
          <table:table-cell table:formula="of:=[.C734]+[.A735]" office:value-type="float" office:value="84.95641" calcext:value-type="float">
            <text:p>84.95641</text:p>
          </table:table-cell>
        </table:table-row>
        <table:table-row table:style-name="ro1">
          <table:table-cell office:value-type="float" office:value="0.11470207" calcext:value-type="float">
            <text:p>0.11470207</text:p>
          </table:table-cell>
          <table:table-cell office:value-type="float" office:value="8.718239" calcext:value-type="float">
            <text:p>8.718239</text:p>
          </table:table-cell>
          <table:table-cell table:formula="of:=[.C735]+[.A736]" office:value-type="float" office:value="85.07111207" calcext:value-type="float">
            <text:p>85.07111207</text:p>
          </table:table-cell>
        </table:table-row>
        <table:table-row table:style-name="ro1">
          <table:table-cell office:value-type="float" office:value="0.11407645" calcext:value-type="float">
            <text:p>0.11407645</text:p>
          </table:table-cell>
          <table:table-cell office:value-type="float" office:value="8.76605" calcext:value-type="float">
            <text:p>8.76605</text:p>
          </table:table-cell>
          <table:table-cell table:formula="of:=[.C736]+[.A737]" office:value-type="float" office:value="85.18518852" calcext:value-type="float">
            <text:p>85.18518852</text:p>
          </table:table-cell>
        </table:table-row>
        <table:table-row table:style-name="ro1">
          <table:table-cell office:value-type="float" office:value="0.114030674" calcext:value-type="float">
            <text:p>0.114030674</text:p>
          </table:table-cell>
          <table:table-cell office:value-type="float" office:value="8.769569" calcext:value-type="float">
            <text:p>8.769569</text:p>
          </table:table-cell>
          <table:table-cell table:formula="of:=[.C737]+[.A738]" office:value-type="float" office:value="85.299219194" calcext:value-type="float">
            <text:p>85.299219194</text:p>
          </table:table-cell>
        </table:table-row>
        <table:table-row table:style-name="ro1">
          <table:table-cell office:value-type="float" office:value="0.11406119" calcext:value-type="float">
            <text:p>0.11406119</text:p>
          </table:table-cell>
          <table:table-cell office:value-type="float" office:value="8.767223" calcext:value-type="float">
            <text:p>8.767223</text:p>
          </table:table-cell>
          <table:table-cell table:formula="of:=[.C738]+[.A739]" office:value-type="float" office:value="85.413280384" calcext:value-type="float">
            <text:p>85.413280384</text:p>
          </table:table-cell>
        </table:table-row>
        <table:table-row table:style-name="ro1">
          <table:table-cell office:value-type="float" office:value="0.11302357" calcext:value-type="float">
            <text:p>0.11302357</text:p>
          </table:table-cell>
          <table:table-cell office:value-type="float" office:value="8.8477125" calcext:value-type="float">
            <text:p>8.8477125</text:p>
          </table:table-cell>
          <table:table-cell table:formula="of:=[.C739]+[.A740]" office:value-type="float" office:value="85.526303954" calcext:value-type="float">
            <text:p>85.526303954</text:p>
          </table:table-cell>
        </table:table-row>
        <table:table-row table:style-name="ro1">
          <table:table-cell office:value-type="float" office:value="0.11163501" calcext:value-type="float">
            <text:p>0.11163501</text:p>
          </table:table-cell>
          <table:table-cell office:value-type="float" office:value="8.957764" calcext:value-type="float">
            <text:p>8.957764</text:p>
          </table:table-cell>
          <table:table-cell table:formula="of:=[.C740]+[.A741]" office:value-type="float" office:value="85.637938964" calcext:value-type="float">
            <text:p>85.637938964</text:p>
          </table:table-cell>
        </table:table-row>
        <table:table-row table:style-name="ro1">
          <table:table-cell office:value-type="float" office:value="0.11172656" calcext:value-type="float">
            <text:p>0.11172656</text:p>
          </table:table-cell>
          <table:table-cell office:value-type="float" office:value="8.950423" calcext:value-type="float">
            <text:p>8.950423</text:p>
          </table:table-cell>
          <table:table-cell table:formula="of:=[.C741]+[.A742]" office:value-type="float" office:value="85.749665524" calcext:value-type="float">
            <text:p>85.749665524</text:p>
          </table:table-cell>
        </table:table-row>
        <table:table-row table:style-name="ro1">
          <table:table-cell office:value-type="float" office:value="0.112123296" calcext:value-type="float">
            <text:p>0.112123296</text:p>
          </table:table-cell>
          <table:table-cell office:value-type="float" office:value="8.918754" calcext:value-type="float">
            <text:p>8.918754</text:p>
          </table:table-cell>
          <table:table-cell table:formula="of:=[.C742]+[.A743]" office:value-type="float" office:value="85.86178882" calcext:value-type="float">
            <text:p>85.86178882</text:p>
          </table:table-cell>
        </table:table-row>
        <table:table-row table:style-name="ro1">
          <table:table-cell office:value-type="float" office:value="0.1111162" calcext:value-type="float">
            <text:p>0.1111162</text:p>
          </table:table-cell>
          <table:table-cell office:value-type="float" office:value="8.999588" calcext:value-type="float">
            <text:p>8.999588</text:p>
          </table:table-cell>
          <table:table-cell table:formula="of:=[.C743]+[.A744]" office:value-type="float" office:value="85.97290502" calcext:value-type="float">
            <text:p>85.97290502</text:p>
          </table:table-cell>
        </table:table-row>
        <table:table-row table:style-name="ro1">
          <table:table-cell office:value-type="float" office:value="0.10936141" calcext:value-type="float">
            <text:p>0.10936141</text:p>
          </table:table-cell>
          <table:table-cell office:value-type="float" office:value="9.143993" calcext:value-type="float">
            <text:p>9.143993</text:p>
          </table:table-cell>
          <table:table-cell table:formula="of:=[.C744]+[.A745]" office:value-type="float" office:value="86.08226643" calcext:value-type="float">
            <text:p>86.08226643</text:p>
          </table:table-cell>
        </table:table-row>
        <table:table-row table:style-name="ro1">
          <table:table-cell office:value-type="float" office:value="0.10922408" calcext:value-type="float">
            <text:p>0.10922408</text:p>
          </table:table-cell>
          <table:table-cell office:value-type="float" office:value="9.15549" calcext:value-type="float">
            <text:p>9.15549</text:p>
          </table:table-cell>
          <table:table-cell table:formula="of:=[.C745]+[.A746]" office:value-type="float" office:value="86.19149051" calcext:value-type="float">
            <text:p>86.19149051</text:p>
          </table:table-cell>
        </table:table-row>
        <table:table-row table:style-name="ro1">
          <table:table-cell office:value-type="float" office:value="0.10986496" calcext:value-type="float">
            <text:p>0.10986496</text:p>
          </table:table-cell>
          <table:table-cell office:value-type="float" office:value="9.102083" calcext:value-type="float">
            <text:p>9.102083</text:p>
          </table:table-cell>
          <table:table-cell table:formula="of:=[.C746]+[.A747]" office:value-type="float" office:value="86.30135547" calcext:value-type="float">
            <text:p>86.30135547</text:p>
          </table:table-cell>
        </table:table-row>
        <table:table-row table:style-name="ro1">
          <table:table-cell office:value-type="float" office:value="0.11004806" calcext:value-type="float">
            <text:p>0.11004806</text:p>
          </table:table-cell>
          <table:table-cell office:value-type="float" office:value="9.086939" calcext:value-type="float">
            <text:p>9.086939</text:p>
          </table:table-cell>
          <table:table-cell table:formula="of:=[.C747]+[.A748]" office:value-type="float" office:value="86.41140353" calcext:value-type="float">
            <text:p>86.41140353</text:p>
          </table:table-cell>
        </table:table-row>
        <table:table-row table:style-name="ro1">
          <table:table-cell office:value-type="float" office:value="0.10972763" calcext:value-type="float">
            <text:p>0.10972763</text:p>
          </table:table-cell>
          <table:table-cell office:value-type="float" office:value="9.113475" calcext:value-type="float">
            <text:p>9.113475</text:p>
          </table:table-cell>
          <table:table-cell table:formula="of:=[.C748]+[.A749]" office:value-type="float" office:value="86.52113116" calcext:value-type="float">
            <text:p>86.52113116</text:p>
          </table:table-cell>
        </table:table-row>
        <table:table-row table:style-name="ro1">
          <table:table-cell office:value-type="float" office:value="0.10966659" calcext:value-type="float">
            <text:p>0.10966659</text:p>
          </table:table-cell>
          <table:table-cell office:value-type="float" office:value="9.1185465" calcext:value-type="float">
            <text:p>9.1185465</text:p>
          </table:table-cell>
          <table:table-cell table:formula="of:=[.C749]+[.A750]" office:value-type="float" office:value="86.63079775" calcext:value-type="float">
            <text:p>86.63079775</text:p>
          </table:table-cell>
        </table:table-row>
        <table:table-row table:style-name="ro1">
          <table:table-cell office:value-type="float" office:value="0.10981918" calcext:value-type="float">
            <text:p>0.10981918</text:p>
          </table:table-cell>
          <table:table-cell office:value-type="float" office:value="9.105877" calcext:value-type="float">
            <text:p>9.105877</text:p>
          </table:table-cell>
          <table:table-cell table:formula="of:=[.C750]+[.A751]" office:value-type="float" office:value="86.74061693" calcext:value-type="float">
            <text:p>86.74061693</text:p>
          </table:table-cell>
        </table:table-row>
        <table:table-row table:style-name="ro1">
          <table:table-cell office:value-type="float" office:value="0.1098497" calcext:value-type="float">
            <text:p>0.1098497</text:p>
          </table:table-cell>
          <table:table-cell office:value-type="float" office:value="9.103348" calcext:value-type="float">
            <text:p>9.103348</text:p>
          </table:table-cell>
          <table:table-cell table:formula="of:=[.C751]+[.A752]" office:value-type="float" office:value="86.85046663" calcext:value-type="float">
            <text:p>86.85046663</text:p>
          </table:table-cell>
        </table:table-row>
        <table:table-row table:style-name="ro1">
          <table:table-cell office:value-type="float" office:value="0.110017546" calcext:value-type="float">
            <text:p>0.110017546</text:p>
          </table:table-cell>
          <table:table-cell office:value-type="float" office:value="9.089459" calcext:value-type="float">
            <text:p>9.089459</text:p>
          </table:table-cell>
          <table:table-cell table:formula="of:=[.C752]+[.A753]" office:value-type="float" office:value="86.960484176" calcext:value-type="float">
            <text:p>86.960484176</text:p>
          </table:table-cell>
        </table:table-row>
        <table:table-row table:style-name="ro1">
          <table:table-cell office:value-type="float" office:value="0.10998703" calcext:value-type="float">
            <text:p>0.10998703</text:p>
          </table:table-cell>
          <table:table-cell office:value-type="float" office:value="9.091981" calcext:value-type="float">
            <text:p>9.091981</text:p>
          </table:table-cell>
          <table:table-cell table:formula="of:=[.C753]+[.A754]" office:value-type="float" office:value="87.070471206" calcext:value-type="float">
            <text:p>87.070471206</text:p>
          </table:table-cell>
        </table:table-row>
        <table:table-row table:style-name="ro1">
          <table:table-cell office:value-type="float" office:value="0.10957503" calcext:value-type="float">
            <text:p>0.10957503</text:p>
          </table:table-cell>
          <table:table-cell office:value-type="float" office:value="9.126166" calcext:value-type="float">
            <text:p>9.126166</text:p>
          </table:table-cell>
          <table:table-cell table:formula="of:=[.C754]+[.A755]" office:value-type="float" office:value="87.180046236" calcext:value-type="float">
            <text:p>87.180046236</text:p>
          </table:table-cell>
        </table:table-row>
        <table:table-row table:style-name="ro1">
          <table:table-cell office:value-type="float" office:value="0.10952926" calcext:value-type="float">
            <text:p>0.10952926</text:p>
          </table:table-cell>
          <table:table-cell office:value-type="float" office:value="9.129981" calcext:value-type="float">
            <text:p>9.129981</text:p>
          </table:table-cell>
          <table:table-cell table:formula="of:=[.C755]+[.A756]" office:value-type="float" office:value="87.289575496" calcext:value-type="float">
            <text:p>87.289575496</text:p>
          </table:table-cell>
        </table:table-row>
        <table:table-row table:style-name="ro1">
          <table:table-cell office:value-type="float" office:value="0.109910734" calcext:value-type="float">
            <text:p>0.109910734</text:p>
          </table:table-cell>
          <table:table-cell office:value-type="float" office:value="9.098292" calcext:value-type="float">
            <text:p>9.098292</text:p>
          </table:table-cell>
          <table:table-cell table:formula="of:=[.C756]+[.A757]" office:value-type="float" office:value="87.39948623" calcext:value-type="float">
            <text:p>87.39948623</text:p>
          </table:table-cell>
        </table:table-row>
        <table:table-row table:style-name="ro1">
          <table:table-cell office:value-type="float" office:value="0.11029221" calcext:value-type="float">
            <text:p>0.11029221</text:p>
          </table:table-cell>
          <table:table-cell office:value-type="float" office:value="9.066823" calcext:value-type="float">
            <text:p>9.066823</text:p>
          </table:table-cell>
          <table:table-cell table:formula="of:=[.C757]+[.A758]" office:value-type="float" office:value="87.5097784399999" calcext:value-type="float">
            <text:p>87.5097784399999</text:p>
          </table:table-cell>
        </table:table-row>
        <table:table-row table:style-name="ro1">
          <table:table-cell office:value-type="float" office:value="0.11062791" calcext:value-type="float">
            <text:p>0.11062791</text:p>
          </table:table-cell>
          <table:table-cell office:value-type="float" office:value="9.03931" calcext:value-type="float">
            <text:p>9.03931</text:p>
          </table:table-cell>
          <table:table-cell table:formula="of:=[.C758]+[.A759]" office:value-type="float" office:value="87.6204063499999" calcext:value-type="float">
            <text:p>87.6204063499999</text:p>
          </table:table-cell>
        </table:table-row>
        <table:table-row table:style-name="ro1">
          <table:table-cell office:value-type="float" office:value="0.11105516" calcext:value-type="float">
            <text:p>0.11105516</text:p>
          </table:table-cell>
          <table:table-cell office:value-type="float" office:value="9.004535" calcext:value-type="float">
            <text:p>9.004535</text:p>
          </table:table-cell>
          <table:table-cell table:formula="of:=[.C759]+[.A760]" office:value-type="float" office:value="87.73146151" calcext:value-type="float">
            <text:p>87.73146151</text:p>
          </table:table-cell>
        </table:table-row>
        <table:table-row table:style-name="ro1">
          <table:table-cell office:value-type="float" office:value="0.11148241" calcext:value-type="float">
            <text:p>0.11148241</text:p>
          </table:table-cell>
          <table:table-cell office:value-type="float" office:value="8.970025" calcext:value-type="float">
            <text:p>8.970025</text:p>
          </table:table-cell>
          <table:table-cell table:formula="of:=[.C760]+[.A761]" office:value-type="float" office:value="87.84294392" calcext:value-type="float">
            <text:p>87.84294392</text:p>
          </table:table-cell>
        </table:table-row>
        <table:table-row table:style-name="ro1">
          <table:table-cell office:value-type="float" office:value="0.112031735" calcext:value-type="float">
            <text:p>0.112031735</text:p>
          </table:table-cell>
          <table:table-cell office:value-type="float" office:value="8.926042" calcext:value-type="float">
            <text:p>8.926042</text:p>
          </table:table-cell>
          <table:table-cell table:formula="of:=[.C761]+[.A762]" office:value-type="float" office:value="87.954975655" calcext:value-type="float">
            <text:p>87.954975655</text:p>
          </table:table-cell>
        </table:table-row>
        <table:table-row table:style-name="ro1">
          <table:table-cell office:value-type="float" office:value="0.11245899" calcext:value-type="float">
            <text:p>0.11245899</text:p>
          </table:table-cell>
          <table:table-cell office:value-type="float" office:value="8.892131" calcext:value-type="float">
            <text:p>8.892131</text:p>
          </table:table-cell>
          <table:table-cell table:formula="of:=[.C762]+[.A763]" office:value-type="float" office:value="88.067434645" calcext:value-type="float">
            <text:p>88.067434645</text:p>
          </table:table-cell>
        </table:table-row>
        <table:table-row table:style-name="ro1">
          <table:table-cell office:value-type="float" office:value="0.11280995" calcext:value-type="float">
            <text:p>0.11280995</text:p>
          </table:table-cell>
          <table:table-cell office:value-type="float" office:value="8.864467" calcext:value-type="float">
            <text:p>8.864467</text:p>
          </table:table-cell>
          <table:table-cell table:formula="of:=[.C763]+[.A764]" office:value-type="float" office:value="88.180244595" calcext:value-type="float">
            <text:p>88.180244595</text:p>
          </table:table-cell>
        </table:table-row>
        <table:table-row table:style-name="ro1">
          <table:table-cell office:value-type="float" office:value="0.11309987" calcext:value-type="float">
            <text:p>0.11309987</text:p>
          </table:table-cell>
          <table:table-cell office:value-type="float" office:value="8.8417425" calcext:value-type="float">
            <text:p>8.8417425</text:p>
          </table:table-cell>
          <table:table-cell table:formula="of:=[.C764]+[.A765]" office:value-type="float" office:value="88.293344465" calcext:value-type="float">
            <text:p>88.293344465</text:p>
          </table:table-cell>
        </table:table-row>
        <table:table-row table:style-name="ro1">
          <table:table-cell office:value-type="float" office:value="0.11338979" calcext:value-type="float">
            <text:p>0.11338979</text:p>
          </table:table-cell>
          <table:table-cell office:value-type="float" office:value="8.819137" calcext:value-type="float">
            <text:p>8.819137</text:p>
          </table:table-cell>
          <table:table-cell table:formula="of:=[.C765]+[.A766]" office:value-type="float" office:value="88.406734255" calcext:value-type="float">
            <text:p>88.406734255</text:p>
          </table:table-cell>
        </table:table-row>
        <table:table-row table:style-name="ro1">
          <table:table-cell office:value-type="float" office:value="0.11400015" calcext:value-type="float">
            <text:p>0.11400015</text:p>
          </table:table-cell>
          <table:table-cell office:value-type="float" office:value="8.771918" calcext:value-type="float">
            <text:p>8.771918</text:p>
          </table:table-cell>
          <table:table-cell table:formula="of:=[.C766]+[.A767]" office:value-type="float" office:value="88.5207344049999" calcext:value-type="float">
            <text:p>88.5207344049999</text:p>
          </table:table-cell>
        </table:table-row>
        <table:table-row table:style-name="ro1">
          <table:table-cell office:value-type="float" office:value="0.11454948" calcext:value-type="float">
            <text:p>0.11454948</text:p>
          </table:table-cell>
          <table:table-cell office:value-type="float" office:value="8.729852" calcext:value-type="float">
            <text:p>8.729852</text:p>
          </table:table-cell>
          <table:table-cell table:formula="of:=[.C767]+[.A768]" office:value-type="float" office:value="88.6352838849999" calcext:value-type="float">
            <text:p>88.6352838849999</text:p>
          </table:table-cell>
        </table:table-row>
        <table:table-row table:style-name="ro1">
          <table:table-cell office:value-type="float" office:value="0.11500725" calcext:value-type="float">
            <text:p>0.11500725</text:p>
          </table:table-cell>
          <table:table-cell office:value-type="float" office:value="8.695104" calcext:value-type="float">
            <text:p>8.695104</text:p>
          </table:table-cell>
          <table:table-cell table:formula="of:=[.C768]+[.A769]" office:value-type="float" office:value="88.750291135" calcext:value-type="float">
            <text:p>88.750291135</text:p>
          </table:table-cell>
        </table:table-row>
        <table:table-row table:style-name="ro1">
          <table:table-cell office:value-type="float" office:value="0.11540398" calcext:value-type="float">
            <text:p>0.11540398</text:p>
          </table:table-cell>
          <table:table-cell office:value-type="float" office:value="8.665213" calcext:value-type="float">
            <text:p>8.665213</text:p>
          </table:table-cell>
          <table:table-cell table:formula="of:=[.C769]+[.A770]" office:value-type="float" office:value="88.8656951149999" calcext:value-type="float">
            <text:p>88.8656951149999</text:p>
          </table:table-cell>
        </table:table-row>
        <table:table-row table:style-name="ro1">
          <table:table-cell office:value-type="float" office:value="0.11552606" calcext:value-type="float">
            <text:p>0.11552606</text:p>
          </table:table-cell>
          <table:table-cell office:value-type="float" office:value="8.656055" calcext:value-type="float">
            <text:p>8.656055</text:p>
          </table:table-cell>
          <table:table-cell table:formula="of:=[.C770]+[.A771]" office:value-type="float" office:value="88.9812211749999" calcext:value-type="float">
            <text:p>88.9812211749999</text:p>
          </table:table-cell>
        </table:table-row>
        <table:table-row table:style-name="ro1">
          <table:table-cell office:value-type="float" office:value="0.11554132" calcext:value-type="float">
            <text:p>0.11554132</text:p>
          </table:table-cell>
          <table:table-cell office:value-type="float" office:value="8.654912" calcext:value-type="float">
            <text:p>8.654912</text:p>
          </table:table-cell>
          <table:table-cell table:formula="of:=[.C771]+[.A772]" office:value-type="float" office:value="89.0967624949999" calcext:value-type="float">
            <text:p>89.0967624949999</text:p>
          </table:table-cell>
        </table:table-row>
        <table:table-row table:style-name="ro1">
          <table:table-cell office:value-type="float" office:value="0.11564813" calcext:value-type="float">
            <text:p>0.11564813</text:p>
          </table:table-cell>
          <table:table-cell office:value-type="float" office:value="8.646919" calcext:value-type="float">
            <text:p>8.646919</text:p>
          </table:table-cell>
          <table:table-cell table:formula="of:=[.C772]+[.A773]" office:value-type="float" office:value="89.2124106249999" calcext:value-type="float">
            <text:p>89.2124106249999</text:p>
          </table:table-cell>
        </table:table-row>
        <table:table-row table:style-name="ro1">
          <table:table-cell office:value-type="float" office:value="0.11573968" calcext:value-type="float">
            <text:p>0.11573968</text:p>
          </table:table-cell>
          <table:table-cell office:value-type="float" office:value="8.640079" calcext:value-type="float">
            <text:p>8.640079</text:p>
          </table:table-cell>
          <table:table-cell table:formula="of:=[.C773]+[.A774]" office:value-type="float" office:value="89.3281503049999" calcext:value-type="float">
            <text:p>89.3281503049999</text:p>
          </table:table-cell>
        </table:table-row>
        <table:table-row table:style-name="ro1">
          <table:table-cell office:value-type="float" office:value="0.115465015" calcext:value-type="float">
            <text:p>0.115465015</text:p>
          </table:table-cell>
          <table:table-cell office:value-type="float" office:value="8.660632" calcext:value-type="float">
            <text:p>8.660632</text:p>
          </table:table-cell>
          <table:table-cell table:formula="of:=[.C774]+[.A775]" office:value-type="float" office:value="89.4436153199999" calcext:value-type="float">
            <text:p>89.4436153199999</text:p>
          </table:table-cell>
        </table:table-row>
        <table:table-row table:style-name="ro1">
          <table:table-cell office:value-type="float" office:value="0.11502251" calcext:value-type="float">
            <text:p>0.11502251</text:p>
          </table:table-cell>
          <table:table-cell office:value-type="float" office:value="8.693951" calcext:value-type="float">
            <text:p>8.693951</text:p>
          </table:table-cell>
          <table:table-cell table:formula="of:=[.C775]+[.A776]" office:value-type="float" office:value="89.5586378299999" calcext:value-type="float">
            <text:p>89.5586378299999</text:p>
          </table:table-cell>
        </table:table-row>
        <table:table-row table:style-name="ro1">
          <table:table-cell office:value-type="float" office:value="0.11506829" calcext:value-type="float">
            <text:p>0.11506829</text:p>
          </table:table-cell>
          <table:table-cell office:value-type="float" office:value="8.690492" calcext:value-type="float">
            <text:p>8.690492</text:p>
          </table:table-cell>
          <table:table-cell table:formula="of:=[.C776]+[.A777]" office:value-type="float" office:value="89.6737061199999" calcext:value-type="float">
            <text:p>89.6737061199999</text:p>
          </table:table-cell>
        </table:table-row>
        <table:table-row table:style-name="ro1">
          <table:table-cell office:value-type="float" office:value="0.11477836" calcext:value-type="float">
            <text:p>0.11477836</text:p>
          </table:table-cell>
          <table:table-cell office:value-type="float" office:value="8.712443" calcext:value-type="float">
            <text:p>8.712443</text:p>
          </table:table-cell>
          <table:table-cell table:formula="of:=[.C777]+[.A778]" office:value-type="float" office:value="89.7884844799999" calcext:value-type="float">
            <text:p>89.7884844799999</text:p>
          </table:table-cell>
        </table:table-row>
        <table:table-row table:style-name="ro1">
          <table:table-cell office:value-type="float" office:value="0.11396963" calcext:value-type="float">
            <text:p>0.11396963</text:p>
          </table:table-cell>
          <table:table-cell office:value-type="float" office:value="8.774267" calcext:value-type="float">
            <text:p>8.774267</text:p>
          </table:table-cell>
          <table:table-cell table:formula="of:=[.C778]+[.A779]" office:value-type="float" office:value="89.9024541099999" calcext:value-type="float">
            <text:p>89.9024541099999</text:p>
          </table:table-cell>
        </table:table-row>
        <table:table-row table:style-name="ro1">
          <table:table-cell office:value-type="float" office:value="0.11374075" calcext:value-type="float">
            <text:p>0.11374075</text:p>
          </table:table-cell>
          <table:table-cell office:value-type="float" office:value="8.7919235" calcext:value-type="float">
            <text:p>8.7919235</text:p>
          </table:table-cell>
          <table:table-cell table:formula="of:=[.C779]+[.A780]" office:value-type="float" office:value="90.0161948599999" calcext:value-type="float">
            <text:p>90.0161948599999</text:p>
          </table:table-cell>
        </table:table-row>
        <table:table-row table:style-name="ro1">
          <table:table-cell office:value-type="float" office:value="0.114168" calcext:value-type="float">
            <text:p>0.114168</text:p>
          </table:table-cell>
          <table:table-cell office:value-type="float" office:value="8.759021" calcext:value-type="float">
            <text:p>8.759021</text:p>
          </table:table-cell>
          <table:table-cell table:formula="of:=[.C780]+[.A781]" office:value-type="float" office:value="90.13036286" calcext:value-type="float">
            <text:p>90.13036286</text:p>
          </table:table-cell>
        </table:table-row>
        <table:table-row table:style-name="ro1">
          <table:table-cell office:value-type="float" office:value="0.11412223" calcext:value-type="float">
            <text:p>0.11412223</text:p>
          </table:table-cell>
          <table:table-cell office:value-type="float" office:value="8.762534" calcext:value-type="float">
            <text:p>8.762534</text:p>
          </table:table-cell>
          <table:table-cell table:formula="of:=[.C781]+[.A782]" office:value-type="float" office:value="90.24448509" calcext:value-type="float">
            <text:p>90.24448509</text:p>
          </table:table-cell>
        </table:table-row>
        <table:table-row table:style-name="ro1">
          <table:table-cell office:value-type="float" office:value="0.112977795" calcext:value-type="float">
            <text:p>0.112977795</text:p>
          </table:table-cell>
          <table:table-cell office:value-type="float" office:value="8.851297" calcext:value-type="float">
            <text:p>8.851297</text:p>
          </table:table-cell>
          <table:table-cell table:formula="of:=[.C782]+[.A783]" office:value-type="float" office:value="90.357462885" calcext:value-type="float">
            <text:p>90.357462885</text:p>
          </table:table-cell>
        </table:table-row>
        <table:table-row table:style-name="ro1">
          <table:table-cell office:value-type="float" office:value="0.11232166" calcext:value-type="float">
            <text:p>0.11232166</text:p>
          </table:table-cell>
          <table:table-cell office:value-type="float" office:value="8.903003" calcext:value-type="float">
            <text:p>8.903003</text:p>
          </table:table-cell>
          <table:table-cell table:formula="of:=[.C783]+[.A784]" office:value-type="float" office:value="90.469784545" calcext:value-type="float">
            <text:p>90.469784545</text:p>
          </table:table-cell>
        </table:table-row>
        <table:table-row table:style-name="ro1">
          <table:table-cell office:value-type="float" office:value="0.112855725" calcext:value-type="float">
            <text:p>0.112855725</text:p>
          </table:table-cell>
          <table:table-cell office:value-type="float" office:value="8.860871" calcext:value-type="float">
            <text:p>8.860871</text:p>
          </table:table-cell>
          <table:table-cell table:formula="of:=[.C784]+[.A785]" office:value-type="float" office:value="90.58264027" calcext:value-type="float">
            <text:p>90.58264027</text:p>
          </table:table-cell>
        </table:table-row>
        <table:table-row table:style-name="ro1">
          <table:table-cell office:value-type="float" office:value="0.11337453" calcext:value-type="float">
            <text:p>0.11337453</text:p>
          </table:table-cell>
          <table:table-cell office:value-type="float" office:value="8.820323" calcext:value-type="float">
            <text:p>8.820323</text:p>
          </table:table-cell>
          <table:table-cell table:formula="of:=[.C785]+[.A786]" office:value-type="float" office:value="90.6960148" calcext:value-type="float">
            <text:p>90.6960148</text:p>
          </table:table-cell>
        </table:table-row>
        <table:table-row table:style-name="ro1">
          <table:table-cell office:value-type="float" office:value="0.11236744" calcext:value-type="float">
            <text:p>0.11236744</text:p>
          </table:table-cell>
          <table:table-cell office:value-type="float" office:value="8.899376" calcext:value-type="float">
            <text:p>8.899376</text:p>
          </table:table-cell>
          <table:table-cell table:formula="of:=[.C786]+[.A787]" office:value-type="float" office:value="90.80838224" calcext:value-type="float">
            <text:p>90.80838224</text:p>
          </table:table-cell>
        </table:table-row>
        <table:table-row table:style-name="ro1">
          <table:table-cell office:value-type="float" office:value="0.11064317" calcext:value-type="float">
            <text:p>0.11064317</text:p>
          </table:table-cell>
          <table:table-cell office:value-type="float" office:value="9.038064" calcext:value-type="float">
            <text:p>9.038064</text:p>
          </table:table-cell>
          <table:table-cell table:formula="of:=[.C787]+[.A788]" office:value-type="float" office:value="90.91902541" calcext:value-type="float">
            <text:p>90.91902541</text:p>
          </table:table-cell>
        </table:table-row>
        <table:table-row table:style-name="ro1">
          <table:table-cell office:value-type="float" office:value="0.110505834" calcext:value-type="float">
            <text:p>0.110505834</text:p>
          </table:table-cell>
          <table:table-cell office:value-type="float" office:value="9.049295" calcext:value-type="float">
            <text:p>9.049295</text:p>
          </table:table-cell>
          <table:table-cell table:formula="of:=[.C788]+[.A789]" office:value-type="float" office:value="91.029531244" calcext:value-type="float">
            <text:p>91.029531244</text:p>
          </table:table-cell>
        </table:table-row>
        <table:table-row table:style-name="ro1">
          <table:table-cell office:value-type="float" office:value="0.111177236" calcext:value-type="float">
            <text:p>0.111177236</text:p>
          </table:table-cell>
          <table:table-cell office:value-type="float" office:value="8.994647" calcext:value-type="float">
            <text:p>8.994647</text:p>
          </table:table-cell>
          <table:table-cell table:formula="of:=[.C789]+[.A790]" office:value-type="float" office:value="91.14070848" calcext:value-type="float">
            <text:p>91.14070848</text:p>
          </table:table-cell>
        </table:table-row>
        <table:table-row table:style-name="ro1">
          <table:table-cell office:value-type="float" office:value="0.111192495" calcext:value-type="float">
            <text:p>0.111192495</text:p>
          </table:table-cell>
          <table:table-cell office:value-type="float" office:value="8.993413" calcext:value-type="float">
            <text:p>8.993413</text:p>
          </table:table-cell>
          <table:table-cell table:formula="of:=[.C790]+[.A791]" office:value-type="float" office:value="91.251900975" calcext:value-type="float">
            <text:p>91.251900975</text:p>
          </table:table-cell>
        </table:table-row>
        <table:table-row table:style-name="ro1">
          <table:table-cell office:value-type="float" office:value="0.11020066" calcext:value-type="float">
            <text:p>0.11020066</text:p>
          </table:table-cell>
          <table:table-cell office:value-type="float" office:value="9.074355" calcext:value-type="float">
            <text:p>9.074355</text:p>
          </table:table-cell>
          <table:table-cell table:formula="of:=[.C791]+[.A792]" office:value-type="float" office:value="91.362101635" calcext:value-type="float">
            <text:p>91.362101635</text:p>
          </table:table-cell>
        </table:table-row>
        <table:table-row table:style-name="ro1">
          <table:table-cell office:value-type="float" office:value="0.10957503" calcext:value-type="float">
            <text:p>0.10957503</text:p>
          </table:table-cell>
          <table:table-cell office:value-type="float" office:value="9.126166" calcext:value-type="float">
            <text:p>9.126166</text:p>
          </table:table-cell>
          <table:table-cell table:formula="of:=[.C792]+[.A793]" office:value-type="float" office:value="91.471676665" calcext:value-type="float">
            <text:p>91.471676665</text:p>
          </table:table-cell>
        </table:table-row>
        <table:table-row table:style-name="ro1">
          <table:table-cell office:value-type="float" office:value="0.10986496" calcext:value-type="float">
            <text:p>0.10986496</text:p>
          </table:table-cell>
          <table:table-cell office:value-type="float" office:value="9.102083" calcext:value-type="float">
            <text:p>9.102083</text:p>
          </table:table-cell>
          <table:table-cell table:formula="of:=[.C793]+[.A794]" office:value-type="float" office:value="91.581541625" calcext:value-type="float">
            <text:p>91.581541625</text:p>
          </table:table-cell>
        </table:table-row>
        <table:table-row table:style-name="ro1">
          <table:table-cell office:value-type="float" office:value="0.11009384" calcext:value-type="float">
            <text:p>0.11009384</text:p>
          </table:table-cell>
          <table:table-cell office:value-type="float" office:value="9.08316" calcext:value-type="float">
            <text:p>9.08316</text:p>
          </table:table-cell>
          <table:table-cell table:formula="of:=[.C794]+[.A795]" office:value-type="float" office:value="91.691635465" calcext:value-type="float">
            <text:p>91.691635465</text:p>
          </table:table-cell>
        </table:table-row>
        <table:table-row table:style-name="ro1">
          <table:table-cell office:value-type="float" office:value="0.10960555" calcext:value-type="float">
            <text:p>0.10960555</text:p>
          </table:table-cell>
          <table:table-cell office:value-type="float" office:value="9.123626" calcext:value-type="float">
            <text:p>9.123626</text:p>
          </table:table-cell>
          <table:table-cell table:formula="of:=[.C795]+[.A796]" office:value-type="float" office:value="91.801241015" calcext:value-type="float">
            <text:p>91.801241015</text:p>
          </table:table-cell>
        </table:table-row>
        <table:table-row table:style-name="ro1">
          <table:table-cell office:value-type="float" office:value="0.109422445" calcext:value-type="float">
            <text:p>0.109422445</text:p>
          </table:table-cell>
          <table:table-cell office:value-type="float" office:value="9.138893" calcext:value-type="float">
            <text:p>9.138893</text:p>
          </table:table-cell>
          <table:table-cell table:formula="of:=[.C796]+[.A797]" office:value-type="float" office:value="91.91066346" calcext:value-type="float">
            <text:p>91.91066346</text:p>
          </table:table-cell>
        </table:table-row>
        <table:table-row table:style-name="ro1">
          <table:table-cell office:value-type="float" office:value="0.10978866" calcext:value-type="float">
            <text:p>0.10978866</text:p>
          </table:table-cell>
          <table:table-cell office:value-type="float" office:value="9.108408" calcext:value-type="float">
            <text:p>9.108408</text:p>
          </table:table-cell>
          <table:table-cell table:formula="of:=[.C797]+[.A798]" office:value-type="float" office:value="92.02045212" calcext:value-type="float">
            <text:p>92.02045212</text:p>
          </table:table-cell>
        </table:table-row>
        <table:table-row table:style-name="ro1">
          <table:table-cell office:value-type="float" office:value="0.11015488" calcext:value-type="float">
            <text:p>0.11015488</text:p>
          </table:table-cell>
          <table:table-cell office:value-type="float" office:value="9.078127" calcext:value-type="float">
            <text:p>9.078127</text:p>
          </table:table-cell>
          <table:table-cell table:formula="of:=[.C798]+[.A799]" office:value-type="float" office:value="92.130607" calcext:value-type="float">
            <text:p>92.130607</text:p>
          </table:table-cell>
        </table:table-row>
        <table:table-row table:style-name="ro1">
          <table:table-cell office:value-type="float" office:value="0.11073472" calcext:value-type="float">
            <text:p>0.11073472</text:p>
          </table:table-cell>
          <table:table-cell office:value-type="float" office:value="9.030591" calcext:value-type="float">
            <text:p>9.030591</text:p>
          </table:table-cell>
          <table:table-cell table:formula="of:=[.C799]+[.A800]" office:value-type="float" office:value="92.24134172" calcext:value-type="float">
            <text:p>92.24134172</text:p>
          </table:table-cell>
        </table:table-row>
        <table:table-row table:style-name="ro1">
          <table:table-cell office:value-type="float" office:value="0.11140612" calcext:value-type="float">
            <text:p>0.11140612</text:p>
          </table:table-cell>
          <table:table-cell office:value-type="float" office:value="8.976168" calcext:value-type="float">
            <text:p>8.976168</text:p>
          </table:table-cell>
          <table:table-cell table:formula="of:=[.C800]+[.A801]" office:value-type="float" office:value="92.35274784" calcext:value-type="float">
            <text:p>92.35274784</text:p>
          </table:table-cell>
        </table:table-row>
        <table:table-row table:style-name="ro1">
          <table:table-cell office:value-type="float" office:value="0.11218433" calcext:value-type="float">
            <text:p>0.11218433</text:p>
          </table:table-cell>
          <table:table-cell office:value-type="float" office:value="8.913901" calcext:value-type="float">
            <text:p>8.913901</text:p>
          </table:table-cell>
          <table:table-cell table:formula="of:=[.C801]+[.A802]" office:value-type="float" office:value="92.46493217" calcext:value-type="float">
            <text:p>92.46493217</text:p>
          </table:table-cell>
        </table:table-row>
        <table:table-row table:style-name="ro1">
          <table:table-cell office:value-type="float" office:value="0.11293202" calcext:value-type="float">
            <text:p>0.11293202</text:p>
          </table:table-cell>
          <table:table-cell office:value-type="float" office:value="8.854885" calcext:value-type="float">
            <text:p>8.854885</text:p>
          </table:table-cell>
          <table:table-cell table:formula="of:=[.C802]+[.A803]" office:value-type="float" office:value="92.57786419" calcext:value-type="float">
            <text:p>92.57786419</text:p>
          </table:table-cell>
        </table:table-row>
        <table:table-row table:style-name="ro1">
          <table:table-cell office:value-type="float" office:value="0.113557644" calcext:value-type="float">
            <text:p>0.113557644</text:p>
          </table:table-cell>
          <table:table-cell office:value-type="float" office:value="8.8061" calcext:value-type="float">
            <text:p>8.8061</text:p>
          </table:table-cell>
          <table:table-cell table:formula="of:=[.C803]+[.A804]" office:value-type="float" office:value="92.691421834" calcext:value-type="float">
            <text:p>92.691421834</text:p>
          </table:table-cell>
        </table:table-row>
        <table:table-row table:style-name="ro1">
          <table:table-cell office:value-type="float" office:value="0.11421378" calcext:value-type="float">
            <text:p>0.11421378</text:p>
          </table:table-cell>
          <table:table-cell office:value-type="float" office:value="8.75551" calcext:value-type="float">
            <text:p>8.75551</text:p>
          </table:table-cell>
          <table:table-cell table:formula="of:=[.C804]+[.A805]" office:value-type="float" office:value="92.805635614" calcext:value-type="float">
            <text:p>92.805635614</text:p>
          </table:table-cell>
        </table:table-row>
        <table:table-row table:style-name="ro1">
          <table:table-cell office:value-type="float" office:value="0.11496147" calcext:value-type="float">
            <text:p>0.11496147</text:p>
          </table:table-cell>
          <table:table-cell office:value-type="float" office:value="8.698567" calcext:value-type="float">
            <text:p>8.698567</text:p>
          </table:table-cell>
          <table:table-cell table:formula="of:=[.C805]+[.A806]" office:value-type="float" office:value="92.920597084" calcext:value-type="float">
            <text:p>92.920597084</text:p>
          </table:table-cell>
        </table:table-row>
        <table:table-row table:style-name="ro1">
          <table:table-cell office:value-type="float" office:value="0.11528191" calcext:value-type="float">
            <text:p>0.11528191</text:p>
          </table:table-cell>
          <table:table-cell office:value-type="float" office:value="8.674388" calcext:value-type="float">
            <text:p>8.674388</text:p>
          </table:table-cell>
          <table:table-cell table:formula="of:=[.C806]+[.A807]" office:value-type="float" office:value="93.035878994" calcext:value-type="float">
            <text:p>93.035878994</text:p>
          </table:table-cell>
        </table:table-row>
        <table:table-row table:style-name="ro1">
          <table:table-cell office:value-type="float" office:value="0.11515984" calcext:value-type="float">
            <text:p>0.11515984</text:p>
          </table:table-cell>
          <table:table-cell office:value-type="float" office:value="8.683583" calcext:value-type="float">
            <text:p>8.683583</text:p>
          </table:table-cell>
          <table:table-cell table:formula="of:=[.C807]+[.A808]" office:value-type="float" office:value="93.151038834" calcext:value-type="float">
            <text:p>93.151038834</text:p>
          </table:table-cell>
        </table:table-row>
        <table:table-row table:style-name="ro1">
          <table:table-cell office:value-type="float" office:value="0.11493095" calcext:value-type="float">
            <text:p>0.11493095</text:p>
          </table:table-cell>
          <table:table-cell office:value-type="float" office:value="8.700876" calcext:value-type="float">
            <text:p>8.700876</text:p>
          </table:table-cell>
          <table:table-cell table:formula="of:=[.C808]+[.A809]" office:value-type="float" office:value="93.265969784" calcext:value-type="float">
            <text:p>93.265969784</text:p>
          </table:table-cell>
        </table:table-row>
        <table:table-row table:style-name="ro1">
          <table:table-cell office:value-type="float" office:value="0.114854656" calcext:value-type="float">
            <text:p>0.114854656</text:p>
          </table:table-cell>
          <table:table-cell office:value-type="float" office:value="8.706656" calcext:value-type="float">
            <text:p>8.706656</text:p>
          </table:table-cell>
          <table:table-cell table:formula="of:=[.C809]+[.A810]" office:value-type="float" office:value="93.38082444" calcext:value-type="float">
            <text:p>93.38082444</text:p>
          </table:table-cell>
        </table:table-row>
        <table:table-row table:style-name="ro1">
          <table:table-cell office:value-type="float" office:value="0.114625774" calcext:value-type="float">
            <text:p>0.114625774</text:p>
          </table:table-cell>
          <table:table-cell office:value-type="float" office:value="8.724042" calcext:value-type="float">
            <text:p>8.724042</text:p>
          </table:table-cell>
          <table:table-cell table:formula="of:=[.C810]+[.A811]" office:value-type="float" office:value="93.495450214" calcext:value-type="float">
            <text:p>93.495450214</text:p>
          </table:table-cell>
        </table:table-row>
        <table:table-row table:style-name="ro1">
          <table:table-cell office:value-type="float" office:value="0.114152744" calcext:value-type="float">
            <text:p>0.114152744</text:p>
          </table:table-cell>
          <table:table-cell office:value-type="float" office:value="8.760192" calcext:value-type="float">
            <text:p>8.760192</text:p>
          </table:table-cell>
          <table:table-cell table:formula="of:=[.C811]+[.A812]" office:value-type="float" office:value="93.609602958" calcext:value-type="float">
            <text:p>93.609602958</text:p>
          </table:table-cell>
        </table:table-row>
        <table:table-row table:style-name="ro1">
          <table:table-cell office:value-type="float" office:value="0.11325246" calcext:value-type="float">
            <text:p>0.11325246</text:p>
          </table:table-cell>
          <table:table-cell office:value-type="float" office:value="8.82983" calcext:value-type="float">
            <text:p>8.82983</text:p>
          </table:table-cell>
          <table:table-cell table:formula="of:=[.C812]+[.A813]" office:value-type="float" office:value="93.722855418" calcext:value-type="float">
            <text:p>93.722855418</text:p>
          </table:table-cell>
        </table:table-row>
        <table:table-row table:style-name="ro1">
          <table:table-cell office:value-type="float" office:value="0.11242847" calcext:value-type="float">
            <text:p>0.11242847</text:p>
          </table:table-cell>
          <table:table-cell office:value-type="float" office:value="8.894545" calcext:value-type="float">
            <text:p>8.894545</text:p>
          </table:table-cell>
          <table:table-cell table:formula="of:=[.C813]+[.A814]" office:value-type="float" office:value="93.835283888" calcext:value-type="float">
            <text:p>93.835283888</text:p>
          </table:table-cell>
        </table:table-row>
        <table:table-row table:style-name="ro1">
          <table:table-cell office:value-type="float" office:value="0.11245899" calcext:value-type="float">
            <text:p>0.11245899</text:p>
          </table:table-cell>
          <table:table-cell office:value-type="float" office:value="8.892131" calcext:value-type="float">
            <text:p>8.892131</text:p>
          </table:table-cell>
          <table:table-cell table:formula="of:=[.C814]+[.A815]" office:value-type="float" office:value="93.947742878" calcext:value-type="float">
            <text:p>93.947742878</text:p>
          </table:table-cell>
        </table:table-row>
        <table:table-row table:style-name="ro1">
          <table:table-cell office:value-type="float" office:value="0.112031735" calcext:value-type="float">
            <text:p>0.112031735</text:p>
          </table:table-cell>
          <table:table-cell office:value-type="float" office:value="8.926042" calcext:value-type="float">
            <text:p>8.926042</text:p>
          </table:table-cell>
          <table:table-cell table:formula="of:=[.C815]+[.A816]" office:value-type="float" office:value="94.059774613" calcext:value-type="float">
            <text:p>94.059774613</text:p>
          </table:table-cell>
        </table:table-row>
        <table:table-row table:style-name="ro1">
          <table:table-cell office:value-type="float" office:value="0.11058213" calcext:value-type="float">
            <text:p>0.11058213</text:p>
          </table:table-cell>
          <table:table-cell office:value-type="float" office:value="9.043052" calcext:value-type="float">
            <text:p>9.043052</text:p>
          </table:table-cell>
          <table:table-cell table:formula="of:=[.C816]+[.A817]" office:value-type="float" office:value="94.170356743" calcext:value-type="float">
            <text:p>94.170356743</text:p>
          </table:table-cell>
        </table:table-row>
        <table:table-row table:style-name="ro1">
          <table:table-cell office:value-type="float" office:value="0.109651335" calcext:value-type="float">
            <text:p>0.109651335</text:p>
          </table:table-cell>
          <table:table-cell office:value-type="float" office:value="9.119816" calcext:value-type="float">
            <text:p>9.119816</text:p>
          </table:table-cell>
          <table:table-cell table:formula="of:=[.C817]+[.A818]" office:value-type="float" office:value="94.280008078" calcext:value-type="float">
            <text:p>94.280008078</text:p>
          </table:table-cell>
        </table:table-row>
        <table:table-row table:style-name="ro1">
          <table:table-cell office:value-type="float" office:value="0.109910734" calcext:value-type="float">
            <text:p>0.109910734</text:p>
          </table:table-cell>
          <table:table-cell office:value-type="float" office:value="9.098292" calcext:value-type="float">
            <text:p>9.098292</text:p>
          </table:table-cell>
          <table:table-cell table:formula="of:=[.C818]+[.A819]" office:value-type="float" office:value="94.389918812" calcext:value-type="float">
            <text:p>94.389918812</text:p>
          </table:table-cell>
        </table:table-row>
        <table:table-row table:style-name="ro1">
          <table:table-cell office:value-type="float" office:value="0.11027695" calcext:value-type="float">
            <text:p>0.11027695</text:p>
          </table:table-cell>
          <table:table-cell office:value-type="float" office:value="9.068077" calcext:value-type="float">
            <text:p>9.068077</text:p>
          </table:table-cell>
          <table:table-cell table:formula="of:=[.C819]+[.A820]" office:value-type="float" office:value="94.500195762" calcext:value-type="float">
            <text:p>94.500195762</text:p>
          </table:table-cell>
        </table:table-row>
        <table:table-row table:style-name="ro1">
          <table:table-cell office:value-type="float" office:value="0.10981918" calcext:value-type="float">
            <text:p>0.10981918</text:p>
          </table:table-cell>
          <table:table-cell office:value-type="float" office:value="9.105877" calcext:value-type="float">
            <text:p>9.105877</text:p>
          </table:table-cell>
          <table:table-cell table:formula="of:=[.C820]+[.A821]" office:value-type="float" office:value="94.610014942" calcext:value-type="float">
            <text:p>94.610014942</text:p>
          </table:table-cell>
        </table:table-row>
        <table:table-row table:style-name="ro1">
          <table:table-cell office:value-type="float" office:value="0.10962082" calcext:value-type="float">
            <text:p>0.10962082</text:p>
          </table:table-cell>
          <table:table-cell office:value-type="float" office:value="9.1223545" calcext:value-type="float">
            <text:p>9.1223545</text:p>
          </table:table-cell>
          <table:table-cell table:formula="of:=[.C821]+[.A822]" office:value-type="float" office:value="94.719635762" calcext:value-type="float">
            <text:p>94.719635762</text:p>
          </table:table-cell>
        </table:table-row>
        <table:table-row table:style-name="ro1">
          <table:table-cell office:value-type="float" office:value="0.11000229" calcext:value-type="float">
            <text:p>0.11000229</text:p>
          </table:table-cell>
          <table:table-cell office:value-type="float" office:value="9.09072" calcext:value-type="float">
            <text:p>9.09072</text:p>
          </table:table-cell>
          <table:table-cell table:formula="of:=[.C822]+[.A823]" office:value-type="float" office:value="94.829638052" calcext:value-type="float">
            <text:p>94.829638052</text:p>
          </table:table-cell>
        </table:table-row>
        <table:table-row table:style-name="ro1">
          <table:table-cell office:value-type="float" office:value="0.11055161" calcext:value-type="float">
            <text:p>0.11055161</text:p>
          </table:table-cell>
          <table:table-cell office:value-type="float" office:value="9.045548" calcext:value-type="float">
            <text:p>9.045548</text:p>
          </table:table-cell>
          <table:table-cell table:formula="of:=[.C823]+[.A824]" office:value-type="float" office:value="94.940189662" calcext:value-type="float">
            <text:p>94.940189662</text:p>
          </table:table-cell>
        </table:table-row>
        <table:table-row table:style-name="ro1">
          <table:table-cell office:value-type="float" office:value="0.11088731" calcext:value-type="float">
            <text:p>0.11088731</text:p>
          </table:table-cell>
          <table:table-cell office:value-type="float" office:value="9.018165" calcext:value-type="float">
            <text:p>9.018165</text:p>
          </table:table-cell>
          <table:table-cell table:formula="of:=[.C824]+[.A825]" office:value-type="float" office:value="95.051076972" calcext:value-type="float">
            <text:p>95.051076972</text:p>
          </table:table-cell>
        </table:table-row>
        <table:table-row table:style-name="ro1">
          <table:table-cell office:value-type="float" office:value="0.11139086" calcext:value-type="float">
            <text:p>0.11139086</text:p>
          </table:table-cell>
          <table:table-cell office:value-type="float" office:value="8.977397" calcext:value-type="float">
            <text:p>8.977397</text:p>
          </table:table-cell>
          <table:table-cell table:formula="of:=[.C825]+[.A826]" office:value-type="float" office:value="95.162467832" calcext:value-type="float">
            <text:p>95.162467832</text:p>
          </table:table-cell>
        </table:table-row>
        <table:table-row table:style-name="ro1">
          <table:table-cell office:value-type="float" office:value="0.11200122" calcext:value-type="float">
            <text:p>0.11200122</text:p>
          </table:table-cell>
          <table:table-cell office:value-type="float" office:value="8.928474" calcext:value-type="float">
            <text:p>8.928474</text:p>
          </table:table-cell>
          <table:table-cell table:formula="of:=[.C826]+[.A827]" office:value-type="float" office:value="95.274469052" calcext:value-type="float">
            <text:p>95.274469052</text:p>
          </table:table-cell>
        </table:table-row>
        <table:table-row table:style-name="ro1">
          <table:table-cell office:value-type="float" office:value="0.11245899" calcext:value-type="float">
            <text:p>0.11245899</text:p>
          </table:table-cell>
          <table:table-cell office:value-type="float" office:value="8.892131" calcext:value-type="float">
            <text:p>8.892131</text:p>
          </table:table-cell>
          <table:table-cell table:formula="of:=[.C827]+[.A828]" office:value-type="float" office:value="95.386928042" calcext:value-type="float">
            <text:p>95.386928042</text:p>
          </table:table-cell>
        </table:table-row>
        <table:table-row table:style-name="ro1">
          <table:table-cell office:value-type="float" office:value="0.11270314" calcext:value-type="float">
            <text:p>0.11270314</text:p>
          </table:table-cell>
          <table:table-cell office:value-type="float" office:value="8.872868" calcext:value-type="float">
            <text:p>8.872868</text:p>
          </table:table-cell>
          <table:table-cell table:formula="of:=[.C828]+[.A829]" office:value-type="float" office:value="95.4996311819999" calcext:value-type="float">
            <text:p>95.4996311819999</text:p>
          </table:table-cell>
        </table:table-row>
        <table:table-row table:style-name="ro1">
          <table:table-cell office:value-type="float" office:value="0.11313039" calcext:value-type="float">
            <text:p>0.11313039</text:p>
          </table:table-cell>
          <table:table-cell office:value-type="float" office:value="8.839357" calcext:value-type="float">
            <text:p>8.839357</text:p>
          </table:table-cell>
          <table:table-cell table:formula="of:=[.C829]+[.A830]" office:value-type="float" office:value="95.612761572" calcext:value-type="float">
            <text:p>95.612761572</text:p>
          </table:table-cell>
        </table:table-row>
        <table:table-row table:style-name="ro1">
          <table:table-cell office:value-type="float" office:value="0.114015415" calcext:value-type="float">
            <text:p>0.114015415</text:p>
          </table:table-cell>
          <table:table-cell office:value-type="float" office:value="8.770743" calcext:value-type="float">
            <text:p>8.770743</text:p>
          </table:table-cell>
          <table:table-cell table:formula="of:=[.C830]+[.A831]" office:value-type="float" office:value="95.7267769869999" calcext:value-type="float">
            <text:p>95.7267769869999</text:p>
          </table:table-cell>
        </table:table-row>
        <table:table-row table:style-name="ro1">
          <table:table-cell office:value-type="float" office:value="0.114854656" calcext:value-type="float">
            <text:p>0.114854656</text:p>
          </table:table-cell>
          <table:table-cell office:value-type="float" office:value="8.706656" calcext:value-type="float">
            <text:p>8.706656</text:p>
          </table:table-cell>
          <table:table-cell table:formula="of:=[.C831]+[.A832]" office:value-type="float" office:value="95.8416316429999" calcext:value-type="float">
            <text:p>95.8416316429999</text:p>
          </table:table-cell>
        </table:table-row>
        <table:table-row table:style-name="ro1">
          <table:table-cell office:value-type="float" office:value="0.11514458" calcext:value-type="float">
            <text:p>0.11514458</text:p>
          </table:table-cell>
          <table:table-cell office:value-type="float" office:value="8.684733" calcext:value-type="float">
            <text:p>8.684733</text:p>
          </table:table-cell>
          <table:table-cell table:formula="of:=[.C832]+[.A833]" office:value-type="float" office:value="95.956776223" calcext:value-type="float">
            <text:p>95.956776223</text:p>
          </table:table-cell>
        </table:table-row>
        <table:table-row table:style-name="ro1">
          <table:table-cell office:value-type="float" office:value="0.11511406" calcext:value-type="float">
            <text:p>0.11511406</text:p>
          </table:table-cell>
          <table:table-cell office:value-type="float" office:value="8.687036" calcext:value-type="float">
            <text:p>8.687036</text:p>
          </table:table-cell>
          <table:table-cell table:formula="of:=[.C833]+[.A834]" office:value-type="float" office:value="96.071890283" calcext:value-type="float">
            <text:p>96.071890283</text:p>
          </table:table-cell>
        </table:table-row>
        <table:table-row table:style-name="ro1">
          <table:table-cell office:value-type="float" office:value="0.11519036" calcext:value-type="float">
            <text:p>0.11519036</text:p>
          </table:table-cell>
          <table:table-cell office:value-type="float" office:value="8.681282" calcext:value-type="float">
            <text:p>8.681282</text:p>
          </table:table-cell>
          <table:table-cell table:formula="of:=[.C834]+[.A835]" office:value-type="float" office:value="96.1870806429999" calcext:value-type="float">
            <text:p>96.1870806429999</text:p>
          </table:table-cell>
        </table:table-row>
        <table:table-row table:style-name="ro1">
          <table:table-cell office:value-type="float" office:value="0.11538872" calcext:value-type="float">
            <text:p>0.11538872</text:p>
          </table:table-cell>
          <table:table-cell office:value-type="float" office:value="8.666358" calcext:value-type="float">
            <text:p>8.666358</text:p>
          </table:table-cell>
          <table:table-cell table:formula="of:=[.C835]+[.A836]" office:value-type="float" office:value="96.3024693629999" calcext:value-type="float">
            <text:p>96.3024693629999</text:p>
          </table:table-cell>
        </table:table-row>
        <table:table-row table:style-name="ro1">
          <table:table-cell office:value-type="float" office:value="0.11496147" calcext:value-type="float">
            <text:p>0.11496147</text:p>
          </table:table-cell>
          <table:table-cell office:value-type="float" office:value="8.698567" calcext:value-type="float">
            <text:p>8.698567</text:p>
          </table:table-cell>
          <table:table-cell table:formula="of:=[.C836]+[.A837]" office:value-type="float" office:value="96.4174308329999" calcext:value-type="float">
            <text:p>96.4174308329999</text:p>
          </table:table-cell>
        </table:table-row>
        <table:table-row table:style-name="ro1">
          <table:table-cell office:value-type="float" office:value="0.1142443" calcext:value-type="float">
            <text:p>0.1142443</text:p>
          </table:table-cell>
          <table:table-cell office:value-type="float" office:value="8.753172" calcext:value-type="float">
            <text:p>8.753172</text:p>
          </table:table-cell>
          <table:table-cell table:formula="of:=[.C837]+[.A838]" office:value-type="float" office:value="96.5316751329999" calcext:value-type="float">
            <text:p>96.5316751329999</text:p>
          </table:table-cell>
        </table:table-row>
        <table:table-row table:style-name="ro1">
          <table:table-cell office:value-type="float" office:value="0.1142443" calcext:value-type="float">
            <text:p>0.1142443</text:p>
          </table:table-cell>
          <table:table-cell office:value-type="float" office:value="8.753172" calcext:value-type="float">
            <text:p>8.753172</text:p>
          </table:table-cell>
          <table:table-cell table:formula="of:=[.C838]+[.A839]" office:value-type="float" office:value="96.6459194329999" calcext:value-type="float">
            <text:p>96.6459194329999</text:p>
          </table:table-cell>
        </table:table-row>
        <table:table-row table:style-name="ro1">
          <table:table-cell office:value-type="float" office:value="0.114259556" calcext:value-type="float">
            <text:p>0.114259556</text:p>
          </table:table-cell>
          <table:table-cell office:value-type="float" office:value="8.752003" calcext:value-type="float">
            <text:p>8.752003</text:p>
          </table:table-cell>
          <table:table-cell table:formula="of:=[.C839]+[.A840]" office:value-type="float" office:value="96.7601789889999" calcext:value-type="float">
            <text:p>96.7601789889999</text:p>
          </table:table-cell>
        </table:table-row>
        <table:table-row table:style-name="ro1">
          <table:table-cell office:value-type="float" office:value="0.113450825" calcext:value-type="float">
            <text:p>0.113450825</text:p>
          </table:table-cell>
          <table:table-cell office:value-type="float" office:value="8.814391" calcext:value-type="float">
            <text:p>8.814391</text:p>
          </table:table-cell>
          <table:table-cell table:formula="of:=[.C840]+[.A841]" office:value-type="float" office:value="96.8736298139999" calcext:value-type="float">
            <text:p>96.8736298139999</text:p>
          </table:table-cell>
        </table:table-row>
        <table:table-row table:style-name="ro1">
          <table:table-cell office:value-type="float" office:value="0.11291676" calcext:value-type="float">
            <text:p>0.11291676</text:p>
          </table:table-cell>
          <table:table-cell office:value-type="float" office:value="8.856081" calcext:value-type="float">
            <text:p>8.856081</text:p>
          </table:table-cell>
          <table:table-cell table:formula="of:=[.C841]+[.A842]" office:value-type="float" office:value="96.9865465739999" calcext:value-type="float">
            <text:p>96.9865465739999</text:p>
          </table:table-cell>
        </table:table-row>
        <table:table-row table:style-name="ro1">
          <table:table-cell office:value-type="float" office:value="0.11335927" calcext:value-type="float">
            <text:p>0.11335927</text:p>
          </table:table-cell>
          <table:table-cell office:value-type="float" office:value="8.82151" calcext:value-type="float">
            <text:p>8.82151</text:p>
          </table:table-cell>
          <table:table-cell table:formula="of:=[.C842]+[.A843]" office:value-type="float" office:value="97.0999058439999" calcext:value-type="float">
            <text:p>97.0999058439999</text:p>
          </table:table-cell>
        </table:table-row>
        <table:table-row table:style-name="ro1">
          <table:table-cell office:value-type="float" office:value="0.11371023" calcext:value-type="float">
            <text:p>0.11371023</text:p>
          </table:table-cell>
          <table:table-cell office:value-type="float" office:value="8.794283" calcext:value-type="float">
            <text:p>8.794283</text:p>
          </table:table-cell>
          <table:table-cell table:formula="of:=[.C843]+[.A844]" office:value-type="float" office:value="97.2136160739999" calcext:value-type="float">
            <text:p>97.2136160739999</text:p>
          </table:table-cell>
        </table:table-row>
        <table:table-row table:style-name="ro1">
          <table:table-cell office:value-type="float" office:value="0.1130541" calcext:value-type="float">
            <text:p>0.1130541</text:p>
          </table:table-cell>
          <table:table-cell office:value-type="float" office:value="8.845323" calcext:value-type="float">
            <text:p>8.845323</text:p>
          </table:table-cell>
          <table:table-cell table:formula="of:=[.C844]+[.A845]" office:value-type="float" office:value="97.3266701739999" calcext:value-type="float">
            <text:p>97.3266701739999</text:p>
          </table:table-cell>
        </table:table-row>
        <table:table-row table:style-name="ro1">
          <table:table-cell office:value-type="float" office:value="0.112123296" calcext:value-type="float">
            <text:p>0.112123296</text:p>
          </table:table-cell>
          <table:table-cell office:value-type="float" office:value="8.918754" calcext:value-type="float">
            <text:p>8.918754</text:p>
          </table:table-cell>
          <table:table-cell table:formula="of:=[.C845]+[.A846]" office:value-type="float" office:value="97.4387934699999" calcext:value-type="float">
            <text:p>97.4387934699999</text:p>
          </table:table-cell>
        </table:table-row>
        <table:table-row table:style-name="ro1">
          <table:table-cell office:value-type="float" office:value="0.11241321" calcext:value-type="float">
            <text:p>0.11241321</text:p>
          </table:table-cell>
          <table:table-cell office:value-type="float" office:value="8.895752" calcext:value-type="float">
            <text:p>8.895752</text:p>
          </table:table-cell>
          <table:table-cell table:formula="of:=[.C846]+[.A847]" office:value-type="float" office:value="97.5512066799999" calcext:value-type="float">
            <text:p>97.5512066799999</text:p>
          </table:table-cell>
        </table:table-row>
        <table:table-row table:style-name="ro1">
          <table:table-cell office:value-type="float" office:value="0.11316091" calcext:value-type="float">
            <text:p>0.11316091</text:p>
          </table:table-cell>
          <table:table-cell office:value-type="float" office:value="8.836974" calcext:value-type="float">
            <text:p>8.836974</text:p>
          </table:table-cell>
          <table:table-cell table:formula="of:=[.C847]+[.A848]" office:value-type="float" office:value="97.6643675899999" calcext:value-type="float">
            <text:p>97.6643675899999</text:p>
          </table:table-cell>
        </table:table-row>
        <table:table-row table:style-name="ro1">
          <table:table-cell office:value-type="float" office:value="0.11303884" calcext:value-type="float">
            <text:p>0.11303884</text:p>
          </table:table-cell>
          <table:table-cell office:value-type="float" office:value="8.846517" calcext:value-type="float">
            <text:p>8.846517</text:p>
          </table:table-cell>
          <table:table-cell table:formula="of:=[.C848]+[.A849]" office:value-type="float" office:value="97.7774064299999" calcext:value-type="float">
            <text:p>97.7774064299999</text:p>
          </table:table-cell>
        </table:table-row>
        <table:table-row table:style-name="ro1">
          <table:table-cell office:value-type="float" office:value="0.11161975" calcext:value-type="float">
            <text:p>0.11161975</text:p>
          </table:table-cell>
          <table:table-cell office:value-type="float" office:value="8.958988" calcext:value-type="float">
            <text:p>8.958988</text:p>
          </table:table-cell>
          <table:table-cell table:formula="of:=[.C849]+[.A850]" office:value-type="float" office:value="97.8890261799999" calcext:value-type="float">
            <text:p>97.8890261799999</text:p>
          </table:table-cell>
        </table:table-row>
        <table:table-row table:style-name="ro1">
          <table:table-cell office:value-type="float" office:value="0.110704206" calcext:value-type="float">
            <text:p>0.110704206</text:p>
          </table:table-cell>
          <table:table-cell office:value-type="float" office:value="9.033081" calcext:value-type="float">
            <text:p>9.033081</text:p>
          </table:table-cell>
          <table:table-cell table:formula="of:=[.C850]+[.A851]" office:value-type="float" office:value="97.9997303859999" calcext:value-type="float">
            <text:p>97.9997303859999</text:p>
          </table:table-cell>
        </table:table-row>
        <table:table-row table:style-name="ro1">
          <table:table-cell office:value-type="float" office:value="0.110841535" calcext:value-type="float">
            <text:p>0.110841535</text:p>
          </table:table-cell>
          <table:table-cell office:value-type="float" office:value="9.021889" calcext:value-type="float">
            <text:p>9.021889</text:p>
          </table:table-cell>
          <table:table-cell table:formula="of:=[.C851]+[.A852]" office:value-type="float" office:value="98.1105719209999" calcext:value-type="float">
            <text:p>98.1105719209999</text:p>
          </table:table-cell>
        </table:table-row>
        <table:table-row table:style-name="ro1">
          <table:table-cell office:value-type="float" office:value="0.110963605" calcext:value-type="float">
            <text:p>0.110963605</text:p>
          </table:table-cell>
          <table:table-cell office:value-type="float" office:value="9.011964" calcext:value-type="float">
            <text:p>9.011964</text:p>
          </table:table-cell>
          <table:table-cell table:formula="of:=[.C852]+[.A853]" office:value-type="float" office:value="98.2215355259999" calcext:value-type="float">
            <text:p>98.2215355259999</text:p>
          </table:table-cell>
        </table:table-row>
        <table:table-row table:style-name="ro1">
          <table:table-cell office:value-type="float" office:value="0.11047532" calcext:value-type="float">
            <text:p>0.11047532</text:p>
          </table:table-cell>
          <table:table-cell office:value-type="float" office:value="9.051795" calcext:value-type="float">
            <text:p>9.051795</text:p>
          </table:table-cell>
          <table:table-cell table:formula="of:=[.C853]+[.A854]" office:value-type="float" office:value="98.3320108459999" calcext:value-type="float">
            <text:p>98.3320108459999</text:p>
          </table:table-cell>
        </table:table-row>
        <table:table-row table:style-name="ro1">
          <table:table-cell office:value-type="float" office:value="0.10994125" calcext:value-type="float">
            <text:p>0.10994125</text:p>
          </table:table-cell>
          <table:table-cell office:value-type="float" office:value="9.095767" calcext:value-type="float">
            <text:p>9.095767</text:p>
          </table:table-cell>
          <table:table-cell table:formula="of:=[.C854]+[.A855]" office:value-type="float" office:value="98.4419520959999" calcext:value-type="float">
            <text:p>98.4419520959999</text:p>
          </table:table-cell>
        </table:table-row>
        <table:table-row table:style-name="ro1">
          <table:table-cell office:value-type="float" office:value="0.11000229" calcext:value-type="float">
            <text:p>0.11000229</text:p>
          </table:table-cell>
          <table:table-cell office:value-type="float" office:value="9.09072" calcext:value-type="float">
            <text:p>9.09072</text:p>
          </table:table-cell>
          <table:table-cell table:formula="of:=[.C855]+[.A856]" office:value-type="float" office:value="98.5519543859999" calcext:value-type="float">
            <text:p>98.5519543859999</text:p>
          </table:table-cell>
        </table:table-row>
        <table:table-row table:style-name="ro1">
          <table:table-cell office:value-type="float" office:value="0.10998703" calcext:value-type="float">
            <text:p>0.10998703</text:p>
          </table:table-cell>
          <table:table-cell office:value-type="float" office:value="9.091981" calcext:value-type="float">
            <text:p>9.091981</text:p>
          </table:table-cell>
          <table:table-cell table:formula="of:=[.C856]+[.A857]" office:value-type="float" office:value="98.6619414159999" calcext:value-type="float">
            <text:p>98.6619414159999</text:p>
          </table:table-cell>
        </table:table-row>
        <table:table-row table:style-name="ro1">
          <table:table-cell office:value-type="float" office:value="0.109559774" calcext:value-type="float">
            <text:p>0.109559774</text:p>
          </table:table-cell>
          <table:table-cell office:value-type="float" office:value="9.127438" calcext:value-type="float">
            <text:p>9.127438</text:p>
          </table:table-cell>
          <table:table-cell table:formula="of:=[.C857]+[.A858]" office:value-type="float" office:value="98.7715011899999" calcext:value-type="float">
            <text:p>98.7715011899999</text:p>
          </table:table-cell>
        </table:table-row>
        <table:table-row table:style-name="ro1">
          <table:table-cell office:value-type="float" office:value="0.109636076" calcext:value-type="float">
            <text:p>0.109636076</text:p>
          </table:table-cell>
          <table:table-cell office:value-type="float" office:value="9.121085" calcext:value-type="float">
            <text:p>9.121085</text:p>
          </table:table-cell>
          <table:table-cell table:formula="of:=[.C858]+[.A859]" office:value-type="float" office:value="98.8811372659999" calcext:value-type="float">
            <text:p>98.8811372659999</text:p>
          </table:table-cell>
        </table:table-row>
        <table:table-row table:style-name="ro1">
          <table:table-cell office:value-type="float" office:value="0.1101854" calcext:value-type="float">
            <text:p>0.1101854</text:p>
          </table:table-cell>
          <table:table-cell office:value-type="float" office:value="9.075612" calcext:value-type="float">
            <text:p>9.075612</text:p>
          </table:table-cell>
          <table:table-cell table:formula="of:=[.C859]+[.A860]" office:value-type="float" office:value="98.991322666" calcext:value-type="float">
            <text:p>98.991322666</text:p>
          </table:table-cell>
        </table:table-row>
        <table:table-row table:style-name="ro1">
          <table:table-cell office:value-type="float" office:value="0.11064317" calcext:value-type="float">
            <text:p>0.11064317</text:p>
          </table:table-cell>
          <table:table-cell office:value-type="float" office:value="9.038064" calcext:value-type="float">
            <text:p>9.038064</text:p>
          </table:table-cell>
          <table:table-cell table:formula="of:=[.C860]+[.A861]" office:value-type="float" office:value="99.1019658359999" calcext:value-type="float">
            <text:p>99.1019658359999</text:p>
          </table:table-cell>
        </table:table-row>
        <table:table-row table:style-name="ro1">
          <table:table-cell office:value-type="float" office:value="0.11116198" calcext:value-type="float">
            <text:p>0.11116198</text:p>
          </table:table-cell>
          <table:table-cell office:value-type="float" office:value="8.995882" calcext:value-type="float">
            <text:p>8.995882</text:p>
          </table:table-cell>
          <table:table-cell table:formula="of:=[.C861]+[.A862]" office:value-type="float" office:value="99.213127816" calcext:value-type="float">
            <text:p>99.213127816</text:p>
          </table:table-cell>
        </table:table-row>
        <table:table-row table:style-name="ro1">
          <table:table-cell office:value-type="float" office:value="0.11174182" calcext:value-type="float">
            <text:p>0.11174182</text:p>
          </table:table-cell>
          <table:table-cell office:value-type="float" office:value="8.949201" calcext:value-type="float">
            <text:p>8.949201</text:p>
          </table:table-cell>
          <table:table-cell table:formula="of:=[.C862]+[.A863]" office:value-type="float" office:value="99.324869636" calcext:value-type="float">
            <text:p>99.324869636</text:p>
          </table:table-cell>
        </table:table-row>
        <table:table-row table:style-name="ro1">
          <table:table-cell office:value-type="float" office:value="0.11229114" calcext:value-type="float">
            <text:p>0.11229114</text:p>
          </table:table-cell>
          <table:table-cell office:value-type="float" office:value="8.905422" calcext:value-type="float">
            <text:p>8.905422</text:p>
          </table:table-cell>
          <table:table-cell table:formula="of:=[.C863]+[.A864]" office:value-type="float" office:value="99.437160776" calcext:value-type="float">
            <text:p>99.437160776</text:p>
          </table:table-cell>
        </table:table-row>
        <table:table-row table:style-name="ro1">
          <table:table-cell office:value-type="float" office:value="0.112733655" calcext:value-type="float">
            <text:p>0.112733655</text:p>
          </table:table-cell>
          <table:table-cell office:value-type="float" office:value="8.870465" calcext:value-type="float">
            <text:p>8.870465</text:p>
          </table:table-cell>
          <table:table-cell table:formula="of:=[.C864]+[.A865]" office:value-type="float" office:value="99.549894431" calcext:value-type="float">
            <text:p>99.549894431</text:p>
          </table:table-cell>
        </table:table-row>
        <table:table-row table:style-name="ro1">
          <table:table-cell office:value-type="float" office:value="0.11328298" calcext:value-type="float">
            <text:p>0.11328298</text:p>
          </table:table-cell>
          <table:table-cell office:value-type="float" office:value="8.827452" calcext:value-type="float">
            <text:p>8.827452</text:p>
          </table:table-cell>
          <table:table-cell table:formula="of:=[.C865]+[.A866]" office:value-type="float" office:value="99.663177411" calcext:value-type="float">
            <text:p>99.663177411</text:p>
          </table:table-cell>
        </table:table-row>
        <table:table-row table:style-name="ro1">
          <table:table-cell office:value-type="float" office:value="0.1138323" calcext:value-type="float">
            <text:p>0.1138323</text:p>
          </table:table-cell>
          <table:table-cell office:value-type="float" office:value="8.784852" calcext:value-type="float">
            <text:p>8.784852</text:p>
          </table:table-cell>
          <table:table-cell table:formula="of:=[.C866]+[.A867]" office:value-type="float" office:value="99.777009711" calcext:value-type="float">
            <text:p>99.777009711</text:p>
          </table:table-cell>
        </table:table-row>
        <table:table-row table:style-name="ro1">
          <table:table-cell office:value-type="float" office:value="0.11418326" calcext:value-type="float">
            <text:p>0.11418326</text:p>
          </table:table-cell>
          <table:table-cell office:value-type="float" office:value="8.757851" calcext:value-type="float">
            <text:p>8.757851</text:p>
          </table:table-cell>
          <table:table-cell table:formula="of:=[.C867]+[.A868]" office:value-type="float" office:value="99.891192971" calcext:value-type="float">
            <text:p>99.891192971</text:p>
          </table:table-cell>
        </table:table-row>
        <table:table-row table:style-name="ro1">
          <table:table-cell office:value-type="float" office:value="0.11479362" calcext:value-type="float">
            <text:p>0.11479362</text:p>
          </table:table-cell>
          <table:table-cell office:value-type="float" office:value="8.711286" calcext:value-type="float">
            <text:p>8.711286</text:p>
          </table:table-cell>
          <table:table-cell table:formula="of:=[.C868]+[.A869]" office:value-type="float" office:value="100.005986591" calcext:value-type="float">
            <text:p>100.005986591</text:p>
          </table:table-cell>
        </table:table-row>
        <table:table-row table:style-name="ro1">
          <table:table-cell office:value-type="float" office:value="0.11526665" calcext:value-type="float">
            <text:p>0.11526665</text:p>
          </table:table-cell>
          <table:table-cell office:value-type="float" office:value="8.675536" calcext:value-type="float">
            <text:p>8.675536</text:p>
          </table:table-cell>
          <table:table-cell table:formula="of:=[.C869]+[.A870]" office:value-type="float" office:value="100.121253241" calcext:value-type="float">
            <text:p>100.121253241</text:p>
          </table:table-cell>
        </table:table-row>
        <table:table-row table:style-name="ro1">
          <table:table-cell office:value-type="float" office:value="0.115098804" calcext:value-type="float">
            <text:p>0.115098804</text:p>
          </table:table-cell>
          <table:table-cell office:value-type="float" office:value="8.688188" calcext:value-type="float">
            <text:p>8.688188</text:p>
          </table:table-cell>
          <table:table-cell table:formula="of:=[.C870]+[.A871]" office:value-type="float" office:value="100.236352045" calcext:value-type="float">
            <text:p>100.236352045</text:p>
          </table:table-cell>
        </table:table-row>
        <table:table-row table:style-name="ro1">
          <table:table-cell office:value-type="float" office:value="0.11444266" calcext:value-type="float">
            <text:p>0.11444266</text:p>
          </table:table-cell>
          <table:table-cell office:value-type="float" office:value="8.738" calcext:value-type="float">
            <text:p>8.738</text:p>
          </table:table-cell>
          <table:table-cell table:formula="of:=[.C871]+[.A872]" office:value-type="float" office:value="100.350794705" calcext:value-type="float">
            <text:p>100.350794705</text:p>
          </table:table-cell>
        </table:table-row>
        <table:table-row table:style-name="ro1">
          <table:table-cell office:value-type="float" office:value="0.11404593" calcext:value-type="float">
            <text:p>0.11404593</text:p>
          </table:table-cell>
          <table:table-cell office:value-type="float" office:value="8.768396" calcext:value-type="float">
            <text:p>8.768396</text:p>
          </table:table-cell>
          <table:table-cell table:formula="of:=[.C872]+[.A873]" office:value-type="float" office:value="100.464840635" calcext:value-type="float">
            <text:p>100.464840635</text:p>
          </table:table-cell>
        </table:table-row>
        <table:table-row table:style-name="ro1">
          <table:table-cell office:value-type="float" office:value="0.11430533" calcext:value-type="float">
            <text:p>0.11430533</text:p>
          </table:table-cell>
          <table:table-cell office:value-type="float" office:value="8.748498" calcext:value-type="float">
            <text:p>8.748498</text:p>
          </table:table-cell>
          <table:table-cell table:formula="of:=[.C873]+[.A874]" office:value-type="float" office:value="100.579145965" calcext:value-type="float">
            <text:p>100.579145965</text:p>
          </table:table-cell>
        </table:table-row>
        <table:table-row table:style-name="ro1">
          <table:table-cell office:value-type="float" office:value="0.113786526" calcext:value-type="float">
            <text:p>0.113786526</text:p>
          </table:table-cell>
          <table:table-cell office:value-type="float" office:value="8.788386" calcext:value-type="float">
            <text:p>8.788386</text:p>
          </table:table-cell>
          <table:table-cell table:formula="of:=[.C874]+[.A875]" office:value-type="float" office:value="100.692932491" calcext:value-type="float">
            <text:p>100.692932491</text:p>
          </table:table-cell>
        </table:table-row>
        <table:table-row table:style-name="ro1">
          <table:table-cell office:value-type="float" office:value="0.112046994" calcext:value-type="float">
            <text:p>0.112046994</text:p>
          </table:table-cell>
          <table:table-cell office:value-type="float" office:value="8.924827" calcext:value-type="float">
            <text:p>8.924827</text:p>
          </table:table-cell>
          <table:table-cell table:formula="of:=[.C875]+[.A876]" office:value-type="float" office:value="100.804979485" calcext:value-type="float">
            <text:p>100.804979485</text:p>
          </table:table-cell>
        </table:table-row>
        <table:table-row table:style-name="ro1">
          <table:table-cell office:value-type="float" office:value="0.11099412" calcext:value-type="float">
            <text:p>0.11099412</text:p>
          </table:table-cell>
          <table:table-cell office:value-type="float" office:value="9.009486" calcext:value-type="float">
            <text:p>9.009486</text:p>
          </table:table-cell>
          <table:table-cell table:formula="of:=[.C876]+[.A877]" office:value-type="float" office:value="100.915973605" calcext:value-type="float">
            <text:p>100.915973605</text:p>
          </table:table-cell>
        </table:table-row>
        <table:table-row table:style-name="ro1">
          <table:table-cell office:value-type="float" office:value="0.11099412" calcext:value-type="float">
            <text:p>0.11099412</text:p>
          </table:table-cell>
          <table:table-cell office:value-type="float" office:value="9.009486" calcext:value-type="float">
            <text:p>9.009486</text:p>
          </table:table-cell>
          <table:table-cell table:formula="of:=[.C877]+[.A878]" office:value-type="float" office:value="101.026967725" calcext:value-type="float">
            <text:p>101.026967725</text:p>
          </table:table-cell>
        </table:table-row>
        <table:table-row table:style-name="ro1">
          <table:table-cell office:value-type="float" office:value="0.11073472" calcext:value-type="float">
            <text:p>0.11073472</text:p>
          </table:table-cell>
          <table:table-cell office:value-type="float" office:value="9.030591" calcext:value-type="float">
            <text:p>9.030591</text:p>
          </table:table-cell>
          <table:table-cell table:formula="of:=[.C878]+[.A879]" office:value-type="float" office:value="101.137702445" calcext:value-type="float">
            <text:p>101.137702445</text:p>
          </table:table-cell>
        </table:table-row>
        <table:table-row table:style-name="ro1">
          <table:table-cell office:value-type="float" office:value="0.109758146" calcext:value-type="float">
            <text:p>0.109758146</text:p>
          </table:table-cell>
          <table:table-cell office:value-type="float" office:value="9.110941" calcext:value-type="float">
            <text:p>9.110941</text:p>
          </table:table-cell>
          <table:table-cell table:formula="of:=[.C879]+[.A880]" office:value-type="float" office:value="101.247460591" calcext:value-type="float">
            <text:p>101.247460591</text:p>
          </table:table-cell>
        </table:table-row>
        <table:table-row table:style-name="ro1">
          <table:table-cell office:value-type="float" office:value="0.10974289" calcext:value-type="float">
            <text:p>0.10974289</text:p>
          </table:table-cell>
          <table:table-cell office:value-type="float" office:value="9.112207" calcext:value-type="float">
            <text:p>9.112207</text:p>
          </table:table-cell>
          <table:table-cell table:formula="of:=[.C880]+[.A881]" office:value-type="float" office:value="101.357203481" calcext:value-type="float">
            <text:p>101.357203481</text:p>
          </table:table-cell>
        </table:table-row>
        <table:table-row table:style-name="ro1">
          <table:table-cell office:value-type="float" office:value="0.11035325" calcext:value-type="float">
            <text:p>0.11035325</text:p>
          </table:table-cell>
          <table:table-cell office:value-type="float" office:value="9.061809" calcext:value-type="float">
            <text:p>9.061809</text:p>
          </table:table-cell>
          <table:table-cell table:formula="of:=[.C881]+[.A882]" office:value-type="float" office:value="101.467556731" calcext:value-type="float">
            <text:p>101.467556731</text:p>
          </table:table-cell>
        </table:table-row>
        <table:table-row table:style-name="ro1">
          <table:table-cell office:value-type="float" office:value="0.11091783" calcext:value-type="float">
            <text:p>0.11091783</text:p>
          </table:table-cell>
          <table:table-cell office:value-type="float" office:value="9.015683" calcext:value-type="float">
            <text:p>9.015683</text:p>
          </table:table-cell>
          <table:table-cell table:formula="of:=[.C882]+[.A883]" office:value-type="float" office:value="101.578474561" calcext:value-type="float">
            <text:p>101.578474561</text:p>
          </table:table-cell>
        </table:table-row>
        <table:table-row table:style-name="ro1">
          <table:table-cell office:value-type="float" office:value="0.11142138" calcext:value-type="float">
            <text:p>0.11142138</text:p>
          </table:table-cell>
          <table:table-cell office:value-type="float" office:value="8.974938" calcext:value-type="float">
            <text:p>8.974938</text:p>
          </table:table-cell>
          <table:table-cell table:formula="of:=[.C883]+[.A884]" office:value-type="float" office:value="101.689895941" calcext:value-type="float">
            <text:p>101.689895941</text:p>
          </table:table-cell>
        </table:table-row>
        <table:table-row table:style-name="ro1">
          <table:table-cell office:value-type="float" office:value="0.11209278" calcext:value-type="float">
            <text:p>0.11209278</text:p>
          </table:table-cell>
          <table:table-cell office:value-type="float" office:value="8.921182" calcext:value-type="float">
            <text:p>8.921182</text:p>
          </table:table-cell>
          <table:table-cell table:formula="of:=[.C884]+[.A885]" office:value-type="float" office:value="101.801988721" calcext:value-type="float">
            <text:p>101.801988721</text:p>
          </table:table-cell>
        </table:table-row>
        <table:table-row table:style-name="ro1">
          <table:table-cell office:value-type="float" office:value="0.11279469" calcext:value-type="float">
            <text:p>0.11279469</text:p>
          </table:table-cell>
          <table:table-cell office:value-type="float" office:value="8.865665" calcext:value-type="float">
            <text:p>8.865665</text:p>
          </table:table-cell>
          <table:table-cell table:formula="of:=[.C885]+[.A886]" office:value-type="float" office:value="101.914783411" calcext:value-type="float">
            <text:p>101.914783411</text:p>
          </table:table-cell>
        </table:table-row>
        <table:table-row table:style-name="ro1">
          <table:table-cell office:value-type="float" office:value="0.11352713" calcext:value-type="float">
            <text:p>0.11352713</text:p>
          </table:table-cell>
          <table:table-cell office:value-type="float" office:value="8.808467" calcext:value-type="float">
            <text:p>8.808467</text:p>
          </table:table-cell>
          <table:table-cell table:formula="of:=[.C886]+[.A887]" office:value-type="float" office:value="102.028310541" calcext:value-type="float">
            <text:p>102.028310541</text:p>
          </table:table-cell>
        </table:table-row>
        <table:table-row table:style-name="ro1">
          <table:table-cell office:value-type="float" office:value="0.11435111" calcext:value-type="float">
            <text:p>0.11435111</text:p>
          </table:table-cell>
          <table:table-cell office:value-type="float" office:value="8.744996" calcext:value-type="float">
            <text:p>8.744996</text:p>
          </table:table-cell>
          <table:table-cell table:formula="of:=[.C887]+[.A888]" office:value-type="float" office:value="102.142661651" calcext:value-type="float">
            <text:p>102.142661651</text:p>
          </table:table-cell>
        </table:table-row>
        <table:table-row table:style-name="ro1">
          <table:table-cell office:value-type="float" office:value="0.11500725" calcext:value-type="float">
            <text:p>0.11500725</text:p>
          </table:table-cell>
          <table:table-cell office:value-type="float" office:value="8.695104" calcext:value-type="float">
            <text:p>8.695104</text:p>
          </table:table-cell>
          <table:table-cell table:formula="of:=[.C888]+[.A889]" office:value-type="float" office:value="102.257668901" calcext:value-type="float">
            <text:p>102.257668901</text:p>
          </table:table-cell>
        </table:table-row>
        <table:table-row table:style-name="ro1">
          <table:table-cell office:value-type="float" office:value="0.114381626" calcext:value-type="float">
            <text:p>0.114381626</text:p>
          </table:table-cell>
          <table:table-cell office:value-type="float" office:value="8.742662" calcext:value-type="float">
            <text:p>8.742662</text:p>
          </table:table-cell>
          <table:table-cell table:formula="of:=[.C889]+[.A890]" office:value-type="float" office:value="102.372050527" calcext:value-type="float">
            <text:p>102.372050527</text:p>
          </table:table-cell>
        </table:table-row>
        <table:table-row table:style-name="ro1">
          <table:table-cell office:value-type="float" office:value="0.112855725" calcext:value-type="float">
            <text:p>0.112855725</text:p>
          </table:table-cell>
          <table:table-cell office:value-type="float" office:value="8.860871" calcext:value-type="float">
            <text:p>8.860871</text:p>
          </table:table-cell>
          <table:table-cell table:formula="of:=[.C890]+[.A891]" office:value-type="float" office:value="102.484906252" calcext:value-type="float">
            <text:p>102.484906252</text:p>
          </table:table-cell>
        </table:table-row>
        <table:table-row table:style-name="ro1">
          <table:table-cell office:value-type="float" office:value="0.1126421" calcext:value-type="float">
            <text:p>0.1126421</text:p>
          </table:table-cell>
          <table:table-cell office:value-type="float" office:value="8.877675" calcext:value-type="float">
            <text:p>8.877675</text:p>
          </table:table-cell>
          <table:table-cell table:formula="of:=[.C891]+[.A892]" office:value-type="float" office:value="102.597548352" calcext:value-type="float">
            <text:p>102.597548352</text:p>
          </table:table-cell>
        </table:table-row>
        <table:table-row table:style-name="ro1">
          <table:table-cell office:value-type="float" office:value="0.113206685" calcext:value-type="float">
            <text:p>0.113206685</text:p>
          </table:table-cell>
          <table:table-cell office:value-type="float" office:value="8.833401" calcext:value-type="float">
            <text:p>8.833401</text:p>
          </table:table-cell>
          <table:table-cell table:formula="of:=[.C892]+[.A893]" office:value-type="float" office:value="102.710755037" calcext:value-type="float">
            <text:p>102.710755037</text:p>
          </table:table-cell>
        </table:table-row>
        <table:table-row table:style-name="ro1">
          <table:table-cell office:value-type="float" office:value="0.11255055" calcext:value-type="float">
            <text:p>0.11255055</text:p>
          </table:table-cell>
          <table:table-cell office:value-type="float" office:value="8.884897" calcext:value-type="float">
            <text:p>8.884897</text:p>
          </table:table-cell>
          <table:table-cell table:formula="of:=[.C893]+[.A894]" office:value-type="float" office:value="102.823305587" calcext:value-type="float">
            <text:p>102.823305587</text:p>
          </table:table-cell>
        </table:table-row>
        <table:table-row table:style-name="ro1">
          <table:table-cell office:value-type="float" office:value="0.110246435" calcext:value-type="float">
            <text:p>0.110246435</text:p>
          </table:table-cell>
          <table:table-cell office:value-type="float" office:value="9.070588" calcext:value-type="float">
            <text:p>9.070588</text:p>
          </table:table-cell>
          <table:table-cell table:formula="of:=[.C894]+[.A895]" office:value-type="float" office:value="102.933552022" calcext:value-type="float">
            <text:p>102.933552022</text:p>
          </table:table-cell>
        </table:table-row>
        <table:table-row table:style-name="ro1">
          <table:table-cell office:value-type="float" office:value="0.1086595" calcext:value-type="float">
            <text:p>0.1086595</text:p>
          </table:table-cell>
          <table:table-cell office:value-type="float" office:value="9.203061" calcext:value-type="float">
            <text:p>9.203061</text:p>
          </table:table-cell>
          <table:table-cell table:formula="of:=[.C895]+[.A896]" office:value-type="float" office:value="103.042211522" calcext:value-type="float">
            <text:p>103.042211522</text:p>
          </table:table-cell>
        </table:table-row>
        <table:table-row table:style-name="ro1">
          <table:table-cell office:value-type="float" office:value="0.10862897" calcext:value-type="float">
            <text:p>0.10862897</text:p>
          </table:table-cell>
          <table:table-cell office:value-type="float" office:value="9.205647" calcext:value-type="float">
            <text:p>9.205647</text:p>
          </table:table-cell>
          <table:table-cell table:formula="of:=[.C896]+[.A897]" office:value-type="float" office:value="103.150840492" calcext:value-type="float">
            <text:p>103.150840492</text:p>
          </table:table-cell>
        </table:table-row>
        <table:table-row table:style-name="ro1">
          <table:table-cell office:value-type="float" office:value="0.10939193" calcext:value-type="float">
            <text:p>0.10939193</text:p>
          </table:table-cell>
          <table:table-cell office:value-type="float" office:value="9.141442" calcext:value-type="float">
            <text:p>9.141442</text:p>
          </table:table-cell>
          <table:table-cell table:formula="of:=[.C897]+[.A898]" office:value-type="float" office:value="103.260232422" calcext:value-type="float">
            <text:p>103.260232422</text:p>
          </table:table-cell>
        </table:table-row>
        <table:table-row table:style-name="ro1">
          <table:table-cell office:value-type="float" office:value="0.11039902" calcext:value-type="float">
            <text:p>0.11039902</text:p>
          </table:table-cell>
          <table:table-cell office:value-type="float" office:value="9.058051" calcext:value-type="float">
            <text:p>9.058051</text:p>
          </table:table-cell>
          <table:table-cell table:formula="of:=[.C898]+[.A899]" office:value-type="float" office:value="103.370631442" calcext:value-type="float">
            <text:p>103.370631442</text:p>
          </table:table-cell>
        </table:table-row>
        <table:table-row table:style-name="ro1">
          <table:table-cell office:value-type="float" office:value="0.11125353" calcext:value-type="float">
            <text:p>0.11125353</text:p>
          </table:table-cell>
          <table:table-cell office:value-type="float" office:value="8.988479" calcext:value-type="float">
            <text:p>8.988479</text:p>
          </table:table-cell>
          <table:table-cell table:formula="of:=[.C899]+[.A900]" office:value-type="float" office:value="103.481884972" calcext:value-type="float">
            <text:p>103.481884972</text:p>
          </table:table-cell>
        </table:table-row>
        <table:table-row table:style-name="ro1">
          <table:table-cell office:value-type="float" office:value="0.112138554" calcext:value-type="float">
            <text:p>0.112138554</text:p>
          </table:table-cell>
          <table:table-cell office:value-type="float" office:value="8.91754" calcext:value-type="float">
            <text:p>8.91754</text:p>
          </table:table-cell>
          <table:table-cell table:formula="of:=[.C900]+[.A901]" office:value-type="float" office:value="103.594023526" calcext:value-type="float">
            <text:p>103.594023526</text:p>
          </table:table-cell>
        </table:table-row>
        <table:table-row table:style-name="ro1">
          <table:table-cell office:value-type="float" office:value="0.11322194" calcext:value-type="float">
            <text:p>0.11322194</text:p>
          </table:table-cell>
          <table:table-cell office:value-type="float" office:value="8.832211" calcext:value-type="float">
            <text:p>8.832211</text:p>
          </table:table-cell>
          <table:table-cell table:formula="of:=[.C901]+[.A902]" office:value-type="float" office:value="103.707245466" calcext:value-type="float">
            <text:p>103.707245466</text:p>
          </table:table-cell>
        </table:table-row>
        <table:table-row table:style-name="ro1">
          <table:table-cell office:value-type="float" office:value="0.114137486" calcext:value-type="float">
            <text:p>0.114137486</text:p>
          </table:table-cell>
          <table:table-cell office:value-type="float" office:value="8.761363" calcext:value-type="float">
            <text:p>8.761363</text:p>
          </table:table-cell>
          <table:table-cell table:formula="of:=[.C902]+[.A903]" office:value-type="float" office:value="103.821382952" calcext:value-type="float">
            <text:p>103.821382952</text:p>
          </table:table-cell>
        </table:table-row>
        <table:table-row table:style-name="ro1">
          <table:table-cell office:value-type="float" office:value="0.114503704" calcext:value-type="float">
            <text:p>0.114503704</text:p>
          </table:table-cell>
          <table:table-cell office:value-type="float" office:value="8.733342" calcext:value-type="float">
            <text:p>8.733342</text:p>
          </table:table-cell>
          <table:table-cell table:formula="of:=[.C903]+[.A904]" office:value-type="float" office:value="103.935886656" calcext:value-type="float">
            <text:p>103.935886656</text:p>
          </table:table-cell>
        </table:table-row>
        <table:table-row table:style-name="ro1">
          <table:table-cell office:value-type="float" office:value="0.114168" calcext:value-type="float">
            <text:p>0.114168</text:p>
          </table:table-cell>
          <table:table-cell office:value-type="float" office:value="8.759021" calcext:value-type="float">
            <text:p>8.759021</text:p>
          </table:table-cell>
          <table:table-cell table:formula="of:=[.C904]+[.A905]" office:value-type="float" office:value="104.050054656" calcext:value-type="float">
            <text:p>104.050054656</text:p>
          </table:table-cell>
        </table:table-row>
        <table:table-row table:style-name="ro1">
          <table:table-cell office:value-type="float" office:value="0.11352713" calcext:value-type="float">
            <text:p>0.11352713</text:p>
          </table:table-cell>
          <table:table-cell office:value-type="float" office:value="8.808467" calcext:value-type="float">
            <text:p>8.808467</text:p>
          </table:table-cell>
          <table:table-cell table:formula="of:=[.C905]+[.A906]" office:value-type="float" office:value="104.163581786" calcext:value-type="float">
            <text:p>104.163581786</text:p>
          </table:table-cell>
        </table:table-row>
        <table:table-row table:style-name="ro1">
          <table:table-cell office:value-type="float" office:value="0.11325246" calcext:value-type="float">
            <text:p>0.11325246</text:p>
          </table:table-cell>
          <table:table-cell office:value-type="float" office:value="8.82983" calcext:value-type="float">
            <text:p>8.82983</text:p>
          </table:table-cell>
          <table:table-cell table:formula="of:=[.C906]+[.A907]" office:value-type="float" office:value="104.276834246" calcext:value-type="float">
            <text:p>104.276834246</text:p>
          </table:table-cell>
        </table:table-row>
        <table:table-row table:style-name="ro1">
          <table:table-cell office:value-type="float" office:value="0.1126421" calcext:value-type="float">
            <text:p>0.1126421</text:p>
          </table:table-cell>
          <table:table-cell office:value-type="float" office:value="8.877675" calcext:value-type="float">
            <text:p>8.877675</text:p>
          </table:table-cell>
          <table:table-cell table:formula="of:=[.C907]+[.A908]" office:value-type="float" office:value="104.389476346" calcext:value-type="float">
            <text:p>104.389476346</text:p>
          </table:table-cell>
        </table:table-row>
        <table:table-row table:style-name="ro1">
          <table:table-cell office:value-type="float" office:value="0.11146715" calcext:value-type="float">
            <text:p>0.11146715</text:p>
          </table:table-cell>
          <table:table-cell office:value-type="float" office:value="8.971252" calcext:value-type="float">
            <text:p>8.971252</text:p>
          </table:table-cell>
          <table:table-cell table:formula="of:=[.C908]+[.A909]" office:value-type="float" office:value="104.500943496" calcext:value-type="float">
            <text:p>104.500943496</text:p>
          </table:table-cell>
        </table:table-row>
        <table:table-row table:style-name="ro1">
          <table:table-cell office:value-type="float" office:value="0.110856794" calcext:value-type="float">
            <text:p>0.110856794</text:p>
          </table:table-cell>
          <table:table-cell office:value-type="float" office:value="9.020647" calcext:value-type="float">
            <text:p>9.020647</text:p>
          </table:table-cell>
          <table:table-cell table:formula="of:=[.C909]+[.A910]" office:value-type="float" office:value="104.61180029" calcext:value-type="float">
            <text:p>104.61180029</text:p>
          </table:table-cell>
        </table:table-row>
        <table:table-row table:style-name="ro1">
          <table:table-cell office:value-type="float" office:value="0.11091783" calcext:value-type="float">
            <text:p>0.11091783</text:p>
          </table:table-cell>
          <table:table-cell office:value-type="float" office:value="9.015683" calcext:value-type="float">
            <text:p>9.015683</text:p>
          </table:table-cell>
          <table:table-cell table:formula="of:=[.C910]+[.A911]" office:value-type="float" office:value="104.72271812" calcext:value-type="float">
            <text:p>104.72271812</text:p>
          </table:table-cell>
        </table:table-row>
        <table:table-row table:style-name="ro1">
          <table:table-cell office:value-type="float" office:value="0.110505834" calcext:value-type="float">
            <text:p>0.110505834</text:p>
          </table:table-cell>
          <table:table-cell office:value-type="float" office:value="9.049295" calcext:value-type="float">
            <text:p>9.049295</text:p>
          </table:table-cell>
          <table:table-cell table:formula="of:=[.C911]+[.A912]" office:value-type="float" office:value="104.833223954" calcext:value-type="float">
            <text:p>104.833223954</text:p>
          </table:table-cell>
        </table:table-row>
        <table:table-row table:style-name="ro1">
          <table:table-cell office:value-type="float" office:value="0.10969711" calcext:value-type="float">
            <text:p>0.10969711</text:p>
          </table:table-cell>
          <table:table-cell office:value-type="float" office:value="9.11601" calcext:value-type="float">
            <text:p>9.11601</text:p>
          </table:table-cell>
          <table:table-cell table:formula="of:=[.C912]+[.A913]" office:value-type="float" office:value="104.942921064" calcext:value-type="float">
            <text:p>104.942921064</text:p>
          </table:table-cell>
        </table:table-row>
        <table:table-row table:style-name="ro1">
          <table:table-cell office:value-type="float" office:value="0.10966659" calcext:value-type="float">
            <text:p>0.10966659</text:p>
          </table:table-cell>
          <table:table-cell office:value-type="float" office:value="9.1185465" calcext:value-type="float">
            <text:p>9.1185465</text:p>
          </table:table-cell>
          <table:table-cell table:formula="of:=[.C913]+[.A914]" office:value-type="float" office:value="105.052587654" calcext:value-type="float">
            <text:p>105.052587654</text:p>
          </table:table-cell>
        </table:table-row>
        <table:table-row table:style-name="ro1">
          <table:table-cell office:value-type="float" office:value="0.11020066" calcext:value-type="float">
            <text:p>0.11020066</text:p>
          </table:table-cell>
          <table:table-cell office:value-type="float" office:value="9.074355" calcext:value-type="float">
            <text:p>9.074355</text:p>
          </table:table-cell>
          <table:table-cell table:formula="of:=[.C914]+[.A915]" office:value-type="float" office:value="105.162788314" calcext:value-type="float">
            <text:p>105.162788314</text:p>
          </table:table-cell>
        </table:table-row>
        <table:table-row table:style-name="ro1">
          <table:table-cell office:value-type="float" office:value="0.11088731" calcext:value-type="float">
            <text:p>0.11088731</text:p>
          </table:table-cell>
          <table:table-cell office:value-type="float" office:value="9.018165" calcext:value-type="float">
            <text:p>9.018165</text:p>
          </table:table-cell>
          <table:table-cell table:formula="of:=[.C915]+[.A916]" office:value-type="float" office:value="105.273675624" calcext:value-type="float">
            <text:p>105.273675624</text:p>
          </table:table-cell>
        </table:table-row>
        <table:table-row table:style-name="ro1">
          <table:table-cell office:value-type="float" office:value="0.11154345" calcext:value-type="float">
            <text:p>0.11154345</text:p>
          </table:table-cell>
          <table:table-cell office:value-type="float" office:value="8.9651165" calcext:value-type="float">
            <text:p>8.9651165</text:p>
          </table:table-cell>
          <table:table-cell table:formula="of:=[.C916]+[.A917]" office:value-type="float" office:value="105.385219074" calcext:value-type="float">
            <text:p>105.385219074</text:p>
          </table:table-cell>
        </table:table-row>
        <table:table-row table:style-name="ro1">
          <table:table-cell office:value-type="float" office:value="0.112245366" calcext:value-type="float">
            <text:p>0.112245366</text:p>
          </table:table-cell>
          <table:table-cell office:value-type="float" office:value="8.909054" calcext:value-type="float">
            <text:p>8.909054</text:p>
          </table:table-cell>
          <table:table-cell table:formula="of:=[.C917]+[.A918]" office:value-type="float" office:value="105.49746444" calcext:value-type="float">
            <text:p>105.49746444</text:p>
          </table:table-cell>
        </table:table-row>
        <table:table-row table:style-name="ro1">
          <table:table-cell office:value-type="float" office:value="0.112870984" calcext:value-type="float">
            <text:p>0.112870984</text:p>
          </table:table-cell>
          <table:table-cell office:value-type="float" office:value="8.8596735" calcext:value-type="float">
            <text:p>8.8596735</text:p>
          </table:table-cell>
          <table:table-cell table:formula="of:=[.C918]+[.A919]" office:value-type="float" office:value="105.610335424" calcext:value-type="float">
            <text:p>105.610335424</text:p>
          </table:table-cell>
        </table:table-row>
        <table:table-row table:style-name="ro1">
          <table:table-cell office:value-type="float" office:value="0.11340505" calcext:value-type="float">
            <text:p>0.11340505</text:p>
          </table:table-cell>
          <table:table-cell office:value-type="float" office:value="8.817949" calcext:value-type="float">
            <text:p>8.817949</text:p>
          </table:table-cell>
          <table:table-cell table:formula="of:=[.C919]+[.A920]" office:value-type="float" office:value="105.723740474" calcext:value-type="float">
            <text:p>105.723740474</text:p>
          </table:table-cell>
        </table:table-row>
        <table:table-row table:style-name="ro1">
          <table:table-cell office:value-type="float" office:value="0.11400015" calcext:value-type="float">
            <text:p>0.11400015</text:p>
          </table:table-cell>
          <table:table-cell office:value-type="float" office:value="8.771918" calcext:value-type="float">
            <text:p>8.771918</text:p>
          </table:table-cell>
          <table:table-cell table:formula="of:=[.C920]+[.A921]" office:value-type="float" office:value="105.837740624" calcext:value-type="float">
            <text:p>105.837740624</text:p>
          </table:table-cell>
        </table:table-row>
        <table:table-row table:style-name="ro1">
          <table:table-cell office:value-type="float" office:value="0.11464103" calcext:value-type="float">
            <text:p>0.11464103</text:p>
          </table:table-cell>
          <table:table-cell office:value-type="float" office:value="8.72288" calcext:value-type="float">
            <text:p>8.72288</text:p>
          </table:table-cell>
          <table:table-cell table:formula="of:=[.C921]+[.A922]" office:value-type="float" office:value="105.952381654" calcext:value-type="float">
            <text:p>105.952381654</text:p>
          </table:table-cell>
        </table:table-row>
        <table:table-row table:style-name="ro1">
          <table:table-cell office:value-type="float" office:value="0.11514458" calcext:value-type="float">
            <text:p>0.11514458</text:p>
          </table:table-cell>
          <table:table-cell office:value-type="float" office:value="8.684733" calcext:value-type="float">
            <text:p>8.684733</text:p>
          </table:table-cell>
          <table:table-cell table:formula="of:=[.C922]+[.A923]" office:value-type="float" office:value="106.067526234" calcext:value-type="float">
            <text:p>106.067526234</text:p>
          </table:table-cell>
        </table:table-row>
        <table:table-row table:style-name="ro1">
          <table:table-cell office:value-type="float" office:value="0.11512932" calcext:value-type="float">
            <text:p>0.11512932</text:p>
          </table:table-cell>
          <table:table-cell office:value-type="float" office:value="8.685884" calcext:value-type="float">
            <text:p>8.685884</text:p>
          </table:table-cell>
          <table:table-cell table:formula="of:=[.C923]+[.A924]" office:value-type="float" office:value="106.182655554" calcext:value-type="float">
            <text:p>106.182655554</text:p>
          </table:table-cell>
        </table:table-row>
        <table:table-row table:style-name="ro1">
          <table:table-cell office:value-type="float" office:value="0.11456474" calcext:value-type="float">
            <text:p>0.11456474</text:p>
          </table:table-cell>
          <table:table-cell office:value-type="float" office:value="8.728689" calcext:value-type="float">
            <text:p>8.728689</text:p>
          </table:table-cell>
          <table:table-cell table:formula="of:=[.C924]+[.A925]" office:value-type="float" office:value="106.297220294" calcext:value-type="float">
            <text:p>106.297220294</text:p>
          </table:table-cell>
        </table:table-row>
        <table:table-row table:style-name="ro1">
          <table:table-cell office:value-type="float" office:value="0.11421378" calcext:value-type="float">
            <text:p>0.11421378</text:p>
          </table:table-cell>
          <table:table-cell office:value-type="float" office:value="8.75551" calcext:value-type="float">
            <text:p>8.75551</text:p>
          </table:table-cell>
          <table:table-cell table:formula="of:=[.C925]+[.A926]" office:value-type="float" office:value="106.411434074" calcext:value-type="float">
            <text:p>106.411434074</text:p>
          </table:table-cell>
        </table:table-row>
        <table:table-row table:style-name="ro1">
          <table:table-cell office:value-type="float" office:value="0.11407645" calcext:value-type="float">
            <text:p>0.11407645</text:p>
          </table:table-cell>
          <table:table-cell office:value-type="float" office:value="8.76605" calcext:value-type="float">
            <text:p>8.76605</text:p>
          </table:table-cell>
          <table:table-cell table:formula="of:=[.C926]+[.A927]" office:value-type="float" office:value="106.525510524" calcext:value-type="float">
            <text:p>106.525510524</text:p>
          </table:table-cell>
        </table:table-row>
        <table:table-row table:style-name="ro1">
          <table:table-cell office:value-type="float" office:value="0.113084614" calcext:value-type="float">
            <text:p>0.113084614</text:p>
          </table:table-cell>
          <table:table-cell office:value-type="float" office:value="8.842936" calcext:value-type="float">
            <text:p>8.842936</text:p>
          </table:table-cell>
          <table:table-cell table:formula="of:=[.C927]+[.A928]" office:value-type="float" office:value="106.638595138" calcext:value-type="float">
            <text:p>106.638595138</text:p>
          </table:table-cell>
        </table:table-row>
        <table:table-row table:style-name="ro1">
          <table:table-cell office:value-type="float" office:value="0.11152819" calcext:value-type="float">
            <text:p>0.11152819</text:p>
          </table:table-cell>
          <table:table-cell office:value-type="float" office:value="8.966343" calcext:value-type="float">
            <text:p>8.966343</text:p>
          </table:table-cell>
          <table:table-cell table:formula="of:=[.C928]+[.A929]" office:value-type="float" office:value="106.750123328" calcext:value-type="float">
            <text:p>106.750123328</text:p>
          </table:table-cell>
        </table:table-row>
        <table:table-row table:style-name="ro1">
          <table:table-cell office:value-type="float" office:value="0.110963605" calcext:value-type="float">
            <text:p>0.110963605</text:p>
          </table:table-cell>
          <table:table-cell office:value-type="float" office:value="9.011964" calcext:value-type="float">
            <text:p>9.011964</text:p>
          </table:table-cell>
          <table:table-cell table:formula="of:=[.C929]+[.A930]" office:value-type="float" office:value="106.861086933" calcext:value-type="float">
            <text:p>106.861086933</text:p>
          </table:table-cell>
        </table:table-row>
        <table:table-row table:style-name="ro1">
          <table:table-cell office:value-type="float" office:value="0.11073472" calcext:value-type="float">
            <text:p>0.11073472</text:p>
          </table:table-cell>
          <table:table-cell office:value-type="float" office:value="9.030591" calcext:value-type="float">
            <text:p>9.030591</text:p>
          </table:table-cell>
          <table:table-cell table:formula="of:=[.C930]+[.A931]" office:value-type="float" office:value="106.971821653" calcext:value-type="float">
            <text:p>106.971821653</text:p>
          </table:table-cell>
        </table:table-row>
        <table:table-row table:style-name="ro1">
          <table:table-cell office:value-type="float" office:value="0.1101854" calcext:value-type="float">
            <text:p>0.1101854</text:p>
          </table:table-cell>
          <table:table-cell office:value-type="float" office:value="9.075612" calcext:value-type="float">
            <text:p>9.075612</text:p>
          </table:table-cell>
          <table:table-cell table:formula="of:=[.C931]+[.A932]" office:value-type="float" office:value="107.082007053" calcext:value-type="float">
            <text:p>107.082007053</text:p>
          </table:table-cell>
        </table:table-row>
        <table:table-row table:style-name="ro1">
          <table:table-cell office:value-type="float" office:value="0.11017014" calcext:value-type="float">
            <text:p>0.11017014</text:p>
          </table:table-cell>
          <table:table-cell office:value-type="float" office:value="9.076869" calcext:value-type="float">
            <text:p>9.076869</text:p>
          </table:table-cell>
          <table:table-cell table:formula="of:=[.C932]+[.A933]" office:value-type="float" office:value="107.192177193" calcext:value-type="float">
            <text:p>107.192177193</text:p>
          </table:table-cell>
        </table:table-row>
        <table:table-row table:style-name="ro1">
          <table:table-cell office:value-type="float" office:value="0.11064317" calcext:value-type="float">
            <text:p>0.11064317</text:p>
          </table:table-cell>
          <table:table-cell office:value-type="float" office:value="9.038064" calcext:value-type="float">
            <text:p>9.038064</text:p>
          </table:table-cell>
          <table:table-cell table:formula="of:=[.C933]+[.A934]" office:value-type="float" office:value="107.302820363" calcext:value-type="float">
            <text:p>107.302820363</text:p>
          </table:table-cell>
        </table:table-row>
        <table:table-row table:style-name="ro1">
          <table:table-cell office:value-type="float" office:value="0.11108568" calcext:value-type="float">
            <text:p>0.11108568</text:p>
          </table:table-cell>
          <table:table-cell office:value-type="float" office:value="9.00206" calcext:value-type="float">
            <text:p>9.00206</text:p>
          </table:table-cell>
          <table:table-cell table:formula="of:=[.C934]+[.A935]" office:value-type="float" office:value="107.413906043" calcext:value-type="float">
            <text:p>107.413906043</text:p>
          </table:table-cell>
        </table:table-row>
        <table:table-row table:style-name="ro1">
          <table:table-cell office:value-type="float" office:value="0.11161975" calcext:value-type="float">
            <text:p>0.11161975</text:p>
          </table:table-cell>
          <table:table-cell office:value-type="float" office:value="8.958988" calcext:value-type="float">
            <text:p>8.958988</text:p>
          </table:table-cell>
          <table:table-cell table:formula="of:=[.C935]+[.A936]" office:value-type="float" office:value="107.525525793" calcext:value-type="float">
            <text:p>107.525525793</text:p>
          </table:table-cell>
        </table:table-row>
        <table:table-row table:style-name="ro1">
          <table:table-cell office:value-type="float" office:value="0.11245899" calcext:value-type="float">
            <text:p>0.11245899</text:p>
          </table:table-cell>
          <table:table-cell office:value-type="float" office:value="8.892131" calcext:value-type="float">
            <text:p>8.892131</text:p>
          </table:table-cell>
          <table:table-cell table:formula="of:=[.C936]+[.A937]" office:value-type="float" office:value="107.637984783" calcext:value-type="float">
            <text:p>107.637984783</text:p>
          </table:table-cell>
        </table:table-row>
        <table:table-row table:style-name="ro1">
          <table:table-cell office:value-type="float" office:value="0.11328298" calcext:value-type="float">
            <text:p>0.11328298</text:p>
          </table:table-cell>
          <table:table-cell office:value-type="float" office:value="8.827452" calcext:value-type="float">
            <text:p>8.827452</text:p>
          </table:table-cell>
          <table:table-cell table:formula="of:=[.C937]+[.A938]" office:value-type="float" office:value="107.751267763" calcext:value-type="float">
            <text:p>107.751267763</text:p>
          </table:table-cell>
        </table:table-row>
        <table:table-row table:style-name="ro1">
          <table:table-cell office:value-type="float" office:value="0.11398489" calcext:value-type="float">
            <text:p>0.11398489</text:p>
          </table:table-cell>
          <table:table-cell office:value-type="float" office:value="8.773092" calcext:value-type="float">
            <text:p>8.773092</text:p>
          </table:table-cell>
          <table:table-cell table:formula="of:=[.C938]+[.A939]" office:value-type="float" office:value="107.865252653" calcext:value-type="float">
            <text:p>107.865252653</text:p>
          </table:table-cell>
        </table:table-row>
        <table:table-row table:style-name="ro1">
          <table:table-cell office:value-type="float" office:value="0.11471733" calcext:value-type="float">
            <text:p>0.11471733</text:p>
          </table:table-cell>
          <table:table-cell office:value-type="float" office:value="8.717079" calcext:value-type="float">
            <text:p>8.717079</text:p>
          </table:table-cell>
          <table:table-cell table:formula="of:=[.C939]+[.A940]" office:value-type="float" office:value="107.979969983" calcext:value-type="float">
            <text:p>107.979969983</text:p>
          </table:table-cell>
        </table:table-row>
        <table:table-row table:style-name="ro1">
          <table:table-cell office:value-type="float" office:value="0.11512932" calcext:value-type="float">
            <text:p>0.11512932</text:p>
          </table:table-cell>
          <table:table-cell office:value-type="float" office:value="8.685884" calcext:value-type="float">
            <text:p>8.685884</text:p>
          </table:table-cell>
          <table:table-cell table:formula="of:=[.C940]+[.A941]" office:value-type="float" office:value="108.095099303" calcext:value-type="float">
            <text:p>108.095099303</text:p>
          </table:table-cell>
        </table:table-row>
        <table:table-row table:style-name="ro1">
          <table:table-cell office:value-type="float" office:value="0.11454948" calcext:value-type="float">
            <text:p>0.11454948</text:p>
          </table:table-cell>
          <table:table-cell office:value-type="float" office:value="8.729852" calcext:value-type="float">
            <text:p>8.729852</text:p>
          </table:table-cell>
          <table:table-cell table:formula="of:=[.C941]+[.A942]" office:value-type="float" office:value="108.209648783" calcext:value-type="float">
            <text:p>108.209648783</text:p>
          </table:table-cell>
        </table:table-row>
        <table:table-row table:style-name="ro1">
          <table:table-cell office:value-type="float" office:value="0.11309987" calcext:value-type="float">
            <text:p>0.11309987</text:p>
          </table:table-cell>
          <table:table-cell office:value-type="float" office:value="8.8417425" calcext:value-type="float">
            <text:p>8.8417425</text:p>
          </table:table-cell>
          <table:table-cell table:formula="of:=[.C942]+[.A943]" office:value-type="float" office:value="108.322748653" calcext:value-type="float">
            <text:p>108.322748653</text:p>
          </table:table-cell>
        </table:table-row>
        <table:table-row table:style-name="ro1">
          <table:table-cell office:value-type="float" office:value="0.11255055" calcext:value-type="float">
            <text:p>0.11255055</text:p>
          </table:table-cell>
          <table:table-cell office:value-type="float" office:value="8.884897" calcext:value-type="float">
            <text:p>8.884897</text:p>
          </table:table-cell>
          <table:table-cell table:formula="of:=[.C943]+[.A944]" office:value-type="float" office:value="108.435299203" calcext:value-type="float">
            <text:p>108.435299203</text:p>
          </table:table-cell>
        </table:table-row>
        <table:table-row table:style-name="ro1">
          <table:table-cell office:value-type="float" office:value="0.11279469" calcext:value-type="float">
            <text:p>0.11279469</text:p>
          </table:table-cell>
          <table:table-cell office:value-type="float" office:value="8.865665" calcext:value-type="float">
            <text:p>8.865665</text:p>
          </table:table-cell>
          <table:table-cell table:formula="of:=[.C944]+[.A945]" office:value-type="float" office:value="108.548093893" calcext:value-type="float">
            <text:p>108.548093893</text:p>
          </table:table-cell>
        </table:table-row>
        <table:table-row table:style-name="ro1">
          <table:table-cell office:value-type="float" office:value="0.112611584" calcext:value-type="float">
            <text:p>0.112611584</text:p>
          </table:table-cell>
          <table:table-cell office:value-type="float" office:value="8.880081" calcext:value-type="float">
            <text:p>8.880081</text:p>
          </table:table-cell>
          <table:table-cell table:formula="of:=[.C945]+[.A946]" office:value-type="float" office:value="108.660705477" calcext:value-type="float">
            <text:p>108.660705477</text:p>
          </table:table-cell>
        </table:table-row>
        <table:table-row table:style-name="ro1">
          <table:table-cell office:value-type="float" office:value="0.11110094" calcext:value-type="float">
            <text:p>0.11110094</text:p>
          </table:table-cell>
          <table:table-cell office:value-type="float" office:value="9.000824" calcext:value-type="float">
            <text:p>9.000824</text:p>
          </table:table-cell>
          <table:table-cell table:formula="of:=[.C946]+[.A947]" office:value-type="float" office:value="108.771806417" calcext:value-type="float">
            <text:p>108.771806417</text:p>
          </table:table-cell>
        </table:table-row>
        <table:table-row table:style-name="ro1">
          <table:table-cell office:value-type="float" office:value="0.10997177" calcext:value-type="float">
            <text:p>0.10997177</text:p>
          </table:table-cell>
          <table:table-cell office:value-type="float" office:value="9.093243" calcext:value-type="float">
            <text:p>9.093243</text:p>
          </table:table-cell>
          <table:table-cell table:formula="of:=[.C947]+[.A948]" office:value-type="float" office:value="108.881778187" calcext:value-type="float">
            <text:p>108.881778187</text:p>
          </table:table-cell>
        </table:table-row>
        <table:table-row table:style-name="ro1">
          <table:table-cell office:value-type="float" office:value="0.11007858" calcext:value-type="float">
            <text:p>0.11007858</text:p>
          </table:table-cell>
          <table:table-cell office:value-type="float" office:value="9.084419" calcext:value-type="float">
            <text:p>9.084419</text:p>
          </table:table-cell>
          <table:table-cell table:formula="of:=[.C948]+[.A949]" office:value-type="float" office:value="108.991856767" calcext:value-type="float">
            <text:p>108.991856767</text:p>
          </table:table-cell>
        </table:table-row>
        <table:table-row table:style-name="ro1">
          <table:table-cell office:value-type="float" office:value="0.11039902" calcext:value-type="float">
            <text:p>0.11039902</text:p>
          </table:table-cell>
          <table:table-cell office:value-type="float" office:value="9.058051" calcext:value-type="float">
            <text:p>9.058051</text:p>
          </table:table-cell>
          <table:table-cell table:formula="of:=[.C949]+[.A950]" office:value-type="float" office:value="109.102255787" calcext:value-type="float">
            <text:p>109.102255787</text:p>
          </table:table-cell>
        </table:table-row>
        <table:table-row table:style-name="ro1">
          <table:table-cell office:value-type="float" office:value="0.10995651" calcext:value-type="float">
            <text:p>0.10995651</text:p>
          </table:table-cell>
          <table:table-cell office:value-type="float" office:value="9.094504" calcext:value-type="float">
            <text:p>9.094504</text:p>
          </table:table-cell>
          <table:table-cell table:formula="of:=[.C950]+[.A951]" office:value-type="float" office:value="109.212212297" calcext:value-type="float">
            <text:p>109.212212297</text:p>
          </table:table-cell>
        </table:table-row>
        <table:table-row table:style-name="ro1">
          <table:table-cell office:value-type="float" office:value="0.10974289" calcext:value-type="float">
            <text:p>0.10974289</text:p>
          </table:table-cell>
          <table:table-cell office:value-type="float" office:value="9.112207" calcext:value-type="float">
            <text:p>9.112207</text:p>
          </table:table-cell>
          <table:table-cell table:formula="of:=[.C951]+[.A952]" office:value-type="float" office:value="109.321955187" calcext:value-type="float">
            <text:p>109.321955187</text:p>
          </table:table-cell>
        </table:table-row>
        <table:table-row table:style-name="ro1">
          <table:table-cell office:value-type="float" office:value="0.11041428" calcext:value-type="float">
            <text:p>0.11041428</text:p>
          </table:table-cell>
          <table:table-cell office:value-type="float" office:value="9.056799" calcext:value-type="float">
            <text:p>9.056799</text:p>
          </table:table-cell>
          <table:table-cell table:formula="of:=[.C952]+[.A953]" office:value-type="float" office:value="109.432369467" calcext:value-type="float">
            <text:p>109.432369467</text:p>
          </table:table-cell>
        </table:table-row>
        <table:table-row table:style-name="ro1">
          <table:table-cell office:value-type="float" office:value="0.11136034" calcext:value-type="float">
            <text:p>0.11136034</text:p>
          </table:table-cell>
          <table:table-cell office:value-type="float" office:value="8.979857" calcext:value-type="float">
            <text:p>8.979857</text:p>
          </table:table-cell>
          <table:table-cell table:formula="of:=[.C953]+[.A954]" office:value-type="float" office:value="109.543729807" calcext:value-type="float">
            <text:p>109.543729807</text:p>
          </table:table-cell>
        </table:table-row>
        <table:table-row table:style-name="ro1">
          <table:table-cell office:value-type="float" office:value="0.11221485" calcext:value-type="float">
            <text:p>0.11221485</text:p>
          </table:table-cell>
          <table:table-cell office:value-type="float" office:value="8.911477" calcext:value-type="float">
            <text:p>8.911477</text:p>
          </table:table-cell>
          <table:table-cell table:formula="of:=[.C954]+[.A955]" office:value-type="float" office:value="109.655944657" calcext:value-type="float">
            <text:p>109.655944657</text:p>
          </table:table-cell>
        </table:table-row>
        <table:table-row table:style-name="ro1">
          <table:table-cell office:value-type="float" office:value="0.11302357" calcext:value-type="float">
            <text:p>0.11302357</text:p>
          </table:table-cell>
          <table:table-cell office:value-type="float" office:value="8.8477125" calcext:value-type="float">
            <text:p>8.8477125</text:p>
          </table:table-cell>
          <table:table-cell table:formula="of:=[.C955]+[.A956]" office:value-type="float" office:value="109.768968227" calcext:value-type="float">
            <text:p>109.768968227</text:p>
          </table:table-cell>
        </table:table-row>
        <table:table-row table:style-name="ro1">
          <table:table-cell office:value-type="float" office:value="0.11381704" calcext:value-type="float">
            <text:p>0.11381704</text:p>
          </table:table-cell>
          <table:table-cell office:value-type="float" office:value="8.78603" calcext:value-type="float">
            <text:p>8.78603</text:p>
          </table:table-cell>
          <table:table-cell table:formula="of:=[.C956]+[.A957]" office:value-type="float" office:value="109.882785267" calcext:value-type="float">
            <text:p>109.882785267</text:p>
          </table:table-cell>
        </table:table-row>
        <table:table-row table:style-name="ro1">
          <table:table-cell office:value-type="float" office:value="0.11467155" calcext:value-type="float">
            <text:p>0.11467155</text:p>
          </table:table-cell>
          <table:table-cell office:value-type="float" office:value="8.720559" calcext:value-type="float">
            <text:p>8.720559</text:p>
          </table:table-cell>
          <table:table-cell table:formula="of:=[.C957]+[.A958]" office:value-type="float" office:value="109.997456817" calcext:value-type="float">
            <text:p>109.997456817</text:p>
          </table:table-cell>
        </table:table-row>
        <table:table-row table:style-name="ro1">
          <table:table-cell office:value-type="float" office:value="0.115083545" calcext:value-type="float">
            <text:p>0.115083545</text:p>
          </table:table-cell>
          <table:table-cell office:value-type="float" office:value="8.68934" calcext:value-type="float">
            <text:p>8.68934</text:p>
          </table:table-cell>
          <table:table-cell table:formula="of:=[.C958]+[.A959]" office:value-type="float" office:value="110.112540362" calcext:value-type="float">
            <text:p>110.112540362</text:p>
          </table:table-cell>
        </table:table-row>
        <table:table-row table:style-name="ro1">
          <table:table-cell office:value-type="float" office:value="0.11470207" calcext:value-type="float">
            <text:p>0.11470207</text:p>
          </table:table-cell>
          <table:table-cell office:value-type="float" office:value="8.718239" calcext:value-type="float">
            <text:p>8.718239</text:p>
          </table:table-cell>
          <table:table-cell table:formula="of:=[.C959]+[.A960]" office:value-type="float" office:value="110.227242432" calcext:value-type="float">
            <text:p>110.227242432</text:p>
          </table:table-cell>
        </table:table-row>
        <table:table-row table:style-name="ro1">
          <table:table-cell office:value-type="float" office:value="0.1142443" calcext:value-type="float">
            <text:p>0.1142443</text:p>
          </table:table-cell>
          <table:table-cell office:value-type="float" office:value="8.753172" calcext:value-type="float">
            <text:p>8.753172</text:p>
          </table:table-cell>
          <table:table-cell table:formula="of:=[.C960]+[.A961]" office:value-type="float" office:value="110.341486732" calcext:value-type="float">
            <text:p>110.341486732</text:p>
          </table:table-cell>
        </table:table-row>
        <table:table-row table:style-name="ro1">
          <table:table-cell office:value-type="float" office:value="0.11422904" calcext:value-type="float">
            <text:p>0.11422904</text:p>
          </table:table-cell>
          <table:table-cell office:value-type="float" office:value="8.754341" calcext:value-type="float">
            <text:p>8.754341</text:p>
          </table:table-cell>
          <table:table-cell table:formula="of:=[.C961]+[.A962]" office:value-type="float" office:value="110.455715772" calcext:value-type="float">
            <text:p>110.455715772</text:p>
          </table:table-cell>
        </table:table-row>
        <table:table-row table:style-name="ro1">
          <table:table-cell office:value-type="float" office:value="0.11389334" calcext:value-type="float">
            <text:p>0.11389334</text:p>
          </table:table-cell>
          <table:table-cell office:value-type="float" office:value="8.780145" calcext:value-type="float">
            <text:p>8.780145</text:p>
          </table:table-cell>
          <table:table-cell table:formula="of:=[.C962]+[.A963]" office:value-type="float" office:value="110.569609112" calcext:value-type="float">
            <text:p>110.569609112</text:p>
          </table:table-cell>
        </table:table-row>
        <table:table-row table:style-name="ro1">
          <table:table-cell office:value-type="float" office:value="0.11244373" calcext:value-type="float">
            <text:p>0.11244373</text:p>
          </table:table-cell>
          <table:table-cell office:value-type="float" office:value="8.893337" calcext:value-type="float">
            <text:p>8.893337</text:p>
          </table:table-cell>
          <table:table-cell table:formula="of:=[.C963]+[.A964]" office:value-type="float" office:value="110.682052842" calcext:value-type="float">
            <text:p>110.682052842</text:p>
          </table:table-cell>
        </table:table-row>
        <table:table-row table:style-name="ro1">
          <table:table-cell office:value-type="float" office:value="0.111314565" calcext:value-type="float">
            <text:p>0.111314565</text:p>
          </table:table-cell>
          <table:table-cell office:value-type="float" office:value="8.98355" calcext:value-type="float">
            <text:p>8.98355</text:p>
          </table:table-cell>
          <table:table-cell table:formula="of:=[.C964]+[.A965]" office:value-type="float" office:value="110.793367407" calcext:value-type="float">
            <text:p>110.793367407</text:p>
          </table:table-cell>
        </table:table-row>
        <table:table-row table:style-name="ro1">
          <table:table-cell office:value-type="float" office:value="0.11125353" calcext:value-type="float">
            <text:p>0.11125353</text:p>
          </table:table-cell>
          <table:table-cell office:value-type="float" office:value="8.988479" calcext:value-type="float">
            <text:p>8.988479</text:p>
          </table:table-cell>
          <table:table-cell table:formula="of:=[.C965]+[.A966]" office:value-type="float" office:value="110.904620937" calcext:value-type="float">
            <text:p>110.904620937</text:p>
          </table:table-cell>
        </table:table-row>
        <table:table-row table:style-name="ro1">
          <table:table-cell office:value-type="float" office:value="0.11091783" calcext:value-type="float">
            <text:p>0.11091783</text:p>
          </table:table-cell>
          <table:table-cell office:value-type="float" office:value="9.015683" calcext:value-type="float">
            <text:p>9.015683</text:p>
          </table:table-cell>
          <table:table-cell table:formula="of:=[.C966]+[.A967]" office:value-type="float" office:value="111.015538767" calcext:value-type="float">
            <text:p>111.015538767</text:p>
          </table:table-cell>
        </table:table-row>
        <table:table-row table:style-name="ro1">
          <table:table-cell office:value-type="float" office:value="0.10986496" calcext:value-type="float">
            <text:p>0.10986496</text:p>
          </table:table-cell>
          <table:table-cell office:value-type="float" office:value="9.102083" calcext:value-type="float">
            <text:p>9.102083</text:p>
          </table:table-cell>
          <table:table-cell table:formula="of:=[.C967]+[.A968]" office:value-type="float" office:value="111.125403727" calcext:value-type="float">
            <text:p>111.125403727</text:p>
          </table:table-cell>
        </table:table-row>
        <table:table-row table:style-name="ro1">
          <table:table-cell office:value-type="float" office:value="0.109514" calcext:value-type="float">
            <text:p>0.109514</text:p>
          </table:table-cell>
          <table:table-cell office:value-type="float" office:value="9.131253" calcext:value-type="float">
            <text:p>9.131253</text:p>
          </table:table-cell>
          <table:table-cell table:formula="of:=[.C968]+[.A969]" office:value-type="float" office:value="111.234917727" calcext:value-type="float">
            <text:p>111.234917727</text:p>
          </table:table-cell>
        </table:table-row>
        <table:table-row table:style-name="ro1">
          <table:table-cell office:value-type="float" office:value="0.110032804" calcext:value-type="float">
            <text:p>0.110032804</text:p>
          </table:table-cell>
          <table:table-cell office:value-type="float" office:value="9.088199" calcext:value-type="float">
            <text:p>9.088199</text:p>
          </table:table-cell>
          <table:table-cell table:formula="of:=[.C969]+[.A970]" office:value-type="float" office:value="111.344950531" calcext:value-type="float">
            <text:p>111.344950531</text:p>
          </table:table-cell>
        </table:table-row>
        <table:table-row table:style-name="ro1">
          <table:table-cell office:value-type="float" office:value="0.110856794" calcext:value-type="float">
            <text:p>0.110856794</text:p>
          </table:table-cell>
          <table:table-cell office:value-type="float" office:value="9.020647" calcext:value-type="float">
            <text:p>9.020647</text:p>
          </table:table-cell>
          <table:table-cell table:formula="of:=[.C970]+[.A971]" office:value-type="float" office:value="111.455807325" calcext:value-type="float">
            <text:p>111.455807325</text:p>
          </table:table-cell>
        </table:table-row>
        <table:table-row table:style-name="ro1">
          <table:table-cell office:value-type="float" office:value="0.11172656" calcext:value-type="float">
            <text:p>0.11172656</text:p>
          </table:table-cell>
          <table:table-cell office:value-type="float" office:value="8.950423" calcext:value-type="float">
            <text:p>8.950423</text:p>
          </table:table-cell>
          <table:table-cell table:formula="of:=[.C971]+[.A972]" office:value-type="float" office:value="111.567533885" calcext:value-type="float">
            <text:p>111.567533885</text:p>
          </table:table-cell>
        </table:table-row>
        <table:table-row table:style-name="ro1">
          <table:table-cell office:value-type="float" office:value="0.112596326" calcext:value-type="float">
            <text:p>0.112596326</text:p>
          </table:table-cell>
          <table:table-cell office:value-type="float" office:value="8.881285" calcext:value-type="float">
            <text:p>8.881285</text:p>
          </table:table-cell>
          <table:table-cell table:formula="of:=[.C972]+[.A973]" office:value-type="float" office:value="111.680130211" calcext:value-type="float">
            <text:p>111.680130211</text:p>
          </table:table-cell>
        </table:table-row>
        <table:table-row table:style-name="ro1">
          <table:table-cell office:value-type="float" office:value="0.113557644" calcext:value-type="float">
            <text:p>0.113557644</text:p>
          </table:table-cell>
          <table:table-cell office:value-type="float" office:value="8.8061" calcext:value-type="float">
            <text:p>8.8061</text:p>
          </table:table-cell>
          <table:table-cell table:formula="of:=[.C973]+[.A974]" office:value-type="float" office:value="111.793687855" calcext:value-type="float">
            <text:p>111.793687855</text:p>
          </table:table-cell>
        </table:table-row>
        <table:table-row table:style-name="ro1">
          <table:table-cell office:value-type="float" office:value="0.114412144" calcext:value-type="float">
            <text:p>0.114412144</text:p>
          </table:table-cell>
          <table:table-cell office:value-type="float" office:value="8.740331" calcext:value-type="float">
            <text:p>8.740331</text:p>
          </table:table-cell>
          <table:table-cell table:formula="of:=[.C974]+[.A975]" office:value-type="float" office:value="111.908099999" calcext:value-type="float">
            <text:p>111.908099999</text:p>
          </table:table-cell>
        </table:table-row>
        <table:table-row table:style-name="ro1">
          <table:table-cell office:value-type="float" office:value="0.114732586" calcext:value-type="float">
            <text:p>0.114732586</text:p>
          </table:table-cell>
          <table:table-cell office:value-type="float" office:value="8.7159195" calcext:value-type="float">
            <text:p>8.7159195</text:p>
          </table:table-cell>
          <table:table-cell table:formula="of:=[.C975]+[.A976]" office:value-type="float" office:value="112.022832585" calcext:value-type="float">
            <text:p>112.022832585</text:p>
          </table:table-cell>
        </table:table-row>
        <table:table-row table:style-name="ro1">
          <table:table-cell office:value-type="float" office:value="0.11409171" calcext:value-type="float">
            <text:p>0.11409171</text:p>
          </table:table-cell>
          <table:table-cell office:value-type="float" office:value="8.764878" calcext:value-type="float">
            <text:p>8.764878</text:p>
          </table:table-cell>
          <table:table-cell table:formula="of:=[.C976]+[.A977]" office:value-type="float" office:value="112.136924295" calcext:value-type="float">
            <text:p>112.136924295</text:p>
          </table:table-cell>
        </table:table-row>
        <table:table-row table:style-name="ro1">
          <table:table-cell office:value-type="float" office:value="0.11311513" calcext:value-type="float">
            <text:p>0.11311513</text:p>
          </table:table-cell>
          <table:table-cell office:value-type="float" office:value="8.84055" calcext:value-type="float">
            <text:p>8.84055</text:p>
          </table:table-cell>
          <table:table-cell table:formula="of:=[.C977]+[.A978]" office:value-type="float" office:value="112.250039425" calcext:value-type="float">
            <text:p>112.250039425</text:p>
          </table:table-cell>
        </table:table-row>
        <table:table-row table:style-name="ro1">
          <table:table-cell office:value-type="float" office:value="0.113206685" calcext:value-type="float">
            <text:p>0.113206685</text:p>
          </table:table-cell>
          <table:table-cell office:value-type="float" office:value="8.833401" calcext:value-type="float">
            <text:p>8.833401</text:p>
          </table:table-cell>
          <table:table-cell table:formula="of:=[.C978]+[.A979]" office:value-type="float" office:value="112.36324611" calcext:value-type="float">
            <text:p>112.36324611</text:p>
          </table:table-cell>
        </table:table-row>
        <table:table-row table:style-name="ro1">
          <table:table-cell office:value-type="float" office:value="0.113542385" calcext:value-type="float">
            <text:p>0.113542385</text:p>
          </table:table-cell>
          <table:table-cell office:value-type="float" office:value="8.807283" calcext:value-type="float">
            <text:p>8.807283</text:p>
          </table:table-cell>
          <table:table-cell table:formula="of:=[.C979]+[.A980]" office:value-type="float" office:value="112.476788495" calcext:value-type="float">
            <text:p>112.476788495</text:p>
          </table:table-cell>
        </table:table-row>
        <table:table-row table:style-name="ro1">
          <table:table-cell office:value-type="float" office:value="0.1123064" calcext:value-type="float">
            <text:p>0.1123064</text:p>
          </table:table-cell>
          <table:table-cell office:value-type="float" office:value="8.904212" calcext:value-type="float">
            <text:p>8.904212</text:p>
          </table:table-cell>
          <table:table-cell table:formula="of:=[.C980]+[.A981]" office:value-type="float" office:value="112.589094895" calcext:value-type="float">
            <text:p>112.589094895</text:p>
          </table:table-cell>
        </table:table-row>
        <table:table-row table:style-name="ro1">
          <table:table-cell office:value-type="float" office:value="0.110246435" calcext:value-type="float">
            <text:p>0.110246435</text:p>
          </table:table-cell>
          <table:table-cell office:value-type="float" office:value="9.070588" calcext:value-type="float">
            <text:p>9.070588</text:p>
          </table:table-cell>
          <table:table-cell table:formula="of:=[.C981]+[.A982]" office:value-type="float" office:value="112.69934133" calcext:value-type="float">
            <text:p>112.69934133</text:p>
          </table:table-cell>
        </table:table-row>
        <table:table-row table:style-name="ro1">
          <table:table-cell office:value-type="float" office:value="0.110017546" calcext:value-type="float">
            <text:p>0.110017546</text:p>
          </table:table-cell>
          <table:table-cell office:value-type="float" office:value="9.089459" calcext:value-type="float">
            <text:p>9.089459</text:p>
          </table:table-cell>
          <table:table-cell table:formula="of:=[.C982]+[.A983]" office:value-type="float" office:value="112.809358876" calcext:value-type="float">
            <text:p>112.809358876</text:p>
          </table:table-cell>
        </table:table-row>
        <table:table-row table:style-name="ro1">
          <table:table-cell office:value-type="float" office:value="0.11079576" calcext:value-type="float">
            <text:p>0.11079576</text:p>
          </table:table-cell>
          <table:table-cell office:value-type="float" office:value="9.025617" calcext:value-type="float">
            <text:p>9.025617</text:p>
          </table:table-cell>
          <table:table-cell table:formula="of:=[.C983]+[.A984]" office:value-type="float" office:value="112.920154636" calcext:value-type="float">
            <text:p>112.920154636</text:p>
          </table:table-cell>
        </table:table-row>
        <table:table-row table:style-name="ro1">
          <table:table-cell office:value-type="float" office:value="0.111314565" calcext:value-type="float">
            <text:p>0.111314565</text:p>
          </table:table-cell>
          <table:table-cell office:value-type="float" office:value="8.98355" calcext:value-type="float">
            <text:p>8.98355</text:p>
          </table:table-cell>
          <table:table-cell table:formula="of:=[.C984]+[.A985]" office:value-type="float" office:value="113.031469201" calcext:value-type="float">
            <text:p>113.031469201</text:p>
          </table:table-cell>
        </table:table-row>
        <table:table-row table:style-name="ro1">
          <table:table-cell office:value-type="float" office:value="0.110826276" calcext:value-type="float">
            <text:p>0.110826276</text:p>
          </table:table-cell>
          <table:table-cell office:value-type="float" office:value="9.023131" calcext:value-type="float">
            <text:p>9.023131</text:p>
          </table:table-cell>
          <table:table-cell table:formula="of:=[.C985]+[.A986]" office:value-type="float" office:value="113.142295477" calcext:value-type="float">
            <text:p>113.142295477</text:p>
          </table:table-cell>
        </table:table-row>
        <table:table-row table:style-name="ro1">
          <table:table-cell office:value-type="float" office:value="0.110124364" calcext:value-type="float">
            <text:p>0.110124364</text:p>
          </table:table-cell>
          <table:table-cell office:value-type="float" office:value="9.080643" calcext:value-type="float">
            <text:p>9.080643</text:p>
          </table:table-cell>
          <table:table-cell table:formula="of:=[.C986]+[.A987]" office:value-type="float" office:value="113.252419841" calcext:value-type="float">
            <text:p>113.252419841</text:p>
          </table:table-cell>
        </table:table-row>
        <table:table-row table:style-name="ro1">
          <table:table-cell office:value-type="float" office:value="0.10994125" calcext:value-type="float">
            <text:p>0.10994125</text:p>
          </table:table-cell>
          <table:table-cell office:value-type="float" office:value="9.095767" calcext:value-type="float">
            <text:p>9.095767</text:p>
          </table:table-cell>
          <table:table-cell table:formula="of:=[.C987]+[.A988]" office:value-type="float" office:value="113.362361091" calcext:value-type="float">
            <text:p>113.362361091</text:p>
          </table:table-cell>
        </table:table-row>
        <table:table-row table:style-name="ro1">
          <table:table-cell office:value-type="float" office:value="0.11000229" calcext:value-type="float">
            <text:p>0.11000229</text:p>
          </table:table-cell>
          <table:table-cell office:value-type="float" office:value="9.09072" calcext:value-type="float">
            <text:p>9.09072</text:p>
          </table:table-cell>
          <table:table-cell table:formula="of:=[.C988]+[.A989]" office:value-type="float" office:value="113.472363381" calcext:value-type="float">
            <text:p>113.472363381</text:p>
          </table:table-cell>
        </table:table-row>
        <table:table-row table:style-name="ro1">
          <table:table-cell office:value-type="float" office:value="0.109758146" calcext:value-type="float">
            <text:p>0.109758146</text:p>
          </table:table-cell>
          <table:table-cell office:value-type="float" office:value="9.110941" calcext:value-type="float">
            <text:p>9.110941</text:p>
          </table:table-cell>
          <table:table-cell table:formula="of:=[.C989]+[.A990]" office:value-type="float" office:value="113.582121527" calcext:value-type="float">
            <text:p>113.582121527</text:p>
          </table:table-cell>
        </table:table-row>
        <table:table-row table:style-name="ro1">
          <table:table-cell office:value-type="float" office:value="0.109514" calcext:value-type="float">
            <text:p>0.109514</text:p>
          </table:table-cell>
          <table:table-cell office:value-type="float" office:value="9.131253" calcext:value-type="float">
            <text:p>9.131253</text:p>
          </table:table-cell>
          <table:table-cell table:formula="of:=[.C990]+[.A991]" office:value-type="float" office:value="113.691635527" calcext:value-type="float">
            <text:p>113.691635527</text:p>
          </table:table-cell>
        </table:table-row>
        <table:table-row table:style-name="ro1">
          <table:table-cell office:value-type="float" office:value="0.109758146" calcext:value-type="float">
            <text:p>0.109758146</text:p>
          </table:table-cell>
          <table:table-cell office:value-type="float" office:value="9.110941" calcext:value-type="float">
            <text:p>9.110941</text:p>
          </table:table-cell>
          <table:table-cell table:formula="of:=[.C991]+[.A992]" office:value-type="float" office:value="113.801393673" calcext:value-type="float">
            <text:p>113.801393673</text:p>
          </table:table-cell>
        </table:table-row>
        <table:table-row table:style-name="ro1">
          <table:table-cell office:value-type="float" office:value="0.10997177" calcext:value-type="float">
            <text:p>0.10997177</text:p>
          </table:table-cell>
          <table:table-cell office:value-type="float" office:value="9.093243" calcext:value-type="float">
            <text:p>9.093243</text:p>
          </table:table-cell>
          <table:table-cell table:formula="of:=[.C992]+[.A993]" office:value-type="float" office:value="113.911365443" calcext:value-type="float">
            <text:p>113.911365443</text:p>
          </table:table-cell>
        </table:table-row>
        <table:table-row table:style-name="ro1">
          <table:table-cell office:value-type="float" office:value="0.1101854" calcext:value-type="float">
            <text:p>0.1101854</text:p>
          </table:table-cell>
          <table:table-cell office:value-type="float" office:value="9.075612" calcext:value-type="float">
            <text:p>9.075612</text:p>
          </table:table-cell>
          <table:table-cell table:formula="of:=[.C993]+[.A994]" office:value-type="float" office:value="114.021550843" calcext:value-type="float">
            <text:p>114.021550843</text:p>
          </table:table-cell>
        </table:table-row>
        <table:table-row table:style-name="ro1">
          <table:table-cell office:value-type="float" office:value="0.110231176" calcext:value-type="float">
            <text:p>0.110231176</text:p>
          </table:table-cell>
          <table:table-cell office:value-type="float" office:value="9.071843" calcext:value-type="float">
            <text:p>9.071843</text:p>
          </table:table-cell>
          <table:table-cell table:formula="of:=[.C994]+[.A995]" office:value-type="float" office:value="114.131782019" calcext:value-type="float">
            <text:p>114.131782019</text:p>
          </table:table-cell>
        </table:table-row>
        <table:table-row table:style-name="ro1">
          <table:table-cell office:value-type="float" office:value="0.110505834" calcext:value-type="float">
            <text:p>0.110505834</text:p>
          </table:table-cell>
          <table:table-cell office:value-type="float" office:value="9.049295" calcext:value-type="float">
            <text:p>9.049295</text:p>
          </table:table-cell>
          <table:table-cell table:formula="of:=[.C995]+[.A996]" office:value-type="float" office:value="114.242287853" calcext:value-type="float">
            <text:p>114.242287853</text:p>
          </table:table-cell>
        </table:table-row>
        <table:table-row table:style-name="ro1">
          <table:table-cell office:value-type="float" office:value="0.11079576" calcext:value-type="float">
            <text:p>0.11079576</text:p>
          </table:table-cell>
          <table:table-cell office:value-type="float" office:value="9.025617" calcext:value-type="float">
            <text:p>9.025617</text:p>
          </table:table-cell>
          <table:table-cell table:formula="of:=[.C996]+[.A997]" office:value-type="float" office:value="114.353083613" calcext:value-type="float">
            <text:p>114.353083613</text:p>
          </table:table-cell>
        </table:table-row>
        <table:table-row table:style-name="ro1">
          <table:table-cell office:value-type="float" office:value="0.11053635" calcext:value-type="float">
            <text:p>0.11053635</text:p>
          </table:table-cell>
          <table:table-cell office:value-type="float" office:value="9.046797" calcext:value-type="float">
            <text:p>9.046797</text:p>
          </table:table-cell>
          <table:table-cell table:formula="of:=[.C997]+[.A998]" office:value-type="float" office:value="114.463619963" calcext:value-type="float">
            <text:p>114.463619963</text:p>
          </table:table-cell>
        </table:table-row>
        <table:table-row table:style-name="ro1">
          <table:table-cell office:value-type="float" office:value="0.11027695" calcext:value-type="float">
            <text:p>0.11027695</text:p>
          </table:table-cell>
          <table:table-cell office:value-type="float" office:value="9.068077" calcext:value-type="float">
            <text:p>9.068077</text:p>
          </table:table-cell>
          <table:table-cell table:formula="of:=[.C998]+[.A999]" office:value-type="float" office:value="114.573896913" calcext:value-type="float">
            <text:p>114.573896913</text:p>
          </table:table-cell>
        </table:table-row>
        <table:table-row table:style-name="ro1">
          <table:table-cell office:value-type="float" office:value="0.11064317" calcext:value-type="float">
            <text:p>0.11064317</text:p>
          </table:table-cell>
          <table:table-cell office:value-type="float" office:value="9.038064" calcext:value-type="float">
            <text:p>9.038064</text:p>
          </table:table-cell>
          <table:table-cell table:formula="of:=[.C999]+[.A1000]" office:value-type="float" office:value="114.684540083" calcext:value-type="float">
            <text:p>114.6845400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3-09T07:41:10.702321767</dc:date>
    <meta:editing-duration>PT2M24S</meta:editing-duration>
    <meta:editing-cycles>1</meta:editing-cycles>
    <meta:document-statistic meta:table-count="1" meta:cell-count="3000" meta:object-count="1"/>
    <meta:generator>LibreOffice/6.3.1.2$Linux_X86_64 LibreOffice_project/30$Build-2</meta:generator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data.C1:data.C1000 data.B1:data.B100" svg:x="0.32cm" svg:y="0.18cm" svg:width="12.508cm" svg:height="8.64cm">
          <chartooo:coordinate-region svg:x="0.756cm" svg:y="0.379cm" svg:width="11.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B1:data.B100" chart:class="chart:scatter">
            <chart:domain table:cell-range-address="data.C1:data.C1000"/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906894">
                <text:p>0.4906894</text:p>
                <draw:g>
                  <svg:desc>data.C1:data.C1000</svg:desc>
                </draw:g>
              </table:table-cell>
              <table:table-cell office:value-type="float" office:value="0.4906894">
                <text:p>0.4906894</text:p>
                <draw:g>
                  <svg:desc>data.B1:data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7099">
                <text:p>1.27099</text:p>
              </table:table-cell>
              <table:table-cell office:value-type="float" office:value="1.2815573">
                <text:p>1.28155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65245">
                <text:p>1.565245</text:p>
              </table:table-cell>
              <table:table-cell office:value-type="float" office:value="3.3984132">
                <text:p>3.39841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5656262">
                <text:p>1.75656262</text:p>
              </table:table-cell>
              <table:table-cell office:value-type="float" office:value="5.22691">
                <text:p>5.226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0237783">
                <text:p>1.90237783</text:p>
              </table:table-cell>
              <table:table-cell office:value-type="float" office:value="6.857995">
                <text:p>6.8579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25273995">
                <text:p>2.025273995</text:p>
              </table:table-cell>
              <table:table-cell office:value-type="float" office:value="8.1369505">
                <text:p>8.13695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141547741">
                <text:p>2.141547741</text:p>
              </table:table-cell>
              <table:table-cell office:value-type="float" office:value="8.600394">
                <text:p>8.6003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259454201">
                <text:p>2.259454201</text:p>
              </table:table-cell>
              <table:table-cell office:value-type="float" office:value="8.481299">
                <text:p>8.4812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379161227">
                <text:p>2.379161227</text:p>
              </table:table-cell>
              <table:table-cell office:value-type="float" office:value="8.353728">
                <text:p>8.3537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00607787">
                <text:p>2.500607787</text:p>
              </table:table-cell>
              <table:table-cell office:value-type="float" office:value="8.234075">
                <text:p>8.2340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623870163">
                <text:p>2.623870163</text:p>
              </table:table-cell>
              <table:table-cell office:value-type="float" office:value="8.112776">
                <text:p>8.1127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748795773">
                <text:p>2.748795773</text:p>
              </table:table-cell>
              <table:table-cell office:value-type="float" office:value="8.004764">
                <text:p>8.0047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874713223">
                <text:p>2.874713223</text:p>
              </table:table-cell>
              <table:table-cell office:value-type="float" office:value="7.941711">
                <text:p>7.9417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999364173">
                <text:p>2.999364173</text:p>
              </table:table-cell>
              <table:table-cell office:value-type="float" office:value="8.022402">
                <text:p>8.0224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119391643">
                <text:p>3.119391643</text:p>
              </table:table-cell>
              <table:table-cell office:value-type="float" office:value="8.331427">
                <text:p>8.3314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233468093">
                <text:p>3.233468093</text:p>
              </table:table-cell>
              <table:table-cell office:value-type="float" office:value="8.76605">
                <text:p>8.766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344904728">
                <text:p>3.344904728</text:p>
              </table:table-cell>
              <table:table-cell office:value-type="float" office:value="8.973709">
                <text:p>8.9737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456387138">
                <text:p>3.456387138</text:p>
              </table:table-cell>
              <table:table-cell office:value-type="float" office:value="8.970025">
                <text:p>8.9700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568632504">
                <text:p>3.568632504</text:p>
              </table:table-cell>
              <table:table-cell office:value-type="float" office:value="8.909054">
                <text:p>8.9090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681381414">
                <text:p>3.681381414</text:p>
              </table:table-cell>
              <table:table-cell office:value-type="float" office:value="8.869266">
                <text:p>8.8692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793642039">
                <text:p>3.793642039</text:p>
              </table:table-cell>
              <table:table-cell office:value-type="float" office:value="8.907844">
                <text:p>8.9078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905185489">
                <text:p>3.905185489</text:p>
              </table:table-cell>
              <table:table-cell office:value-type="float" office:value="8.9651165">
                <text:p>8.96511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016927309">
                <text:p>4.016927309</text:p>
              </table:table-cell>
              <table:table-cell office:value-type="float" office:value="8.949201">
                <text:p>8.9492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128806459">
                <text:p>4.128806459</text:p>
              </table:table-cell>
              <table:table-cell office:value-type="float" office:value="8.938216">
                <text:p>8.9382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240304129">
                <text:p>4.240304129</text:p>
              </table:table-cell>
              <table:table-cell office:value-type="float" office:value="8.968798">
                <text:p>8.9687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351344029">
                <text:p>4.351344029</text:p>
              </table:table-cell>
              <table:table-cell office:value-type="float" office:value="9.005772">
                <text:p>9.0057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462155049">
                <text:p>4.462155049</text:p>
              </table:table-cell>
              <table:table-cell office:value-type="float" office:value="9.024374">
                <text:p>9.0243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573027099">
                <text:p>4.573027099</text:p>
              </table:table-cell>
              <table:table-cell office:value-type="float" office:value="9.019405">
                <text:p>9.0194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683807599">
                <text:p>4.683807599</text:p>
              </table:table-cell>
              <table:table-cell office:value-type="float" office:value="9.026859">
                <text:p>9.0268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794374469">
                <text:p>4.794374469</text:p>
              </table:table-cell>
              <table:table-cell office:value-type="float" office:value="9.0443">
                <text:p>9.04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905048159">
                <text:p>4.905048159</text:p>
              </table:table-cell>
              <table:table-cell office:value-type="float" office:value="9.035571">
                <text:p>9.0355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015859179">
                <text:p>5.015859179</text:p>
              </table:table-cell>
              <table:table-cell office:value-type="float" office:value="9.024374">
                <text:p>9.0243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126670199">
                <text:p>5.126670199</text:p>
              </table:table-cell>
              <table:table-cell office:value-type="float" office:value="9.024374">
                <text:p>9.0243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237038704">
                <text:p>5.237038704</text:p>
              </table:table-cell>
              <table:table-cell office:value-type="float" office:value="9.060555">
                <text:p>9.0605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347086764">
                <text:p>5.347086764</text:p>
              </table:table-cell>
              <table:table-cell office:value-type="float" office:value="9.086939">
                <text:p>9.0869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457226384">
                <text:p>5.457226384</text:p>
              </table:table-cell>
              <table:table-cell office:value-type="float" office:value="9.079384">
                <text:p>9.0793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567015044">
                <text:p>5.567015044</text:p>
              </table:table-cell>
              <table:table-cell office:value-type="float" office:value="9.108408">
                <text:p>9.1084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.676498524">
                <text:p>5.676498524</text:p>
              </table:table-cell>
              <table:table-cell office:value-type="float" office:value="9.133798">
                <text:p>9.1337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.786058298">
                <text:p>5.786058298</text:p>
              </table:table-cell>
              <table:table-cell office:value-type="float" office:value="9.127438">
                <text:p>9.1274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.895801188">
                <text:p>5.895801188</text:p>
              </table:table-cell>
              <table:table-cell office:value-type="float" office:value="9.112207">
                <text:p>9.1122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005620368">
                <text:p>6.005620368</text:p>
              </table:table-cell>
              <table:table-cell office:value-type="float" office:value="9.105877">
                <text:p>9.1058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.115653172">
                <text:p>6.115653172</text:p>
              </table:table-cell>
              <table:table-cell office:value-type="float" office:value="9.088199">
                <text:p>9.0881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.225960642">
                <text:p>6.225960642</text:p>
              </table:table-cell>
              <table:table-cell office:value-type="float" office:value="9.065569">
                <text:p>9.0655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.336481732">
                <text:p>6.336481732</text:p>
              </table:table-cell>
              <table:table-cell office:value-type="float" office:value="9.048046">
                <text:p>9.0480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.447506372">
                <text:p>6.447506372</text:p>
              </table:table-cell>
              <table:table-cell office:value-type="float" office:value="9.0070095">
                <text:p>9.00700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.559232932">
                <text:p>6.559232932</text:p>
              </table:table-cell>
              <table:table-cell office:value-type="float" office:value="8.950423">
                <text:p>8.9504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.671615627">
                <text:p>6.671615627</text:p>
              </table:table-cell>
              <table:table-cell office:value-type="float" office:value="8.898168">
                <text:p>8.8981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.784227211">
                <text:p>6.784227211</text:p>
              </table:table-cell>
              <table:table-cell office:value-type="float" office:value="8.880081">
                <text:p>8.8800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.896609906">
                <text:p>6.896609906</text:p>
              </table:table-cell>
              <table:table-cell office:value-type="float" office:value="8.898168">
                <text:p>8.8981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.009160456">
                <text:p>7.009160456</text:p>
              </table:table-cell>
              <table:table-cell office:value-type="float" office:value="8.884897">
                <text:p>8.8848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.122275586">
                <text:p>7.122275586</text:p>
              </table:table-cell>
              <table:table-cell office:value-type="float" office:value="8.84055">
                <text:p>8.840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.235695896">
                <text:p>7.235695896</text:p>
              </table:table-cell>
              <table:table-cell office:value-type="float" office:value="8.816763">
                <text:p>8.8167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.348948356">
                <text:p>7.348948356</text:p>
              </table:table-cell>
              <table:table-cell office:value-type="float" office:value="8.82983">
                <text:p>8.829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.462109266">
                <text:p>7.462109266</text:p>
              </table:table-cell>
              <table:table-cell office:value-type="float" office:value="8.836974">
                <text:p>8.8369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.575560091">
                <text:p>7.575560091</text:p>
              </table:table-cell>
              <table:table-cell office:value-type="float" office:value="8.814391">
                <text:p>8.8143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.688965141">
                <text:p>7.688965141</text:p>
              </table:table-cell>
              <table:table-cell office:value-type="float" office:value="8.817949">
                <text:p>8.8179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.801271541">
                <text:p>7.801271541</text:p>
              </table:table-cell>
              <table:table-cell office:value-type="float" office:value="8.904212">
                <text:p>8.9042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.912631881">
                <text:p>7.912631881</text:p>
              </table:table-cell>
              <table:table-cell office:value-type="float" office:value="8.979857">
                <text:p>8.9798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.024175331">
                <text:p>8.024175331</text:p>
              </table:table-cell>
              <table:table-cell office:value-type="float" office:value="8.9651165">
                <text:p>8.96511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.136268111">
                <text:p>8.136268111</text:p>
              </table:table-cell>
              <table:table-cell office:value-type="float" office:value="8.921182">
                <text:p>8.9211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.247597935">
                <text:p>8.247597935</text:p>
              </table:table-cell>
              <table:table-cell office:value-type="float" office:value="8.982319">
                <text:p>8.9823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.357157709">
                <text:p>8.357157709</text:p>
              </table:table-cell>
              <table:table-cell office:value-type="float" office:value="9.127438">
                <text:p>9.1274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.466503859">
                <text:p>8.466503859</text:p>
              </table:table-cell>
              <table:table-cell office:value-type="float" office:value="9.145269">
                <text:p>9.1452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.576353559">
                <text:p>8.576353559</text:p>
              </table:table-cell>
              <table:table-cell office:value-type="float" office:value="9.103348">
                <text:p>9.1033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.686538959">
                <text:p>8.686538959</text:p>
              </table:table-cell>
              <table:table-cell office:value-type="float" office:value="9.075612">
                <text:p>9.0756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.796861689">
                <text:p>8.796861689</text:p>
              </table:table-cell>
              <table:table-cell office:value-type="float" office:value="9.064315">
                <text:p>9.0643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.907413299">
                <text:p>8.907413299</text:p>
              </table:table-cell>
              <table:table-cell office:value-type="float" office:value="9.045548">
                <text:p>9.0455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.018468459">
                <text:p>9.018468459</text:p>
              </table:table-cell>
              <table:table-cell office:value-type="float" office:value="9.004535">
                <text:p>9.0045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.130225539">
                <text:p>9.130225539</text:p>
              </table:table-cell>
              <table:table-cell office:value-type="float" office:value="8.947979">
                <text:p>8.9479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.242608234">
                <text:p>9.242608234</text:p>
              </table:table-cell>
              <table:table-cell office:value-type="float" office:value="8.898168">
                <text:p>8.8981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.355540254">
                <text:p>9.355540254</text:p>
              </table:table-cell>
              <table:table-cell office:value-type="float" office:value="8.854885">
                <text:p>8.8548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.469143674">
                <text:p>9.469143674</text:p>
              </table:table-cell>
              <table:table-cell office:value-type="float" office:value="8.802551">
                <text:p>8.8025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.583311674">
                <text:p>9.583311674</text:p>
              </table:table-cell>
              <table:table-cell office:value-type="float" office:value="8.759021">
                <text:p>8.7590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.697784854">
                <text:p>9.697784854</text:p>
              </table:table-cell>
              <table:table-cell office:value-type="float" office:value="8.73567">
                <text:p>8.735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.812471664">
                <text:p>9.812471664</text:p>
              </table:table-cell>
              <table:table-cell office:value-type="float" office:value="8.7193985">
                <text:p>8.71939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.927631504">
                <text:p>9.927631504</text:p>
              </table:table-cell>
              <table:table-cell office:value-type="float" office:value="8.683583">
                <text:p>8.68358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.043127044">
                <text:p>10.043127044</text:p>
              </table:table-cell>
              <table:table-cell office:value-type="float" office:value="8.658342">
                <text:p>8.6583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.158759914">
                <text:p>10.158759914</text:p>
              </table:table-cell>
              <table:table-cell office:value-type="float" office:value="8.64806">
                <text:p>8.648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.274301234">
                <text:p>10.274301234</text:p>
              </table:table-cell>
              <table:table-cell office:value-type="float" office:value="8.654912">
                <text:p>8.6549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.389888324">
                <text:p>10.389888324</text:p>
              </table:table-cell>
              <table:table-cell office:value-type="float" office:value="8.6514845">
                <text:p>8.65148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.505734814">
                <text:p>10.505734814</text:p>
              </table:table-cell>
              <table:table-cell office:value-type="float" office:value="8.6321125">
                <text:p>8.63211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.621627084">
                <text:p>10.621627084</text:p>
              </table:table-cell>
              <table:table-cell office:value-type="float" office:value="8.628703">
                <text:p>8.6287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.737320988">
                <text:p>10.737320988</text:p>
              </table:table-cell>
              <table:table-cell office:value-type="float" office:value="8.643497">
                <text:p>8.6434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.853106448">
                <text:p>10.853106448</text:p>
              </table:table-cell>
              <table:table-cell office:value-type="float" office:value="8.636663">
                <text:p>8.63666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.969044493">
                <text:p>10.969044493</text:p>
              </table:table-cell>
              <table:table-cell office:value-type="float" office:value="8.625297">
                <text:p>8.62529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.084509508">
                <text:p>11.084509508</text:p>
              </table:table-cell>
              <table:table-cell office:value-type="float" office:value="8.660632">
                <text:p>8.66063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.199806678">
                <text:p>11.199806678</text:p>
              </table:table-cell>
              <table:table-cell office:value-type="float" office:value="8.67324">
                <text:p>8.673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.315607394">
                <text:p>11.315607394</text:p>
              </table:table-cell>
              <table:table-cell office:value-type="float" office:value="8.635525">
                <text:p>8.6355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.431621744">
                <text:p>11.431621744</text:p>
              </table:table-cell>
              <table:table-cell office:value-type="float" office:value="8.619624">
                <text:p>8.6196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.547040984">
                <text:p>11.547040984</text:p>
              </table:table-cell>
              <table:table-cell office:value-type="float" office:value="8.664067">
                <text:p>8.6640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.662124529">
                <text:p>11.662124529</text:p>
              </table:table-cell>
              <table:table-cell office:value-type="float" office:value="8.68934">
                <text:p>8.689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.777574289">
                <text:p>11.777574289</text:p>
              </table:table-cell>
              <table:table-cell office:value-type="float" office:value="8.661777">
                <text:p>8.66177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.893451299">
                <text:p>11.893451299</text:p>
              </table:table-cell>
              <table:table-cell office:value-type="float" office:value="8.629839">
                <text:p>8.62983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.008656915">
                <text:p>12.008656915</text:p>
              </table:table-cell>
              <table:table-cell office:value-type="float" office:value="8.680133">
                <text:p>8.6801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.12293173">
                <text:p>12.12293173</text:p>
              </table:table-cell>
              <table:table-cell office:value-type="float" office:value="8.750834">
                <text:p>8.7508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.23769483">
                <text:p>12.23769483</text:p>
              </table:table-cell>
              <table:table-cell office:value-type="float" office:value="8.713602">
                <text:p>8.7136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.35329718">
                <text:p>12.35329718</text:p>
              </table:table-cell>
              <table:table-cell office:value-type="float" office:value="8.650343">
                <text:p>8.65034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.468640125">
                <text:p>12.468640125</text:p>
              </table:table-cell>
              <table:table-cell office:value-type="float" office:value="8.669798">
                <text:p>8.6697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.582487685">
                <text:p>12.582487685</text:p>
              </table:table-cell>
              <table:table-cell office:value-type="float" office:value="8.783675">
                <text:p>8.7836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.696228435">
                <text:p>12.696228435</text:p>
              </table:table-cell>
              <table:table-cell office:value-type="float" office:value="8.7919235">
                <text:p>8.7919235</text:p>
              </table:table-cell>
            </table:table-row>
            <table:table-row>
              <table:table-cell office:value-type="string"/>
              <table:table-cell office:value-type="float" office:value="12.810747395">
                <text:p>12.810747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.925678345">
                <text:p>12.9256783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.039571685">
                <text:p>13.0395716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.151969639">
                <text:p>13.1519696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.264459149">
                <text:p>13.264459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.377650575">
                <text:p>13.3776505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.490826745">
                <text:p>13.4908267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.602965299">
                <text:p>13.6029652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.714844449">
                <text:p>13.7148444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.827105074">
                <text:p>13.827105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.939121554">
                <text:p>13.9391215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.04994783">
                <text:p>14.049947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.16010271">
                <text:p>14.16010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.27041018">
                <text:p>14.27041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.38061084">
                <text:p>14.380610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.4908115">
                <text:p>14.4908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.60148519">
                <text:p>14.601485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.71258613">
                <text:p>14.71258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.82420588">
                <text:p>14.82420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.93643599">
                <text:p>14.93643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.04910861">
                <text:p>15.049108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.16251366">
                <text:p>15.162513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.27669692">
                <text:p>15.27669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.39152106">
                <text:p>15.39152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.50669616">
                <text:p>15.50669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.6221154">
                <text:p>15.6221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.737671975">
                <text:p>15.7376719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.853396395">
                <text:p>15.853396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.969136075">
                <text:p>15.969136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.084845235">
                <text:p>16.084845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.200752765">
                <text:p>16.2007527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.31656874">
                <text:p>16.316568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.43223213">
                <text:p>16.43223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.547910776">
                <text:p>16.547910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.663757266">
                <text:p>16.6637572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.779466426">
                <text:p>16.779466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.894992486">
                <text:p>16.894992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.010640616">
                <text:p>17.010640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.126120896">
                <text:p>17.126120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.241036586">
                <text:p>17.2410365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.355952276">
                <text:p>17.355952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.471127376">
                <text:p>17.471127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.585951516">
                <text:p>17.585951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.699814336">
                <text:p>17.699814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.813707676">
                <text:p>17.813707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.928226636">
                <text:p>17.9282266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.04237938">
                <text:p>18.042379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.15485363">
                <text:p>18.154853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.26648864">
                <text:p>18.26648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.378413564">
                <text:p>18.378413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.490369004">
                <text:p>18.490369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.601469944">
                <text:p>18.601469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.71217415">
                <text:p>18.71217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.823000426">
                <text:p>18.823000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.933765666">
                <text:p>18.9337656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.043569586">
                <text:p>19.0435695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.152808926">
                <text:p>19.1528089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.262445002">
                <text:p>19.262445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.372645662">
                <text:p>19.372645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.483120982">
                <text:p>19.483120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.593962517">
                <text:p>19.5939625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.705170267">
                <text:p>19.705170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.816942603">
                <text:p>19.816942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.928959083">
                <text:p>19.9289590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.041280743">
                <text:p>20.0412807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.153907583">
                <text:p>20.1539075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.266839603">
                <text:p>20.266839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.380076803">
                <text:p>20.380076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.493527628">
                <text:p>20.4935276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.607085272">
                <text:p>20.607085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.720642916">
                <text:p>20.7206429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.834017446">
                <text:p>20.834017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.94710206">
                <text:p>20.94710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.059820456">
                <text:p>21.059820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.17234048">
                <text:p>21.17234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.28478421">
                <text:p>21.28478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.396922764">
                <text:p>21.396922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.508817174">
                <text:p>21.508817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.620803134">
                <text:p>21.620803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.732560214">
                <text:p>21.732560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.843447524">
                <text:p>21.843447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.953693959">
                <text:p>21.9536939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.064169279">
                <text:p>22.0641692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.175041329">
                <text:p>22.1750413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.285760794">
                <text:p>22.2857607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.396068264">
                <text:p>22.396068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.506452028">
                <text:p>22.506452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.617095198">
                <text:p>22.617095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.727936733">
                <text:p>22.727936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.838732493">
                <text:p>22.838732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.949604543">
                <text:p>22.9496045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.060568148">
                <text:p>23.060568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.171638568">
                <text:p>23.171638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.282800548">
                <text:p>23.2828005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.394130372">
                <text:p>23.394130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.505597522">
                <text:p>23.505597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.617156228">
                <text:p>23.617156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.728837008">
                <text:p>23.728837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.840716158">
                <text:p>23.840716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.953007298">
                <text:p>23.9530072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065588368">
                <text:p>24.065588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178474608">
                <text:p>24.178474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291681293">
                <text:p>24.2916812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405284713">
                <text:p>24.405284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519483233">
                <text:p>24.519483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34322633">
                <text:p>24.6343226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749421437">
                <text:p>24.7494214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864855937">
                <text:p>24.8648559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980397257">
                <text:p>24.980397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5.095663907">
                <text:p>25.0956639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5.210594857">
                <text:p>25.210594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5.325586847">
                <text:p>25.3255868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5.440960307">
                <text:p>25.440960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5.556089627">
                <text:p>25.5560896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5.670394957">
                <text:p>25.6703949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5.785890497">
                <text:p>25.785890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5.903430747">
                <text:p>25.903430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6.021672907">
                <text:p>26.0216729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6.138053467">
                <text:p>26.1380534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6.251260152">
                <text:p>26.251260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6.364131136">
                <text:p>26.364131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6.478482246">
                <text:p>26.478482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6.594817026">
                <text:p>26.594817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6.712311496">
                <text:p>26.712311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6.828402136">
                <text:p>26.828402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6.940952686">
                <text:p>26.9409526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7.052648726">
                <text:p>27.0526487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7.165748596">
                <text:p>27.165748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7.281122056">
                <text:p>27.281122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7.397929866">
                <text:p>27.3979298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7.513333846">
                <text:p>27.5133338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7.625686026">
                <text:p>27.625686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7.737427846">
                <text:p>27.7374278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7.850680306">
                <text:p>27.850680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7.966297916">
                <text:p>27.9662979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8.083532981">
                <text:p>28.0835329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8.199898281">
                <text:p>28.199898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8.313669551">
                <text:p>28.313669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8.427074601">
                <text:p>28.427074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8.542158146">
                <text:p>28.542158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8.65879811">
                <text:p>28.658798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8.77441572">
                <text:p>28.77441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8.887271445">
                <text:p>28.887271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8.999562585">
                <text:p>28.999562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9.113730585">
                <text:p>29.113730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9.229378715">
                <text:p>29.2293787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9.3437756">
                <text:p>29.34377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9.45545638">
                <text:p>29.455456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9.56680146">
                <text:p>29.56680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9.67996237">
                <text:p>29.67996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9.795778345">
                <text:p>29.7957783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9.912418309">
                <text:p>29.912418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0.026586309">
                <text:p>30.026586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0.137504139">
                <text:p>30.137504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0.246682444">
                <text:p>30.246682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0.357417164">
                <text:p>30.357417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0.471325764">
                <text:p>30.471325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0.586882339">
                <text:p>30.586882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0.701782769">
                <text:p>30.701782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0.816530614">
                <text:p>30.8165306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0.934238708">
                <text:p>30.934238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1.055822598">
                <text:p>31.0558225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1.177925288">
                <text:p>31.177925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1.298807263">
                <text:p>31.2988072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1.418193853">
                <text:p>31.418193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1.536374977">
                <text:p>31.536374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1.656280377">
                <text:p>31.656280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1.779756383">
                <text:p>31.779756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1.903751193">
                <text:p>31.903751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.026296398">
                <text:p>32.026296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.146506968">
                <text:p>32.146506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.265206898">
                <text:p>32.2652068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.383418538">
                <text:p>32.3834185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.503278148">
                <text:p>32.503278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.623336133">
                <text:p>32.623336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.742844793">
                <text:p>32.7428447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.861895683">
                <text:p>32.8618956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.981480638">
                <text:p>32.9814806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3.101187664">
                <text:p>33.101187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3.219490859">
                <text:p>33.2194908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3.337137919">
                <text:p>33.3371379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3.455868369">
                <text:p>33.455868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3.576262055">
                <text:p>33.576262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3.697159285">
                <text:p>33.697159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3.816362765">
                <text:p>33.8163627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3.934315005">
                <text:p>33.9343150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4.053930475">
                <text:p>34.05393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4.176918195">
                <text:p>34.176918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4.301691221">
                <text:p>34.301691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4.424434791">
                <text:p>34.4244347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4.543912935">
                <text:p>34.5439129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4.662643385">
                <text:p>34.662643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4.78459349">
                <text:p>34.784593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4.91110605">
                <text:p>34.911106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5.03894614">
                <text:p>35.038946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5.16521454">
                <text:p>35.16521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5.288949946">
                <text:p>35.2889499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5.412151286">
                <text:p>35.412151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5.537488886">
                <text:p>35.537488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5.664459206">
                <text:p>35.664459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5.790849676">
                <text:p>35.790849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5.915271742">
                <text:p>35.9152717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.038915592">
                <text:p>36.038915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.163169802">
                <text:p>36.1631698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.287698682">
                <text:p>36.2876986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.410259146">
                <text:p>36.410259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.532087181">
                <text:p>36.532087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.657348481">
                <text:p>36.657348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.788865991">
                <text:p>36.7888659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.923877811">
                <text:p>36.9238778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7.057546841">
                <text:p>37.0575468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7.186729721">
                <text:p>37.1867297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7.309229151">
                <text:p>37.309229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7.429271881">
                <text:p>37.4292718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7.550352221">
                <text:p>37.550352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7.675171021">
                <text:p>37.675171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7.806184981">
                <text:p>37.8061849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7.942554861">
                <text:p>37.9425548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8.081198331">
                <text:p>38.081198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8.217293541">
                <text:p>38.2172935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8.345911841">
                <text:p>38.3459118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8.466213967">
                <text:p>38.4662139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8.582152012">
                <text:p>38.582152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8.697266072">
                <text:p>38.697266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8.815203052">
                <text:p>38.8152030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8.937702482">
                <text:p>38.937702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9.064565992">
                <text:p>39.064565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9.192238232">
                <text:p>39.192238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9.316568742">
                <text:p>39.3165687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9.437069242">
                <text:p>39.437069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9.558149582">
                <text:p>39.558149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9.682296982">
                <text:p>39.682296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9.804109752">
                <text:p>39.804109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9.913181238">
                <text:p>39.913181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0.018132788">
                <text:p>40.0181327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0.124274538">
                <text:p>40.1242745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0.231774348">
                <text:p>40.231774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0.340586438">
                <text:p>40.340586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0.450771838">
                <text:p>40.4507718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0.562345808">
                <text:p>40.562345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0.675247308">
                <text:p>40.675247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0.789369538">
                <text:p>40.7893695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0.904361528">
                <text:p>40.904361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1.019185668">
                <text:p>41.019185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1.133567294">
                <text:p>41.133567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1.248345654">
                <text:p>41.248345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1.363719114">
                <text:p>41.363719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1.478939989">
                <text:p>41.4789399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1.593321615">
                <text:p>41.593321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1.707749015">
                <text:p>41.707749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1.822557895">
                <text:p>41.8225578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1.936146055">
                <text:p>41.936146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2.047063885">
                <text:p>42.0470638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2.157020395">
                <text:p>42.157020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2.267312605">
                <text:p>42.2673126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2.377818439">
                <text:p>42.377818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2.487607099">
                <text:p>42.487607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2.597075319">
                <text:p>42.597075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2.707092865">
                <text:p>42.7070928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2.817690259">
                <text:p>42.817690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2.928699639">
                <text:p>42.9286996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3.040380419">
                <text:p>43.040380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3.152778373">
                <text:p>43.1527783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3.266152903">
                <text:p>43.2661529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3.380427718">
                <text:p>43.380427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3.495221338">
                <text:p>43.495221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3.609786078">
                <text:p>43.6097860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3.723847268">
                <text:p>43.723847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3.838228894">
                <text:p>43.838228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3.952915704">
                <text:p>43.952915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4.066336014">
                <text:p>44.066336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4.177925244">
                <text:p>44.177925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4.289361879">
                <text:p>44.2893618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4.401668279">
                <text:p>44.4016682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4.514417189">
                <text:p>44.514417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4.626265819">
                <text:p>44.6262658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4.736878469">
                <text:p>44.7368784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4.847491119">
                <text:p>44.847491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4.958408949">
                <text:p>44.9584089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5.068746939">
                <text:p>45.0687469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5.178093089">
                <text:p>45.1780930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5.287500279">
                <text:p>45.2875002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5.397548339">
                <text:p>45.397548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5.507855809">
                <text:p>45.5078558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5.618331129">
                <text:p>45.618331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5.729157405">
                <text:p>45.729157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5.840517745">
                <text:p>45.8405177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5.952320595">
                <text:p>45.952320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6.064443891">
                <text:p>46.0644438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6.177009701">
                <text:p>46.1770097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6.290231641">
                <text:p>46.290231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6.404201271">
                <text:p>46.404201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6.518842301">
                <text:p>46.518842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6.634017401">
                <text:p>46.634017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6.749329831">
                <text:p>46.7493298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6.864672776">
                <text:p>46.864672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6.979908906">
                <text:p>46.9799089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7.094595716">
                <text:p>47.0945957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7.208717946">
                <text:p>47.2087179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7.322840176">
                <text:p>47.322840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7.436809806">
                <text:p>47.4368098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7.54980286">
                <text:p>47.54980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7.662185555">
                <text:p>47.6621855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7.774659805">
                <text:p>47.7746598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7.886676285">
                <text:p>47.886676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7.996892205">
                <text:p>47.996892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8.106131545">
                <text:p>48.106131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8.215523475">
                <text:p>48.215523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8.325479985">
                <text:p>48.325479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8.435390719">
                <text:p>48.435390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8.544981009">
                <text:p>48.5449810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8.654861229">
                <text:p>48.654861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8.764771963">
                <text:p>48.764771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8.874301223">
                <text:p>48.874301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8.983647373">
                <text:p>48.9836473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9.093329223">
                <text:p>49.093329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9.203056853">
                <text:p>49.203056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9.312494557">
                <text:p>49.3124945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9.421917002">
                <text:p>49.421917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9.531537822">
                <text:p>49.531537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9.641128112">
                <text:p>49.641128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9.750550557">
                <text:p>49.7505505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9.860125587">
                <text:p>49.8601255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9.970036321">
                <text:p>49.9700363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0.080130161">
                <text:p>50.080130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0.190422371">
                <text:p>50.1904223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0.301294421">
                <text:p>50.301294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0.412670021">
                <text:p>50.412670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0.524564431">
                <text:p>50.5245644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0.636764021">
                <text:p>50.636764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0.749436641">
                <text:p>50.749436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0.862719621">
                <text:p>50.862719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0.976521406">
                <text:p>50.9765214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1.090750446">
                <text:p>51.090750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1.205498291">
                <text:p>51.2054982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1.320688651">
                <text:p>51.3206886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1.436123151">
                <text:p>51.436123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1.551649211">
                <text:p>51.551649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1.667358371">
                <text:p>51.6673583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1.783006501">
                <text:p>51.7830065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1.898379961">
                <text:p>51.8983799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2.013753421">
                <text:p>52.013753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2.128943781">
                <text:p>52.1289437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2.243035491">
                <text:p>52.2430354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2.356059061">
                <text:p>52.3560590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2.469265746">
                <text:p>52.4692657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2.583052272">
                <text:p>52.583052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2.695969032">
                <text:p>52.695969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2.806902122">
                <text:p>52.806902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2.917377442">
                <text:p>52.917377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3.028325792">
                <text:p>53.028325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3.139426732">
                <text:p>53.1394267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3.249429022">
                <text:p>53.249429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3.358195332">
                <text:p>53.358195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3.467129492">
                <text:p>53.467129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3.576872382">
                <text:p>53.576872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3.687042522">
                <text:p>53.687042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3.797212662">
                <text:p>53.797212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3.907443838">
                <text:p>53.9074438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4.017995448">
                <text:p>54.017995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4.128974312">
                <text:p>54.128974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4.240288877">
                <text:p>54.2402888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4.351969657">
                <text:p>54.351969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4.464138727">
                <text:p>54.464138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4.576918157">
                <text:p>54.576918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4.690475801">
                <text:p>54.690475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4.804857427">
                <text:p>54.8048574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4.919803637">
                <text:p>54.9198036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5.034551482">
                <text:p>55.034551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5.148551632">
                <text:p>55.148551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5.262551782">
                <text:p>55.262551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5.376994442">
                <text:p>55.376994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5.491315032">
                <text:p>55.491315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5.604552232">
                <text:p>55.604552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5.717377442">
                <text:p>55.717377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5.830721452">
                <text:p>55.830721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5.944721602">
                <text:p>55.944721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6.058523387">
                <text:p>56.058523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6.171318077">
                <text:p>56.171318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6.283792327">
                <text:p>56.283792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6.396098727">
                <text:p>56.396098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6.507214927">
                <text:p>56.5072149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6.616805217">
                <text:p>56.616805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6.726364991">
                <text:p>56.7263649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6.836474097">
                <text:p>56.8364740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6.946934157">
                <text:p>56.946934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7.057226367">
                <text:p>57.0572263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7.167701687">
                <text:p>57.1677016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7.278451667">
                <text:p>57.278451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7.389613647">
                <text:p>57.389613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7.501096057">
                <text:p>57.5010960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7.612883652">
                <text:p>57.6128836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7.725052722">
                <text:p>57.725052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7.837420162">
                <text:p>57.837420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7.949970712">
                <text:p>57.949970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8.062856952">
                <text:p>58.062856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8.176521408">
                <text:p>58.176521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8.290933552">
                <text:p>58.290933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8.405849242">
                <text:p>58.405849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8.521039602">
                <text:p>58.521039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8.636428322">
                <text:p>58.636428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8.751710232">
                <text:p>58.751710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8.866580147">
                <text:p>58.866580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8.981144887">
                <text:p>58.9811448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9.095709627">
                <text:p>59.0957096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9.210060737">
                <text:p>59.210060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9.323526821">
                <text:p>59.3235268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9.436092631">
                <text:p>59.4360926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9.548444811">
                <text:p>59.5484448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9.660674921">
                <text:p>59.6606749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9.771272315">
                <text:p>59.7712723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9.880130175">
                <text:p>59.880130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9.988804935">
                <text:p>59.9888049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0.098349451">
                <text:p>60.0983494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0.208840026">
                <text:p>60.208840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0.319986746">
                <text:p>60.3199867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0.43191167">
                <text:p>60.43191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0.544645325">
                <text:p>60.544645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0.658141925">
                <text:p>60.6581419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0.772370965">
                <text:p>60.7723709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0.886783109">
                <text:p>60.886783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1.001286813">
                <text:p>61.0012868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1.116080433">
                <text:p>61.116080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1.231392863">
                <text:p>61.2313928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1.347010473">
                <text:p>61.3470104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1.462597563">
                <text:p>61.4625975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1.578276209">
                <text:p>61.578276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1.694122699">
                <text:p>61.6941226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1.809770829">
                <text:p>61.8097708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1.924671259">
                <text:p>61.924671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2.039159699">
                <text:p>62.0391596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2.153770215">
                <text:p>62.153770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2.267526225">
                <text:p>62.267526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2.379329075">
                <text:p>62.379329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2.490384235">
                <text:p>62.490384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2.601393615">
                <text:p>62.601393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2.711853675">
                <text:p>62.7118536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2.82174915">
                <text:p>62.82174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2.931995585">
                <text:p>62.931995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3.042867635">
                <text:p>63.0428676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3.154319529">
                <text:p>63.1543195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3.266625929">
                <text:p>63.2666259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3.379802099">
                <text:p>63.379802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3.494000619">
                <text:p>63.4940006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3.608733205">
                <text:p>63.608733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3.723099575">
                <text:p>63.7230995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3.836565659">
                <text:p>63.8365656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3.949863899">
                <text:p>63.9498638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4.063207909">
                <text:p>64.063207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4.175682159">
                <text:p>64.175682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4.287042499">
                <text:p>64.2870424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4.398524909">
                <text:p>64.39852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4.510724499">
                <text:p>64.5107244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4.623030899">
                <text:p>64.6230308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4.734620129">
                <text:p>64.734620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4.845949953">
                <text:p>64.8459499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4.957722289">
                <text:p>64.9577222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5.069799809">
                <text:p>65.0697998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5.181282219">
                <text:p>65.181282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5.292123754">
                <text:p>65.2921237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5.403041584">
                <text:p>65.4030415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5.513806824">
                <text:p>65.513806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5.6235954840001">
                <text:p>65.623595484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5.7328958590001">
                <text:p>65.732895859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5.842608229">
                <text:p>65.842608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5.952671549">
                <text:p>65.9526715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6.062704353">
                <text:p>66.062704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6.172935529">
                <text:p>66.1729355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6.283517659">
                <text:p>66.2835176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6.3945728190001">
                <text:p>66.394572819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6.5060704890001">
                <text:p>66.506070489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6.6180869690001">
                <text:p>66.618086969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6.730362849">
                <text:p>66.7303628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6.8425776990001">
                <text:p>66.842577699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6.9545178790001">
                <text:p>66.954517879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7.0663512490001">
                <text:p>67.066351249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7.178352469">
                <text:p>67.1783524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7.290475765">
                <text:p>67.2904757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7.402675355">
                <text:p>67.402675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7.514829165">
                <text:p>67.514829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7.627166085">
                <text:p>67.6271660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7.7397776690001">
                <text:p>67.739777669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7.8526791690001">
                <text:p>67.852679169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7.965962149">
                <text:p>67.965962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8.0796266050001">
                <text:p>68.079626605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8.1936877950001">
                <text:p>68.193687795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8.308374605">
                <text:p>68.3083746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8.423656515">
                <text:p>68.423656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8.538831615">
                <text:p>68.538831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8.653152205">
                <text:p>68.653152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8.766725105">
                <text:p>68.766725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8.880221705">
                <text:p>68.8802217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8.993062171">
                <text:p>68.993062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9.103918965">
                <text:p>69.1039189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9.213402445">
                <text:p>69.213402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9.322855405">
                <text:p>69.322855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9.432995025">
                <text:p>69.432995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9.543577155">
                <text:p>69.543577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9.654494985">
                <text:p>69.654494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9.765901105">
                <text:p>69.765901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9.877780255">
                <text:p>69.877780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9.990025621">
                <text:p>69.990025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0.102652461">
                <text:p>70.1026524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0.215706561">
                <text:p>70.215706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0.329416791">
                <text:p>70.3294167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0.443645831">
                <text:p>70.4436458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0.558531005">
                <text:p>70.5585310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0.673889205">
                <text:p>70.673889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0.789201635">
                <text:p>70.7892016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0.90442251">
                <text:p>70.90442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1.01973494">
                <text:p>71.01973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1.13469641">
                <text:p>71.13469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1.24900174">
                <text:p>71.24900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1.36298663">
                <text:p>71.362986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1.47669686">
                <text:p>71.476696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1.589689914">
                <text:p>71.5896899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1.702042094">
                <text:p>71.7020420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1.814485824">
                <text:p>71.814485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1.926746449">
                <text:p>71.9267464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2.037298059">
                <text:p>72.0372980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2.146033849">
                <text:p>72.1460338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2.254723865">
                <text:p>72.2547238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2.364222605">
                <text:p>72.3642226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2.474652145">
                <text:p>72.474652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2.585814125">
                <text:p>72.58581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2.69760172">
                <text:p>72.69760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2.810198046">
                <text:p>72.810198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2.923603096">
                <text:p>72.923603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3.037603246">
                <text:p>73.037603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3.152381606">
                <text:p>73.1523816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3.267663516">
                <text:p>73.267663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3.382624986">
                <text:p>73.3826249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3.496976096">
                <text:p>73.496976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3.611205136">
                <text:p>73.611205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3.725220551">
                <text:p>73.725220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3.837954206">
                <text:p>73.837954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3.949497656">
                <text:p>73.949497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4.060919036">
                <text:p>74.060919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4.172096272">
                <text:p>74.172096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4.282190112">
                <text:p>74.282190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4.391658332">
                <text:p>74.391658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4.501630102">
                <text:p>74.501630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4.612319052">
                <text:p>74.6123190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4.723404732">
                <text:p>74.7234047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4.835131292">
                <text:p>74.835131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4.947666572">
                <text:p>74.947666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5.061086882">
                <text:p>75.0610868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5.175437992">
                <text:p>75.175437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5.290033252">
                <text:p>75.290033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5.404002882">
                <text:p>75.4040028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5.517362152">
                <text:p>75.517362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5.630858752">
                <text:p>75.630858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5.744050178">
                <text:p>75.744050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5.855639408">
                <text:p>75.855639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5.965962138">
                <text:p>75.965962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6.076208573">
                <text:p>76.076208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6.186622853">
                <text:p>76.186622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6.296701433">
                <text:p>76.296701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6.406993643">
                <text:p>76.4069936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6.517987763">
                <text:p>76.5179877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6.629714323">
                <text:p>76.629714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6.742112277">
                <text:p>76.742112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6.855212147">
                <text:p>76.855212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6.969212297">
                <text:p>76.969212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7.083960142">
                <text:p>77.083960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7.198860572">
                <text:p>77.198860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7.313410052">
                <text:p>77.3134100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7.427974792">
                <text:p>77.427974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7.542509012">
                <text:p>77.542509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7.655761472">
                <text:p>77.655761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7.767335442">
                <text:p>77.767335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7.878848372">
                <text:p>77.878848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7.990513897">
                <text:p>77.9905138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8.101218103">
                <text:p>78.101218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8.210487963">
                <text:p>78.210487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8.319864633">
                <text:p>78.3198646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8.429958473">
                <text:p>78.4299584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8.540510083">
                <text:p>78.5405100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8.651305843">
                <text:p>78.6513058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8.762483079">
                <text:p>78.7624830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8.874346969">
                <text:p>78.874346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8.986790699">
                <text:p>78.9867906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9.099585389">
                <text:p>79.099585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9.212898885">
                <text:p>79.2128988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9.326792225">
                <text:p>79.326792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9.441417999">
                <text:p>79.441417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9.556471029">
                <text:p>79.556471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9.671615609">
                <text:p>79.6716156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9.787050109">
                <text:p>79.787050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9.902682979">
                <text:p>79.9026829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0.018254813">
                <text:p>80.0182548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0.133170503">
                <text:p>80.1331705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0.247613163">
                <text:p>80.247613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0.362284713">
                <text:p>80.362284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0.477002043">
                <text:p>80.477002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0.590773313">
                <text:p>80.5907733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0.703613779">
                <text:p>80.7036137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0.816698393">
                <text:p>80.8166983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0.930103443">
                <text:p>80.9301034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1.042211483">
                <text:p>81.042211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1.151588153">
                <text:p>81.151588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1.260110313">
                <text:p>81.2601103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1.369212313">
                <text:p>81.3692123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1.479199343">
                <text:p>81.4791993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1.589644143">
                <text:p>81.589644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1.700363608">
                <text:p>81.700363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1.811510328">
                <text:p>81.811510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1.923069034">
                <text:p>81.923069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2.035238104">
                <text:p>82.035238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2.148139604">
                <text:p>82.1481396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2.261743024">
                <text:p>82.261743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2.376017839">
                <text:p>82.376017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2.490994569">
                <text:p>82.4909945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2.606245959">
                <text:p>82.6062459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2.720841219">
                <text:p>82.720841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2.834749819">
                <text:p>82.8347498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2.948902563">
                <text:p>82.9489025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3.063329963">
                <text:p>83.063329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3.176368803">
                <text:p>83.176368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3.287134043">
                <text:p>83.287134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3.397502548">
                <text:p>83.3975025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3.508466153">
                <text:p>83.508466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3.619414503">
                <text:p>83.6194145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3.729187908">
                <text:p>83.729187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3.838091548">
                <text:p>83.8380915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3.947376664">
                <text:p>83.947376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4.057424724">
                <text:p>84.057424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4.167762714">
                <text:p>84.167762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4.278344844">
                <text:p>84.2783448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4.389400004">
                <text:p>84.389400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4.501233374">
                <text:p>84.501233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4.613875474">
                <text:p>84.613875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4.727311044">
                <text:p>84.727311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4.841555344">
                <text:p>84.841555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4.95641">
                <text:p>84.95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5.07111207">
                <text:p>85.07111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5.18518852">
                <text:p>85.18518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5.299219194">
                <text:p>85.299219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5.413280384">
                <text:p>85.413280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5.526303954">
                <text:p>85.5263039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5.637938964">
                <text:p>85.6379389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5.749665524">
                <text:p>85.749665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5.86178882">
                <text:p>85.861788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5.97290502">
                <text:p>85.972905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6.08226643">
                <text:p>86.082266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6.19149051">
                <text:p>86.191490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6.30135547">
                <text:p>86.301355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6.41140353">
                <text:p>86.41140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6.52113116">
                <text:p>86.52113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6.63079775">
                <text:p>86.63079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6.74061693">
                <text:p>86.740616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6.85046663">
                <text:p>86.850466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6.960484176">
                <text:p>86.960484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7.070471206">
                <text:p>87.070471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7.180046236">
                <text:p>87.180046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7.289575496">
                <text:p>87.289575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7.39948623">
                <text:p>87.39948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7.5097784399999">
                <text:p>87.50977843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7.6204063499999">
                <text:p>87.62040634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7.73146151">
                <text:p>87.73146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7.84294392">
                <text:p>87.84294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7.954975655">
                <text:p>87.954975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8.067434645">
                <text:p>88.067434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8.180244595">
                <text:p>88.180244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8.293344465">
                <text:p>88.2933444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8.406734255">
                <text:p>88.406734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8.5207344049999">
                <text:p>88.520734404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8.6352838849999">
                <text:p>88.635283884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8.750291135">
                <text:p>88.750291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8.8656951149999">
                <text:p>88.865695114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8.9812211749999">
                <text:p>88.981221174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9.0967624949999">
                <text:p>89.096762494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9.2124106249999">
                <text:p>89.212410624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9.3281503049999">
                <text:p>89.328150304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9.4436153199999">
                <text:p>89.44361531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9.5586378299999">
                <text:p>89.55863782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9.6737061199999">
                <text:p>89.67370611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9.7884844799999">
                <text:p>89.78848447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9.9024541099999">
                <text:p>89.90245410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0.0161948599999">
                <text:p>90.01619485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0.13036286">
                <text:p>90.13036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0.24448509">
                <text:p>90.244485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0.357462885">
                <text:p>90.3574628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0.469784545">
                <text:p>90.469784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0.58264027">
                <text:p>90.58264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0.6960148">
                <text:p>90.6960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0.80838224">
                <text:p>90.80838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0.91902541">
                <text:p>90.919025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1.029531244">
                <text:p>91.029531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1.14070848">
                <text:p>91.140708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1.251900975">
                <text:p>91.2519009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1.362101635">
                <text:p>91.3621016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1.471676665">
                <text:p>91.4716766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1.581541625">
                <text:p>91.581541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1.691635465">
                <text:p>91.6916354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1.801241015">
                <text:p>91.801241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1.91066346">
                <text:p>91.910663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2.02045212">
                <text:p>92.02045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2.130607">
                <text:p>92.1306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2.24134172">
                <text:p>92.24134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2.35274784">
                <text:p>92.35274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2.46493217">
                <text:p>92.46493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2.57786419">
                <text:p>92.57786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2.691421834">
                <text:p>92.6914218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2.805635614">
                <text:p>92.8056356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2.920597084">
                <text:p>92.9205970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3.035878994">
                <text:p>93.035878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3.151038834">
                <text:p>93.1510388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3.265969784">
                <text:p>93.265969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3.38082444">
                <text:p>93.38082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3.495450214">
                <text:p>93.495450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3.609602958">
                <text:p>93.6096029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3.722855418">
                <text:p>93.7228554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3.835283888">
                <text:p>93.835283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3.947742878">
                <text:p>93.9477428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4.059774613">
                <text:p>94.059774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4.170356743">
                <text:p>94.1703567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4.280008078">
                <text:p>94.2800080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4.389918812">
                <text:p>94.3899188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4.500195762">
                <text:p>94.5001957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4.610014942">
                <text:p>94.6100149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4.719635762">
                <text:p>94.7196357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4.829638052">
                <text:p>94.8296380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4.940189662">
                <text:p>94.940189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5.051076972">
                <text:p>95.051076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5.162467832">
                <text:p>95.162467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5.274469052">
                <text:p>95.2744690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5.386928042">
                <text:p>95.3869280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5.4996311819999">
                <text:p>95.499631181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5.612761572">
                <text:p>95.612761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5.7267769869999">
                <text:p>95.726776986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5.8416316429999">
                <text:p>95.841631642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5.956776223">
                <text:p>95.956776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6.071890283">
                <text:p>96.071890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6.1870806429999">
                <text:p>96.187080642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6.3024693629999">
                <text:p>96.302469362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6.4174308329999">
                <text:p>96.417430832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6.5316751329999">
                <text:p>96.531675132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6.6459194329999">
                <text:p>96.645919432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6.7601789889999">
                <text:p>96.760178988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6.8736298139999">
                <text:p>96.873629813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6.9865465739999">
                <text:p>96.986546573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7.0999058439999">
                <text:p>97.099905843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7.2136160739999">
                <text:p>97.213616073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7.3266701739999">
                <text:p>97.326670173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7.4387934699999">
                <text:p>97.43879346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7.5512066799999">
                <text:p>97.55120667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7.6643675899999">
                <text:p>97.66436758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7.7774064299999">
                <text:p>97.77740642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7.8890261799999">
                <text:p>97.88902617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7.9997303859999">
                <text:p>97.999730385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8.1105719209999">
                <text:p>98.110571920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8.2215355259999">
                <text:p>98.221535525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8.3320108459999">
                <text:p>98.332010845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8.4419520959999">
                <text:p>98.441952095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8.5519543859999">
                <text:p>98.551954385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8.6619414159999">
                <text:p>98.661941415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8.7715011899999">
                <text:p>98.77150118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8.8811372659999">
                <text:p>98.881137265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8.991322666">
                <text:p>98.9913226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9.1019658359999">
                <text:p>99.101965835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9.213127816">
                <text:p>99.213127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9.324869636">
                <text:p>99.3248696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9.437160776">
                <text:p>99.437160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9.549894431">
                <text:p>99.5498944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9.663177411">
                <text:p>99.6631774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9.777009711">
                <text:p>99.7770097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9.891192971">
                <text:p>99.8911929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.005986591">
                <text:p>100.005986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.121253241">
                <text:p>100.121253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.236352045">
                <text:p>100.2363520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.350794705">
                <text:p>100.3507947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.464840635">
                <text:p>100.4648406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.579145965">
                <text:p>100.5791459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.692932491">
                <text:p>100.6929324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.804979485">
                <text:p>100.8049794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.915973605">
                <text:p>100.9159736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1.026967725">
                <text:p>101.026967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1.137702445">
                <text:p>101.137702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1.247460591">
                <text:p>101.247460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1.357203481">
                <text:p>101.357203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1.467556731">
                <text:p>101.4675567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1.578474561">
                <text:p>101.578474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1.689895941">
                <text:p>101.6898959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1.801988721">
                <text:p>101.8019887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1.914783411">
                <text:p>101.9147834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2.028310541">
                <text:p>102.0283105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2.142661651">
                <text:p>102.1426616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2.257668901">
                <text:p>102.2576689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2.372050527">
                <text:p>102.3720505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2.484906252">
                <text:p>102.484906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2.597548352">
                <text:p>102.597548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2.710755037">
                <text:p>102.710755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2.823305587">
                <text:p>102.8233055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2.933552022">
                <text:p>102.933552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3.042211522">
                <text:p>103.042211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3.150840492">
                <text:p>103.150840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3.260232422">
                <text:p>103.260232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3.370631442">
                <text:p>103.370631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3.481884972">
                <text:p>103.481884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3.594023526">
                <text:p>103.5940235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3.707245466">
                <text:p>103.707245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3.821382952">
                <text:p>103.821382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3.935886656">
                <text:p>103.935886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4.050054656">
                <text:p>104.050054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4.163581786">
                <text:p>104.1635817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4.276834246">
                <text:p>104.276834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4.389476346">
                <text:p>104.3894763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4.500943496">
                <text:p>104.500943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4.61180029">
                <text:p>104.61180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4.72271812">
                <text:p>104.722718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4.833223954">
                <text:p>104.8332239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4.942921064">
                <text:p>104.942921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5.052587654">
                <text:p>105.052587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5.162788314">
                <text:p>105.1627883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5.273675624">
                <text:p>105.273675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5.385219074">
                <text:p>105.385219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5.49746444">
                <text:p>105.49746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5.610335424">
                <text:p>105.610335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5.723740474">
                <text:p>105.723740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5.837740624">
                <text:p>105.837740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5.952381654">
                <text:p>105.952381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6.067526234">
                <text:p>106.067526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6.182655554">
                <text:p>106.1826555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6.297220294">
                <text:p>106.297220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6.411434074">
                <text:p>106.411434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6.525510524">
                <text:p>106.525510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6.638595138">
                <text:p>106.638595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6.750123328">
                <text:p>106.750123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6.861086933">
                <text:p>106.8610869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6.971821653">
                <text:p>106.9718216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7.082007053">
                <text:p>107.0820070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7.192177193">
                <text:p>107.192177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7.302820363">
                <text:p>107.3028203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7.413906043">
                <text:p>107.413906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7.525525793">
                <text:p>107.5255257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7.637984783">
                <text:p>107.6379847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7.751267763">
                <text:p>107.7512677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7.865252653">
                <text:p>107.8652526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7.979969983">
                <text:p>107.9799699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8.095099303">
                <text:p>108.0950993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8.209648783">
                <text:p>108.2096487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8.322748653">
                <text:p>108.3227486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8.435299203">
                <text:p>108.435299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8.548093893">
                <text:p>108.5480938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8.660705477">
                <text:p>108.660705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8.771806417">
                <text:p>108.7718064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8.881778187">
                <text:p>108.881778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8.991856767">
                <text:p>108.9918567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9.102255787">
                <text:p>109.102255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9.212212297">
                <text:p>109.212212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9.321955187">
                <text:p>109.321955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9.432369467">
                <text:p>109.4323694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9.543729807">
                <text:p>109.5437298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9.655944657">
                <text:p>109.655944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9.768968227">
                <text:p>109.768968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9.882785267">
                <text:p>109.882785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9.997456817">
                <text:p>109.997456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.112540362">
                <text:p>110.112540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.227242432">
                <text:p>110.227242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.341486732">
                <text:p>110.3414867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.455715772">
                <text:p>110.4557157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.569609112">
                <text:p>110.569609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.682052842">
                <text:p>110.6820528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.793367407">
                <text:p>110.793367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.904620937">
                <text:p>110.9046209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015538767">
                <text:p>111.0155387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125403727">
                <text:p>111.125403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234917727">
                <text:p>111.234917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344950531">
                <text:p>111.3449505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455807325">
                <text:p>111.455807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567533885">
                <text:p>111.5675338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680130211">
                <text:p>111.680130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793687855">
                <text:p>111.7936878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908099999">
                <text:p>111.9080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022832585">
                <text:p>112.022832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136924295">
                <text:p>112.1369242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250039425">
                <text:p>112.250039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36324611">
                <text:p>112.363246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476788495">
                <text:p>112.476788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589094895">
                <text:p>112.5890948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69934133">
                <text:p>112.69934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809358876">
                <text:p>112.8093588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920154636">
                <text:p>112.9201546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031469201">
                <text:p>113.031469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142295477">
                <text:p>113.142295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252419841">
                <text:p>113.2524198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362361091">
                <text:p>113.3623610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472363381">
                <text:p>113.472363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582121527">
                <text:p>113.5821215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691635527">
                <text:p>113.6916355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801393673">
                <text:p>113.801393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911365443">
                <text:p>113.9113654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021550843">
                <text:p>114.0215508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131782019">
                <text:p>114.131782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242287853">
                <text:p>114.242287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353083613">
                <text:p>114.353083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463619963">
                <text:p>114.463619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573896913">
                <text:p>114.5738969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684540083">
                <text:p>114.68454008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1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